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officeooo:rsid="0047c002" officeooo:paragraph-rsid="0017f60d"/>
    </style:style>
    <style:style style:name="P2" style:family="paragraph" style:parent-style-name="Text_20_body">
      <style:paragraph-properties fo:line-height="5%"/>
      <style:text-properties fo:font-size="10pt" fo:language="none" fo:country="none" style:font-size-asian="10pt" style:language-asian="none" style:country-asian="none"/>
    </style:style>
    <style:style style:name="P3" style:family="paragraph" style:parent-style-name="Standard">
      <style:paragraph-properties fo:margin-left="0.035cm" fo:margin-right="0cm" fo:margin-top="0.035cm" fo:margin-bottom="0cm" style:contextual-spacing="false" fo:text-indent="0cm" style:auto-text-indent="false"/>
    </style:style>
    <style:style style:name="P4" style:family="paragraph" style:parent-style-name="Text_20_body">
      <style:paragraph-properties fo:margin-left="0.035cm" fo:margin-right="0cm" fo:margin-top="0.035cm" fo:margin-bottom="0cm" style:contextual-spacing="false" fo:text-indent="0cm" style:auto-text-indent="false"/>
    </style:style>
    <style:style style:name="P5" style:family="paragraph" style:parent-style-name="Standard">
      <style:paragraph-properties fo:margin-left="0.035cm" fo:margin-right="0cm" fo:margin-top="0.023cm" fo:margin-bottom="0cm" style:contextual-spacing="false" fo:text-indent="0cm" style:auto-text-indent="false"/>
    </style:style>
    <style:style style:name="P6" style:family="paragraph" style:parent-style-name="Standard">
      <style:paragraph-properties fo:margin-left="0.035cm" fo:margin-right="0cm" fo:margin-top="0.019cm" fo:margin-bottom="0cm" style:contextual-spacing="false" fo:text-indent="0cm" style:auto-text-indent="false"/>
    </style:style>
    <style:style style:name="P7" style:family="paragraph" style:parent-style-name="Standard">
      <style:paragraph-properties fo:margin-left="0.035cm" fo:margin-right="0cm" fo:margin-top="0.025cm" fo:margin-bottom="0cm" style:contextual-spacing="false" fo:text-indent="0cm" style:auto-text-indent="false"/>
    </style:style>
    <style:style style:name="P8" style:family="paragraph" style:parent-style-name="Standard">
      <style:paragraph-properties fo:margin-left="0.106cm" fo:margin-right="0cm" fo:margin-top="0.023cm" fo:margin-bottom="0cm" style:contextual-spacing="false" fo:text-indent="0cm" style:auto-text-indent="false"/>
    </style:style>
    <style:style style:name="P9" style:family="paragraph" style:parent-style-name="Text_20_body">
      <style:paragraph-properties fo:margin-left="0.106cm" fo:margin-right="0cm" fo:margin-top="0.035cm" fo:margin-bottom="0cm" style:contextual-spacing="false" fo:text-indent="0cm" style:auto-text-indent="false"/>
    </style:style>
    <style:style style:name="P10" style:family="paragraph" style:parent-style-name="Standard">
      <style:paragraph-properties fo:margin-left="0.106cm" fo:margin-right="0cm" fo:margin-top="0.035cm" fo:margin-bottom="0cm" style:contextual-spacing="false" fo:text-indent="0cm" style:auto-text-indent="false"/>
    </style:style>
    <style:style style:name="P11" style:family="paragraph" style:parent-style-name="Standard">
      <style:paragraph-properties fo:margin-left="0.106cm" fo:margin-right="0cm" fo:margin-top="0.019cm" fo:margin-bottom="0cm" style:contextual-spacing="false" fo:text-indent="0cm" style:auto-text-indent="false"/>
    </style:style>
    <style:style style:name="P12" style:family="paragraph" style:parent-style-name="Standard">
      <style:paragraph-properties fo:margin-left="0.035cm" fo:margin-right="0cm" fo:margin-top="0.035cm" fo:margin-bottom="0cm" style:contextual-spacing="false" fo:text-indent="0cm" style:auto-text-indent="false"/>
      <style:text-properties fo:font-size="11.5pt" style:font-size-asian="11.5pt" style:text-scale="95%"/>
    </style:style>
    <style:style style:name="P13" style:family="paragraph" style:parent-style-name="Standard">
      <style:paragraph-properties fo:margin-left="0.035cm" fo:margin-right="0cm" fo:margin-top="0.035cm" fo:margin-bottom="0cm" style:contextual-spacing="false" fo:text-indent="0cm" style:auto-text-indent="false"/>
      <style:text-properties fo:font-size="11.5pt" style:font-size-asian="11.5pt"/>
    </style:style>
    <style:style style:name="P14" style:family="paragraph" style:parent-style-name="Text_20_body">
      <style:paragraph-properties fo:margin-top="0cm" fo:margin-bottom="0cm" style:contextual-spacing="false" fo:line-height="100%"/>
      <style:text-properties fo:font-size="11.5pt" style:font-size-asian="11pt" style:font-size-complex="11pt"/>
    </style:style>
    <style:style style:name="P15" style:family="paragraph" style:parent-style-name="Text_20_body">
      <style:paragraph-properties fo:margin-top="0cm" fo:margin-bottom="0cm" style:contextual-spacing="false" fo:line-height="100%"/>
      <style:text-properties fo:font-size="11.5pt" officeooo:paragraph-rsid="001b9a86" style:font-size-asian="11pt" style:font-size-complex="11pt"/>
    </style:style>
    <style:style style:name="P16" style:family="paragraph" style:parent-style-name="Text_20_body">
      <style:text-properties fo:font-size="11.5pt"/>
    </style:style>
    <style:style style:name="P17" style:family="paragraph" style:parent-style-name="Standard">
      <style:paragraph-properties fo:margin-left="0.035cm" fo:margin-right="0cm" fo:margin-top="0.035cm" fo:margin-bottom="0cm" style:contextual-spacing="false" fo:text-indent="0cm" style:auto-text-indent="false"/>
      <style:text-properties fo:font-size="12.5pt" style:font-size-asian="12.5pt" style:text-scale="85%"/>
    </style:style>
    <style:style style:name="P18" style:family="paragraph" style:parent-style-name="Standard">
      <style:paragraph-properties fo:margin-left="0.035cm" fo:margin-right="0cm" fo:margin-top="0.035cm" fo:margin-bottom="0cm" style:contextual-spacing="false" fo:text-indent="0cm" style:auto-text-indent="false"/>
      <style:text-properties fo:font-size="12.5pt" style:font-size-asian="12.5pt" style:text-scale="90%"/>
    </style:style>
    <style:style style:name="P19" style:family="paragraph" style:parent-style-name="Standard">
      <style:paragraph-properties fo:margin-left="0.035cm" fo:margin-right="0cm" fo:margin-top="0.035cm" fo:margin-bottom="0cm" style:contextual-spacing="false" fo:text-indent="0cm" style:auto-text-indent="false"/>
      <style:text-properties fo:font-size="12pt" style:font-size-asian="12pt"/>
    </style:style>
    <style:style style:name="P20" style:family="paragraph" style:parent-style-name="Standard">
      <style:paragraph-properties fo:margin-left="0.035cm" fo:margin-right="0cm" fo:margin-top="0.035cm" fo:margin-bottom="0cm" style:contextual-spacing="false" fo:text-indent="0cm" style:auto-text-indent="false"/>
      <style:text-properties fo:font-size="12pt" style:font-size-asian="12pt" style:text-scale="90%"/>
    </style:style>
    <style:style style:name="P21" style:family="paragraph" style:parent-style-name="Standard">
      <style:paragraph-properties fo:margin-left="0.035cm" fo:margin-right="0cm" fo:margin-top="0.388cm" fo:margin-bottom="0cm" style:contextual-spacing="false" fo:text-indent="0cm" style:auto-text-indent="false"/>
      <style:text-properties fo:font-size="12pt" fo:font-weight="bold" style:font-size-asian="12pt" style:font-weight-asian="bold" style:text-scale="95%"/>
    </style:style>
    <style:style style:name="P22" style:family="paragraph" style:parent-style-name="Standard">
      <style:paragraph-properties fo:margin-left="0.035cm" fo:margin-right="0cm" fo:margin-top="0.035cm" fo:margin-bottom="0cm" style:contextual-spacing="false" fo:text-indent="0cm" style:auto-text-indent="false"/>
      <style:text-properties fo:font-size="12pt" fo:font-weight="bold" style:font-size-asian="12pt" style:font-weight-asian="bold" style:text-scale="95%"/>
    </style:style>
    <style:style style:name="P23" style:family="paragraph" style:parent-style-name="Standard">
      <style:paragraph-properties fo:margin-left="0.035cm" fo:margin-right="0cm" fo:margin-top="0.035cm" fo:margin-bottom="0cm" style:contextual-spacing="false" fo:text-indent="0cm" style:auto-text-indent="false"/>
      <style:text-properties fo:font-size="12pt" fo:font-weight="bold" style:font-size-asian="12pt" style:font-weight-asian="bold" style:text-scale="90%"/>
    </style:style>
    <style:style style:name="P24" style:family="paragraph" style:parent-style-name="Standard">
      <style:paragraph-properties fo:margin-left="0.035cm" fo:margin-right="0cm" fo:margin-top="0.035cm" fo:margin-bottom="0cm" style:contextual-spacing="false" fo:text-indent="0cm" style:auto-text-indent="false"/>
      <style:text-properties fo:font-size="13pt" style:font-size-asian="13pt" style:text-scale="80%"/>
    </style:style>
    <style:style style:name="P25" style:family="paragraph" style:parent-style-name="Standard">
      <style:paragraph-properties fo:margin-left="0.466cm" fo:margin-right="0cm" fo:margin-top="0.021cm" fo:margin-bottom="0cm" style:contextual-spacing="false" fo:text-indent="0cm" style:auto-text-indent="false"/>
      <style:text-properties style:font-name="Arial1" fo:font-size="12pt" fo:letter-spacing="-0.018cm" fo:font-style="italic" style:font-size-asian="12pt" style:font-style-asian="italic"/>
    </style:style>
    <style:style style:name="P26" style:family="paragraph" style:parent-style-name="Standard">
      <style:paragraph-properties fo:text-align="justify" style:justify-single-word="false"/>
      <style:text-properties style:font-name="Arial1" fo:font-size="12pt" officeooo:paragraph-rsid="00153302" style:font-size-asian="12pt" style:font-size-complex="12pt"/>
    </style:style>
    <style:style style:name="P27" style:family="paragraph" style:parent-style-name="Standard">
      <style:paragraph-properties fo:text-align="justify" style:justify-single-word="false"/>
      <style:text-properties style:font-name="Arial1" fo:font-size="12pt" style:font-size-asian="12pt" style:font-size-complex="12pt"/>
    </style:style>
    <style:style style:name="P28" style:family="paragraph" style:parent-style-name="Standard">
      <style:text-properties style:font-name="Arial1" fo:font-size="12pt" officeooo:paragraph-rsid="00153302" style:font-size-asian="12pt" style:font-size-complex="12pt"/>
    </style:style>
    <style:style style:name="P29" style:family="paragraph" style:parent-style-name="Text_20_body">
      <style:paragraph-properties fo:margin-top="0cm" fo:margin-bottom="0cm" style:contextual-spacing="false" fo:line-height="115%" fo:text-align="justify" style:justify-single-word="false"/>
      <style:text-properties style:font-name="Arial1" fo:font-size="12pt" style:font-size-asian="12pt" style:font-size-complex="12pt" style:text-scale="90%"/>
    </style:style>
    <style:style style:name="P30" style:family="paragraph" style:parent-style-name="Standard">
      <style:paragraph-properties fo:text-align="center" style:justify-single-word="false"/>
      <style:text-properties style:font-name="Arial1" fo:font-size="12pt" style:font-size-asian="12pt" style:font-size-complex="12pt"/>
    </style:style>
    <style:style style:name="P31" style:family="paragraph" style:parent-style-name="Text_20_body">
      <style:paragraph-properties fo:margin-top="0cm" fo:margin-bottom="0cm" style:contextual-spacing="false" fo:line-height="115%" fo:text-align="justify" style:justify-single-word="false"/>
      <style:text-properties style:font-name="Arial1" fo:font-size="12pt" officeooo:paragraph-rsid="0018c4e9" style:font-size-asian="12pt" style:font-size-complex="12pt" style:text-scale="100%"/>
    </style:style>
    <style:style style:name="P32" style:family="paragraph" style:parent-style-name="Text_20_body">
      <style:paragraph-properties fo:line-height="115%" fo:text-align="justify" style:justify-single-word="false"/>
      <style:text-properties style:font-name="Arial1" fo:font-size="12pt" officeooo:paragraph-rsid="0018c4e9" style:font-size-asian="12pt" style:font-size-complex="12pt" style:text-scale="100%"/>
    </style:style>
    <style:style style:name="P33"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officeooo:paragraph-rsid="0018c4e9" style:font-size-asian="12pt" style:font-size-complex="12pt" style:text-scale="100%"/>
    </style:style>
    <style:style style:name="P34" style:family="paragraph" style:parent-style-name="Text_20_body">
      <style:paragraph-properties fo:margin-left="0cm" fo:margin-right="0cm" fo:margin-top="0.448cm" fo:margin-bottom="0cm" style:contextual-spacing="false" fo:line-height="115%" fo:text-align="justify" style:justify-single-word="false" fo:text-indent="0cm" style:auto-text-indent="false"/>
      <style:text-properties style:font-name="Arial1" fo:font-size="12pt" officeooo:paragraph-rsid="0018c4e9" style:font-size-asian="12pt" style:font-size-complex="12pt" style:text-scale="100%"/>
    </style:style>
    <style:style style:name="P35" style:family="paragraph" style:parent-style-name="Text_20_body">
      <style:paragraph-properties fo:margin-left="0cm" fo:margin-right="0cm" fo:margin-top="0.386cm" fo:margin-bottom="0cm" style:contextual-spacing="false" fo:line-height="115%" fo:text-align="justify" style:justify-single-word="false" fo:text-indent="0cm" style:auto-text-indent="false"/>
      <style:text-properties style:font-name="Arial1" fo:font-size="12pt" officeooo:paragraph-rsid="0018c4e9" style:font-size-asian="12pt" style:font-size-complex="12pt" style:text-scale="100%"/>
    </style:style>
    <style:style style:name="P36" style:family="paragraph" style:parent-style-name="Text_20_body">
      <style:paragraph-properties fo:margin-left="0cm" fo:margin-right="0cm" fo:margin-top="0.011cm" fo:margin-bottom="0cm" style:contextual-spacing="false" fo:line-height="115%" fo:text-align="justify" style:justify-single-word="false" fo:text-indent="0cm" style:auto-text-indent="false"/>
      <style:text-properties style:font-name="Arial1" fo:font-size="12pt" officeooo:paragraph-rsid="0018c4e9" style:font-size-asian="12pt" style:font-size-complex="12pt" style:text-scale="100%"/>
    </style:style>
    <style:style style:name="P37" style:family="paragraph" style:parent-style-name="Text_20_body">
      <style:paragraph-properties fo:line-height="115%" fo:text-align="justify" style:justify-single-word="false"/>
      <style:text-properties style:font-name="Arial1" fo:font-size="12pt" officeooo:paragraph-rsid="001ae5c6" style:font-size-asian="12pt" style:font-size-complex="12pt" style:text-scale="100%"/>
    </style:style>
    <style:style style:name="P38" style:family="paragraph" style:parent-style-name="Text_20_body">
      <style:paragraph-properties fo:margin-top="0cm" fo:margin-bottom="0cm" style:contextual-spacing="false" fo:line-height="115%" fo:text-align="justify" style:justify-single-word="false"/>
      <style:text-properties style:font-name="Arial1" fo:font-size="12pt" officeooo:paragraph-rsid="001a7739" style:font-size-asian="12pt" style:font-size-complex="12pt" style:text-scale="100%"/>
    </style:style>
    <style:style style:name="P39" style:family="paragraph" style:parent-style-name="Text_20_body" style:master-page-name="">
      <loext:graphic-properties draw:fill="none"/>
      <style:paragraph-properties fo:margin-left="0cm" fo:margin-right="0cm" fo:margin-top="0.392cm" fo:margin-bottom="0cm" style:contextual-spacing="false" fo:line-height="115%" fo:text-align="justify" style:justify-single-word="false" fo:text-indent="0cm" style:auto-text-indent="false" style:page-number="auto" fo:background-color="transparent">
        <style:tab-stops/>
      </style:paragraph-properties>
      <style:text-properties style:font-name="Arial1" fo:font-size="12pt" officeooo:paragraph-rsid="0018c4e9" style:font-size-asian="12pt" style:font-size-complex="12pt" style:text-scale="100%"/>
    </style:style>
    <style:style style:name="P40"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ab-stops/>
      </style:paragraph-properties>
      <style:text-properties style:font-name="Arial1" fo:font-size="12pt" officeooo:paragraph-rsid="0019dbda" style:font-size-asian="12pt" style:font-size-complex="12pt" style:text-scale="100%"/>
    </style:style>
    <style:style style:name="P41"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ab-stops/>
      </style:paragraph-properties>
      <style:text-properties style:font-name="Arial1" fo:font-size="12pt" officeooo:paragraph-rsid="001d1234" style:font-size-asian="12pt" style:font-size-complex="12pt" style:text-scale="100%"/>
    </style:style>
    <style:style style:name="P42" style:family="paragraph" style:parent-style-name="Text_20_body">
      <style:paragraph-properties fo:margin-top="0cm" fo:margin-bottom="0cm" style:contextual-spacing="false" fo:line-height="115%" fo:text-align="justify" style:justify-single-word="false"/>
      <style:text-properties style:font-name="Arial1" fo:font-size="12pt" style:font-size-asian="12pt" style:font-size-complex="12pt" style:text-scale="100%"/>
    </style:style>
    <style:style style:name="P43"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style:font-size-asian="12pt" style:font-size-complex="12pt" style:text-scale="100%"/>
    </style:style>
    <style:style style:name="P44" style:family="paragraph" style:parent-style-name="Text_20_body">
      <style:paragraph-properties fo:margin-top="0.25cm" fo:margin-bottom="0.25cm" style:contextual-spacing="false" fo:line-height="115%" fo:text-align="justify" style:justify-single-word="false"/>
      <style:text-properties style:font-name="Arial1" fo:font-size="12pt" style:font-size-asian="12pt" style:font-size-complex="12pt" style:text-scale="100%"/>
    </style:style>
    <style:style style:name="P45" style:family="paragraph" style:parent-style-name="Text_20_body">
      <style:paragraph-properties fo:margin-top="0cm" fo:margin-bottom="0cm" style:contextual-spacing="false" fo:line-height="115%" fo:text-align="justify" style:justify-single-word="false"/>
      <style:text-properties style:font-name="Arial1" fo:font-size="12pt" officeooo:rsid="001ae5c6" officeooo:paragraph-rsid="001ae5c6" style:font-size-asian="12pt" style:font-size-complex="12pt" style:text-scale="100%"/>
    </style:style>
    <style:style style:name="P46" style:family="paragraph" style:parent-style-name="Standard">
      <style:paragraph-properties fo:text-align="justify" style:justify-single-word="false"/>
      <style:text-properties style:font-name="Arial1" fo:font-size="12pt" officeooo:rsid="01013e9b" officeooo:paragraph-rsid="001b9a86" style:font-size-asian="12pt" style:font-size-complex="12pt"/>
    </style:style>
    <style:style style:name="P47" style:family="paragraph" style:parent-style-name="Standard">
      <style:paragraph-properties fo:text-align="justify" style:justify-single-word="false"/>
      <style:text-properties style:font-name="Arial1" fo:font-size="12pt" officeooo:rsid="0020f7b7" officeooo:paragraph-rsid="0020f7b7" style:font-size-asian="12pt" style:font-size-complex="12pt"/>
    </style:style>
    <style:style style:name="P48" style:family="paragraph" style:parent-style-name="Standard">
      <style:paragraph-properties fo:text-align="justify" style:justify-single-word="false"/>
      <style:text-properties style:font-name="Arial1" fo:font-size="12pt" officeooo:rsid="00240d2c" officeooo:paragraph-rsid="00240d2c" style:font-size-asian="12pt" style:font-size-complex="12pt"/>
    </style:style>
    <style:style style:name="P49" style:family="paragraph" style:parent-style-name="Standard">
      <style:paragraph-properties fo:text-align="justify" style:justify-single-word="false"/>
      <style:text-properties style:font-name="Arial1" fo:font-size="12pt" officeooo:rsid="001653f0" officeooo:paragraph-rsid="001653f0" style:font-name-asian="Arial" style:font-size-asian="12pt" style:font-name-complex="Arial" style:font-size-complex="12pt"/>
    </style:style>
    <style:style style:name="P50" style:family="paragraph" style:parent-style-name="Standard">
      <style:paragraph-properties fo:text-align="justify" style:justify-single-word="false"/>
      <style:text-properties style:font-name="Arial1" fo:font-size="12pt" officeooo:rsid="001653f0" officeooo:paragraph-rsid="0017f60d" style:font-name-asian="Arial" style:font-size-asian="12pt" style:font-name-complex="Arial" style:font-size-complex="12pt"/>
    </style:style>
    <style:style style:name="P51" style:family="paragraph" style:parent-style-name="Standard">
      <style:paragraph-properties fo:text-align="end" style:justify-single-word="false"/>
      <style:text-properties style:font-name="Arial1" fo:font-size="12pt" officeooo:rsid="001653f0" officeooo:paragraph-rsid="001653f0" style:font-name-asian="Arial" style:font-size-asian="12pt" style:font-name-complex="Arial" style:font-size-complex="12pt"/>
    </style:style>
    <style:style style:name="P52" style:family="paragraph" style:parent-style-name="Standard">
      <style:paragraph-properties fo:text-align="justify" style:justify-single-word="false"/>
      <style:text-properties style:font-name="Arial1" fo:font-size="12pt" officeooo:rsid="0018c4e9" officeooo:paragraph-rsid="0018c4e9" style:font-name-asian="Arial" style:font-size-asian="12pt" style:font-name-complex="Arial" style:font-size-complex="12pt"/>
    </style:style>
    <style:style style:name="P53" style:family="paragraph" style:parent-style-name="Standard">
      <style:paragraph-properties fo:text-align="end" style:justify-single-word="false"/>
      <style:text-properties style:font-name="Arial1" fo:font-size="12pt" officeooo:rsid="001d5482" officeooo:paragraph-rsid="001d5482" style:font-name-asian="Arial" style:font-size-asian="12pt" style:font-name-complex="Arial" style:font-size-complex="12pt"/>
    </style:style>
    <style:style style:name="P54" style:family="paragraph" style:parent-style-name="Standard">
      <style:paragraph-properties fo:text-align="center" style:justify-single-word="false" fo:break-before="page"/>
      <style:text-properties style:font-name="Arial1" fo:font-size="12pt" officeooo:rsid="00153302" officeooo:paragraph-rsid="001653f0" style:font-name-asian="Arial" style:font-size-asian="12pt" style:font-name-complex="Arial" style:font-size-complex="12pt"/>
    </style:style>
    <style:style style:name="P5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0.004cm" fo:language="en" fo:country="GB" style:text-underline-style="none" officeooo:paragraph-rsid="0019dbda" style:font-size-asian="12pt" style:font-size-complex="12pt" style:text-scale="95%"/>
    </style:style>
    <style:style style:name="P56"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0.004cm" fo:language="en" fo:country="GB" officeooo:paragraph-rsid="0019dbda" style:font-size-asian="12pt" style:font-size-complex="12pt" style:text-scale="85%"/>
    </style:style>
    <style:style style:name="P57"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0.004cm" fo:language="en" fo:country="GB" officeooo:paragraph-rsid="0019dbda" style:font-size-asian="12pt" style:font-size-complex="12pt" style:text-scale="100%"/>
    </style:style>
    <style:style style:name="P58" style:family="paragraph" style:parent-style-name="Text_20_body">
      <style:paragraph-properties fo:margin-left="0cm" fo:margin-right="0cm" fo:margin-top="0.385cm" fo:margin-bottom="0cm" style:contextual-spacing="false" fo:line-height="115%" fo:text-align="justify" style:justify-single-word="false" fo:text-indent="0cm" style:auto-text-indent="false"/>
      <style:text-properties style:font-name="Arial1" fo:font-size="12pt" fo:letter-spacing="-0.004cm" fo:language="en" fo:country="GB" officeooo:paragraph-rsid="0018c4e9" style:font-size-asian="12pt" style:font-size-complex="12pt" style:text-scale="100%"/>
    </style:style>
    <style:style style:name="P59" style:family="paragraph" style:parent-style-name="Text_20_body">
      <style:paragraph-properties fo:margin-left="0cm" fo:margin-right="0cm" fo:line-height="115%" fo:text-indent="0cm" style:auto-text-indent="false"/>
      <style:text-properties style:font-name="Arial1" fo:font-size="12pt" fo:letter-spacing="-0.004cm" fo:language="en" fo:country="GB" officeooo:paragraph-rsid="0019dbda" style:font-size-asian="12pt" style:font-size-complex="12pt" style:text-scale="100%"/>
    </style:style>
    <style:style style:name="P60" style:family="paragraph" style:parent-style-name="Text_20_body">
      <style:paragraph-properties fo:margin-left="0cm" fo:margin-right="0cm" fo:line-height="115%" fo:text-indent="0cm" style:auto-text-indent="false"/>
      <style:text-properties style:font-name="Arial1" fo:font-size="12pt" fo:letter-spacing="-0.004cm" fo:language="en" fo:country="GB" style:font-size-asian="12pt" style:font-size-complex="12pt" style:text-scale="100%"/>
    </style:style>
    <style:style style:name="P61"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style:font-name="Arial1" fo:font-size="12pt" fo:letter-spacing="-0.004cm" fo:language="en" fo:country="GB" officeooo:paragraph-rsid="0019dbda" style:font-size-asian="12pt" style:font-size-complex="12pt" style:text-scale="100%"/>
    </style:style>
    <style:style style:name="P62"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0.004cm" fo:language="en" fo:country="GB" officeooo:rsid="0002794f" officeooo:paragraph-rsid="0019dbda" style:font-size-asian="12pt" style:font-size-complex="12pt" style:text-scale="100%"/>
    </style:style>
    <style:style style:name="P63"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0.004cm" fo:language="en" fo:country="GB" officeooo:paragraph-rsid="0019dbda" style:font-size-asian="12pt" style:font-size-complex="12pt" style:text-scale="90%"/>
    </style:style>
    <style:style style:name="P64"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text-properties style:font-name="Arial1" fo:font-size="12pt" fo:letter-spacing="-0.004cm" fo:language="en" fo:country="GB" officeooo:rsid="0019dbda" officeooo:paragraph-rsid="0019dbda" style:font-size-asian="12pt" style:font-size-complex="12pt"/>
    </style:style>
    <style:style style:name="P65" style:family="paragraph" style:parent-style-name="Text_20_body">
      <style:paragraph-properties fo:margin-left="0cm" fo:margin-right="0cm" fo:margin-top="0.002cm" fo:margin-bottom="0cm" style:contextual-spacing="false" fo:line-height="115%" fo:text-align="justify" style:justify-single-word="false" fo:text-indent="0cm" style:auto-text-indent="false"/>
      <style:text-properties style:font-name="Arial1" fo:font-size="12pt" fo:letter-spacing="-0.004cm" fo:language="en" fo:country="GB" fo:font-weight="bold" officeooo:paragraph-rsid="0018c4e9" style:font-size-asian="12pt" style:font-weight-asian="bold" style:font-size-complex="12pt" style:font-weight-complex="bold" style:text-scale="100%"/>
    </style:style>
    <style:style style:name="P66"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0.004cm" fo:language="en" fo:country="GB" style:text-underline-style="solid" style:text-underline-width="auto" style:text-underline-color="font-color" officeooo:paragraph-rsid="0019dbda" style:font-size-asian="12pt" style:font-size-complex="12pt" style:text-scale="100%"/>
    </style:style>
    <style:style style:name="P67" style:family="paragraph" style:parent-style-name="Text_20_body">
      <style:paragraph-properties fo:margin-top="0cm" fo:margin-bottom="0cm" style:contextual-spacing="false" fo:line-height="115%" fo:text-align="justify" style:justify-single-word="false"/>
      <style:text-properties style:font-name="Arial1" fo:font-size="12pt" fo:letter-spacing="-0.004cm" officeooo:rsid="001ae5c6" officeooo:paragraph-rsid="0018c4e9" style:font-size-asian="12pt" style:font-size-complex="12pt" style:text-scale="100%"/>
    </style:style>
    <style:style style:name="P68" style:family="paragraph" style:parent-style-name="Text_20_body">
      <style:paragraph-properties fo:margin-left="0cm" fo:margin-right="0cm" fo:margin-top="0cm" fo:margin-bottom="0cm" style:contextual-spacing="false" fo:line-height="115%" fo:text-indent="0cm" style:auto-text-indent="false"/>
      <style:text-properties style:font-name="Arial1" fo:font-size="12pt" fo:language="en" fo:country="GB" officeooo:paragraph-rsid="0019dbda" style:font-size-asian="12pt" style:font-size-complex="12pt" style:text-scale="90%"/>
    </style:style>
    <style:style style:name="P69"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anguage="en" fo:country="GB" officeooo:paragraph-rsid="0019dbda" style:font-size-asian="12pt" style:font-size-complex="12pt" style:text-scale="100%"/>
    </style:style>
    <style:style style:name="P70" style:family="paragraph" style:parent-style-name="Text_20_body">
      <style:paragraph-properties fo:margin-left="0cm" fo:margin-right="0cm" fo:margin-top="0cm" fo:margin-bottom="0cm" style:contextual-spacing="false" fo:line-height="115%" fo:text-align="justify" style:justify-single-word="false" fo:text-indent="0cm" style:auto-text-indent="false" fo:break-before="column"/>
      <style:text-properties style:font-name="Arial1" fo:font-size="12pt" fo:language="en" fo:country="GB" officeooo:paragraph-rsid="0019dbda" style:font-size-asian="12pt" style:font-size-complex="12pt" style:text-scale="100%"/>
    </style:style>
    <style:style style:name="P71"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ab-stops>
          <style:tab-stop style:position="4.279cm"/>
          <style:tab-stop style:position="10.056cm"/>
        </style:tab-stops>
      </style:paragraph-properties>
      <style:text-properties style:font-name="Arial1" fo:font-size="12pt" fo:language="en" fo:country="GB" officeooo:paragraph-rsid="001ae5c6" style:font-size-asian="12pt" style:font-size-complex="12pt" style:text-scale="100%"/>
    </style:style>
    <style:style style:name="P72" style:family="paragraph" style:parent-style-name="Text_20_body">
      <style:paragraph-properties fo:margin-left="0cm" fo:margin-right="0cm" fo:margin-top="0.009cm" fo:margin-bottom="0cm" style:contextual-spacing="false" fo:line-height="115%" fo:text-align="justify" style:justify-single-word="false" fo:text-indent="0cm" style:auto-text-indent="false">
        <style:tab-stops>
          <style:tab-stop style:position="4.279cm"/>
          <style:tab-stop style:position="10.056cm"/>
        </style:tab-stops>
      </style:paragraph-properties>
      <style:text-properties style:font-name="Arial1" fo:font-size="12pt" fo:language="en" fo:country="GB" officeooo:paragraph-rsid="001ae5c6" style:font-size-asian="12pt" style:font-size-complex="12pt" style:text-scale="100%"/>
    </style:style>
    <style:style style:name="P73"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ab-stops>
          <style:tab-stop style:position="4.279cm"/>
          <style:tab-stop style:position="10.056cm"/>
        </style:tab-stops>
      </style:paragraph-properties>
      <style:text-properties style:font-name="Arial1" fo:font-size="12pt" fo:language="en" fo:country="GB" officeooo:paragraph-rsid="0021adb4" style:font-size-asian="12pt" style:font-size-complex="12pt" style:text-scale="100%"/>
    </style:style>
    <style:style style:name="P74"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75" style:family="paragraph" style:parent-style-name="Text_20_body">
      <style:paragraph-properties fo:margin-left="0cm" fo:margin-right="0cm" fo:margin-top="0.42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76" style:family="paragraph" style:parent-style-name="Text_20_body">
      <style:paragraph-properties fo:margin-left="0cm" fo:margin-right="0cm" fo:margin-top="0.423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77" style:family="paragraph" style:parent-style-name="Text_20_body">
      <style:paragraph-properties fo:margin-left="0cm" fo:margin-right="0cm" fo:margin-top="0.388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78" style:family="paragraph" style:parent-style-name="Text_20_body">
      <style:paragraph-properties fo:margin-left="0cm" fo:margin-right="0cm" fo:margin-top="0.016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79" style:family="paragraph" style:parent-style-name="Text_20_body">
      <style:paragraph-properties fo:margin-left="0cm" fo:margin-right="0cm"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0" style:family="paragraph" style:parent-style-name="Text_20_body">
      <style:paragraph-properties fo:margin-left="0cm" fo:margin-right="0cm" fo:margin-top="0.422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1" style:family="paragraph" style:parent-style-name="Text_20_body">
      <style:paragraph-properties fo:margin-left="0cm" fo:margin-right="0cm" fo:margin-top="0.448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2" style:family="paragraph" style:parent-style-name="Text_20_body">
      <style:paragraph-properties fo:margin-left="0cm" fo:margin-right="0cm" fo:margin-top="0.393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3" style:family="paragraph" style:parent-style-name="Text_20_body">
      <style:paragraph-properties fo:margin-left="0cm" fo:margin-right="0cm" fo:margin-top="0.427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4" style:family="paragraph" style:parent-style-name="Text_20_body">
      <style:paragraph-properties fo:margin-left="0cm" fo:margin-right="0cm" fo:margin-top="0.413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5" style:family="paragraph" style:parent-style-name="Text_20_body">
      <style:paragraph-properties fo:margin-left="0cm" fo:margin-right="0cm" fo:margin-top="0.392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6" style:family="paragraph" style:parent-style-name="Text_20_body">
      <style:paragraph-properties fo:margin-left="0cm" fo:margin-right="0cm" fo:margin-top="0.457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7" style:family="paragraph" style:parent-style-name="Text_20_body">
      <style:paragraph-properties fo:margin-left="0cm" fo:margin-right="0cm" fo:margin-top="0.429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8" style:family="paragraph" style:parent-style-name="Text_20_body">
      <style:paragraph-properties fo:margin-left="0cm" fo:margin-right="0cm" fo:margin-top="0.459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89" style:family="paragraph" style:parent-style-name="Text_20_body">
      <style:paragraph-properties fo:margin-left="0cm" fo:margin-right="0cm" fo:margin-top="0.416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0" style:family="paragraph" style:parent-style-name="Text_20_body">
      <style:paragraph-properties fo:margin-left="0cm" fo:margin-right="0cm" fo:margin-top="0.383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1" style:family="paragraph" style:parent-style-name="Text_20_body">
      <style:paragraph-properties fo:margin-left="0cm" fo:margin-right="0cm" fo:margin-top="0.4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2" style:family="paragraph" style:parent-style-name="Text_20_body">
      <style:paragraph-properties fo:margin-left="0cm" fo:margin-right="0cm" fo:margin-top="0.437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3" style:family="paragraph" style:parent-style-name="Text_20_body">
      <style:paragraph-properties fo:margin-left="0cm" fo:margin-right="0cm" fo:margin-top="0.441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4" style:family="paragraph" style:parent-style-name="Text_20_body">
      <style:paragraph-properties fo:margin-left="0cm" fo:margin-right="0cm" fo:margin-top="0.385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5" style:family="paragraph" style:parent-style-name="Text_20_body">
      <style:paragraph-properties fo:margin-left="0cm" fo:margin-right="0cm" fo:margin-top="0.019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6" style:family="paragraph" style:parent-style-name="Text_20_body">
      <style:paragraph-properties fo:margin-left="0cm" fo:margin-right="0cm" fo:margin-top="0.349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7" style:family="paragraph" style:parent-style-name="Text_20_body">
      <style:paragraph-properties fo:margin-left="0cm" fo:margin-right="0cm" fo:margin-top="0.436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8" style:family="paragraph" style:parent-style-name="Text_20_body">
      <style:paragraph-properties fo:margin-left="0cm" fo:margin-right="0cm" fo:margin-top="0.453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99" style:family="paragraph" style:parent-style-name="Text_20_body">
      <style:paragraph-properties fo:margin-left="0cm" fo:margin-right="0cm" fo:margin-top="0.425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100" style:family="paragraph" style:parent-style-name="Text_20_body">
      <style:paragraph-properties fo:margin-left="0cm" fo:margin-right="0cm" fo:margin-top="0.353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101" style:family="paragraph" style:parent-style-name="Text_20_body">
      <style:paragraph-properties fo:margin-left="0cm" fo:margin-right="0cm" fo:margin-top="0.406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102" style:family="paragraph" style:parent-style-name="Text_20_body">
      <style:paragraph-properties fo:margin-left="0cm" fo:margin-right="0cm" fo:margin-top="0.002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text-scale="100%"/>
    </style:style>
    <style:style style:name="P103"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anguage="en" fo:country="GB" officeooo:paragraph-rsid="001d1234" style:font-size-asian="12pt" style:font-size-complex="12pt" style:text-scale="100%"/>
    </style:style>
    <style:style style:name="P104"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anguage="en" fo:country="GB" officeooo:paragraph-rsid="001d5482" style:font-size-asian="12pt" style:font-size-complex="12pt" style:text-scale="100%"/>
    </style:style>
    <style:style style:name="P105" style:family="paragraph" style:parent-style-name="Text_20_body">
      <style:paragraph-properties fo:margin-left="0cm" fo:margin-right="0cm" fo:margin-top="0.194cm" fo:margin-bottom="0cm" style:contextual-spacing="false" fo:line-height="115%" fo:text-align="start" style:justify-single-word="false" fo:text-indent="0cm" style:auto-text-indent="false"/>
      <style:text-properties style:font-name="Arial1" fo:font-size="12pt" fo:language="en" fo:country="GB" officeooo:paragraph-rsid="0019dbda" style:font-size-asian="12pt" style:font-size-complex="12pt" style:text-scale="100%"/>
    </style:style>
    <style:style style:name="P106" style:family="paragraph" style:parent-style-name="Text_20_body">
      <style:paragraph-properties fo:margin-left="0cm" fo:margin-right="0cm" fo:line-height="115%" fo:text-indent="0cm" style:auto-text-indent="false"/>
      <style:text-properties style:font-name="Arial1" fo:font-size="12pt" fo:language="en" fo:country="GB" officeooo:paragraph-rsid="0019dbda" style:font-size-asian="12pt" style:font-size-complex="12pt" style:text-scale="100%"/>
    </style:style>
    <style:style style:name="P107" style:family="paragraph" style:parent-style-name="Text_20_body">
      <style:paragraph-properties fo:margin-left="0cm" fo:margin-right="0cm" fo:margin-top="0.194cm" fo:margin-bottom="0cm" style:contextual-spacing="false" fo:line-height="115%" fo:text-indent="0cm" style:auto-text-indent="false" fo:break-before="column"/>
      <style:text-properties style:font-name="Arial1" fo:font-size="12pt" fo:language="en" fo:country="GB" officeooo:paragraph-rsid="0019dbda" style:font-size-asian="12pt" style:font-size-complex="12pt" style:text-scale="100%"/>
    </style:style>
    <style:style style:name="P108" style:family="paragraph" style:parent-style-name="Text_20_body">
      <style:paragraph-properties fo:margin-left="0cm" fo:margin-right="0cm" fo:margin-top="0.178cm" fo:margin-bottom="0cm" style:contextual-spacing="false" fo:line-height="115%" fo:text-indent="0cm" style:auto-text-indent="false" fo:break-before="column"/>
      <style:text-properties style:font-name="Arial1" fo:font-size="12pt" fo:language="en" fo:country="GB" officeooo:paragraph-rsid="0019dbda" style:font-size-asian="12pt" style:font-size-complex="12pt" style:text-scale="100%"/>
    </style:style>
    <style:style style:name="P109" style:family="paragraph" style:parent-style-name="Text_20_body">
      <style:paragraph-properties fo:margin-left="0cm" fo:margin-right="0cm" fo:margin-top="0.406cm" fo:margin-bottom="0cm" style:contextual-spacing="false" fo:line-height="115%" fo:text-indent="0cm" style:auto-text-indent="false"/>
      <style:text-properties style:font-name="Arial1" fo:font-size="12pt" fo:language="en" fo:country="GB" officeooo:paragraph-rsid="0019dbda" style:font-size-asian="12pt" style:font-size-complex="12pt" style:text-scale="100%"/>
    </style:style>
    <style:style style:name="P110" style:family="paragraph" style:parent-style-name="Text_20_body">
      <style:paragraph-properties fo:margin-left="0cm" fo:margin-right="0cm" fo:margin-top="0cm" fo:margin-bottom="0cm" style:contextual-spacing="false" fo:line-height="115%" fo:text-indent="0cm" style:auto-text-indent="false"/>
      <style:text-properties style:font-name="Arial1" fo:font-size="12pt" fo:language="en" fo:country="GB" officeooo:paragraph-rsid="0019dbda" style:font-size-asian="12pt" style:font-size-complex="12pt" style:text-scale="100%"/>
    </style:style>
    <style:style style:name="P111" style:family="paragraph" style:parent-style-name="Text_20_body">
      <style:paragraph-properties fo:margin-left="0cm" fo:margin-right="0cm" fo:margin-top="0.388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style>
    <style:style style:name="P112" style:family="paragraph" style:parent-style-name="Text_20_body">
      <style:paragraph-properties fo:margin-left="0cm" fo:margin-right="0cm" fo:margin-top="0.349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style>
    <style:style style:name="P113"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anguage="en" fo:country="GB" officeooo:paragraph-rsid="0019dbda" style:font-size-asian="12pt" style:font-size-complex="12pt"/>
    </style:style>
    <style:style style:name="P114"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anguage="en" fo:country="GB" officeooo:paragraph-rsid="0019dbda" style:font-size-asian="12pt" style:font-size-complex="12pt" style:text-scale="85%"/>
    </style:style>
    <style:style style:name="P115" style:family="paragraph" style:parent-style-name="Text_20_body">
      <style:paragraph-properties fo:margin-left="0cm" fo:margin-right="0cm" fo:margin-top="0.009cm" fo:margin-bottom="0cm" style:contextual-spacing="false" fo:line-height="115%" fo:text-align="justify" style:justify-single-word="false" fo:text-indent="0cm" style:auto-text-indent="false">
        <style:tab-stops>
          <style:tab-stop style:position="4.279cm"/>
          <style:tab-stop style:position="10.056cm"/>
        </style:tab-stops>
      </style:paragraph-properties>
      <style:text-properties style:font-name="Arial1" fo:font-size="12pt" fo:language="en" fo:country="GB" officeooo:paragraph-rsid="001ae5c6" style:font-size-asian="12pt" style:font-size-complex="12pt" style:text-scale="85%"/>
    </style:style>
    <style:style style:name="P116" style:family="paragraph" style:parent-style-name="Text_20_body">
      <style:paragraph-properties fo:margin-left="0cm" fo:margin-right="0cm" fo:margin-top="0.418cm" fo:margin-bottom="0cm" style:contextual-spacing="false" fo:line-height="115%" fo:text-align="justify" style:justify-single-word="false" fo:text-indent="0cm" style:auto-text-indent="false"/>
      <style:text-properties style:font-name="Arial1" fo:font-size="12pt" fo:language="en" fo:country="GB" officeooo:paragraph-rsid="0018c4e9" style:font-size-asian="12pt" style:font-size-complex="12pt" style:language-complex="ar" style:country-complex="SA" style:text-scale="100%"/>
    </style:style>
    <style:style style:name="P117" style:family="paragraph" style:parent-style-name="Text_20_body">
      <style:paragraph-properties fo:margin-left="0cm" fo:margin-right="0cm" fo:margin-top="0.011cm" fo:margin-bottom="0cm" style:contextual-spacing="false" fo:line-height="115%" fo:text-align="justify" style:justify-single-word="false" fo:text-indent="0cm" style:auto-text-indent="false"/>
      <style:text-properties style:font-name="Arial1" fo:font-size="12pt" fo:letter-spacing="0.012cm" officeooo:paragraph-rsid="0018c4e9" style:font-size-asian="12pt" style:font-size-complex="12pt" style:text-scale="90%"/>
    </style:style>
    <style:style style:name="P118"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0.012cm" officeooo:paragraph-rsid="0018c4e9" style:font-size-asian="12pt" style:font-size-complex="12pt" style:text-scale="100%"/>
    </style:style>
    <style:style style:name="P119" style:family="paragraph" style:parent-style-name="Text_20_body">
      <style:paragraph-properties fo:margin-left="0cm" fo:margin-right="0cm" fo:margin-top="0.393cm" fo:margin-bottom="0cm" style:contextual-spacing="false" fo:line-height="100%" fo:text-indent="0cm" style:auto-text-indent="false"/>
      <style:text-properties style:font-name="Arial1" fo:font-size="12pt" fo:letter-spacing="-0.037cm" fo:language="en" fo:country="GB" officeooo:rsid="001ae5c6" officeooo:paragraph-rsid="0019dbda" style:font-size-asian="12pt" style:font-size-complex="12pt" style:text-scale="90%"/>
    </style:style>
    <style:style style:name="P120"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ab-stops/>
      </style:paragraph-properties>
      <style:text-properties style:font-name="Arial1" fo:font-size="12pt" fo:letter-spacing="-0.009cm" officeooo:rsid="001ae5c6" officeooo:paragraph-rsid="001ae5c6" style:font-size-asian="12pt" style:font-size-complex="12pt" style:text-scale="100%"/>
    </style:style>
    <style:style style:name="P121"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normal" fo:language="en" fo:country="GB" officeooo:paragraph-rsid="0019dbda" style:font-size-asian="12pt" style:font-size-complex="12pt" style:text-scale="100%"/>
    </style:style>
    <style:style style:name="P122"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font-size="12pt" fo:letter-spacing="-0.007cm" fo:language="en" fo:country="GB" officeooo:paragraph-rsid="0019dbda" style:font-size-asian="12pt" style:font-size-complex="12pt" style:text-scale="100%"/>
    </style:style>
    <style:style style:name="P123" style:family="paragraph" style:parent-style-name="Standard">
      <style:paragraph-properties fo:margin-left="0.035cm" fo:margin-right="0cm" fo:margin-top="0.023cm" fo:margin-bottom="0cm" style:contextual-spacing="false" fo:text-indent="0cm" style:auto-text-indent="false"/>
      <style:text-properties style:font-name="Arial1" fo:font-size="10pt" fo:letter-spacing="-0.004cm" style:font-size-asian="10pt" style:text-scale="135%"/>
    </style:style>
    <style:style style:name="P124" style:family="paragraph" style:parent-style-name="Standard">
      <style:paragraph-properties fo:margin-left="0.035cm" fo:margin-right="0cm" fo:margin-top="0.023cm" fo:margin-bottom="0cm" style:contextual-spacing="false" fo:text-indent="0cm" style:auto-text-indent="false"/>
      <style:text-properties style:font-name="Arial1" fo:font-size="10pt" fo:letter-spacing="-0.004cm" style:font-size-asian="10pt" style:text-scale="130%"/>
    </style:style>
    <style:style style:name="P125" style:family="paragraph" style:parent-style-name="Standard">
      <style:paragraph-properties fo:text-align="justify" style:justify-single-word="false"/>
      <style:text-properties style:font-name="Arial1" fo:font-size="10pt" officeooo:rsid="00153302" officeooo:paragraph-rsid="00153302" style:font-name-asian="Arial" style:font-size-asian="10pt" style:font-name-complex="Arial" style:font-size-complex="10pt"/>
    </style:style>
    <style:style style:name="P126" style:family="paragraph" style:parent-style-name="Standard">
      <style:paragraph-properties fo:text-align="justify" style:justify-single-word="false"/>
      <style:text-properties style:font-name="Arial1" fo:font-size="10pt" officeooo:rsid="00153302" officeooo:paragraph-rsid="001653f0" style:font-name-asian="Arial" style:font-size-asian="10pt" style:font-name-complex="Arial" style:font-size-complex="10pt"/>
    </style:style>
    <style:style style:name="P127" style:family="paragraph" style:parent-style-name="Standard">
      <style:paragraph-properties fo:text-align="justify" style:justify-single-word="false"/>
      <style:text-properties style:font-name="Arial1" fo:font-size="10pt" officeooo:rsid="001653f0" officeooo:paragraph-rsid="001653f0" style:font-name-asian="Arial" style:font-size-asian="10pt" style:font-name-complex="Arial" style:font-size-complex="10pt"/>
    </style:style>
    <style:style style:name="P128" style:family="paragraph" style:parent-style-name="Standard">
      <style:paragraph-properties fo:text-align="justify" style:justify-single-word="false"/>
      <style:text-properties style:font-name="Arial1" fo:font-size="10pt" officeooo:rsid="001653f0" officeooo:paragraph-rsid="0017f60d" style:font-name-asian="Arial" style:font-size-asian="10pt" style:font-name-complex="Arial" style:font-size-complex="10pt"/>
    </style:style>
    <style:style style:name="P129" style:family="paragraph" style:parent-style-name="Standard">
      <style:text-properties style:font-name="Arial1" officeooo:rsid="000da5a1" officeooo:paragraph-rsid="00153302"/>
    </style:style>
    <style:style style:name="P130" style:family="paragraph" style:parent-style-name="Standard">
      <style:text-properties style:font-name="Arial1" fo:font-weight="normal" officeooo:paragraph-rsid="00153302" style:font-name-asian="Arial" style:font-weight-asian="normal" style:font-name-complex="Arial" style:font-weight-complex="normal"/>
    </style:style>
    <style:style style:name="P131" style:family="paragraph" style:parent-style-name="Standard">
      <style:paragraph-properties fo:text-align="justify" style:justify-single-word="false"/>
      <style:text-properties style:font-name="Arial1" officeooo:paragraph-rsid="001b9a86"/>
    </style:style>
    <style:style style:name="P132" style:family="paragraph" style:parent-style-name="Standard">
      <style:paragraph-properties fo:text-align="justify" style:justify-single-word="false"/>
      <style:text-properties style:font-name="Arial1"/>
    </style:style>
    <style:style style:name="P133" style:family="paragraph" style:parent-style-name="Standard">
      <style:text-properties style:font-name="Arial1" officeooo:paragraph-rsid="00153302"/>
    </style:style>
    <style:style style:name="P134" style:family="paragraph" style:parent-style-name="Standard">
      <style:paragraph-properties fo:text-align="justify" style:justify-single-word="false"/>
      <style:text-properties style:font-name="Arial1" officeooo:rsid="001653f0" officeooo:paragraph-rsid="001653f0" style:font-name-asian="Arial" style:font-name-complex="Arial"/>
    </style:style>
    <style:style style:name="P135" style:family="paragraph" style:parent-style-name="Text_20_body">
      <style:paragraph-properties fo:margin-top="0cm" fo:margin-bottom="0cm" style:contextual-spacing="false" fo:line-height="100%"/>
      <style:text-properties style:font-name="Arial1" style:text-scale="90%"/>
    </style:style>
    <style:style style:name="P136" style:family="paragraph" style:parent-style-name="Text_20_body">
      <style:paragraph-properties fo:margin-top="0cm" fo:margin-bottom="0cm" style:contextual-spacing="false" fo:line-height="115%"/>
      <style:text-properties style:font-name="Arial1" officeooo:paragraph-rsid="0019dbda" style:text-scale="90%"/>
    </style:style>
    <style:style style:name="P137" style:family="paragraph" style:parent-style-name="Standard">
      <style:paragraph-properties fo:text-align="justify" style:justify-single-word="false"/>
      <style:text-properties style:font-name="Arial1" officeooo:rsid="004addfc" officeooo:paragraph-rsid="001b9a86"/>
    </style:style>
    <style:style style:name="P138" style:family="paragraph" style:parent-style-name="Standard">
      <style:text-properties style:font-name="Arial1" officeooo:paragraph-rsid="001b9a86"/>
    </style:style>
    <style:style style:name="P139" style:family="paragraph" style:parent-style-name="Text_20_body">
      <style:paragraph-properties fo:margin-left="0cm" fo:margin-right="0cm" fo:margin-top="0cm" fo:margin-bottom="0cm" style:contextual-spacing="false" fo:line-height="100%" fo:text-align="justify" style:justify-single-word="false" fo:text-indent="0cm" style:auto-text-indent="false">
        <style:tab-stops>
          <style:tab-stop style:position="7.465cm"/>
        </style:tab-stops>
      </style:paragraph-properties>
      <style:text-properties style:font-name="Arial1" fo:letter-spacing="normal" fo:language="en" fo:country="GB" officeooo:paragraph-rsid="0019dbda" style:text-scale="90%"/>
    </style:style>
    <style:style style:name="P140" style:family="paragraph" style:parent-style-name="Text_20_body">
      <style:paragraph-properties fo:margin-left="0cm" fo:margin-right="0cm" fo:margin-top="0cm" fo:margin-bottom="0cm" style:contextual-spacing="false" fo:line-height="115%" fo:text-indent="0cm" style:auto-text-indent="false">
        <style:tab-stops>
          <style:tab-stop style:position="7.465cm"/>
        </style:tab-stops>
      </style:paragraph-properties>
      <style:text-properties style:font-name="Arial1" fo:letter-spacing="normal" fo:language="en" fo:country="GB" officeooo:paragraph-rsid="0019dbda" style:text-scale="100%"/>
    </style:style>
    <style:style style:name="P141" style:family="paragraph" style:parent-style-name="Text_20_body">
      <style:paragraph-properties fo:margin-top="0cm" fo:margin-bottom="0cm" style:contextual-spacing="false" fo:line-height="115%"/>
      <style:text-properties style:font-name="Arial1" style:text-scale="100%"/>
    </style:style>
    <style:style style:name="P142" style:family="paragraph" style:parent-style-name="Text_20_body">
      <style:paragraph-properties fo:margin-top="0cm" fo:margin-bottom="0cm" style:contextual-spacing="false" fo:line-height="115%"/>
      <style:text-properties style:font-name="Arial1" officeooo:paragraph-rsid="001ae5c6" style:text-scale="100%"/>
    </style:style>
    <style:style style:name="P143" style:family="paragraph" style:parent-style-name="Text_20_body">
      <style:paragraph-properties fo:margin-top="0cm" fo:margin-bottom="0cm" style:contextual-spacing="false" fo:line-height="115%"/>
      <style:text-properties style:font-name="Arial1" officeooo:paragraph-rsid="0019dbda" style:text-scale="100%"/>
    </style:style>
    <style:style style:name="P144" style:family="paragraph" style:parent-style-name="Text_20_body">
      <style:paragraph-properties fo:margin-top="0cm" fo:margin-bottom="0cm" style:contextual-spacing="false" fo:line-height="115%" fo:text-align="justify" style:justify-single-word="false"/>
      <style:text-properties style:font-name="Arial1" style:text-scale="100%"/>
    </style:style>
    <style:style style:name="P145" style:family="paragraph" style:parent-style-name="Text_20_body">
      <style:paragraph-properties fo:margin-top="0cm" fo:margin-bottom="0cm" style:contextual-spacing="false" fo:line-height="115%" fo:text-align="justify" style:justify-single-word="false"/>
      <style:text-properties style:font-name="Arial1" officeooo:paragraph-rsid="0019dbda" style:text-scale="100%"/>
    </style:style>
    <style:style style:name="P146" style:family="paragraph" style:parent-style-name="Text_20_body">
      <style:paragraph-properties fo:margin-top="0cm" fo:margin-bottom="0cm" style:contextual-spacing="false" fo:line-height="115%" fo:text-align="justify" style:justify-single-word="false"/>
      <style:text-properties style:font-name="Arial1" officeooo:paragraph-rsid="001ae5c6" style:text-scale="100%"/>
    </style:style>
    <style:style style:name="P147" style:family="paragraph" style:parent-style-name="Text_20_body">
      <style:paragraph-properties fo:margin-top="0cm" fo:margin-bottom="0cm" style:contextual-spacing="false" fo:line-height="115%" fo:text-align="justify" style:justify-single-word="false"/>
      <style:text-properties style:font-name="Arial1" officeooo:paragraph-rsid="001a7739" style:text-scale="100%"/>
    </style:style>
    <style:style style:name="P148" style:family="paragraph" style:parent-style-name="Text_20_body">
      <style:paragraph-properties fo:margin-top="0cm" fo:margin-bottom="0cm" style:contextual-spacing="false" fo:line-height="115%" fo:text-align="justify" style:justify-single-word="false"/>
      <style:text-properties style:font-name="Arial1" officeooo:paragraph-rsid="001d1234" style:text-scale="100%"/>
    </style:style>
    <style:style style:name="P149" style:family="paragraph" style:parent-style-name="Text_20_body">
      <style:paragraph-properties fo:text-align="justify" style:justify-single-word="false"/>
      <style:text-properties style:font-name="Arial1" style:text-scale="100%"/>
    </style:style>
    <style:style style:name="P150" style:family="paragraph" style:parent-style-name="Standard">
      <style:paragraph-properties fo:text-align="justify" style:justify-single-word="false"/>
      <style:text-properties style:font-name="Arial1" officeooo:paragraph-rsid="0020f7b7" style:text-scale="100%"/>
    </style:style>
    <style:style style:name="P151" style:family="paragraph" style:parent-style-name="Standard">
      <style:text-properties style:font-name="Arial1" officeooo:rsid="00f927f2" officeooo:paragraph-rsid="0020f7b7" style:text-scale="100%"/>
    </style:style>
    <style:style style:name="P152" style:family="paragraph" style:parent-style-name="Standard">
      <style:text-properties style:font-name="Arial1" officeooo:rsid="01f9aa7b" officeooo:paragraph-rsid="0020f7b7" style:text-scale="100%"/>
    </style:style>
    <style:style style:name="P153" style:family="paragraph" style:parent-style-name="Text_20_body">
      <style:text-properties style:font-name="Arial1" style:text-scale="100%"/>
    </style:style>
    <style:style style:name="P154" style:family="paragraph" style:parent-style-name="Standard">
      <style:text-properties style:font-name="Arial1" officeooo:paragraph-rsid="0020f7b7" style:text-scale="100%"/>
    </style:style>
    <style:style style:name="P155" style:family="paragraph" style:parent-style-name="Standard">
      <style:paragraph-properties fo:text-align="justify" style:justify-single-word="false"/>
      <style:text-properties style:font-name="Arial1" officeooo:rsid="00244576" officeooo:paragraph-rsid="00244576" style:text-scale="100%"/>
    </style:style>
    <style:style style:name="P156" style:family="paragraph" style:parent-style-name="Text_20_body">
      <style:paragraph-properties fo:margin-top="0cm" fo:margin-bottom="0cm" style:contextual-spacing="false" fo:line-height="115%"/>
      <style:text-properties style:font-name="Arial1"/>
    </style:style>
    <style:style style:name="P157" style:family="paragraph" style:parent-style-name="Text_20_body">
      <style:paragraph-properties fo:margin-top="0cm" fo:margin-bottom="0cm" style:contextual-spacing="false" fo:line-height="115%" fo:text-align="justify" style:justify-single-word="false"/>
      <style:text-properties style:font-name="Arial1"/>
    </style:style>
    <style:style style:name="P158" style:family="paragraph" style:parent-style-name="Standard">
      <style:text-properties style:font-name="Arial1" officeooo:rsid="001b9a86" officeooo:paragraph-rsid="001b9a86"/>
    </style:style>
    <style:style style:name="P159" style:family="paragraph" style:parent-style-name="Text_20_body">
      <style:paragraph-properties fo:margin-left="0cm" fo:margin-right="0cm" fo:margin-top="0cm" fo:margin-bottom="0cm" style:contextual-spacing="false" fo:line-height="115%" fo:text-indent="0cm" style:auto-text-indent="false"/>
      <style:text-properties style:font-name="Arial1" fo:letter-spacing="-0.004cm" fo:language="en" fo:country="GB" officeooo:rsid="0019dbda" officeooo:paragraph-rsid="0019dbda" style:text-scale="100%"/>
    </style:style>
    <style:style style:name="P160"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letter-spacing="-0.004cm" fo:language="en" fo:country="GB" officeooo:paragraph-rsid="0019dbda" style:text-scale="100%"/>
    </style:style>
    <style:style style:name="P161" style:family="paragraph" style:parent-style-name="Text_20_body">
      <style:paragraph-properties fo:margin-left="0cm" fo:margin-right="0cm" fo:margin-top="0cm" fo:margin-bottom="0cm" style:contextual-spacing="false" fo:line-height="115%" fo:text-indent="0cm" style:auto-text-indent="false"/>
      <style:text-properties style:font-name="Arial1" fo:language="en" fo:country="GB" officeooo:paragraph-rsid="0019dbda" style:text-scale="100%"/>
    </style:style>
    <style:style style:name="P162"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style:font-name="Arial1" fo:language="en" fo:country="GB" officeooo:paragraph-rsid="0019dbda" style:text-scale="100%"/>
    </style:style>
    <style:style style:name="P163" style:family="paragraph" style:parent-style-name="Text_20_body">
      <style:paragraph-properties fo:margin-left="0cm" fo:margin-right="0cm" fo:margin-top="0cm" fo:margin-bottom="0cm" style:contextual-spacing="false" fo:line-height="115%" fo:text-align="justify" style:justify-single-word="false" fo:text-indent="0cm" style:auto-text-indent="false" fo:break-before="column"/>
      <style:text-properties style:font-name="Arial1" fo:language="en" fo:country="GB" officeooo:paragraph-rsid="0019dbda" style:text-scale="100%"/>
    </style:style>
    <style:style style:name="P164" style:family="paragraph" style:parent-style-name="Text_20_body">
      <style:paragraph-properties fo:margin-left="0cm" fo:margin-right="0cm" fo:margin-top="0cm" fo:margin-bottom="0cm" style:contextual-spacing="false" fo:line-height="115%" fo:text-indent="0cm" style:auto-text-indent="false" fo:break-before="column">
        <style:tab-stops>
          <style:tab-stop style:position="6.041cm"/>
        </style:tab-stops>
      </style:paragraph-properties>
      <style:text-properties style:font-name="Arial1" fo:language="en" fo:country="GB" officeooo:paragraph-rsid="0019dbda" style:text-scale="100%"/>
    </style:style>
    <style:style style:name="P165" style:family="paragraph" style:parent-style-name="Text_20_body">
      <style:paragraph-properties fo:margin-left="0cm" fo:margin-right="0cm" fo:margin-top="0cm" fo:margin-bottom="0cm" style:contextual-spacing="false" fo:line-height="115%" fo:text-indent="0cm" style:auto-text-indent="false">
        <style:tab-stops>
          <style:tab-stop style:position="6.041cm"/>
        </style:tab-stops>
      </style:paragraph-properties>
      <style:text-properties style:font-name="Arial1" fo:language="en" fo:country="GB" officeooo:paragraph-rsid="0019dbda" style:text-scale="100%"/>
    </style:style>
    <style:style style:name="P166" style:family="paragraph" style:parent-style-name="Text_20_body">
      <style:paragraph-properties fo:margin-left="0cm" fo:margin-right="0cm" fo:margin-top="0cm" fo:margin-bottom="0cm" style:contextual-spacing="false" fo:line-height="115%" fo:text-indent="0cm" style:auto-text-indent="false">
        <style:tab-stops>
          <style:tab-stop style:position="6.041cm"/>
        </style:tab-stops>
      </style:paragraph-properties>
      <style:text-properties style:font-name="Arial1" fo:letter-spacing="-0.007cm" fo:language="en" fo:country="GB" officeooo:paragraph-rsid="0019dbda" style:text-scale="100%"/>
    </style:style>
    <style:style style:name="P167" style:family="paragraph" style:parent-style-name="Standard">
      <style:paragraph-properties fo:margin-left="0.035cm" fo:margin-right="0cm" fo:margin-top="0.035cm" fo:margin-bottom="0cm" style:contextual-spacing="false" fo:text-indent="0cm" style:auto-text-indent="false"/>
      <style:text-properties fo:letter-spacing="-0.004cm" style:text-scale="90%"/>
    </style:style>
    <style:style style:name="P168" style:family="paragraph" style:parent-style-name="Text_20_body">
      <style:paragraph-properties fo:margin-top="0cm" fo:margin-bottom="0cm" style:contextual-spacing="false" fo:line-height="115%"/>
      <style:text-properties fo:letter-spacing="-0.004cm" style:text-scale="80%"/>
    </style:style>
    <style:style style:name="P169" style:family="paragraph" style:parent-style-name="Standard">
      <style:paragraph-properties fo:margin-left="0.035cm" fo:margin-right="0cm" fo:margin-top="0.019cm" fo:margin-bottom="0cm" style:contextual-spacing="false" fo:text-indent="0cm" style:auto-text-indent="false"/>
      <style:text-properties style:font-name="Times New Roman" fo:font-size="10.5pt" fo:letter-spacing="-0.004cm" fo:font-weight="bold" style:font-size-asian="10.5pt" style:font-weight-asian="bold" style:text-scale="130%"/>
    </style:style>
    <style:style style:name="P170" style:family="paragraph" style:parent-style-name="Standard">
      <style:text-properties style:font-name="Times New Roman" officeooo:rsid="001b9a86" officeooo:paragraph-rsid="001b9a86"/>
    </style:style>
    <style:style style:name="P171" style:family="paragraph" style:parent-style-name="Text_20_body">
      <style:paragraph-properties fo:line-height="5%"/>
      <style:text-properties fo:font-size="1pt" style:font-size-asian="1pt"/>
    </style:style>
    <style:style style:name="P172" style:family="paragraph" style:parent-style-name="Text_20_body">
      <style:paragraph-properties fo:margin-left="0.035cm" fo:margin-right="0cm" fo:margin-top="0.035cm" fo:margin-bottom="0cm" style:contextual-spacing="false" fo:text-indent="0cm" style:auto-text-indent="false"/>
      <style:text-properties fo:letter-spacing="-0.007cm" style:text-scale="85%"/>
    </style:style>
    <style:style style:name="P173" style:family="paragraph" style:parent-style-name="Contents_20_Heading">
      <style:paragraph-properties fo:break-before="page"/>
    </style:style>
    <style:style style:name="P174" style:family="paragraph" style:parent-style-name="Contents_20_Heading">
      <style:text-properties officeooo:paragraph-rsid="00153302"/>
    </style:style>
    <style:style style:name="P175" style:family="paragraph" style:parent-style-name="Standard">
      <style:paragraph-properties fo:text-align="start" style:justify-single-word="false"/>
      <style:text-properties style:font-name="Arial" officeooo:paragraph-rsid="00153302" style:font-name-asian="Arial" style:font-name-complex="Arial"/>
    </style:style>
    <style:style style:name="P176" style:family="paragraph" style:parent-style-name="Standard">
      <style:text-properties style:font-name="Arial" officeooo:paragraph-rsid="00153302" style:font-name-asian="Arial" style:font-name-complex="Arial"/>
    </style:style>
    <style:style style:name="P177" style:family="paragraph" style:parent-style-name="Standard">
      <style:paragraph-properties fo:text-align="justify" style:justify-single-word="false"/>
      <style:text-properties style:font-name="Arial" officeooo:rsid="00bfae5b" officeooo:paragraph-rsid="00153302" style:font-name-asian="Arial" style:font-name-complex="Arial"/>
    </style:style>
    <style:style style:name="P178" style:family="paragraph" style:parent-style-name="Standard">
      <style:paragraph-properties fo:text-align="center" style:justify-single-word="false"/>
      <style:text-properties style:font-name="Arial" officeooo:rsid="00153302" officeooo:paragraph-rsid="001653f0" style:font-name-asian="Arial" style:font-name-complex="Arial"/>
    </style:style>
    <style:style style:name="P179" style:family="paragraph" style:parent-style-name="Standard">
      <style:paragraph-properties fo:text-align="center" style:justify-single-word="false"/>
      <style:text-properties style:font-name="Arial" officeooo:paragraph-rsid="00153302" style:font-name-asian="Arial" style:font-name-complex="Arial"/>
    </style:style>
    <style:style style:name="P180" style:family="paragraph" style:parent-style-name="Standard">
      <style:paragraph-properties fo:text-align="center" style:justify-single-word="false"/>
      <style:text-properties style:font-name="Arial" fo:font-size="16pt" fo:font-weight="bold" officeooo:paragraph-rsid="00153302" style:font-name-asian="Arial" style:font-size-asian="16pt" style:font-weight-asian="bold" style:font-name-complex="Arial" style:font-size-complex="16pt" style:font-weight-complex="bold"/>
    </style:style>
    <style:style style:name="P181" style:family="paragraph" style:parent-style-name="Standard">
      <style:paragraph-properties fo:text-align="center" style:justify-single-word="false"/>
      <style:text-properties style:font-name="Arial" fo:font-size="16pt" fo:font-weight="bold" officeooo:rsid="00153302" officeooo:paragraph-rsid="00153302" style:font-name-asian="Arial" style:font-size-asian="16pt" style:font-weight-asian="bold" style:font-name-complex="Arial" style:font-size-complex="16pt" style:font-weight-complex="bold"/>
    </style:style>
    <style:style style:name="P182" style:family="paragraph" style:parent-style-name="Standard">
      <style:paragraph-properties fo:text-align="center" style:justify-single-word="false"/>
      <style:text-properties style:font-name="Arial" fo:font-size="14pt" fo:font-weight="bold" officeooo:rsid="00d5393f" officeooo:paragraph-rsid="00153302" style:font-name-asian="Arial" style:font-size-asian="14pt" style:font-weight-asian="bold" style:font-name-complex="Arial" style:font-size-complex="14pt" style:font-weight-complex="bold"/>
    </style:style>
    <style:style style:name="P183" style:family="paragraph" style:parent-style-name="Standard">
      <style:paragraph-properties fo:text-align="start" style:justify-single-word="false"/>
      <style:text-properties style:font-name="Arial" fo:font-weight="bold" officeooo:paragraph-rsid="00153302" style:font-name-asian="Arial" style:font-weight-asian="bold" style:font-name-complex="Arial" style:font-weight-complex="bold"/>
    </style:style>
    <style:style style:name="P184" style:family="paragraph" style:parent-style-name="Standard">
      <style:paragraph-properties fo:text-align="start" style:justify-single-word="false"/>
      <style:text-properties style:font-name="Arial" fo:font-weight="normal" officeooo:paragraph-rsid="00153302" style:font-name-asian="Arial" style:font-weight-asian="normal" style:font-name-complex="Arial" style:font-weight-complex="normal"/>
    </style:style>
    <style:style style:name="P185" style:family="paragraph" style:parent-style-name="Standard">
      <style:paragraph-properties fo:text-align="justify" style:justify-single-word="false"/>
      <style:text-properties style:font-name="Arial" fo:font-weight="normal" officeooo:paragraph-rsid="00153302" style:font-name-asian="Arial" style:font-weight-asian="normal" style:font-name-complex="Arial" style:font-weight-complex="normal"/>
    </style:style>
    <style:style style:name="P186" style:family="paragraph" style:parent-style-name="Standard">
      <style:paragraph-properties fo:text-align="start" style:justify-single-word="false"/>
      <style:text-properties style:font-name="Arial" fo:font-size="12pt" fo:font-weight="normal" officeooo:paragraph-rsid="00153302" style:font-name-asian="Arial" style:font-size-asian="12pt" style:font-weight-asian="normal" style:font-name-complex="Arial" style:font-size-complex="12pt" style:font-weight-complex="normal"/>
    </style:style>
    <style:style style:name="P187" style:family="paragraph" style:parent-style-name="Standard">
      <style:paragraph-properties fo:text-align="justify" style:justify-single-word="false"/>
      <style:text-properties style:font-name="Arial" fo:font-style="normal" fo:font-weight="normal" officeooo:rsid="00c7ef1b" officeooo:paragraph-rsid="00153302" style:font-name-asian="Arial" style:font-style-asian="normal" style:font-weight-asian="normal" style:font-name-complex="Arial" style:font-style-complex="normal" style:font-weight-complex="normal"/>
    </style:style>
    <style:style style:name="P188" style:family="paragraph" style:parent-style-name="Standard">
      <style:paragraph-properties fo:text-align="center" style:justify-single-word="false"/>
      <style:text-properties style:text-line-through-style="none" style:text-line-through-type="none" style:font-name="Arial" fo:font-size="24pt" fo:font-weight="bold" officeooo:paragraph-rsid="00153302" style:font-name-asian="Arial" style:font-size-asian="24pt" style:font-weight-asian="bold" style:font-name-complex="Arial" style:font-size-complex="24pt" style:font-weight-complex="bold" style:font-relief="embossed"/>
    </style:style>
    <style:style style:name="P189" style:family="paragraph" style:parent-style-name="Standard">
      <style:paragraph-properties fo:text-align="center" style:justify-single-word="false"/>
      <style:text-properties style:text-line-through-style="none" style:text-line-through-type="none" style:font-name="Arial" fo:font-size="18pt" fo:font-weight="bold" officeooo:paragraph-rsid="00153302" style:font-name-asian="Arial" style:font-size-asian="18pt" style:font-weight-asian="bold" style:font-name-complex="Arial" style:font-size-complex="18pt" style:font-weight-complex="bold" style:font-relief="embossed"/>
    </style:style>
    <style:style style:name="P190" style:family="paragraph" style:parent-style-name="Standard">
      <style:paragraph-properties fo:text-align="justify" style:justify-single-word="false"/>
      <style:text-properties style:font-name="Liberation Mono" fo:font-size="10pt" officeooo:rsid="00153302" officeooo:paragraph-rsid="00153302" style:font-name-asian="Arial" style:font-size-asian="10pt" style:font-name-complex="Arial" style:font-size-complex="10pt"/>
    </style:style>
    <style:style style:name="P191" style:family="paragraph" style:parent-style-name="Standard">
      <style:paragraph-properties fo:text-align="justify" style:justify-single-word="false"/>
      <style:text-properties style:font-name="Liberation Mono" fo:font-size="10pt" officeooo:rsid="00153302" officeooo:paragraph-rsid="001653f0" style:font-name-asian="Arial" style:font-size-asian="10pt" style:font-name-complex="Arial" style:font-size-complex="10pt"/>
    </style:style>
    <style:style style:name="P192" style:family="paragraph" style:parent-style-name="Standard">
      <style:paragraph-properties fo:text-align="justify" style:justify-single-word="false"/>
      <style:text-properties style:font-name="Liberation Mono" fo:font-size="10pt" officeooo:rsid="001653f0" officeooo:paragraph-rsid="001653f0" style:font-name-asian="Arial" style:font-size-asian="10pt" style:font-name-complex="Arial" style:font-size-complex="10pt"/>
    </style:style>
    <style:style style:name="P193" style:family="paragraph" style:parent-style-name="Standard">
      <style:paragraph-properties fo:text-align="justify" style:justify-single-word="false"/>
      <style:text-properties style:font-name="Liberation Mono" fo:font-size="10pt" officeooo:rsid="001653f0" officeooo:paragraph-rsid="0017f60d" style:font-name-asian="Arial" style:font-size-asian="10pt" style:font-name-complex="Arial" style:font-size-complex="10pt"/>
    </style:style>
    <style:style style:name="P194" style:family="paragraph" style:parent-style-name="Standard">
      <style:text-properties style:font-name="Liberation Mono" officeooo:rsid="00643753" officeooo:paragraph-rsid="001b9a86"/>
    </style:style>
    <style:style style:name="P195" style:family="paragraph" style:parent-style-name="Standard">
      <style:paragraph-properties fo:text-align="justify" style:justify-single-word="false"/>
      <style:text-properties fo:color="#ff0000" loext:opacity="100%" style:font-name="Arial" fo:font-style="normal" fo:font-weight="normal" officeooo:rsid="00c7ef1b" officeooo:paragraph-rsid="00153302" style:font-name-asian="Arial" style:font-style-asian="normal" style:font-weight-asian="normal" style:font-name-complex="Arial" style:font-style-complex="normal" style:font-weight-complex="normal"/>
    </style:style>
    <style:style style:name="P196" style:family="paragraph" style:parent-style-name="Text_20_body">
      <style:paragraph-properties fo:margin-top="0cm" fo:margin-bottom="0cm" style:contextual-spacing="false" fo:line-height="100%"/>
      <style:text-properties style:text-scale="90%"/>
    </style:style>
    <style:style style:name="P197" style:family="paragraph" style:parent-style-name="Text_20_body">
      <style:paragraph-properties fo:margin-top="0cm" fo:margin-bottom="0cm" style:contextual-spacing="false" fo:line-height="100%" fo:text-align="justify" style:justify-single-word="false"/>
      <style:text-properties style:text-scale="90%"/>
    </style:style>
    <style:style style:name="P198" style:family="paragraph" style:parent-style-name="Text_20_body">
      <style:paragraph-properties fo:margin-top="0cm" fo:margin-bottom="0cm" style:contextual-spacing="false" fo:line-height="115%" fo:text-align="justify" style:justify-single-word="false"/>
      <style:text-properties style:text-scale="90%"/>
    </style:style>
    <style:style style:name="P199" style:family="paragraph" style:parent-style-name="Text_20_body">
      <style:paragraph-properties fo:margin-top="0cm" fo:margin-bottom="0cm" style:contextual-spacing="false" fo:line-height="115%"/>
      <style:text-properties style:text-scale="90%"/>
    </style:style>
    <style:style style:name="P200" style:family="paragraph" style:parent-style-name="Standard">
      <style:text-properties officeooo:paragraph-rsid="001b9a86"/>
    </style:style>
    <style:style style:name="P201" style:family="paragraph" style:parent-style-name="Preformatted_20_Text">
      <style:paragraph-properties>
        <style:tab-stops>
          <style:tab-stop style:position="0.6cm"/>
        </style:tab-stops>
      </style:paragraph-properties>
      <style:text-properties style:font-name="Nimbus Roman No9 L" fo:font-size="14pt" officeooo:paragraph-rsid="001b9a86" style:font-size-asian="14pt" style:font-size-complex="14pt"/>
    </style:style>
    <style:style style:name="P202" style:family="paragraph" style:parent-style-name="Preformatted_20_Text">
      <style:paragraph-properties>
        <style:tab-stops>
          <style:tab-stop style:position="18.997cm"/>
        </style:tab-stops>
      </style:paragraph-properties>
      <style:text-properties style:font-name="Nimbus Roman No9 L" fo:font-size="14pt" officeooo:paragraph-rsid="001b9a86" style:font-size-asian="14pt" style:font-size-complex="14pt"/>
    </style:style>
    <style:style style:name="P203" style:family="paragraph" style:parent-style-name="Preformatted_20_Text">
      <style:paragraph-properties fo:text-align="center" style:justify-single-word="false">
        <style:tab-stops>
          <style:tab-stop style:position="0.6cm"/>
        </style:tab-stops>
      </style:paragraph-properties>
      <style:text-properties style:font-name="Nimbus Roman No9 L" fo:font-size="14pt" officeooo:paragraph-rsid="001b9a86" style:font-size-asian="14pt" style:font-size-complex="14pt"/>
    </style:style>
    <style:style style:name="P204" style:family="paragraph" style:parent-style-name="Preformatted_20_Text">
      <style:paragraph-properties fo:text-align="center" style:justify-single-word="false"/>
      <style:text-properties fo:font-size="18pt" fo:font-weight="bold" officeooo:paragraph-rsid="001b9a86" style:font-size-asian="18pt" style:font-weight-asian="bold" style:font-size-complex="18pt" style:font-weight-complex="bold"/>
    </style:style>
    <style:style style:name="P205" style:family="paragraph" style:parent-style-name="Preformatted_20_Text">
      <style:paragraph-properties fo:text-align="center" style:justify-single-word="false"/>
      <style:text-properties officeooo:paragraph-rsid="001b9a86"/>
    </style:style>
    <style:style style:name="P206" style:family="paragraph" style:parent-style-name="Standard">
      <style:paragraph-properties fo:text-align="justify" style:justify-single-word="false"/>
      <style:text-properties officeooo:paragraph-rsid="001b9a86"/>
    </style:style>
    <style:style style:name="P207" style:family="paragraph" style:parent-style-name="Standard">
      <style:paragraph-properties fo:text-align="justify" style:justify-single-word="false"/>
    </style:style>
    <style:style style:name="P208" style:family="paragraph" style:parent-style-name="Text_20_body">
      <style:paragraph-properties fo:margin-top="0cm" fo:margin-bottom="0cm" style:contextual-spacing="false" fo:text-align="justify" style:justify-single-word="false"/>
    </style:style>
    <style:style style:name="P209" style:family="paragraph" style:parent-style-name="Text_20_body">
      <style:paragraph-properties fo:margin-top="0cm" fo:margin-bottom="0cm" style:contextual-spacing="false" fo:text-align="justify" style:justify-single-word="false"/>
      <style:text-properties officeooo:paragraph-rsid="001b4421"/>
    </style:style>
    <style:style style:name="P210" style:family="paragraph" style:parent-style-name="Text_20_body">
      <style:paragraph-properties fo:margin-top="0cm" fo:margin-bottom="0cm" style:contextual-spacing="false" fo:text-align="justify" style:justify-single-word="false"/>
      <style:text-properties officeooo:paragraph-rsid="001d1234"/>
    </style:style>
    <style:style style:name="P211" style:family="paragraph" style:parent-style-name="Text_20_body">
      <style:paragraph-properties fo:margin-top="0cm" fo:margin-bottom="0cm" style:contextual-spacing="false" fo:text-align="justify" style:justify-single-word="false"/>
      <style:text-properties officeooo:paragraph-rsid="001d5482"/>
    </style:style>
    <style:style style:name="P212" style:family="paragraph" style:parent-style-name="Standard">
      <style:paragraph-properties fo:text-align="justify" style:justify-single-word="false"/>
      <style:text-properties officeooo:paragraph-rsid="0020f7b7"/>
    </style:style>
    <style:style style:name="P213" style:family="paragraph" style:parent-style-name="Text_20_body">
      <style:paragraph-properties fo:line-height="115%"/>
    </style:style>
    <style:style style:name="P214" style:family="paragraph" style:parent-style-name="Text_20_body">
      <style:paragraph-properties fo:margin-top="0cm" fo:margin-bottom="0cm" style:contextual-spacing="false" fo:line-height="115%"/>
    </style:style>
    <style:style style:name="P215"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ab-stops>
          <style:tab-stop style:position="4.279cm"/>
          <style:tab-stop style:position="10.056cm"/>
        </style:tab-stops>
      </style:paragraph-properties>
      <style:text-properties officeooo:paragraph-rsid="0019dbda"/>
    </style:style>
    <style:style style:name="P216" style:family="paragraph" style:parent-style-name="Standard">
      <style:paragraph-properties fo:text-align="justify" style:justify-single-word="false"/>
      <style:text-properties officeooo:rsid="001b9a86" officeooo:paragraph-rsid="001b9a86"/>
    </style:style>
    <style:style style:name="P217" style:family="paragraph" style:parent-style-name="Standard">
      <style:text-properties officeooo:rsid="01f9aa7b" officeooo:paragraph-rsid="001b9a86"/>
    </style:style>
    <style:style style:name="P218" style:family="paragraph" style:parent-style-name="Standard">
      <style:text-properties officeooo:rsid="01f9aa7b" officeooo:paragraph-rsid="0020f7b7"/>
    </style:style>
    <style:style style:name="P219" style:family="paragraph" style:parent-style-name="Text_20_body">
      <style:paragraph-properties fo:margin-top="0cm" fo:margin-bottom="0cm" style:contextual-spacing="false" fo:line-height="100%" fo:text-align="justify" style:justify-single-word="false"/>
    </style:style>
    <style:style style:name="P220" style:family="paragraph" style:parent-style-name="Text_20_body">
      <style:paragraph-properties fo:margin-top="0cm" fo:margin-bottom="0cm" style:contextual-spacing="false" fo:line-height="100%" fo:text-align="justify" style:justify-single-word="false"/>
      <style:text-properties officeooo:paragraph-rsid="001d5482"/>
    </style:style>
    <style:style style:name="P221" style:family="paragraph" style:parent-style-name="Text_20_body">
      <style:paragraph-properties fo:margin-top="0cm" fo:margin-bottom="0cm" style:contextual-spacing="false" fo:line-height="115%"/>
      <style:text-properties style:text-scale="100%"/>
    </style:style>
    <style:style style:name="P222" style:family="paragraph" style:parent-style-name="Text_20_body">
      <style:paragraph-properties fo:margin-top="0cm" fo:margin-bottom="0cm" style:contextual-spacing="false" fo:line-height="115%" fo:break-before="column"/>
      <style:text-properties style:text-scale="100%"/>
    </style:style>
    <style:style style:name="P223" style:family="paragraph" style:parent-style-name="Text_20_body">
      <style:paragraph-properties fo:margin-top="0cm" fo:margin-bottom="0cm" style:contextual-spacing="false" fo:line-height="115%" fo:text-align="justify" style:justify-single-word="false"/>
      <style:text-properties style:text-scale="100%"/>
    </style:style>
    <style:style style:name="P224" style:family="paragraph" style:parent-style-name="Text_20_body">
      <style:paragraph-properties fo:margin-top="0cm" fo:margin-bottom="0cm" style:contextual-spacing="false" fo:line-height="115%" fo:text-align="justify" style:justify-single-word="false"/>
      <style:text-properties officeooo:paragraph-rsid="0019dbda" style:text-scale="100%"/>
    </style:style>
    <style:style style:name="P225" style:family="paragraph" style:parent-style-name="Text_20_body">
      <style:paragraph-properties fo:margin-top="0cm" fo:margin-bottom="0cm" style:contextual-spacing="false" fo:line-height="115%" fo:text-align="justify" style:justify-single-word="false"/>
      <style:text-properties officeooo:paragraph-rsid="001b4421" style:text-scale="100%"/>
    </style:style>
    <style:style style:name="P226" style:family="paragraph" style:parent-style-name="Text_20_body">
      <style:paragraph-properties fo:line-height="115%"/>
      <style:text-properties style:text-scale="100%"/>
    </style:style>
    <style:style style:name="P227" style:family="paragraph" style:parent-style-name="Text_20_body">
      <style:paragraph-properties fo:margin-top="0cm" fo:margin-bottom="0cm" style:contextual-spacing="false" fo:line-height="115%"/>
      <style:text-properties officeooo:paragraph-rsid="0019dbda" style:text-scale="100%"/>
    </style:style>
    <style:style style:name="P228" style:family="paragraph" style:parent-style-name="Standard">
      <style:paragraph-properties fo:text-align="justify" style:justify-single-word="false"/>
      <style:text-properties style:text-scale="100%"/>
    </style:style>
    <style:style style:name="P229" style:family="paragraph" style:parent-style-name="Text_20_body">
      <style:paragraph-properties fo:margin-top="0cm" fo:margin-bottom="0cm" style:contextual-spacing="false" fo:text-align="justify" style:justify-single-word="false"/>
      <style:text-properties style:text-scale="100%"/>
    </style:style>
    <style:style style:name="P230" style:family="paragraph" style:parent-style-name="Text_20_body">
      <style:paragraph-properties fo:text-align="justify" style:justify-single-word="false"/>
      <style:text-properties style:text-scale="100%"/>
    </style:style>
    <style:style style:name="P231" style:family="paragraph" style:parent-style-name="Text_20_body">
      <style:text-properties style:text-scale="100%"/>
    </style:style>
    <style:style style:name="P232" style:family="paragraph" style:parent-style-name="Text_20_body">
      <style:paragraph-properties fo:margin-top="0cm" fo:margin-bottom="0cm" style:contextual-spacing="false" fo:line-height="100%"/>
      <style:text-properties style:text-scale="100%"/>
    </style:style>
    <style:style style:name="P233" style:family="paragraph" style:parent-style-name="Text_20_body">
      <style:paragraph-properties fo:margin-top="0cm" fo:margin-bottom="0cm" style:contextual-spacing="false" fo:line-height="115%" fo:text-align="justify" style:justify-single-word="false"/>
      <style:text-properties officeooo:rsid="0019dbda" officeooo:paragraph-rsid="0019dbda" style:text-scale="100%"/>
    </style:style>
    <style:style style:name="P234" style:family="paragraph" style:parent-style-name="Text_20_body">
      <style:paragraph-properties fo:margin-top="0cm" fo:margin-bottom="0cm" style:contextual-spacing="false" fo:line-height="115%" fo:text-align="justify" style:justify-single-word="false"/>
      <style:text-properties officeooo:rsid="001d5482" officeooo:paragraph-rsid="001d5482" style:text-scale="100%"/>
    </style:style>
    <style:style style:name="P235" style:family="paragraph" style:parent-style-name="Text_20_body">
      <style:paragraph-properties fo:margin-top="0cm" fo:margin-bottom="0cm" style:contextual-spacing="false"/>
    </style:style>
    <style:style style:name="P236" style:family="paragraph" style:parent-style-name="Text_20_body">
      <style:paragraph-properties fo:margin-top="0cm" fo:margin-bottom="0cm" style:contextual-spacing="false"/>
      <style:text-properties officeooo:rsid="001b4421" officeooo:paragraph-rsid="001b4421"/>
    </style:style>
    <style:style style:name="P237" style:family="paragraph" style:parent-style-name="Text_20_body">
      <style:paragraph-properties fo:margin-top="0cm" fo:margin-bottom="0cm" style:contextual-spacing="false" fo:text-align="justify" style:justify-single-word="false"/>
      <style:text-properties officeooo:rsid="001b4421" officeooo:paragraph-rsid="001b4421"/>
    </style:style>
    <style:style style:name="P238" style:family="paragraph" style:parent-style-name="Text_20_body">
      <style:paragraph-properties fo:margin-top="0cm" fo:margin-bottom="0cm" style:contextual-spacing="false" fo:text-align="justify" style:justify-single-word="false"/>
      <style:text-properties officeooo:rsid="001b4421" officeooo:paragraph-rsid="001d1234"/>
    </style:style>
    <style:style style:name="P239" style:family="paragraph" style:parent-style-name="Text_20_body">
      <style:paragraph-properties fo:margin-top="0cm" fo:margin-bottom="0cm" style:contextual-spacing="false" fo:text-align="justify" style:justify-single-word="false"/>
      <style:text-properties officeooo:rsid="001b4421" officeooo:paragraph-rsid="0020f7b7"/>
    </style:style>
    <style:style style:name="P240" style:family="paragraph" style:parent-style-name="Text_20_body">
      <style:paragraph-properties fo:margin-top="0cm" fo:margin-bottom="0cm" style:contextual-spacing="false" fo:text-align="justify" style:justify-single-word="false"/>
      <style:text-properties officeooo:rsid="001b4421" officeooo:paragraph-rsid="0026273e"/>
    </style:style>
    <style:style style:name="P241" style:family="paragraph" style:parent-style-name="Text_20_body">
      <style:text-properties fo:font-style="normal" style:font-style-asian="normal" style:font-style-complex="normal"/>
    </style:style>
    <style:style style:name="P242" style:family="paragraph" style:parent-style-name="Standard">
      <style:paragraph-properties fo:text-align="justify" style:justify-single-word="false"/>
      <style:text-properties fo:font-style="normal" fo:font-weight="normal" officeooo:rsid="00643753" officeooo:paragraph-rsid="001b9a86" style:font-style-asian="normal" style:font-weight-asian="normal" style:font-style-complex="normal" style:font-weight-complex="normal"/>
    </style:style>
    <style:style style:name="P243" style:family="paragraph" style:parent-style-name="Text_20_body">
      <style:paragraph-properties fo:margin-left="0cm" fo:margin-right="0cm" fo:margin-top="0cm" fo:margin-bottom="0cm" style:contextual-spacing="false" fo:line-height="100%" fo:text-align="start" style:justify-single-word="false" fo:text-indent="0cm" style:auto-text-indent="false"/>
      <style:text-properties fo:language="en" fo:country="GB" officeooo:paragraph-rsid="0019dbda" style:text-scale="85%"/>
    </style:style>
    <style:style style:name="P244" style:family="paragraph" style:parent-style-name="Text_20_body">
      <style:paragraph-properties fo:margin-left="0cm" fo:margin-right="0cm" fo:margin-top="0cm" fo:margin-bottom="0cm" style:contextual-spacing="false" fo:line-height="115%" fo:text-indent="0cm" style:auto-text-indent="false">
        <style:tab-stops>
          <style:tab-stop style:position="6.041cm"/>
        </style:tab-stops>
      </style:paragraph-properties>
      <style:text-properties style:text-position="4% 100%" style:font-name="Arial1" fo:letter-spacing="-0.007cm" fo:language="en" fo:country="GB" officeooo:paragraph-rsid="0019dbda" style:text-scale="100%"/>
    </style:style>
    <style:style style:name="P245" style:family="paragraph" style:parent-style-name="Text_20_body">
      <style:paragraph-properties fo:margin-top="0cm" fo:margin-bottom="0cm" style:contextual-spacing="false" fo:text-align="justify" style:justify-single-word="false"/>
      <style:text-properties officeooo:rsid="001ae5c6" officeooo:paragraph-rsid="001ae5c6"/>
    </style:style>
    <style:style style:name="P246" style:family="paragraph" style:parent-style-name="Text_20_body">
      <style:paragraph-properties fo:margin-top="0cm" fo:margin-bottom="0cm" style:contextual-spacing="false" fo:text-align="justify" style:justify-single-word="false"/>
      <style:text-properties officeooo:rsid="001ae5c6"/>
    </style:style>
    <style:style style:name="P247" style:family="paragraph" style:parent-style-name="Text_20_body">
      <style:text-properties officeooo:paragraph-rsid="0020f7b7"/>
    </style:style>
    <style:style style:name="P248" style:family="paragraph" style:parent-style-name="Standard">
      <style:text-properties officeooo:rsid="00643753" officeooo:paragraph-rsid="001b9a86"/>
    </style:style>
    <style:style style:name="P249" style:family="paragraph" style:parent-style-name="Text_20_body">
      <style:paragraph-properties fo:margin-top="0cm" fo:margin-bottom="0cm" style:contextual-spacing="false" fo:text-align="justify" style:justify-single-word="false"/>
      <style:text-properties officeooo:rsid="0020f7b7" officeooo:paragraph-rsid="0020f7b7"/>
    </style:style>
    <style:style style:name="P250" style:family="paragraph" style:parent-style-name="Text_20_body">
      <style:paragraph-properties fo:text-align="justify" style:justify-single-word="false"/>
      <style:text-properties officeooo:rsid="0020f7b7" officeooo:paragraph-rsid="0020f7b7"/>
    </style:style>
    <style:style style:name="P251" style:family="paragraph" style:parent-style-name="Text_20_body">
      <style:paragraph-properties fo:text-align="justify" style:justify-single-word="false"/>
      <style:text-properties fo:color="#1c1c1c" loext:opacity="100%" fo:letter-spacing="-0.004cm" officeooo:rsid="0020f7b7" officeooo:paragraph-rsid="0020f7b7" style:text-scale="100%"/>
    </style:style>
    <style:style style:name="P252" style:family="paragraph" style:parent-style-name="Text_20_body">
      <style:paragraph-properties fo:margin-top="0cm" fo:margin-bottom="0cm" style:contextual-spacing="false" fo:text-align="justify" style:justify-single-word="false"/>
      <style:text-properties officeooo:rsid="00240d2c" officeooo:paragraph-rsid="00240d2c"/>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Contents_20_3">
      <style:paragraph-properties>
        <style:tab-stops>
          <style:tab-stop style:position="16cm" style:type="right" style:leader-style="dotted" style:leader-text="."/>
        </style:tab-stops>
      </style:paragraph-properties>
    </style:style>
    <style:style style:name="P255" style:family="paragraph" style:parent-style-name="Contents_20_4">
      <style:paragraph-properties>
        <style:tab-stops>
          <style:tab-stop style:position="15.501cm" style:type="right" style:leader-style="dotted" style:leader-text="."/>
        </style:tab-stops>
      </style:paragraph-properties>
    </style:style>
    <style:style style:name="P256" style:family="paragraph" style:parent-style-name="Text_20_body">
      <style:paragraph-properties fo:margin-top="0cm" fo:margin-bottom="0cm" style:contextual-spacing="false" fo:text-align="justify" style:justify-single-word="false"/>
      <style:text-properties fo:font-weight="bold" officeooo:rsid="00244576" officeooo:paragraph-rsid="00244576" style:font-weight-asian="bold" style:font-weight-complex="bold"/>
    </style:style>
    <style:style style:name="P257" style:family="paragraph" style:parent-style-name="Contents_20_1">
      <style:paragraph-properties>
        <style:tab-stops>
          <style:tab-stop style:position="16.999cm" style:type="right" style:leader-style="dotted" style:leader-text="."/>
        </style:tab-stops>
      </style:paragraph-properties>
    </style:style>
    <style:style style:name="P258" style:family="paragraph" style:parent-style-name="Contents_20_3">
      <style:paragraph-properties>
        <style:tab-stops>
          <style:tab-stop style:position="15.998cm" style:type="right" style:leader-style="dotted" style:leader-text="."/>
        </style:tab-stops>
      </style:paragraph-properties>
    </style:style>
    <style:style style:name="P259" style:family="paragraph" style:parent-style-name="Contents_20_4">
      <style:paragraph-properties>
        <style:tab-stops>
          <style:tab-stop style:position="15.499cm" style:type="right" style:leader-style="dotted" style:leader-text="."/>
        </style:tab-stops>
      </style:paragraph-properties>
    </style:style>
    <style:style style:name="P260" style:family="paragraph" style:parent-style-name="Footer">
      <style:paragraph-properties fo:text-align="center" style:justify-single-word="false"/>
      <style:text-properties officeooo:rsid="0047c002" officeooo:paragraph-rsid="0017f60d"/>
    </style:style>
    <style:style style:name="P261" style:family="paragraph" style:parent-style-name="Heading_20_1">
      <style:paragraph-properties fo:break-before="page"/>
      <style:text-properties officeooo:rsid="001653f0" officeooo:paragraph-rsid="001653f0"/>
    </style:style>
    <style:style style:name="P262" style:family="paragraph" style:parent-style-name="Heading_20_1">
      <style:paragraph-properties fo:break-before="page"/>
    </style:style>
    <style:style style:name="P263" style:family="paragraph" style:parent-style-name="Heading_20_1">
      <style:paragraph-properties fo:break-before="page"/>
      <style:text-properties officeooo:paragraph-rsid="001b4421"/>
    </style:style>
    <style:style style:name="P264" style:family="paragraph" style:parent-style-name="Heading_20_1">
      <style:paragraph-properties fo:break-before="page"/>
      <style:text-properties officeooo:rsid="00f1fcd6" officeooo:paragraph-rsid="0020f7b7"/>
    </style:style>
    <style:style style:name="P265" style:family="paragraph" style:parent-style-name="Heading_20_1">
      <style:paragraph-properties fo:break-before="page"/>
      <style:text-properties officeooo:rsid="0020f7b7" officeooo:paragraph-rsid="0020f7b7"/>
    </style:style>
    <style:style style:name="P266" style:family="paragraph" style:parent-style-name="Heading_20_2">
      <style:text-properties style:font-name="Arial" officeooo:rsid="00153302" officeooo:paragraph-rsid="0020f7b7" style:font-name-asian="Arial" style:font-name-complex="Arial"/>
    </style:style>
    <style:style style:name="P267" style:family="paragraph" style:parent-style-name="Heading_20_2">
      <style:text-properties fo:font-size="14pt" style:font-size-asian="14pt" style:font-size-complex="14pt"/>
    </style:style>
    <style:style style:name="P268" style:family="paragraph" style:parent-style-name="Heading_20_2">
      <style:paragraph-properties fo:break-before="page"/>
    </style:style>
    <style:style style:name="P269" style:family="paragraph" style:parent-style-name="Heading_20_2">
      <style:paragraph-properties fo:break-before="page"/>
      <style:text-properties style:text-scale="100%"/>
    </style:style>
    <style:style style:name="P270" style:family="paragraph" style:parent-style-name="Heading_20_3">
      <style:paragraph-properties fo:margin-top="0.041cm" fo:margin-bottom="0.101cm" style:contextual-spacing="false"/>
    </style:style>
    <style:style style:name="P271" style:family="paragraph" style:parent-style-name="Heading_20_3" style:list-style-name="">
      <style:paragraph-properties fo:line-height="115%"/>
    </style:style>
    <style:style style:name="P272" style:family="paragraph" style:parent-style-name="Heading_20_3">
      <style:paragraph-properties fo:break-before="page"/>
    </style:style>
    <style:style style:name="P273" style:family="paragraph" style:parent-style-name="Heading_20_3">
      <style:text-properties style:text-scale="100%"/>
    </style:style>
    <style:style style:name="P274" style:family="paragraph" style:parent-style-name="Heading_20_3">
      <style:paragraph-properties fo:text-align="justify" style:justify-single-word="false"/>
      <style:text-properties style:text-scale="100%"/>
    </style:style>
    <style:style style:name="P275" style:family="paragraph" style:parent-style-name="Heading_20_3">
      <style:paragraph-properties fo:break-before="page"/>
      <style:text-properties style:text-scale="100%"/>
    </style:style>
    <style:style style:name="P276" style:family="paragraph" style:parent-style-name="Standard" style:list-style-name="L3">
      <style:paragraph-properties fo:text-align="justify" style:justify-single-word="false"/>
      <style:text-properties style:font-name="Arial1" fo:font-size="12pt" style:font-size-asian="12pt" style:font-size-complex="12pt"/>
    </style:style>
    <style:style style:name="P277" style:family="paragraph" style:parent-style-name="Standard">
      <style:paragraph-properties fo:text-align="justify" style:justify-single-word="false"/>
      <style:text-properties style:font-name="Arial1" fo:font-size="12pt" officeooo:rsid="002be909" officeooo:paragraph-rsid="002be909" style:font-size-asian="12pt" style:font-size-complex="12pt" style:text-scale="90%"/>
    </style:style>
    <style:style style:name="P278" style:family="paragraph" style:parent-style-name="Standard">
      <style:paragraph-properties fo:text-align="justify" style:justify-single-word="false"/>
      <style:text-properties style:font-name="Arial1" fo:font-size="10pt" fo:font-weight="bold" officeooo:rsid="00153302" officeooo:paragraph-rsid="00153302" style:font-name-asian="Arial" style:font-size-asian="10pt" style:font-weight-asian="bold" style:font-name-complex="Arial" style:font-size-complex="10pt" style:font-weight-complex="bold"/>
    </style:style>
    <style:style style:name="P279" style:family="paragraph" style:parent-style-name="Standard">
      <style:paragraph-properties fo:text-align="justify" style:justify-single-word="false"/>
      <style:text-properties style:font-name="Arial1" fo:font-size="10pt" fo:font-weight="bold" officeooo:rsid="00153302" officeooo:paragraph-rsid="001653f0" style:font-name-asian="Arial" style:font-size-asian="10pt" style:font-weight-asian="bold" style:font-name-complex="Arial" style:font-size-complex="10pt" style:font-weight-complex="bold"/>
    </style:style>
    <style:style style:name="P280" style:family="paragraph" style:parent-style-name="Standard" style:list-style-name="L5">
      <style:paragraph-properties fo:text-align="justify" style:justify-single-word="false"/>
      <style:text-properties style:font-name="Arial1"/>
    </style:style>
    <style:style style:name="P281" style:family="paragraph" style:parent-style-name="Standard" style:list-style-name="L6">
      <style:paragraph-properties fo:text-align="justify" style:justify-single-word="false"/>
      <style:text-properties style:font-name="Arial1"/>
    </style:style>
    <style:style style:name="P282" style:family="paragraph" style:parent-style-name="Standard" style:list-style-name="L9">
      <style:paragraph-properties fo:text-align="justify" style:justify-single-word="false"/>
      <style:text-properties style:font-name="Arial1"/>
    </style:style>
    <style:style style:name="P283" style:family="paragraph" style:parent-style-name="Standard" style:list-style-name="L10">
      <style:paragraph-properties fo:text-align="justify" style:justify-single-word="false"/>
      <style:text-properties style:font-name="Arial1"/>
    </style:style>
    <style:style style:name="P284" style:family="paragraph" style:parent-style-name="Standard" style:list-style-name="L11">
      <style:paragraph-properties fo:text-align="justify" style:justify-single-word="false"/>
      <style:text-properties style:font-name="Arial1"/>
    </style:style>
    <style:style style:name="P285" style:family="paragraph" style:parent-style-name="Standard" style:list-style-name="L12">
      <style:paragraph-properties fo:text-align="justify" style:justify-single-word="false"/>
      <style:text-properties style:font-name="Arial1"/>
    </style:style>
    <style:style style:name="P286" style:family="paragraph" style:parent-style-name="Standard">
      <style:paragraph-properties fo:text-align="justify" style:justify-single-word="false"/>
      <style:text-properties style:font-name="Arial1" officeooo:paragraph-rsid="0017f60d"/>
    </style:style>
    <style:style style:name="P287" style:family="paragraph" style:parent-style-name="Standard">
      <style:paragraph-properties fo:text-align="justify" style:justify-single-word="false"/>
      <style:text-properties style:font-name="Arial1" officeooo:paragraph-rsid="0020f7b7" style:text-scale="100%"/>
    </style:style>
    <style:style style:name="P288" style:family="paragraph" style:parent-style-name="Standard">
      <style:text-properties style:font-name="Arial1" officeooo:paragraph-rsid="0020f7b7" style:text-scale="100%"/>
    </style:style>
    <style:style style:name="P289" style:family="paragraph" style:parent-style-name="Standard">
      <style:text-properties style:font-name="Arial1" officeooo:rsid="002d01ca" officeooo:paragraph-rsid="002d01ca" style:text-scale="100%"/>
    </style:style>
    <style:style style:name="P290" style:family="paragraph" style:parent-style-name="Standard" style:master-page-name="First_20_Page">
      <style:paragraph-properties style:page-number="auto" fo:break-before="page"/>
      <style:text-properties style:font-name="Arial" officeooo:paragraph-rsid="00153302" style:font-name-asian="Arial" style:font-name-complex="Arial"/>
    </style:style>
    <style:style style:name="P291" style:family="paragraph" style:parent-style-name="Standard" style:master-page-name="Index">
      <style:paragraph-properties fo:text-align="start" style:justify-single-word="false" style:page-number="auto" fo:break-before="page"/>
      <style:text-properties style:font-name="Arial" fo:font-weight="normal" officeooo:paragraph-rsid="00153302" style:font-name-asian="Arial" style:font-weight-asian="normal" style:font-name-complex="Arial" style:font-weight-complex="normal"/>
    </style:style>
    <style:style style:name="P292" style:family="paragraph" style:parent-style-name="Standard" style:list-style-name="L2">
      <style:text-properties officeooo:paragraph-rsid="001b9a86"/>
    </style:style>
    <style:style style:name="P293" style:family="paragraph" style:parent-style-name="Standard" style:list-style-name="L2">
      <style:text-properties officeooo:rsid="00643753" officeooo:paragraph-rsid="001b9a86"/>
    </style:style>
    <style:style style:name="P294" style:family="paragraph" style:parent-style-name="Standard" style:list-style-name="L2">
      <style:text-properties style:font-name="Liberation Mono" officeooo:rsid="00643753" officeooo:paragraph-rsid="001b9a86"/>
    </style:style>
    <style:style style:name="P295" style:family="paragraph" style:parent-style-name="Standard" style:list-style-name="L2">
      <style:paragraph-properties fo:text-align="justify" style:justify-single-word="false"/>
      <style:text-properties officeooo:paragraph-rsid="001b9a86"/>
    </style:style>
    <style:style style:name="P296" style:family="paragraph" style:parent-style-name="Standard" style:list-style-name="L4">
      <style:paragraph-properties fo:text-align="justify" style:justify-single-word="false"/>
    </style:style>
    <style:style style:name="P297" style:family="paragraph" style:parent-style-name="Standard" style:list-style-name="L5">
      <style:paragraph-properties fo:text-align="justify" style:justify-single-word="false"/>
    </style:style>
    <style:style style:name="P298" style:family="paragraph" style:parent-style-name="Standard" style:list-style-name="L6">
      <style:paragraph-properties fo:text-align="justify" style:justify-single-word="false"/>
    </style:style>
    <style:style style:name="P299" style:family="paragraph" style:parent-style-name="Standard" style:list-style-name="L7">
      <style:paragraph-properties fo:text-align="justify" style:justify-single-word="false"/>
    </style:style>
    <style:style style:name="P300" style:family="paragraph" style:parent-style-name="Standard" style:list-style-name="L8">
      <style:paragraph-properties fo:text-align="justify" style:justify-single-word="false"/>
    </style:style>
    <style:style style:name="P301" style:family="paragraph" style:parent-style-name="Standard" style:list-style-name="L10">
      <style:paragraph-properties fo:text-align="justify" style:justify-single-word="false"/>
    </style:style>
    <style:style style:name="P302" style:family="paragraph" style:parent-style-name="Standard" style:list-style-name="L2">
      <style:paragraph-properties fo:text-align="justify" style:justify-single-word="false"/>
      <style:text-properties officeooo:rsid="004addfc" officeooo:paragraph-rsid="001b9a86"/>
    </style:style>
    <style:style style:name="P303" style:family="paragraph" style:parent-style-name="Standard" style:list-style-name="L2">
      <style:paragraph-properties fo:text-align="justify" style:justify-single-word="false"/>
      <style:text-properties officeooo:rsid="00ee5b56" officeooo:paragraph-rsid="001b9a86"/>
    </style:style>
    <style:style style:name="P304" style:family="paragraph" style:parent-style-name="Standard" style:list-style-name="L4">
      <style:paragraph-properties fo:text-align="start" style:justify-single-word="false"/>
    </style:style>
    <style:style style:name="P305" style:family="paragraph" style:parent-style-name="Text_20_body">
      <style:paragraph-properties fo:margin-top="0cm" fo:margin-bottom="0cm" style:contextual-spacing="false" fo:text-align="justify" style:justify-single-word="false"/>
      <style:text-properties officeooo:rsid="0026273e" officeooo:paragraph-rsid="0026273e"/>
    </style:style>
    <style:style style:name="P306" style:family="paragraph" style:parent-style-name="Text_20_body" style:list-style-name="WW8Num3"/>
    <style:style style:name="P307" style:family="paragraph" style:parent-style-name="Text_20_body" style:list-style-name="WW8Num3">
      <style:text-properties style:text-scale="100%"/>
    </style:style>
    <style:style style:name="P308" style:family="paragraph" style:parent-style-name="Text_20_body">
      <style:paragraph-properties fo:margin-left="0cm" fo:margin-right="0cm" fo:margin-top="0cm" fo:margin-bottom="0cm" style:contextual-spacing="false" fo:line-height="115%" fo:text-align="justify" style:justify-single-word="false" fo:text-indent="0cm" style:auto-text-indent="false"/>
      <style:text-properties officeooo:paragraph-rsid="0019dbda" style:text-scale="100%"/>
    </style:style>
    <style:style style:name="P309" style:family="paragraph" style:parent-style-name="Text_20_body" style:list-style-name="WW8Num1">
      <style:paragraph-properties fo:margin-top="0cm" fo:margin-bottom="0cm" style:contextual-spacing="false"/>
    </style:style>
    <style:style style:name="P310" style:family="paragraph" style:parent-style-name="Text_20_body" style:list-style-name="L1">
      <style:paragraph-properties fo:margin-top="0.199cm" fo:margin-bottom="0.25cm" style:contextual-spacing="false" fo:line-height="115%" fo:text-align="justify" style:justify-single-word="false"/>
      <style:text-properties style:font-name="Arial1" style:text-scale="100%"/>
    </style:style>
    <style:style style:name="P311" style:family="paragraph" style:parent-style-name="Text_20_body" style:list-style-name="L1">
      <style:paragraph-properties fo:line-height="115%" fo:text-align="justify" style:justify-single-word="false"/>
      <style:text-properties style:font-name="Arial1" style:text-scale="100%"/>
    </style:style>
    <style:style style:name="P312" style:family="paragraph" style:parent-style-name="Text_20_body">
      <style:paragraph-properties fo:margin-top="0cm" fo:margin-bottom="0cm" style:contextual-spacing="false" fo:line-height="115%" fo:text-align="justify" style:justify-single-word="false"/>
      <style:text-properties style:font-name="Arial1" fo:font-size="12pt" officeooo:paragraph-rsid="002c0e5c" style:font-size-asian="12pt" style:font-size-complex="12pt" style:text-scale="100%"/>
    </style:style>
    <style:style style:name="P313" style:family="paragraph" style:parent-style-name="Text_20_body">
      <style:paragraph-properties fo:margin-left="0cm" fo:margin-right="0cm" fo:margin-top="0.445cm" fo:margin-bottom="0cm" style:contextual-spacing="false" fo:line-height="115%" fo:text-align="justify" style:justify-single-word="false" fo:text-indent="0cm" style:auto-text-indent="false"/>
      <style:text-properties style:font-name="Arial1" fo:font-size="12pt" officeooo:paragraph-rsid="002c0e5c" style:font-size-asian="12pt" style:font-size-complex="12pt" style:text-scale="100%"/>
    </style:style>
    <style:style style:name="P314" style:family="paragraph" style:parent-style-name="Text_20_body">
      <style:paragraph-properties fo:margin-top="0cm" fo:margin-bottom="0cm" style:contextual-spacing="false" fo:text-align="justify" style:justify-single-word="false"/>
      <style:text-properties officeooo:rsid="001b4421" officeooo:paragraph-rsid="0026273e"/>
    </style:style>
    <style:style style:name="P315" style:family="paragraph" style:parent-style-name="Text_20_body">
      <style:paragraph-properties fo:margin-top="0cm" fo:margin-bottom="0cm" style:contextual-spacing="false" fo:text-align="justify" style:justify-single-word="false"/>
      <style:text-properties officeooo:rsid="001b4421" officeooo:paragraph-rsid="001b4421"/>
    </style:style>
    <style:style style:name="P316" style:family="paragraph" style:parent-style-name="Text_20_body">
      <style:paragraph-properties fo:margin-top="0cm" fo:margin-bottom="0cm" style:contextual-spacing="false" fo:text-align="justify" style:justify-single-word="false"/>
      <style:text-properties officeooo:rsid="0029ceb1" officeooo:paragraph-rsid="0029ceb1"/>
    </style:style>
    <style:style style:name="P317" style:family="paragraph" style:parent-style-name="Text_20_body">
      <style:paragraph-properties fo:margin-top="0cm" fo:margin-bottom="0cm" style:contextual-spacing="false" fo:text-align="justify" style:justify-single-word="false"/>
      <style:text-properties officeooo:rsid="001d1234" officeooo:paragraph-rsid="0029ceb1"/>
    </style:style>
    <style:style style:name="P318" style:family="paragraph" style:parent-style-name="Text_20_body">
      <style:paragraph-properties fo:margin-top="0.25cm" fo:margin-bottom="0cm" style:contextual-spacing="false" fo:text-align="justify" style:justify-single-word="false"/>
    </style:style>
    <style:style style:name="P319" style:family="paragraph" style:parent-style-name="Text_20_body">
      <style:paragraph-properties fo:margin-top="0cm" fo:margin-bottom="0cm" style:contextual-spacing="false" fo:text-align="justify" style:justify-single-word="false"/>
      <style:text-properties fo:font-weight="bold" officeooo:rsid="00244576" officeooo:paragraph-rsid="0029ceb1" style:font-weight-asian="bold" style:font-weight-complex="bold"/>
    </style:style>
    <style:style style:name="T1" style:family="text">
      <style:text-properties officeooo:rsid="0017f60d"/>
    </style:style>
    <style:style style:name="T2" style:family="text">
      <style:text-properties officeooo:rsid="00db125e"/>
    </style:style>
    <style:style style:name="T3" style:family="text">
      <style:text-properties fo:color="#151515" loext:opacity="100%"/>
    </style:style>
    <style:style style:name="T4" style:family="text">
      <style:text-properties fo:color="#151515" loext:opacity="100%" fo:font-size="12pt" style:font-size-asian="12pt" style:text-scale="85%"/>
    </style:style>
    <style:style style:name="T5" style:family="text">
      <style:text-properties fo:color="#151515" loext:opacity="100%" fo:font-size="12pt" fo:letter-spacing="-0.012cm" style:font-size-asian="12pt" style:text-scale="85%"/>
    </style:style>
    <style:style style:name="T6" style:family="text">
      <style:text-properties fo:color="#151515" loext:opacity="100%" fo:font-size="12pt" fo:letter-spacing="-0.019cm" style:font-size-asian="12pt" style:text-scale="85%"/>
    </style:style>
    <style:style style:name="T7" style:family="text">
      <style:text-properties fo:color="#151515" loext:opacity="100%" fo:font-size="12pt" fo:letter-spacing="-0.023cm" style:font-size-asian="12pt"/>
    </style:style>
    <style:style style:name="T8" style:family="text">
      <style:text-properties fo:color="#151515" loext:opacity="100%" fo:font-size="12pt" fo:letter-spacing="-0.021cm" style:font-size-asian="12pt" style:text-scale="85%"/>
    </style:style>
    <style:style style:name="T9" style:family="text">
      <style:text-properties fo:color="#151515" loext:opacity="100%" fo:font-size="12pt" fo:letter-spacing="-0.004cm" style:font-size-asian="12pt" style:text-scale="85%"/>
    </style:style>
    <style:style style:name="T10" style:family="text">
      <style:text-properties fo:color="#151515" loext:opacity="100%" fo:font-size="12pt" fo:letter-spacing="-0.037cm" style:font-size-asian="12pt"/>
    </style:style>
    <style:style style:name="T11" style:family="text">
      <style:text-properties fo:color="#151515" loext:opacity="100%" fo:font-size="12pt" fo:letter-spacing="-0.009cm" style:font-size-asian="12pt" style:text-scale="85%"/>
    </style:style>
    <style:style style:name="T12" style:family="text">
      <style:text-properties fo:color="#151515" loext:opacity="100%" fo:letter-spacing="-0.025cm"/>
    </style:style>
    <style:style style:name="T13" style:family="text">
      <style:text-properties fo:color="#151515" loext:opacity="100%" fo:letter-spacing="-0.021cm"/>
    </style:style>
    <style:style style:name="T14" style:family="text">
      <style:text-properties fo:color="#151515" loext:opacity="100%" fo:letter-spacing="-0.037cm"/>
    </style:style>
    <style:style style:name="T15" style:family="text">
      <style:text-properties fo:color="#151515" loext:opacity="100%" fo:letter-spacing="-0.007cm"/>
    </style:style>
    <style:style style:name="T16" style:family="text">
      <style:text-properties fo:color="#151515" loext:opacity="100%" fo:letter-spacing="-0.011cm"/>
    </style:style>
    <style:style style:name="T17" style:family="text">
      <style:text-properties fo:color="#151515" loext:opacity="100%" fo:letter-spacing="-0.035cm"/>
    </style:style>
    <style:style style:name="T18" style:family="text">
      <style:text-properties fo:color="#151515" loext:opacity="100%" fo:letter-spacing="-0.004cm"/>
    </style:style>
    <style:style style:name="T19" style:family="text">
      <style:text-properties fo:color="#151515" loext:opacity="100%" fo:letter-spacing="-0.023cm"/>
    </style:style>
    <style:style style:name="T20" style:family="text">
      <style:text-properties fo:color="#151515" loext:opacity="100%" fo:letter-spacing="-0.012cm"/>
    </style:style>
    <style:style style:name="T21" style:family="text">
      <style:text-properties fo:color="#151515" loext:opacity="100%" fo:letter-spacing="-0.026cm"/>
    </style:style>
    <style:style style:name="T22" style:family="text">
      <style:text-properties fo:color="#151515" loext:opacity="100%" fo:letter-spacing="-0.005cm"/>
    </style:style>
    <style:style style:name="T23" style:family="text">
      <style:text-properties fo:color="#151515" loext:opacity="100%" fo:letter-spacing="-0.016cm"/>
    </style:style>
    <style:style style:name="T24" style:family="text">
      <style:text-properties fo:color="#151515" loext:opacity="100%" fo:letter-spacing="-0.016cm" officeooo:rsid="001a7739"/>
    </style:style>
    <style:style style:name="T25" style:family="text">
      <style:text-properties fo:color="#151515" loext:opacity="100%" fo:letter-spacing="0.004cm"/>
    </style:style>
    <style:style style:name="T26" style:family="text">
      <style:text-properties fo:color="#151515" loext:opacity="100%" fo:letter-spacing="-0.041cm"/>
    </style:style>
    <style:style style:name="T27" style:family="text">
      <style:text-properties fo:color="#1f1f1f" loext:opacity="100%"/>
    </style:style>
    <style:style style:name="T28" style:family="text">
      <style:text-properties fo:color="#1f1f1f" loext:opacity="100%" style:text-scale="90%"/>
    </style:style>
    <style:style style:name="T29" style:family="text">
      <style:text-properties fo:color="#1f1f1f" loext:opacity="100%" fo:letter-spacing="-0.037cm"/>
    </style:style>
    <style:style style:name="T30" style:family="text">
      <style:text-properties fo:color="#1f1f1f" loext:opacity="100%" fo:letter-spacing="-0.037cm" style:text-scale="90%"/>
    </style:style>
    <style:style style:name="T31" style:family="text">
      <style:text-properties fo:color="#1f1f1f" loext:opacity="100%" fo:letter-spacing="-0.011cm" style:text-scale="90%"/>
    </style:style>
    <style:style style:name="T32" style:family="text">
      <style:text-properties fo:color="#1f1f1f" loext:opacity="100%" fo:letter-spacing="-0.009cm" style:text-scale="90%"/>
    </style:style>
    <style:style style:name="T33" style:family="text">
      <style:text-properties fo:color="#1f1f1f" loext:opacity="100%" fo:letter-spacing="-0.009cm" style:text-scale="85%"/>
    </style:style>
    <style:style style:name="T34" style:family="text">
      <style:text-properties fo:color="#1f1f1f" loext:opacity="100%" fo:letter-spacing="-0.018cm" style:text-scale="90%"/>
    </style:style>
    <style:style style:name="T35" style:family="text">
      <style:text-properties fo:color="#1f1f1f" loext:opacity="100%" style:text-scale="85%"/>
    </style:style>
    <style:style style:name="T36" style:family="text">
      <style:text-properties fo:color="#1f1f1f" loext:opacity="100%" fo:letter-spacing="0.026cm"/>
    </style:style>
    <style:style style:name="T37" style:family="text">
      <style:text-properties fo:color="#1f1f1f" loext:opacity="100%" fo:letter-spacing="-0.004cm"/>
    </style:style>
    <style:style style:name="T38" style:family="text">
      <style:text-properties fo:color="#1f1f1f" loext:opacity="100%" fo:letter-spacing="-0.025cm"/>
    </style:style>
    <style:style style:name="T39" style:family="text">
      <style:text-properties fo:color="#1f1f1f" loext:opacity="100%" fo:letter-spacing="-0.03cm"/>
    </style:style>
    <style:style style:name="T40" style:family="text">
      <style:text-properties fo:color="#1f1f1f" loext:opacity="100%" fo:letter-spacing="-0.019cm"/>
    </style:style>
    <style:style style:name="T41" style:family="text">
      <style:text-properties fo:color="#1f1f1f" loext:opacity="100%" fo:letter-spacing="-0.034cm"/>
    </style:style>
    <style:style style:name="T42" style:family="text">
      <style:text-properties fo:color="#1f1f1f" loext:opacity="100%" fo:letter-spacing="0.005cm"/>
    </style:style>
    <style:style style:name="T43" style:family="text">
      <style:text-properties fo:color="#1f1f1f" loext:opacity="100%" fo:letter-spacing="-0.005cm"/>
    </style:style>
    <style:style style:name="T44" style:family="text">
      <style:text-properties fo:color="#1f1f1f" loext:opacity="100%" fo:letter-spacing="-0.035cm"/>
    </style:style>
    <style:style style:name="T45" style:family="text">
      <style:text-properties fo:color="#1f1f1f" loext:opacity="100%" fo:font-weight="normal" style:font-weight-asian="normal" style:font-weight-complex="normal"/>
    </style:style>
    <style:style style:name="T46" style:family="text">
      <style:text-properties fo:color="#1d1d1d" loext:opacity="100%" style:font-name="Arial1" fo:font-size="10.5pt" style:font-size-asian="10.5pt" style:font-name-complex="Arial1" style:text-scale="85%"/>
    </style:style>
    <style:style style:name="T47" style:family="text">
      <style:text-properties fo:color="#1d1d1d" loext:opacity="100%" style:font-name="Arial1" fo:font-size="10.5pt" fo:letter-spacing="-0.002cm" style:font-size-asian="10.5pt" style:font-name-complex="Arial1" style:text-scale="85%"/>
    </style:style>
    <style:style style:name="T48" style:family="text">
      <style:text-properties fo:color="#1d1d1d" loext:opacity="100%" style:font-name="Arial1" fo:font-size="10.5pt" fo:letter-spacing="-0.039cm" style:font-size-asian="10.5pt" style:font-name-complex="Arial1" style:text-scale="85%"/>
    </style:style>
    <style:style style:name="T49" style:family="text">
      <style:text-properties fo:color="#1d1d1d" loext:opacity="100%" style:font-name="Arial1" fo:font-size="10.5pt" fo:letter-spacing="-0.005cm" style:font-size-asian="10.5pt" style:font-name-complex="Arial1"/>
    </style:style>
    <style:style style:name="T50" style:family="text">
      <style:text-properties fo:color="#1d1d1d" loext:opacity="100%" style:font-name="Arial1" fo:font-size="10.5pt" fo:letter-spacing="-0.035cm" style:font-size-asian="10.5pt" style:font-name-complex="Arial1" style:text-scale="85%"/>
    </style:style>
    <style:style style:name="T51" style:family="text">
      <style:text-properties fo:color="#1d1d1d" loext:opacity="100%" style:font-name="Arial1" fo:font-size="10.5pt" fo:letter-spacing="-0.018cm" style:font-size-asian="10.5pt" style:font-name-complex="Arial1" style:text-scale="85%"/>
    </style:style>
    <style:style style:name="T52" style:family="text">
      <style:text-properties fo:color="#1c1c1c" loext:opacity="100%"/>
    </style:style>
    <style:style style:name="T53" style:family="text">
      <style:text-properties fo:color="#1c1c1c" loext:opacity="100%" style:font-name="Arial1" fo:font-size="10.5pt" style:font-size-asian="10.5pt" style:font-name-complex="Arial1" style:text-scale="85%"/>
    </style:style>
    <style:style style:name="T54" style:family="text">
      <style:text-properties fo:color="#1c1c1c" loext:opacity="100%" style:font-name="Arial1" fo:font-size="10.5pt" fo:letter-spacing="-0.004cm" style:font-size-asian="10.5pt" style:font-name-complex="Arial1" style:text-scale="85%"/>
    </style:style>
    <style:style style:name="T55" style:family="text">
      <style:text-properties fo:color="#1c1c1c" loext:opacity="100%" style:font-name="Arial1" fo:font-size="10.5pt" fo:letter-spacing="-0.039cm" style:font-size-asian="10.5pt" style:font-name-complex="Arial1" style:text-scale="85%"/>
    </style:style>
    <style:style style:name="T56" style:family="text">
      <style:text-properties fo:color="#1c1c1c" loext:opacity="100%" style:font-name="Arial1" fo:font-size="10.5pt" fo:letter-spacing="-0.007cm" style:font-size-asian="10.5pt" style:font-name-complex="Arial1"/>
    </style:style>
    <style:style style:name="T57" style:family="text">
      <style:text-properties fo:color="#1c1c1c" loext:opacity="100%" style:font-name="Arial1" fo:font-size="10.5pt" fo:letter-spacing="-0.021cm" style:font-size-asian="10.5pt" style:font-name-complex="Arial1" style:text-scale="85%"/>
    </style:style>
    <style:style style:name="T58" style:family="text">
      <style:text-properties fo:color="#1c1c1c" loext:opacity="100%" fo:letter-spacing="-0.004cm"/>
    </style:style>
    <style:style style:name="T59" style:family="text">
      <style:text-properties fo:color="#1c1c1c" loext:opacity="100%" fo:letter-spacing="-0.004cm" style:text-scale="100%"/>
    </style:style>
    <style:style style:name="T60" style:family="text">
      <style:text-properties fo:color="#1c1c1c" loext:opacity="100%" fo:letter-spacing="-0.004cm" officeooo:rsid="001a7739" style:text-scale="100%"/>
    </style:style>
    <style:style style:name="T61" style:family="text">
      <style:text-properties fo:color="#1c1c1c" loext:opacity="100%" fo:letter-spacing="-0.004cm" officeooo:rsid="0018c4e9" style:text-scale="100%"/>
    </style:style>
    <style:style style:name="T62" style:family="text">
      <style:text-properties fo:color="#1c1c1c" loext:opacity="100%" fo:letter-spacing="-0.004cm" officeooo:rsid="002be909" style:text-scale="100%"/>
    </style:style>
    <style:style style:name="T63" style:family="text">
      <style:text-properties fo:color="#1c1c1c" loext:opacity="100%" fo:letter-spacing="-0.032cm"/>
    </style:style>
    <style:style style:name="T64" style:family="text">
      <style:text-properties fo:color="#1c1c1c" loext:opacity="100%" fo:letter-spacing="-0.032cm" style:text-scale="100%"/>
    </style:style>
    <style:style style:name="T65" style:family="text">
      <style:text-properties fo:color="#1c1c1c" loext:opacity="100%" fo:letter-spacing="-0.007cm"/>
    </style:style>
    <style:style style:name="T66" style:family="text">
      <style:text-properties fo:color="#1c1c1c" loext:opacity="100%" fo:letter-spacing="-0.007cm" style:text-scale="100%"/>
    </style:style>
    <style:style style:name="T67" style:family="text">
      <style:text-properties fo:color="#1c1c1c" loext:opacity="100%" fo:letter-spacing="-0.048cm"/>
    </style:style>
    <style:style style:name="T68" style:family="text">
      <style:text-properties fo:color="#1c1c1c" loext:opacity="100%" fo:letter-spacing="-0.048cm" style:text-scale="100%"/>
    </style:style>
    <style:style style:name="T69" style:family="text">
      <style:text-properties fo:color="#1c1c1c" loext:opacity="100%" fo:letter-spacing="-0.06cm"/>
    </style:style>
    <style:style style:name="T70" style:family="text">
      <style:text-properties fo:color="#1c1c1c" loext:opacity="100%" fo:letter-spacing="-0.06cm" style:text-scale="100%"/>
    </style:style>
    <style:style style:name="T71" style:family="text">
      <style:text-properties fo:color="#1c1c1c" loext:opacity="100%" fo:letter-spacing="-0.012cm"/>
    </style:style>
    <style:style style:name="T72" style:family="text">
      <style:text-properties fo:color="#1c1c1c" loext:opacity="100%" fo:letter-spacing="-0.011cm"/>
    </style:style>
    <style:style style:name="T73" style:family="text">
      <style:text-properties fo:color="#1c1c1c" loext:opacity="100%" fo:letter-spacing="-0.011cm" style:text-scale="100%"/>
    </style:style>
    <style:style style:name="T74" style:family="text">
      <style:text-properties fo:color="#1c1c1c" loext:opacity="100%" fo:letter-spacing="0.004cm"/>
    </style:style>
    <style:style style:name="T75" style:family="text">
      <style:text-properties fo:color="#1c1c1c" loext:opacity="100%" fo:letter-spacing="0.004cm" officeooo:rsid="001a7739"/>
    </style:style>
    <style:style style:name="T76" style:family="text">
      <style:text-properties fo:color="#1c1c1c" loext:opacity="100%" fo:letter-spacing="-0.009cm"/>
    </style:style>
    <style:style style:name="T77" style:family="text">
      <style:text-properties fo:color="#1c1c1c" loext:opacity="100%" officeooo:rsid="001a7739"/>
    </style:style>
    <style:style style:name="T78" style:family="text">
      <style:text-properties fo:color="#1c1c1c" loext:opacity="100%" officeooo:rsid="0018c4e9"/>
    </style:style>
    <style:style style:name="T79" style:family="text">
      <style:text-properties fo:color="#1c1c1c" loext:opacity="100%" style:text-scale="100%"/>
    </style:style>
    <style:style style:name="T80" style:family="text">
      <style:text-properties fo:color="#2a2a2a" loext:opacity="100%" style:font-name="Arial1" fo:font-size="10.5pt" style:font-size-asian="10.5pt" style:font-name-complex="Arial1" style:text-scale="85%"/>
    </style:style>
    <style:style style:name="T81" style:family="text">
      <style:text-properties fo:color="#2a2a2a" loext:opacity="100%" style:font-name="Arial1" fo:font-size="10.5pt" fo:letter-spacing="-0.03cm" style:font-size-asian="10.5pt" style:font-name-complex="Arial1" style:text-scale="85%"/>
    </style:style>
    <style:style style:name="T82" style:family="text">
      <style:text-properties fo:color="#161616" loext:opacity="100%"/>
    </style:style>
    <style:style style:name="T83" style:family="text">
      <style:text-properties fo:color="#161616" loext:opacity="100%" fo:font-size="12pt" style:font-size-asian="12pt" style:text-scale="90%"/>
    </style:style>
    <style:style style:name="T84" style:family="text">
      <style:text-properties fo:color="#161616" loext:opacity="100%" fo:font-size="12pt" style:font-size-asian="12pt" style:text-scale="85%"/>
    </style:style>
    <style:style style:name="T85" style:family="text">
      <style:text-properties fo:color="#161616" loext:opacity="100%" fo:font-size="12pt" fo:letter-spacing="-0.039cm" style:font-size-asian="12pt" style:text-scale="90%"/>
    </style:style>
    <style:style style:name="T86" style:family="text">
      <style:text-properties fo:color="#161616" loext:opacity="100%" fo:font-size="12pt" fo:letter-spacing="-0.021cm" style:font-size-asian="12pt"/>
    </style:style>
    <style:style style:name="T87" style:family="text">
      <style:text-properties fo:color="#161616" loext:opacity="100%" fo:font-size="12pt" fo:letter-spacing="-0.021cm" style:font-size-asian="12pt" style:text-scale="90%"/>
    </style:style>
    <style:style style:name="T88" style:family="text">
      <style:text-properties fo:color="#161616" loext:opacity="100%" fo:font-size="12pt" fo:letter-spacing="-0.034cm" style:font-size-asian="12pt" style:text-scale="90%"/>
    </style:style>
    <style:style style:name="T89" style:family="text">
      <style:text-properties fo:color="#161616" loext:opacity="100%" fo:font-size="12pt" fo:letter-spacing="-0.012cm" style:font-size-asian="12pt" style:text-scale="90%"/>
    </style:style>
    <style:style style:name="T90" style:family="text">
      <style:text-properties fo:color="#161616" loext:opacity="100%" fo:font-size="12pt" fo:letter-spacing="-0.019cm" style:font-size-asian="12pt" style:text-scale="90%"/>
    </style:style>
    <style:style style:name="T91" style:family="text">
      <style:text-properties fo:color="#161616" loext:opacity="100%" fo:font-size="12pt" fo:letter-spacing="-0.019cm" style:font-size-asian="12pt" style:text-scale="85%"/>
    </style:style>
    <style:style style:name="T92" style:family="text">
      <style:text-properties fo:color="#161616" loext:opacity="100%" fo:font-size="12pt" fo:letter-spacing="-0.025cm" style:font-size-asian="12pt" style:text-scale="90%"/>
    </style:style>
    <style:style style:name="T93" style:family="text">
      <style:text-properties fo:color="#161616" loext:opacity="100%" fo:font-size="12pt" fo:letter-spacing="-0.055cm" style:font-size-asian="12pt" style:text-scale="90%"/>
    </style:style>
    <style:style style:name="T94" style:family="text">
      <style:text-properties fo:color="#161616" loext:opacity="100%" fo:font-size="12pt" fo:letter-spacing="-0.018cm" style:font-size-asian="12pt" style:text-scale="90%"/>
    </style:style>
    <style:style style:name="T95" style:family="text">
      <style:text-properties fo:color="#161616" loext:opacity="100%" fo:font-size="12pt" fo:letter-spacing="-0.018cm" style:font-size-asian="12pt" style:text-scale="85%"/>
    </style:style>
    <style:style style:name="T96" style:family="text">
      <style:text-properties fo:color="#161616" loext:opacity="100%" fo:font-size="12pt" fo:letter-spacing="-0.023cm" style:font-size-asian="12pt" style:text-scale="85%"/>
    </style:style>
    <style:style style:name="T97" style:family="text">
      <style:text-properties fo:color="#161616" loext:opacity="100%" fo:font-size="12pt" fo:letter-spacing="-0.004cm" style:font-size-asian="12pt" style:text-scale="85%"/>
    </style:style>
    <style:style style:name="T98" style:family="text">
      <style:text-properties fo:color="#161616" loext:opacity="100%" fo:font-size="12pt" fo:letter-spacing="-0.007cm" style:font-size-asian="12pt" style:text-scale="85%"/>
    </style:style>
    <style:style style:name="T99" style:family="text">
      <style:text-properties fo:color="#161616" loext:opacity="100%" fo:font-size="12pt" fo:letter-spacing="-0.009cm" style:font-size-asian="12pt" style:text-scale="85%"/>
    </style:style>
    <style:style style:name="T100" style:family="text">
      <style:text-properties fo:color="#161616" loext:opacity="100%" fo:font-size="12.5pt" style:font-size-asian="12.5pt" style:text-scale="85%"/>
    </style:style>
    <style:style style:name="T101" style:family="text">
      <style:text-properties fo:color="#161616" loext:opacity="100%" fo:font-size="12.5pt" fo:letter-spacing="-0.018cm" style:font-size-asian="12.5pt" style:text-scale="85%"/>
    </style:style>
    <style:style style:name="T102" style:family="text">
      <style:text-properties fo:color="#161616" loext:opacity="100%" fo:font-size="12.5pt" fo:letter-spacing="-0.025cm" style:font-size-asian="12.5pt" style:text-scale="85%"/>
    </style:style>
    <style:style style:name="T103" style:family="text">
      <style:text-properties fo:color="#161616" loext:opacity="100%" fo:font-size="12.5pt" fo:letter-spacing="-0.026cm" style:font-size-asian="12.5pt" style:text-scale="85%"/>
    </style:style>
    <style:style style:name="T104" style:family="text">
      <style:text-properties fo:color="#161616" loext:opacity="100%" fo:font-size="12.5pt" fo:letter-spacing="-0.007cm" style:font-size-asian="12.5pt" style:text-scale="85%"/>
    </style:style>
    <style:style style:name="T105" style:family="text">
      <style:text-properties fo:color="#161616" loext:opacity="100%" style:font-name="Times New Roman" style:text-scale="85%"/>
    </style:style>
    <style:style style:name="T106" style:family="text">
      <style:text-properties fo:color="#161616" loext:opacity="100%" style:font-name="Times New Roman" fo:letter-spacing="0.009cm"/>
    </style:style>
    <style:style style:name="T107" style:family="text">
      <style:text-properties fo:color="#161616" loext:opacity="100%" style:font-name="Times New Roman" fo:letter-spacing="0.086cm"/>
    </style:style>
    <style:style style:name="T108" style:family="text">
      <style:text-properties fo:color="#161616" loext:opacity="100%" style:font-name="Times New Roman" fo:letter-spacing="-0.012cm" style:text-scale="85%"/>
    </style:style>
    <style:style style:name="T109" style:family="text">
      <style:text-properties fo:color="#161616" loext:opacity="100%" style:text-scale="85%"/>
    </style:style>
    <style:style style:name="T110" style:family="text">
      <style:text-properties fo:color="#161616" loext:opacity="100%" officeooo:rsid="0018c4e9" style:text-scale="85%"/>
    </style:style>
    <style:style style:name="T111" style:family="text">
      <style:text-properties fo:color="#161616" loext:opacity="100%" officeooo:rsid="001a7739" style:text-scale="85%"/>
    </style:style>
    <style:style style:name="T112" style:family="text">
      <style:text-properties fo:color="#161616" loext:opacity="100%" officeooo:rsid="001d1234" style:text-scale="85%"/>
    </style:style>
    <style:style style:name="T113" style:family="text">
      <style:text-properties fo:color="#161616" loext:opacity="100%" officeooo:rsid="002bc4de" style:text-scale="85%"/>
    </style:style>
    <style:style style:name="T114" style:family="text">
      <style:text-properties fo:color="#161616" loext:opacity="100%" fo:letter-spacing="-0.026cm"/>
    </style:style>
    <style:style style:name="T115" style:family="text">
      <style:text-properties fo:color="#161616" loext:opacity="100%" fo:letter-spacing="-0.026cm" style:text-scale="85%"/>
    </style:style>
    <style:style style:name="T116" style:family="text">
      <style:text-properties fo:color="#161616" loext:opacity="100%" fo:letter-spacing="-0.025cm"/>
    </style:style>
    <style:style style:name="T117" style:family="text">
      <style:text-properties fo:color="#161616" loext:opacity="100%" fo:letter-spacing="-0.025cm" style:text-scale="85%"/>
    </style:style>
    <style:style style:name="T118" style:family="text">
      <style:text-properties fo:color="#161616" loext:opacity="100%" fo:letter-spacing="-0.014cm"/>
    </style:style>
    <style:style style:name="T119" style:family="text">
      <style:text-properties fo:color="#161616" loext:opacity="100%" fo:letter-spacing="-0.018cm"/>
    </style:style>
    <style:style style:name="T120" style:family="text">
      <style:text-properties fo:color="#161616" loext:opacity="100%" fo:letter-spacing="-0.018cm" style:text-scale="85%"/>
    </style:style>
    <style:style style:name="T121" style:family="text">
      <style:text-properties fo:color="#161616" loext:opacity="100%" fo:letter-spacing="-0.018cm" style:text-scale="100%"/>
    </style:style>
    <style:style style:name="T122" style:family="text">
      <style:text-properties fo:color="#161616" loext:opacity="100%" style:text-scale="90%"/>
    </style:style>
    <style:style style:name="T123" style:family="text">
      <style:text-properties fo:color="#161616" loext:opacity="100%" officeooo:rsid="0018c4e9" style:text-scale="90%"/>
    </style:style>
    <style:style style:name="T124" style:family="text">
      <style:text-properties fo:color="#161616" loext:opacity="100%" fo:letter-spacing="-0.002cm" style:text-scale="90%"/>
    </style:style>
    <style:style style:name="T125" style:family="text">
      <style:text-properties fo:color="#161616" loext:opacity="100%" fo:letter-spacing="-0.002cm" style:text-scale="100%"/>
    </style:style>
    <style:style style:name="T126" style:family="text">
      <style:text-properties fo:color="#161616" loext:opacity="100%" fo:letter-spacing="0.025cm"/>
    </style:style>
    <style:style style:name="T127" style:family="text">
      <style:text-properties fo:color="#161616" loext:opacity="100%" fo:letter-spacing="0.014cm"/>
    </style:style>
    <style:style style:name="T128" style:family="text">
      <style:text-properties fo:color="#161616" loext:opacity="100%" fo:letter-spacing="-0.007cm"/>
    </style:style>
    <style:style style:name="T129" style:family="text">
      <style:text-properties fo:color="#161616" loext:opacity="100%" fo:letter-spacing="-0.007cm" style:text-scale="85%"/>
    </style:style>
    <style:style style:name="T130" style:family="text">
      <style:text-properties fo:color="#161616" loext:opacity="100%" fo:letter-spacing="-0.007cm" officeooo:rsid="0018c4e9" style:text-scale="85%"/>
    </style:style>
    <style:style style:name="T131" style:family="text">
      <style:text-properties fo:color="#161616" loext:opacity="100%" fo:letter-spacing="-0.012cm"/>
    </style:style>
    <style:style style:name="T132" style:family="text">
      <style:text-properties fo:color="#161616" loext:opacity="100%" fo:letter-spacing="-0.012cm" style:text-scale="85%"/>
    </style:style>
    <style:style style:name="T133" style:family="text">
      <style:text-properties fo:color="#161616" loext:opacity="100%" fo:letter-spacing="-0.005cm"/>
    </style:style>
    <style:style style:name="T134" style:family="text">
      <style:text-properties fo:color="#161616" loext:opacity="100%" fo:letter-spacing="-0.005cm" style:text-scale="100%"/>
    </style:style>
    <style:style style:name="T135" style:family="text">
      <style:text-properties fo:color="#161616" loext:opacity="100%" fo:letter-spacing="-0.023cm" style:text-scale="85%"/>
    </style:style>
    <style:style style:name="T136" style:family="text">
      <style:text-properties fo:color="#161616" loext:opacity="100%" fo:letter-spacing="-0.023cm" style:text-scale="100%"/>
    </style:style>
    <style:style style:name="T137" style:family="text">
      <style:text-properties fo:color="#161616" loext:opacity="100%" fo:letter-spacing="-0.019cm" style:text-scale="85%"/>
    </style:style>
    <style:style style:name="T138" style:family="text">
      <style:text-properties fo:color="#161616" loext:opacity="100%" fo:letter-spacing="-0.019cm" style:text-scale="100%"/>
    </style:style>
    <style:style style:name="T139" style:family="text">
      <style:text-properties fo:color="#161616" loext:opacity="100%" fo:letter-spacing="-0.011cm"/>
    </style:style>
    <style:style style:name="T140" style:family="text">
      <style:text-properties fo:color="#161616" loext:opacity="100%" fo:letter-spacing="-0.011cm" style:text-scale="85%"/>
    </style:style>
    <style:style style:name="T141" style:family="text">
      <style:text-properties fo:color="#161616" loext:opacity="100%" fo:letter-spacing="0.071cm"/>
    </style:style>
    <style:style style:name="T142" style:family="text">
      <style:text-properties fo:color="#161616" loext:opacity="100%" fo:letter-spacing="-0.009cm"/>
    </style:style>
    <style:style style:name="T143" style:family="text">
      <style:text-properties fo:color="#161616" loext:opacity="100%" fo:letter-spacing="-0.021cm" style:text-scale="100%"/>
    </style:style>
    <style:style style:name="T144" style:family="text">
      <style:text-properties fo:color="#161616" loext:opacity="100%" fo:letter-spacing="-0.004cm" style:text-scale="80%"/>
    </style:style>
    <style:style style:name="T145" style:family="text">
      <style:text-properties fo:color="#161616" loext:opacity="100%" fo:letter-spacing="-0.004cm" style:text-scale="100%"/>
    </style:style>
    <style:style style:name="T146" style:family="text">
      <style:text-properties fo:color="#161616" loext:opacity="100%" fo:letter-spacing="-0.039cm" style:text-scale="90%"/>
    </style:style>
    <style:style style:name="T147" style:family="text">
      <style:text-properties fo:color="#161616" loext:opacity="100%" fo:letter-spacing="-0.039cm" style:text-scale="100%"/>
    </style:style>
    <style:style style:name="T148" style:family="text">
      <style:text-properties fo:color="#161616" loext:opacity="100%" style:text-scale="80%"/>
    </style:style>
    <style:style style:name="T149" style:family="text">
      <style:text-properties fo:color="#161616" loext:opacity="100%" fo:letter-spacing="-0.034cm"/>
    </style:style>
    <style:style style:name="T150" style:family="text">
      <style:text-properties fo:color="#161616" loext:opacity="100%" fo:letter-spacing="-0.042cm"/>
    </style:style>
    <style:style style:name="T151" style:family="text">
      <style:text-properties fo:color="#161616" loext:opacity="100%" fo:letter-spacing="-0.048cm"/>
    </style:style>
    <style:style style:name="T152" style:family="text">
      <style:text-properties fo:color="#161616" loext:opacity="100%" fo:letter-spacing="-0.028cm"/>
    </style:style>
    <style:style style:name="T153" style:family="text">
      <style:text-properties fo:color="#161616" loext:opacity="100%" fo:letter-spacing="-0.028cm" style:text-scale="100%"/>
    </style:style>
    <style:style style:name="T154" style:family="text">
      <style:text-properties fo:color="#161616" loext:opacity="100%" fo:letter-spacing="-0.035cm"/>
    </style:style>
    <style:style style:name="T155" style:family="text">
      <style:text-properties fo:color="#161616" loext:opacity="100%" fo:letter-spacing="-0.032cm"/>
    </style:style>
    <style:style style:name="T156" style:family="text">
      <style:text-properties fo:color="#161616" loext:opacity="100%" fo:letter-spacing="-0.016cm"/>
    </style:style>
    <style:style style:name="T157" style:family="text">
      <style:text-properties fo:color="#161616" loext:opacity="100%" officeooo:rsid="001d1234"/>
    </style:style>
    <style:style style:name="T158" style:family="text">
      <style:text-properties fo:color="#161616" loext:opacity="100%" style:text-scale="100%"/>
    </style:style>
    <style:style style:name="T159" style:family="text">
      <style:text-properties fo:color="#161616" loext:opacity="100%" officeooo:rsid="0018c4e9" style:text-scale="100%"/>
    </style:style>
    <style:style style:name="T160" style:family="text">
      <style:text-properties fo:color="#161616" loext:opacity="100%" officeooo:rsid="001a7739" style:text-scale="100%"/>
    </style:style>
    <style:style style:name="T161" style:family="text">
      <style:text-properties fo:color="#161616" loext:opacity="100%" fo:letter-spacing="normal" style:text-scale="100%"/>
    </style:style>
    <style:style style:name="T162" style:family="text">
      <style:text-properties fo:color="#161616" loext:opacity="100%" officeooo:rsid="001a7739"/>
    </style:style>
    <style:style style:name="T163" style:family="text">
      <style:text-properties fo:color="#161616" loext:opacity="100%" officeooo:rsid="00240d2c"/>
    </style:style>
    <style:style style:name="T164" style:family="text">
      <style:text-properties style:text-scale="80%"/>
    </style:style>
    <style:style style:name="T165" style:family="text">
      <style:text-properties fo:letter-spacing="-0.009cm"/>
    </style:style>
    <style:style style:name="T166" style:family="text">
      <style:text-properties fo:letter-spacing="-0.009cm" style:text-scale="85%"/>
    </style:style>
    <style:style style:name="T167" style:family="text">
      <style:text-properties fo:letter-spacing="-0.009cm" style:text-scale="90%"/>
    </style:style>
    <style:style style:name="T168" style:family="text">
      <style:text-properties fo:letter-spacing="-0.009cm" officeooo:rsid="0018c4e9"/>
    </style:style>
    <style:style style:name="T169" style:family="text">
      <style:text-properties fo:letter-spacing="-0.009cm" officeooo:rsid="001ae5c6"/>
    </style:style>
    <style:style style:name="T170" style:family="text">
      <style:text-properties fo:letter-spacing="0.069cm"/>
    </style:style>
    <style:style style:name="T171" style:family="text">
      <style:text-properties fo:letter-spacing="-0.018cm"/>
    </style:style>
    <style:style style:name="T172" style:family="text">
      <style:text-properties fo:letter-spacing="-0.018cm" style:text-scale="65%"/>
    </style:style>
    <style:style style:name="T173" style:family="text">
      <style:text-properties fo:letter-spacing="-0.018cm" style:text-scale="90%"/>
    </style:style>
    <style:style style:name="T174" style:family="text">
      <style:text-properties fo:letter-spacing="-0.018cm" style:text-scale="70%"/>
    </style:style>
    <style:style style:name="T175" style:family="text">
      <style:text-properties fo:letter-spacing="-0.018cm" style:text-scale="60%"/>
    </style:style>
    <style:style style:name="T176" style:family="text">
      <style:text-properties style:text-scale="85%"/>
    </style:style>
    <style:style style:name="T177" style:family="text">
      <style:text-properties fo:letter-spacing="0.018cm"/>
    </style:style>
    <style:style style:name="T178" style:family="text">
      <style:text-properties fo:letter-spacing="0.018cm" officeooo:rsid="001ae5c6"/>
    </style:style>
    <style:style style:name="T179" style:family="text">
      <style:text-properties fo:letter-spacing="0.018cm" officeooo:rsid="001d5482"/>
    </style:style>
    <style:style style:name="T180" style:family="text">
      <style:text-properties style:font-name="Times New Roman"/>
    </style:style>
    <style:style style:name="T181" style:family="text">
      <style:text-properties style:font-name="Times New Roman" fo:font-size="10.5pt" style:font-size-asian="10.5pt"/>
    </style:style>
    <style:style style:name="T182" style:family="text">
      <style:text-properties style:font-name="Times New Roman" fo:font-size="10.5pt" style:font-size-asian="10.5pt" style:text-scale="95%"/>
    </style:style>
    <style:style style:name="T183" style:family="text">
      <style:text-properties style:font-name="Times New Roman" fo:font-size="10.5pt" style:font-size-asian="10.5pt" style:text-scale="85%"/>
    </style:style>
    <style:style style:name="T184" style:family="text">
      <style:text-properties style:font-name="Times New Roman" fo:font-size="10.5pt" style:font-size-asian="10.5pt" style:text-scale="105%"/>
    </style:style>
    <style:style style:name="T185" style:family="text">
      <style:text-properties style:font-name="Times New Roman" fo:font-size="10.5pt" style:font-size-asian="10.5pt" style:text-scale="120%"/>
    </style:style>
    <style:style style:name="T186" style:family="text">
      <style:text-properties style:font-name="Times New Roman" fo:font-size="10.5pt" fo:letter-spacing="0.056cm" style:font-size-asian="10.5pt"/>
    </style:style>
    <style:style style:name="T187" style:family="text">
      <style:text-properties style:font-name="Times New Roman" fo:font-size="10.5pt" fo:letter-spacing="-0.009cm" style:font-size-asian="10.5pt" style:text-scale="90%"/>
    </style:style>
    <style:style style:name="T188" style:family="text">
      <style:text-properties style:font-name="Times New Roman" fo:font-size="10.5pt" fo:letter-spacing="-0.009cm" style:font-size-asian="10.5pt" style:text-scale="95%"/>
    </style:style>
    <style:style style:name="T189" style:family="text">
      <style:text-properties style:font-name="Times New Roman" fo:font-size="10.5pt" fo:letter-spacing="-0.009cm" style:font-size-asian="10.5pt" style:text-scale="85%"/>
    </style:style>
    <style:style style:name="T190" style:family="text">
      <style:text-properties style:font-name="Times New Roman" fo:font-size="10.5pt" fo:letter-spacing="-0.009cm" style:font-size-asian="10.5pt" style:text-scale="105%"/>
    </style:style>
    <style:style style:name="T191" style:family="text">
      <style:text-properties style:font-name="Times New Roman" fo:font-size="10.5pt" fo:letter-spacing="0.074cm" style:font-size-asian="10.5pt"/>
    </style:style>
    <style:style style:name="T192" style:family="text">
      <style:text-properties style:font-name="Times New Roman" fo:font-size="10.5pt" fo:letter-spacing="0.025cm" style:font-size-asian="10.5pt"/>
    </style:style>
    <style:style style:name="T193" style:family="text">
      <style:text-properties style:font-name="Times New Roman" fo:font-size="10.5pt" fo:letter-spacing="0.005cm" style:font-size-asian="10.5pt"/>
    </style:style>
    <style:style style:name="T194" style:family="text">
      <style:text-properties style:font-name="Times New Roman" fo:font-size="10.5pt" fo:letter-spacing="-0.018cm" style:font-size-asian="10.5pt"/>
    </style:style>
    <style:style style:name="T195" style:family="text">
      <style:text-properties style:font-name="Times New Roman" fo:font-size="10.5pt" fo:letter-spacing="-0.018cm" style:font-size-asian="10.5pt" style:text-scale="85%"/>
    </style:style>
    <style:style style:name="T196" style:family="text">
      <style:text-properties style:font-name="Times New Roman" fo:font-size="10.5pt" fo:letter-spacing="0.06cm" style:font-size-asian="10.5pt"/>
    </style:style>
    <style:style style:name="T197" style:family="text">
      <style:text-properties style:font-name="Times New Roman" fo:font-size="10.5pt" fo:letter-spacing="-0.002cm" style:font-size-asian="10.5pt"/>
    </style:style>
    <style:style style:name="T198" style:family="text">
      <style:text-properties style:font-name="Times New Roman" fo:font-size="10.5pt" fo:letter-spacing="-0.007cm" style:font-size-asian="10.5pt" style:text-scale="95%"/>
    </style:style>
    <style:style style:name="T199" style:family="text">
      <style:text-properties style:font-name="Times New Roman" fo:font-size="10.5pt" fo:letter-spacing="-0.007cm" style:font-size-asian="10.5pt" style:text-scale="120%"/>
    </style:style>
    <style:style style:name="T200" style:family="text">
      <style:text-properties style:font-name="Times New Roman" fo:font-size="10.5pt" fo:letter-spacing="-0.007cm" style:font-name-asian="Times New Roman" style:font-size-asian="10.5pt" style:font-name-complex="Times New Roman" style:text-scale="105%"/>
    </style:style>
    <style:style style:name="T201" style:family="text">
      <style:text-properties style:font-name="Times New Roman" fo:font-size="10.5pt" fo:letter-spacing="-0.021cm" style:font-size-asian="10.5pt" style:text-scale="95%"/>
    </style:style>
    <style:style style:name="T202" style:family="text">
      <style:text-properties style:font-name="Times New Roman" fo:font-size="10.5pt" fo:letter-spacing="0.064cm" style:font-size-asian="10.5pt"/>
    </style:style>
    <style:style style:name="T203" style:family="text">
      <style:text-properties style:font-name="Times New Roman" fo:font-size="10.5pt" fo:letter-spacing="0.086cm" style:font-size-asian="10.5pt"/>
    </style:style>
    <style:style style:name="T204" style:family="text">
      <style:text-properties style:font-name="Times New Roman" fo:font-size="10.5pt" fo:letter-spacing="0.023cm" style:font-size-asian="10.5pt"/>
    </style:style>
    <style:style style:name="T205" style:family="text">
      <style:text-properties style:font-name="Times New Roman" fo:font-size="10.5pt" fo:letter-spacing="0.078cm" style:font-size-asian="10.5pt"/>
    </style:style>
    <style:style style:name="T206" style:family="text">
      <style:text-properties style:font-name="Times New Roman" fo:font-size="10.5pt" fo:letter-spacing="0.123cm" style:font-size-asian="10.5pt"/>
    </style:style>
    <style:style style:name="T207" style:family="text">
      <style:text-properties style:font-name="Times New Roman" fo:font-size="10.5pt" fo:letter-spacing="0.102cm" style:font-size-asian="10.5pt"/>
    </style:style>
    <style:style style:name="T208" style:family="text">
      <style:text-properties style:font-name="Times New Roman" fo:font-size="10.5pt" fo:letter-spacing="-0.028cm" style:font-size-asian="10.5pt" style:text-scale="105%"/>
    </style:style>
    <style:style style:name="T209" style:family="text">
      <style:text-properties style:font-name="Times New Roman" fo:font-size="10.5pt" fo:letter-spacing="0.046cm" style:font-size-asian="10.5pt" style:text-scale="105%"/>
    </style:style>
    <style:style style:name="T210" style:family="text">
      <style:text-properties style:font-name="Times New Roman" fo:font-size="10.5pt" fo:letter-spacing="0.069cm" style:font-size-asian="10.5pt"/>
    </style:style>
    <style:style style:name="T211" style:family="text">
      <style:text-properties style:font-name="Times New Roman" fo:font-size="10.5pt" fo:letter-spacing="-0.011cm" style:font-size-asian="10.5pt"/>
    </style:style>
    <style:style style:name="T212" style:family="text">
      <style:text-properties style:font-name="Times New Roman" fo:font-size="10.5pt" fo:letter-spacing="-0.014cm" style:font-size-asian="10.5pt"/>
    </style:style>
    <style:style style:name="T213" style:family="text">
      <style:text-properties style:font-name="Times New Roman" fo:font-size="10.5pt" fo:letter-spacing="-0.012cm" style:font-size-asian="10.5pt" style:text-scale="120%"/>
    </style:style>
    <style:style style:name="T214" style:family="text">
      <style:text-properties style:font-name="Times New Roman" style:text-scale="95%"/>
    </style:style>
    <style:style style:name="T215" style:family="text">
      <style:text-properties style:font-name="Times New Roman" fo:letter-spacing="0.039cm"/>
    </style:style>
    <style:style style:name="T216" style:family="text">
      <style:text-properties style:font-name="Times New Roman" fo:letter-spacing="-0.005cm" style:text-scale="95%"/>
    </style:style>
    <style:style style:name="T217" style:family="text">
      <style:text-properties style:font-name="Times New Roman" fo:letter-spacing="-0.018cm" style:text-scale="95%"/>
    </style:style>
    <style:style style:name="T218" style:family="text">
      <style:text-properties style:font-name="Times New Roman" style:text-scale="90%"/>
    </style:style>
    <style:style style:name="T219" style:family="text">
      <style:text-properties style:font-name="Times New Roman" fo:letter-spacing="0.051cm"/>
    </style:style>
    <style:style style:name="T220" style:family="text">
      <style:text-properties style:font-name="Times New Roman" fo:letter-spacing="-0.009cm"/>
    </style:style>
    <style:style style:name="T221" style:family="text">
      <style:text-properties style:font-name="Times New Roman" fo:letter-spacing="-0.009cm" style:text-scale="90%"/>
    </style:style>
    <style:style style:name="T222" style:family="text">
      <style:text-properties style:font-name="Times New Roman" fo:letter-spacing="-0.009cm" style:text-scale="95%"/>
    </style:style>
    <style:style style:name="T223" style:family="text">
      <style:text-properties style:font-name="Times New Roman" fo:letter-spacing="-0.009cm" style:text-scale="75%"/>
    </style:style>
    <style:style style:name="T224" style:family="text">
      <style:text-properties style:font-name="Times New Roman" fo:font-size="10pt" style:font-size-asian="10pt" style:text-scale="90%"/>
    </style:style>
    <style:style style:name="T225" style:family="text">
      <style:text-properties style:font-name="Times New Roman" fo:font-size="10pt" fo:letter-spacing="0.085cm" style:font-size-asian="10pt"/>
    </style:style>
    <style:style style:name="T226" style:family="text">
      <style:text-properties style:font-name="Times New Roman" fo:font-size="10pt" fo:letter-spacing="0.023cm" style:font-size-asian="10pt"/>
    </style:style>
    <style:style style:name="T227" style:family="text">
      <style:text-properties style:font-name="Times New Roman" fo:font-size="10pt" fo:letter-spacing="0.002cm" style:font-size-asian="10pt"/>
    </style:style>
    <style:style style:name="T228" style:family="text">
      <style:text-properties style:font-name="Times New Roman" fo:font-size="10pt" fo:letter-spacing="-0.018cm" style:font-size-asian="10pt" style:text-scale="90%"/>
    </style:style>
    <style:style style:name="T229" style:family="text">
      <style:text-properties style:font-name="Times New Roman" fo:font-size="10pt" fo:letter-spacing="-0.009cm" fo:font-style="italic" style:font-size-asian="10pt" style:font-style-asian="italic" style:text-scale="95%"/>
    </style:style>
    <style:style style:name="T230" style:family="text">
      <style:text-properties style:font-name="Times New Roman" fo:letter-spacing="0.132cm"/>
    </style:style>
    <style:style style:name="T231" style:family="text">
      <style:text-properties style:font-name="Times New Roman" fo:letter-spacing="0.131cm"/>
    </style:style>
    <style:style style:name="T232" style:family="text">
      <style:text-properties style:font-name="Times New Roman" style:text-scale="80%"/>
    </style:style>
    <style:style style:name="T233" style:family="text">
      <style:text-properties style:font-name="Times New Roman" fo:letter-spacing="0.081cm"/>
    </style:style>
    <style:style style:name="T234" style:family="text">
      <style:text-properties style:font-name="Times New Roman" fo:letter-spacing="0.025cm"/>
    </style:style>
    <style:style style:name="T235" style:family="text">
      <style:text-properties style:font-name="Times New Roman" fo:letter-spacing="-0.021cm"/>
    </style:style>
    <style:style style:name="T236" style:family="text">
      <style:text-properties style:font-name="Times New Roman" fo:letter-spacing="0.035cm"/>
    </style:style>
    <style:style style:name="T237" style:family="text">
      <style:text-properties style:font-name="Times New Roman" style:text-scale="85%"/>
    </style:style>
    <style:style style:name="T238" style:family="text">
      <style:text-properties style:font-name="Times New Roman" fo:letter-spacing="0.106cm"/>
    </style:style>
    <style:style style:name="T239" style:family="text">
      <style:text-properties style:font-name="Times New Roman" fo:letter-spacing="0.007cm"/>
    </style:style>
    <style:style style:name="T240" style:family="text">
      <style:text-properties style:font-name="Times New Roman" fo:letter-spacing="-0.012cm" style:text-scale="85%"/>
    </style:style>
    <style:style style:name="T241" style:family="text">
      <style:text-properties fo:font-size="12pt" style:font-size-asian="12pt"/>
    </style:style>
    <style:style style:name="T242" style:family="text">
      <style:text-properties fo:font-size="12pt" style:font-size-asian="12pt" style:text-scale="85%"/>
    </style:style>
    <style:style style:name="T243" style:family="text">
      <style:text-properties fo:font-size="12pt" officeooo:rsid="001a7739" style:font-size-asian="12pt" style:text-scale="85%"/>
    </style:style>
    <style:style style:name="T244" style:family="text">
      <style:text-properties fo:font-size="12pt" officeooo:rsid="001ae5c6" style:font-size-asian="12pt" style:text-scale="85%"/>
    </style:style>
    <style:style style:name="T245" style:family="text">
      <style:text-properties fo:font-size="12pt" style:font-size-asian="12pt" style:text-scale="80%"/>
    </style:style>
    <style:style style:name="T246" style:family="text">
      <style:text-properties fo:font-size="12pt" style:font-size-asian="12pt" style:text-scale="75%"/>
    </style:style>
    <style:style style:name="T247" style:family="text">
      <style:text-properties fo:font-size="12pt" style:font-size-asian="12pt" style:text-scale="70%"/>
    </style:style>
    <style:style style:name="T248" style:family="text">
      <style:text-properties fo:font-size="12pt" style:font-size-asian="12pt" style:font-size-complex="12pt"/>
    </style:style>
    <style:style style:name="T249" style:family="text">
      <style:text-properties fo:font-size="12pt" officeooo:rsid="0019dbda" style:font-size-asian="12pt"/>
    </style:style>
    <style:style style:name="T250" style:family="text">
      <style:text-properties fo:font-size="12pt" fo:letter-spacing="-0.026cm" style:font-size-asian="12pt"/>
    </style:style>
    <style:style style:name="T251" style:family="text">
      <style:text-properties fo:font-size="12pt" fo:letter-spacing="-0.026cm" style:font-size-asian="12pt" style:text-scale="85%"/>
    </style:style>
    <style:style style:name="T252" style:family="text">
      <style:text-properties fo:font-size="12pt" fo:letter-spacing="-0.025cm" style:font-size-asian="12pt"/>
    </style:style>
    <style:style style:name="T253" style:family="text">
      <style:text-properties fo:font-size="12pt" fo:letter-spacing="-0.025cm" style:font-size-asian="12pt" style:text-scale="85%"/>
    </style:style>
    <style:style style:name="T254" style:family="text">
      <style:text-properties fo:font-size="12pt" fo:letter-spacing="-0.018cm" style:font-size-asian="12pt" style:text-scale="85%"/>
    </style:style>
    <style:style style:name="T255" style:family="text">
      <style:text-properties fo:font-size="12pt" fo:letter-spacing="-0.018cm" style:font-size-asian="12pt" style:text-scale="55%"/>
    </style:style>
    <style:style style:name="T256" style:family="text">
      <style:text-properties fo:font-size="12pt" fo:letter-spacing="-0.004cm" style:font-size-asian="12pt"/>
    </style:style>
    <style:style style:name="T257" style:family="text">
      <style:text-properties fo:font-size="12pt" fo:letter-spacing="-0.004cm" style:font-size-asian="12pt" style:text-scale="85%"/>
    </style:style>
    <style:style style:name="T258" style:family="text">
      <style:text-properties fo:font-size="12pt" fo:letter-spacing="-0.004cm" officeooo:rsid="000486f9" style:font-size-asian="12pt" style:text-scale="85%"/>
    </style:style>
    <style:style style:name="T259" style:family="text">
      <style:text-properties fo:font-size="12pt" fo:letter-spacing="-0.004cm" officeooo:rsid="0018c4e9" style:font-size-asian="12pt" style:text-scale="85%"/>
    </style:style>
    <style:style style:name="T260" style:family="text">
      <style:text-properties fo:font-size="12pt" fo:letter-spacing="-0.004cm" style:font-size-asian="12pt" style:text-scale="80%"/>
    </style:style>
    <style:style style:name="T261" style:family="text">
      <style:text-properties fo:font-size="12pt" fo:letter-spacing="-0.004cm" style:font-size-asian="12pt" style:text-scale="90%"/>
    </style:style>
    <style:style style:name="T262" style:family="text">
      <style:text-properties fo:font-size="12pt" fo:letter-spacing="-0.004cm" style:font-size-asian="12pt" style:font-size-complex="12pt"/>
    </style:style>
    <style:style style:name="T263" style:family="text">
      <style:text-properties fo:font-size="12pt" fo:letter-spacing="-0.007cm" style:font-size-asian="12pt"/>
    </style:style>
    <style:style style:name="T264" style:family="text">
      <style:text-properties fo:font-size="12pt" fo:letter-spacing="-0.007cm" style:font-size-asian="12pt" style:text-scale="85%"/>
    </style:style>
    <style:style style:name="T265" style:family="text">
      <style:text-properties fo:font-size="12pt" fo:letter-spacing="-0.009cm" style:font-size-asian="12pt" style:text-scale="85%"/>
    </style:style>
    <style:style style:name="T266" style:family="text">
      <style:text-properties fo:font-size="12pt" fo:letter-spacing="-0.009cm" style:font-size-asian="12pt" style:text-scale="80%"/>
    </style:style>
    <style:style style:name="T267" style:family="text">
      <style:text-properties fo:font-size="12pt" fo:letter-spacing="-0.009cm" style:font-size-asian="12pt" style:font-size-complex="12pt"/>
    </style:style>
    <style:style style:name="T268" style:family="text">
      <style:text-properties fo:font-size="12pt" fo:letter-spacing="0.037cm" style:font-size-asian="12pt"/>
    </style:style>
    <style:style style:name="T269" style:family="text">
      <style:text-properties fo:font-size="12pt" fo:letter-spacing="0.037cm" style:font-size-asian="12pt" style:font-size-complex="12pt"/>
    </style:style>
    <style:style style:name="T270" style:family="text">
      <style:text-properties fo:font-size="12pt" fo:letter-spacing="-0.011cm" style:font-size-asian="12pt"/>
    </style:style>
    <style:style style:name="T271" style:family="text">
      <style:text-properties fo:font-size="12pt" fo:letter-spacing="0.074cm" style:font-size-asian="12pt"/>
    </style:style>
    <style:style style:name="T272" style:family="text">
      <style:text-properties fo:font-size="12pt" fo:letter-spacing="-0.012cm" style:font-size-asian="12pt"/>
    </style:style>
    <style:style style:name="T273" style:family="text">
      <style:text-properties fo:font-size="12pt" fo:letter-spacing="-0.012cm" style:font-size-asian="12pt" style:font-size-complex="12pt"/>
    </style:style>
    <style:style style:name="T274" style:family="text">
      <style:text-properties fo:font-size="12pt" fo:letter-spacing="0.026cm" style:font-size-asian="12pt"/>
    </style:style>
    <style:style style:name="T275" style:family="text">
      <style:text-properties fo:font-size="12pt" fo:letter-spacing="0.026cm" officeooo:rsid="0019dbda" style:font-size-asian="12pt"/>
    </style:style>
    <style:style style:name="T276" style:family="text">
      <style:text-properties fo:font-size="12pt" fo:letter-spacing="0.026cm" officeooo:rsid="000486f9" style:font-size-asian="12pt"/>
    </style:style>
    <style:style style:name="T277" style:family="text">
      <style:text-properties fo:font-size="12pt" fo:letter-spacing="-0.034cm" officeooo:rsid="0018c4e9" style:font-size-asian="12pt" style:text-scale="80%"/>
    </style:style>
    <style:style style:name="T278" style:family="text">
      <style:text-properties fo:font-size="12pt" fo:letter-spacing="-0.005cm" style:font-size-asian="12pt"/>
    </style:style>
    <style:style style:name="T279" style:family="text">
      <style:text-properties fo:font-size="12pt" fo:letter-spacing="-0.005cm" style:font-size-asian="12pt" style:text-scale="85%"/>
    </style:style>
    <style:style style:name="T280" style:family="text">
      <style:text-properties fo:font-size="12pt" fo:letter-spacing="-0.005cm" officeooo:rsid="0018c4e9" style:font-size-asian="12pt" style:text-scale="85%"/>
    </style:style>
    <style:style style:name="T281" style:family="text">
      <style:text-properties fo:font-size="12pt" fo:letter-spacing="-0.019cm" style:font-size-asian="12pt"/>
    </style:style>
    <style:style style:name="T282" style:family="text">
      <style:text-properties fo:font-size="12pt" fo:letter-spacing="-0.019cm" officeooo:rsid="0018c4e9" style:font-size-asian="12pt"/>
    </style:style>
    <style:style style:name="T283" style:family="text">
      <style:text-properties fo:font-size="12pt" fo:letter-spacing="-0.037cm" style:font-size-asian="12pt"/>
    </style:style>
    <style:style style:name="T284" style:family="text">
      <style:text-properties fo:font-size="12pt" fo:letter-spacing="-0.023cm" style:font-size-asian="12pt" style:text-scale="85%"/>
    </style:style>
    <style:style style:name="T285" style:family="text">
      <style:text-properties fo:font-size="12pt" fo:letter-spacing="-0.023cm" style:font-size-asian="12pt" style:font-size-complex="12pt"/>
    </style:style>
    <style:style style:name="T286" style:family="text">
      <style:text-properties fo:font-size="12pt" fo:letter-spacing="-0.021cm" style:font-size-asian="12pt"/>
    </style:style>
    <style:style style:name="T287" style:family="text">
      <style:text-properties fo:font-size="12pt" fo:letter-spacing="-0.021cm" style:font-size-asian="12pt" style:font-size-complex="12pt"/>
    </style:style>
    <style:style style:name="T288" style:family="text">
      <style:text-properties fo:font-size="12pt" fo:letter-spacing="-0.016cm" style:font-size-asian="12pt"/>
    </style:style>
    <style:style style:name="T289" style:family="text">
      <style:text-properties fo:font-size="12pt" fo:letter-spacing="-0.016cm" style:font-size-asian="12pt" style:font-size-complex="12pt"/>
    </style:style>
    <style:style style:name="T290" style:family="text">
      <style:text-properties fo:font-size="12pt" fo:letter-spacing="0.051cm" style:font-size-asian="12pt" style:font-size-complex="12pt"/>
    </style:style>
    <style:style style:name="T291" style:family="text">
      <style:text-properties fo:font-size="12pt" fo:letter-spacing="0.005cm" style:font-size-asian="12pt" style:font-size-complex="12pt"/>
    </style:style>
    <style:style style:name="T292" style:family="text">
      <style:text-properties style:font-name="Arial1"/>
    </style:style>
    <style:style style:name="T293" style:family="text">
      <style:text-properties style:font-name="Arial1" fo:font-size="10.5pt" style:font-size-asian="10.5pt" style:text-scale="90%"/>
    </style:style>
    <style:style style:name="T294" style:family="text">
      <style:text-properties style:font-name="Arial1" fo:font-size="10.5pt" fo:letter-spacing="0.035cm" style:font-size-asian="10.5pt"/>
    </style:style>
    <style:style style:name="T295" style:family="text">
      <style:text-properties style:font-name="Arial1" fo:font-size="10.5pt" fo:letter-spacing="-0.014cm" style:font-size-asian="10.5pt" style:text-scale="90%"/>
    </style:style>
    <style:style style:name="T296" style:family="text">
      <style:text-properties style:font-name="Arial1" fo:font-size="10.5pt" fo:letter-spacing="-0.016cm" style:font-size-asian="10.5pt" style:text-scale="90%"/>
    </style:style>
    <style:style style:name="T297" style:family="text">
      <style:text-properties style:font-name="Arial1" fo:font-size="10.5pt" fo:letter-spacing="-0.018cm" style:font-size-asian="10.5pt" style:text-scale="90%"/>
    </style:style>
    <style:style style:name="T298" style:family="text">
      <style:text-properties style:font-name="Arial1" fo:font-size="9.5pt" fo:letter-spacing="-0.011cm" fo:font-style="italic" style:font-size-asian="9.5pt" style:font-style-asian="italic"/>
    </style:style>
    <style:style style:name="T299" style:family="text">
      <style:text-properties style:font-name="Arial1" fo:font-size="9.5pt" fo:letter-spacing="0.071cm" fo:font-style="italic" style:font-size-asian="9.5pt" style:font-style-asian="italic"/>
    </style:style>
    <style:style style:name="T300" style:family="text">
      <style:text-properties style:font-name="Arial1" fo:font-size="9.5pt" style:font-size-asian="9.5pt"/>
    </style:style>
    <style:style style:name="T301" style:family="text">
      <style:text-properties style:font-name="Arial1" fo:font-size="9.5pt" style:font-size-asian="9.5pt" style:text-scale="95%"/>
    </style:style>
    <style:style style:name="T302" style:family="text">
      <style:text-properties style:font-name="Arial1" fo:font-size="9.5pt" fo:letter-spacing="-0.018cm" style:font-size-asian="9.5pt"/>
    </style:style>
    <style:style style:name="T303" style:family="text">
      <style:text-properties style:font-name="Arial1" fo:font-size="9.5pt" fo:letter-spacing="-0.018cm" style:font-size-asian="9.5pt" style:text-scale="95%"/>
    </style:style>
    <style:style style:name="T304" style:family="text">
      <style:text-properties style:font-name="Arial1" fo:font-size="9.5pt" fo:letter-spacing="0.055cm" style:font-size-asian="9.5pt"/>
    </style:style>
    <style:style style:name="T305" style:family="text">
      <style:text-properties style:font-name="Arial1" fo:font-size="9.5pt" fo:letter-spacing="-0.009cm" style:font-size-asian="9.5pt"/>
    </style:style>
    <style:style style:name="T306" style:family="text">
      <style:text-properties style:font-name="Arial1" fo:font-size="9.5pt" fo:letter-spacing="0.111cm" style:font-size-asian="9.5pt"/>
    </style:style>
    <style:style style:name="T307" style:family="text">
      <style:text-properties style:font-name="Arial1" fo:font-size="10pt" style:font-size-asian="10pt" style:text-scale="95%"/>
    </style:style>
    <style:style style:name="T308" style:family="text">
      <style:text-properties style:font-name="Arial1" fo:font-size="10pt" fo:letter-spacing="0.041cm" style:font-size-asian="10pt"/>
    </style:style>
    <style:style style:name="T309" style:family="text">
      <style:text-properties style:font-name="Arial1" fo:font-size="10pt" fo:letter-spacing="-0.019cm" style:font-size-asian="10pt" style:text-scale="95%"/>
    </style:style>
    <style:style style:name="T310" style:family="text">
      <style:text-properties style:font-name="Arial1" fo:font-size="10pt" fo:letter-spacing="-0.011cm" style:font-size-asian="10pt"/>
    </style:style>
    <style:style style:name="T311" style:family="text">
      <style:text-properties style:font-name="Arial1" fo:font-size="10pt" fo:letter-spacing="-0.011cm" style:font-size-asian="10pt" style:text-scale="95%"/>
    </style:style>
    <style:style style:name="T312" style:family="text">
      <style:text-properties style:font-name="Arial1" fo:font-size="10pt" fo:letter-spacing="-0.018cm" style:font-size-asian="10pt"/>
    </style:style>
    <style:style style:name="T313" style:family="text">
      <style:text-properties style:font-name="Arial1" fo:font-size="10pt" fo:letter-spacing="-0.018cm" style:font-size-asian="10pt" style:text-scale="95%"/>
    </style:style>
    <style:style style:name="T314" style:family="text">
      <style:text-properties style:font-name="Arial1" fo:font-size="10pt" fo:letter-spacing="-0.018cm" fo:font-weight="bold" style:font-size-asian="10pt" style:font-weight-asian="bold" style:text-scale="85%"/>
    </style:style>
    <style:style style:name="T315" style:family="text">
      <style:text-properties style:font-name="Arial1" fo:font-size="10pt" fo:font-weight="bold" style:font-size-asian="10pt" style:font-weight-asian="bold" style:text-scale="95%"/>
    </style:style>
    <style:style style:name="T316" style:family="text">
      <style:text-properties style:font-name="Arial1" fo:font-size="10pt" fo:letter-spacing="0.071cm" fo:font-weight="bold" style:font-size-asian="10pt" style:font-weight-asian="bold"/>
    </style:style>
    <style:style style:name="T317" style:family="text">
      <style:text-properties style:font-name="Arial1" fo:font-size="10pt" fo:letter-spacing="-0.009cm" fo:font-weight="bold" style:font-size-asian="10pt" style:font-weight-asian="bold" style:text-scale="90%"/>
    </style:style>
    <style:style style:name="T318" style:family="text">
      <style:text-properties style:font-name="Arial1" fo:font-size="10pt" fo:letter-spacing="0.053cm" fo:font-weight="bold" style:font-size-asian="10pt" style:font-weight-asian="bold"/>
    </style:style>
    <style:style style:name="T319" style:family="text">
      <style:text-properties style:font-name="Arial1" fo:font-size="10pt" fo:letter-spacing="-0.004cm" style:font-size-asian="10pt"/>
    </style:style>
    <style:style style:name="T320" style:family="text">
      <style:text-properties style:font-name="Arial1" fo:font-size="10pt" fo:letter-spacing="0.056cm" style:font-size-asian="10pt"/>
    </style:style>
    <style:style style:name="T321" style:family="text">
      <style:text-properties style:font-name="Arial1" fo:font-size="10pt" fo:letter-spacing="-0.012cm" style:font-size-asian="10pt"/>
    </style:style>
    <style:style style:name="T322" style:family="text">
      <style:text-properties style:font-name="Arial1" fo:font-size="10pt" fo:letter-spacing="0.042cm" style:font-size-asian="10pt"/>
    </style:style>
    <style:style style:name="T323" style:family="text">
      <style:text-properties style:font-name="Arial1" fo:font-size="10pt" fo:letter-spacing="0.062cm" style:font-size-asian="10pt"/>
    </style:style>
    <style:style style:name="T324" style:family="text">
      <style:text-properties style:font-name="Arial1" fo:font-size="10pt" fo:letter-spacing="-0.023cm" style:font-name-asian="Arial1" style:font-size-asian="10pt" style:font-name-complex="Arial1" style:text-scale="95%"/>
    </style:style>
    <style:style style:name="T325" style:family="text">
      <style:text-properties style:font-name="Arial1" fo:font-size="10pt" fo:letter-spacing="-0.014cm" style:font-size-asian="10pt" style:text-scale="95%"/>
    </style:style>
    <style:style style:name="T326" style:family="text">
      <style:text-properties style:font-name="Arial1" fo:font-size="10pt" fo:letter-spacing="-0.005cm" style:font-size-asian="10pt"/>
    </style:style>
    <style:style style:name="T327" style:family="text">
      <style:text-properties style:font-name="Arial1" fo:font-size="10pt" fo:letter-spacing="0.069cm" style:font-size-asian="10pt"/>
    </style:style>
    <style:style style:name="T328" style:family="text">
      <style:text-properties style:font-name="Arial1" fo:font-size="12pt" style:font-size-asian="12pt" style:font-size-complex="12pt"/>
    </style:style>
    <style:style style:name="T329" style:family="text">
      <style:text-properties style:font-name="Arial1" fo:font-size="12pt" officeooo:rsid="007fa70a" style:font-size-asian="12pt" style:font-size-complex="12pt"/>
    </style:style>
    <style:style style:name="T330" style:family="text">
      <style:text-properties style:font-name="Arial1" fo:font-size="12pt" officeooo:rsid="00e08f3c" style:font-size-asian="12pt" style:font-size-complex="12pt"/>
    </style:style>
    <style:style style:name="T331" style:family="text">
      <style:text-properties style:font-name="Arial1" fo:font-size="12pt" officeooo:rsid="007bc225" style:font-size-asian="12pt" style:font-size-complex="12pt"/>
    </style:style>
    <style:style style:name="T332" style:family="text">
      <style:text-properties style:font-name="Arial1" fo:font-size="12pt" officeooo:rsid="00153302" style:font-size-asian="12pt" style:font-size-complex="12pt"/>
    </style:style>
    <style:style style:name="T333" style:family="text">
      <style:text-properties style:font-name="Arial1" fo:font-size="12pt" officeooo:rsid="0017f60d" style:font-size-asian="12pt" style:font-size-complex="12pt"/>
    </style:style>
    <style:style style:name="T334" style:family="text">
      <style:text-properties style:font-name="Arial1" fo:font-size="12pt" officeooo:rsid="001b9a86" style:font-size-asian="12pt" style:font-size-complex="12pt"/>
    </style:style>
    <style:style style:name="T335" style:family="text">
      <style:text-properties style:font-name="Arial1" fo:letter-spacing="-0.004cm" style:text-scale="90%"/>
    </style:style>
    <style:style style:name="T336" style:family="text">
      <style:text-properties style:font-name="Arial1" fo:letter-spacing="-0.004cm" officeooo:rsid="0018c4e9" style:text-scale="90%"/>
    </style:style>
    <style:style style:name="T337" style:family="text">
      <style:text-properties style:font-name="Arial1" fo:letter-spacing="-0.034cm" style:text-scale="90%"/>
    </style:style>
    <style:style style:name="T338" style:family="text">
      <style:text-properties style:font-name="Arial1" fo:letter-spacing="-0.032cm" style:text-scale="90%"/>
    </style:style>
    <style:style style:name="T339" style:family="text">
      <style:text-properties style:font-name="Arial1" style:text-underline-style="solid" style:text-underline-width="auto" style:text-underline-color="font-color"/>
    </style:style>
    <style:style style:name="T340" style:family="text">
      <style:text-properties style:font-name="Arial1" fo:font-weight="bold"/>
    </style:style>
    <style:style style:name="T341" style:family="text">
      <style:text-properties fo:letter-spacing="0.026cm"/>
    </style:style>
    <style:style style:name="T342" style:family="text">
      <style:text-properties style:text-scale="90%"/>
    </style:style>
    <style:style style:name="T343" style:family="text">
      <style:text-properties fo:letter-spacing="-0.014cm"/>
    </style:style>
    <style:style style:name="T344" style:family="text">
      <style:text-properties fo:letter-spacing="-0.014cm" style:text-scale="90%"/>
    </style:style>
    <style:style style:name="T345" style:family="text">
      <style:text-properties fo:letter-spacing="-0.014cm" officeooo:rsid="0019dbda"/>
    </style:style>
    <style:style style:name="T346" style:family="text">
      <style:text-properties fo:letter-spacing="-0.014cm" officeooo:rsid="0018c4e9"/>
    </style:style>
    <style:style style:name="T347" style:family="text">
      <style:text-properties fo:letter-spacing="-0.014cm" officeooo:rsid="001ae5c6"/>
    </style:style>
    <style:style style:name="T348" style:family="text">
      <style:text-properties fo:letter-spacing="-0.014cm" officeooo:rsid="002be909"/>
    </style:style>
    <style:style style:name="T349" style:family="text">
      <style:text-properties fo:letter-spacing="-0.051cm"/>
    </style:style>
    <style:style style:name="T350" style:family="text">
      <style:text-properties fo:letter-spacing="-0.051cm" style:text-scale="90%"/>
    </style:style>
    <style:style style:name="T351" style:family="text">
      <style:text-properties fo:letter-spacing="-0.012cm"/>
    </style:style>
    <style:style style:name="T352" style:family="text">
      <style:text-properties fo:letter-spacing="-0.012cm" style:text-scale="90%"/>
    </style:style>
    <style:style style:name="T353" style:family="text">
      <style:text-properties fo:letter-spacing="-0.012cm" style:text-scale="85%"/>
    </style:style>
    <style:style style:name="T354" style:family="text">
      <style:text-properties fo:letter-spacing="-0.012cm" officeooo:rsid="0019dbda" style:text-scale="85%"/>
    </style:style>
    <style:style style:name="T355" style:family="text">
      <style:text-properties fo:letter-spacing="-0.012cm" officeooo:rsid="0019dbda"/>
    </style:style>
    <style:style style:name="T356" style:family="text">
      <style:text-properties fo:letter-spacing="-0.012cm" officeooo:rsid="0018c4e9"/>
    </style:style>
    <style:style style:name="T357" style:family="text">
      <style:text-properties fo:letter-spacing="-0.012cm" officeooo:rsid="001d5482"/>
    </style:style>
    <style:style style:name="T358" style:family="text">
      <style:text-properties fo:letter-spacing="-0.021cm"/>
    </style:style>
    <style:style style:name="T359" style:family="text">
      <style:text-properties fo:letter-spacing="-0.021cm" style:text-scale="90%"/>
    </style:style>
    <style:style style:name="T360" style:family="text">
      <style:text-properties fo:letter-spacing="-0.021cm" officeooo:rsid="0019dbda"/>
    </style:style>
    <style:style style:name="T361" style:family="text">
      <style:text-properties fo:letter-spacing="-0.021cm" officeooo:rsid="001d1234"/>
    </style:style>
    <style:style style:name="T362" style:family="text">
      <style:text-properties fo:letter-spacing="-0.021cm" officeooo:rsid="001d5482"/>
    </style:style>
    <style:style style:name="T363" style:family="text">
      <style:text-properties fo:letter-spacing="-0.025cm"/>
    </style:style>
    <style:style style:name="T364" style:family="text">
      <style:text-properties fo:letter-spacing="-0.025cm" style:text-scale="90%"/>
    </style:style>
    <style:style style:name="T365" style:family="text">
      <style:text-properties fo:letter-spacing="-0.025cm" officeooo:rsid="0019dbda"/>
    </style:style>
    <style:style style:name="T366" style:family="text">
      <style:text-properties fo:letter-spacing="-0.025cm" officeooo:rsid="001ae5c6"/>
    </style:style>
    <style:style style:name="T367" style:family="text">
      <style:text-properties fo:letter-spacing="-0.025cm" officeooo:rsid="0018c4e9"/>
    </style:style>
    <style:style style:name="T368" style:family="text">
      <style:text-properties fo:letter-spacing="-0.023cm"/>
    </style:style>
    <style:style style:name="T369" style:family="text">
      <style:text-properties fo:letter-spacing="-0.023cm" style:text-scale="90%"/>
    </style:style>
    <style:style style:name="T370" style:family="text">
      <style:text-properties fo:letter-spacing="-0.023cm" officeooo:rsid="0019dbda"/>
    </style:style>
    <style:style style:name="T371" style:family="text">
      <style:text-properties fo:letter-spacing="-0.023cm" officeooo:rsid="001d5482"/>
    </style:style>
    <style:style style:name="T372" style:family="text">
      <style:text-properties fo:letter-spacing="-0.026cm"/>
    </style:style>
    <style:style style:name="T373" style:family="text">
      <style:text-properties fo:letter-spacing="-0.026cm" style:text-scale="90%"/>
    </style:style>
    <style:style style:name="T374" style:family="text">
      <style:text-properties fo:letter-spacing="-0.026cm" officeooo:rsid="0018c4e9"/>
    </style:style>
    <style:style style:name="T375" style:family="text">
      <style:text-properties fo:letter-spacing="-0.035cm"/>
    </style:style>
    <style:style style:name="T376" style:family="text">
      <style:text-properties fo:letter-spacing="-0.035cm" style:text-scale="90%"/>
    </style:style>
    <style:style style:name="T377" style:family="text">
      <style:text-properties fo:letter-spacing="-0.035cm" officeooo:rsid="0002794f"/>
    </style:style>
    <style:style style:name="T378" style:family="text">
      <style:text-properties fo:letter-spacing="-0.035cm" officeooo:rsid="0018c4e9"/>
    </style:style>
    <style:style style:name="T379" style:family="text">
      <style:text-properties fo:letter-spacing="-0.035cm" officeooo:rsid="001ae5c6"/>
    </style:style>
    <style:style style:name="T380" style:family="text">
      <style:text-properties fo:letter-spacing="-0.03cm"/>
    </style:style>
    <style:style style:name="T381" style:family="text">
      <style:text-properties fo:letter-spacing="-0.03cm" style:text-scale="90%"/>
    </style:style>
    <style:style style:name="T382" style:family="text">
      <style:text-properties fo:letter-spacing="-0.03cm" fo:font-style="italic" style:font-style-asian="italic"/>
    </style:style>
    <style:style style:name="T383" style:family="text">
      <style:text-properties fo:letter-spacing="-0.03cm" officeooo:rsid="0018c4e9"/>
    </style:style>
    <style:style style:name="T384" style:family="text">
      <style:text-properties fo:letter-spacing="-0.048cm"/>
    </style:style>
    <style:style style:name="T385" style:family="text">
      <style:text-properties fo:letter-spacing="-0.048cm" style:text-scale="90%"/>
    </style:style>
    <style:style style:name="T386" style:family="text">
      <style:text-properties fo:letter-spacing="-0.002cm"/>
    </style:style>
    <style:style style:name="T387" style:family="text">
      <style:text-properties fo:letter-spacing="-0.002cm" style:text-scale="90%"/>
    </style:style>
    <style:style style:name="T388" style:family="text">
      <style:text-properties fo:letter-spacing="0.074cm"/>
    </style:style>
    <style:style style:name="T389" style:family="text">
      <style:text-properties fo:font-size="12.5pt" style:font-size-asian="12.5pt" style:text-scale="90%"/>
    </style:style>
    <style:style style:name="T390" style:family="text">
      <style:text-properties fo:font-size="12.5pt" style:font-size-asian="12.5pt" style:text-scale="65%"/>
    </style:style>
    <style:style style:name="T391" style:family="text">
      <style:text-properties fo:font-size="12.5pt" fo:letter-spacing="-0.056cm" style:font-size-asian="12.5pt" style:text-scale="90%"/>
    </style:style>
    <style:style style:name="T392" style:family="text">
      <style:text-properties fo:font-size="12.5pt" fo:letter-spacing="-0.041cm" style:font-size-asian="12.5pt" style:text-scale="90%"/>
    </style:style>
    <style:style style:name="T393" style:family="text">
      <style:text-properties fo:font-size="12.5pt" fo:letter-spacing="-0.051cm" style:font-size-asian="12.5pt" style:text-scale="90%"/>
    </style:style>
    <style:style style:name="T394" style:family="text">
      <style:text-properties fo:font-size="12.5pt" fo:letter-spacing="-0.039cm" style:font-size-asian="12.5pt" style:text-scale="90%"/>
    </style:style>
    <style:style style:name="T395" style:family="text">
      <style:text-properties fo:font-size="12.5pt" fo:letter-spacing="-0.023cm" style:font-size-asian="12.5pt"/>
    </style:style>
    <style:style style:name="T396" style:family="text">
      <style:text-properties fo:font-size="12.5pt" fo:letter-spacing="-0.004cm" style:font-size-asian="12.5pt"/>
    </style:style>
    <style:style style:name="T397" style:family="text">
      <style:text-properties fo:font-size="12.5pt" fo:letter-spacing="-0.018cm" style:font-size-asian="12.5pt" style:text-scale="90%"/>
    </style:style>
    <style:style style:name="T398" style:family="text">
      <style:text-properties fo:letter-spacing="-0.037cm"/>
    </style:style>
    <style:style style:name="T399" style:family="text">
      <style:text-properties fo:letter-spacing="-0.037cm" style:text-scale="90%"/>
    </style:style>
    <style:style style:name="T400" style:family="text">
      <style:text-properties fo:letter-spacing="-0.037cm" officeooo:rsid="0002794f"/>
    </style:style>
    <style:style style:name="T401" style:family="text">
      <style:text-properties fo:letter-spacing="-0.037cm" style:font-size-asian="11.5pt"/>
    </style:style>
    <style:style style:name="T402" style:family="text">
      <style:text-properties fo:letter-spacing="-0.037cm" officeooo:rsid="001ae5c6"/>
    </style:style>
    <style:style style:name="T403" style:family="text">
      <style:text-properties fo:letter-spacing="-0.037cm" officeooo:rsid="0018c4e9"/>
    </style:style>
    <style:style style:name="T404" style:family="text">
      <style:text-properties fo:letter-spacing="-0.037cm" officeooo:rsid="001d1234"/>
    </style:style>
    <style:style style:name="T405" style:family="text">
      <style:text-properties fo:letter-spacing="-0.037cm" officeooo:rsid="001d5482"/>
    </style:style>
    <style:style style:name="T406" style:family="text">
      <style:text-properties fo:letter-spacing="-0.037cm" officeooo:rsid="002d01ca"/>
    </style:style>
    <style:style style:name="T407" style:family="text">
      <style:text-properties fo:letter-spacing="-0.049cm"/>
    </style:style>
    <style:style style:name="T408" style:family="text">
      <style:text-properties fo:letter-spacing="-0.049cm" style:text-scale="90%"/>
    </style:style>
    <style:style style:name="T409" style:family="text">
      <style:text-properties fo:letter-spacing="-0.049cm" officeooo:rsid="001d1234"/>
    </style:style>
    <style:style style:name="T410" style:family="text">
      <style:text-properties fo:letter-spacing="-0.007cm"/>
    </style:style>
    <style:style style:name="T411" style:family="text">
      <style:text-properties fo:letter-spacing="-0.007cm" style:text-scale="90%"/>
    </style:style>
    <style:style style:name="T412" style:family="text">
      <style:text-properties fo:letter-spacing="-0.007cm" style:text-scale="85%"/>
    </style:style>
    <style:style style:name="T413" style:family="text">
      <style:text-properties fo:letter-spacing="-0.007cm" officeooo:rsid="0018c4e9"/>
    </style:style>
    <style:style style:name="T414" style:family="text">
      <style:text-properties fo:letter-spacing="-0.007cm" officeooo:rsid="0019dbda"/>
    </style:style>
    <style:style style:name="T415" style:family="text">
      <style:text-properties fo:letter-spacing="-0.007cm" officeooo:rsid="002be909"/>
    </style:style>
    <style:style style:name="T416" style:family="text">
      <style:text-properties fo:letter-spacing="-0.011cm"/>
    </style:style>
    <style:style style:name="T417" style:family="text">
      <style:text-properties fo:letter-spacing="-0.011cm" style:text-scale="85%"/>
    </style:style>
    <style:style style:name="T418" style:family="text">
      <style:text-properties fo:letter-spacing="-0.011cm" officeooo:rsid="0018c4e9"/>
    </style:style>
    <style:style style:name="T419" style:family="text">
      <style:text-properties fo:font-size="11.5pt" style:font-size-asian="11.5pt" style:text-scale="90%"/>
    </style:style>
    <style:style style:name="T420" style:family="text">
      <style:text-properties fo:font-size="11.5pt" fo:letter-spacing="-0.035cm" style:font-size-asian="11.5pt" style:text-scale="90%"/>
    </style:style>
    <style:style style:name="T421" style:family="text">
      <style:text-properties fo:font-size="11.5pt" fo:letter-spacing="-0.018cm" style:font-size-asian="11.5pt" style:text-scale="90%"/>
    </style:style>
    <style:style style:name="T422" style:family="text">
      <style:text-properties fo:font-size="11.5pt" fo:letter-spacing="-0.004cm" style:font-size-asian="11.5pt"/>
    </style:style>
    <style:style style:name="T423" style:family="text">
      <style:text-properties fo:font-size="11.5pt" fo:letter-spacing="-0.058cm" style:font-size-asian="11.5pt"/>
    </style:style>
    <style:style style:name="T424" style:family="text">
      <style:text-properties fo:font-size="11.5pt" fo:letter-spacing="-0.053cm" style:font-size-asian="11.5pt"/>
    </style:style>
    <style:style style:name="T425" style:family="text">
      <style:text-properties fo:font-size="11.5pt" fo:letter-spacing="-0.011cm" style:font-size-asian="11.5pt"/>
    </style:style>
    <style:style style:name="T426" style:family="text">
      <style:text-properties fo:font-size="11.5pt" fo:letter-spacing="-0.025cm" style:font-size-asian="11.5pt"/>
    </style:style>
    <style:style style:name="T427" style:family="text">
      <style:text-properties fo:letter-spacing="0.016cm"/>
    </style:style>
    <style:style style:name="T428" style:family="text">
      <style:text-properties fo:letter-spacing="-0.032cm"/>
    </style:style>
    <style:style style:name="T429" style:family="text">
      <style:text-properties fo:letter-spacing="-0.032cm" style:text-scale="90%"/>
    </style:style>
    <style:style style:name="T430" style:family="text">
      <style:text-properties fo:letter-spacing="-0.032cm" officeooo:rsid="0002794f"/>
    </style:style>
    <style:style style:name="T431" style:family="text">
      <style:text-properties fo:letter-spacing="-0.032cm" officeooo:rsid="0019dbda"/>
    </style:style>
    <style:style style:name="T432" style:family="text">
      <style:text-properties fo:letter-spacing="-0.032cm" officeooo:rsid="0018c4e9"/>
    </style:style>
    <style:style style:name="T433" style:family="text">
      <style:text-properties fo:letter-spacing="-0.028cm"/>
    </style:style>
    <style:style style:name="T434" style:family="text">
      <style:text-properties fo:letter-spacing="-0.028cm" style:text-scale="90%"/>
    </style:style>
    <style:style style:name="T435" style:family="text">
      <style:text-properties fo:letter-spacing="-0.028cm" officeooo:rsid="001ae5c6"/>
    </style:style>
    <style:style style:name="T436" style:family="text">
      <style:text-properties fo:letter-spacing="-0.028cm" officeooo:rsid="00010aa0"/>
    </style:style>
    <style:style style:name="T437" style:family="text">
      <style:text-properties fo:letter-spacing="-0.004cm"/>
    </style:style>
    <style:style style:name="T438" style:family="text">
      <style:text-properties fo:letter-spacing="-0.004cm" style:text-scale="90%"/>
    </style:style>
    <style:style style:name="T439" style:family="text">
      <style:text-properties fo:letter-spacing="-0.004cm" style:text-scale="80%"/>
    </style:style>
    <style:style style:name="T440" style:family="text">
      <style:text-properties fo:letter-spacing="-0.004cm" officeooo:rsid="000486f9" style:text-scale="80%"/>
    </style:style>
    <style:style style:name="T441" style:family="text">
      <style:text-properties fo:letter-spacing="-0.004cm" officeooo:rsid="0018c4e9" style:text-scale="80%"/>
    </style:style>
    <style:style style:name="T442" style:family="text">
      <style:text-properties fo:letter-spacing="-0.004cm" style:text-scale="85%"/>
    </style:style>
    <style:style style:name="T443" style:family="text">
      <style:text-properties fo:letter-spacing="-0.004cm" fo:font-style="italic" officeooo:rsid="0019dbda" style:font-style-asian="italic"/>
    </style:style>
    <style:style style:name="T444" style:family="text">
      <style:text-properties fo:letter-spacing="-0.004cm" officeooo:rsid="0019dbda"/>
    </style:style>
    <style:style style:name="T445" style:family="text">
      <style:text-properties fo:letter-spacing="-0.004cm" officeooo:rsid="0002794f"/>
    </style:style>
    <style:style style:name="T446" style:family="text">
      <style:text-properties fo:letter-spacing="-0.004cm" officeooo:rsid="0002794f" style:font-weight-asian="normal" style:font-weight-complex="normal"/>
    </style:style>
    <style:style style:name="T447" style:family="text">
      <style:text-properties fo:letter-spacing="-0.004cm" officeooo:rsid="0018c4e9"/>
    </style:style>
    <style:style style:name="T448" style:family="text">
      <style:text-properties fo:letter-spacing="-0.004cm" officeooo:rsid="001a7739"/>
    </style:style>
    <style:style style:name="T449" style:family="text">
      <style:text-properties fo:letter-spacing="-0.004cm" officeooo:rsid="001ae5c6"/>
    </style:style>
    <style:style style:name="T450" style:family="text">
      <style:text-properties fo:letter-spacing="-0.004cm" style:text-scale="100%"/>
    </style:style>
    <style:style style:name="T451" style:family="text">
      <style:text-properties fo:letter-spacing="-0.004cm" officeooo:rsid="001b4421"/>
    </style:style>
    <style:style style:name="T452" style:family="text">
      <style:text-properties fo:letter-spacing="-0.004cm" officeooo:rsid="002c0e5c"/>
    </style:style>
    <style:style style:name="T453" style:family="text">
      <style:text-properties fo:letter-spacing="0.072cm"/>
    </style:style>
    <style:style style:name="T454" style:family="text">
      <style:text-properties fo:letter-spacing="0.014cm"/>
    </style:style>
    <style:style style:name="T455" style:family="text">
      <style:text-properties fo:letter-spacing="0.014cm" officeooo:rsid="001ae5c6"/>
    </style:style>
    <style:style style:name="T456" style:family="text">
      <style:text-properties fo:letter-spacing="0.035cm"/>
    </style:style>
    <style:style style:name="T457" style:family="text">
      <style:text-properties fo:letter-spacing="0.035cm" officeooo:rsid="0019dbda"/>
    </style:style>
    <style:style style:name="T458" style:family="text">
      <style:text-properties fo:letter-spacing="-0.055cm"/>
    </style:style>
    <style:style style:name="T459" style:family="text">
      <style:text-properties fo:letter-spacing="-0.056cm"/>
    </style:style>
    <style:style style:name="T460" style:family="text">
      <style:text-properties fo:letter-spacing="-0.016cm"/>
    </style:style>
    <style:style style:name="T461" style:family="text">
      <style:text-properties fo:letter-spacing="-0.016cm" officeooo:rsid="0018c4e9"/>
    </style:style>
    <style:style style:name="T462" style:family="text">
      <style:text-properties fo:letter-spacing="0.005cm"/>
    </style:style>
    <style:style style:name="T463" style:family="text">
      <style:text-properties fo:letter-spacing="-0.042cm"/>
    </style:style>
    <style:style style:name="T464" style:family="text">
      <style:text-properties fo:letter-spacing="-0.042cm" style:text-scale="90%"/>
    </style:style>
    <style:style style:name="T465" style:family="text">
      <style:text-properties fo:letter-spacing="0.065cm"/>
    </style:style>
    <style:style style:name="T466" style:family="text">
      <style:text-properties fo:letter-spacing="0.011cm"/>
    </style:style>
    <style:style style:name="T467" style:family="text">
      <style:text-properties fo:letter-spacing="0.009cm"/>
    </style:style>
    <style:style style:name="T468" style:family="text">
      <style:text-properties fo:letter-spacing="-0.053cm"/>
    </style:style>
    <style:style style:name="T469" style:family="text">
      <style:text-properties fo:letter-spacing="0.028cm"/>
    </style:style>
    <style:style style:name="T470" style:family="text">
      <style:text-properties fo:letter-spacing="-0.019cm"/>
    </style:style>
    <style:style style:name="T471" style:family="text">
      <style:text-properties fo:letter-spacing="-0.019cm" style:text-scale="90%"/>
    </style:style>
    <style:style style:name="T472" style:family="text">
      <style:text-properties fo:letter-spacing="-0.019cm" officeooo:rsid="0018c4e9"/>
    </style:style>
    <style:style style:name="T473" style:family="text">
      <style:text-properties fo:letter-spacing="-0.044cm"/>
    </style:style>
    <style:style style:name="T474" style:family="text">
      <style:text-properties fo:letter-spacing="-0.044cm" style:text-scale="90%"/>
    </style:style>
    <style:style style:name="T475" style:family="text">
      <style:text-properties fo:letter-spacing="0.037cm"/>
    </style:style>
    <style:style style:name="T476" style:family="text">
      <style:text-properties fo:letter-spacing="0.067cm"/>
    </style:style>
    <style:style style:name="T477" style:family="text">
      <style:text-properties fo:letter-spacing="0.067cm" officeooo:rsid="0019dbda"/>
    </style:style>
    <style:style style:name="T478" style:family="text">
      <style:text-properties fo:letter-spacing="0.067cm" fo:font-style="italic" officeooo:rsid="0019dbda" style:font-style-asian="italic"/>
    </style:style>
    <style:style style:name="T479" style:family="text">
      <style:text-properties officeooo:rsid="00fe3f08"/>
    </style:style>
    <style:style style:name="T480" style:family="text">
      <style:text-properties officeooo:rsid="00d5393f"/>
    </style:style>
    <style:style style:name="T481" style:family="text">
      <style:text-properties officeooo:rsid="00f807aa"/>
    </style:style>
    <style:style style:name="T482" style:family="text">
      <style:text-properties officeooo:rsid="00165b45"/>
    </style:style>
    <style:style style:name="T483" style:family="text">
      <style:text-properties officeooo:rsid="00f6bb9d"/>
    </style:style>
    <style:style style:name="T484" style:family="text">
      <style:text-properties fo:font-weight="bold" style:font-weight-asian="bold" style:font-weight-complex="bold"/>
    </style:style>
    <style:style style:name="T485" style:family="text">
      <style:text-properties fo:font-weight="bold" officeooo:rsid="001851d6" style:font-weight-asian="bold" style:font-weight-complex="bold"/>
    </style:style>
    <style:style style:name="T486" style:family="text">
      <style:text-properties officeooo:rsid="00821e06"/>
    </style:style>
    <style:style style:name="T487" style:family="text">
      <style:text-properties officeooo:rsid="01f22908"/>
    </style:style>
    <style:style style:name="T488" style:family="text">
      <style:text-properties fo:font-style="normal" style:font-style-asian="normal" style:font-style-complex="normal"/>
    </style:style>
    <style:style style:name="T489" style:family="text">
      <style:text-properties fo:font-style="normal" officeooo:rsid="001851d6" style:font-style-asian="normal" style:font-style-complex="normal"/>
    </style:style>
    <style:style style:name="T490" style:family="text">
      <style:text-properties fo:font-style="normal" officeooo:rsid="001d5482" style:font-style-asian="normal" style:font-style-complex="normal"/>
    </style:style>
    <style:style style:name="T491" style:family="text">
      <style:text-properties fo:font-style="normal" officeooo:rsid="00244576" style:font-style-asian="normal" style:font-style-complex="normal"/>
    </style:style>
    <style:style style:name="T492" style:family="text">
      <style:text-properties fo:color="#ff0000" loext:opacity="100%"/>
    </style:style>
    <style:style style:name="T493" style:family="text">
      <style:text-properties fo:color="#ff0000" loext:opacity="100%" officeooo:rsid="00fba2cc"/>
    </style:style>
    <style:style style:name="T494" style:family="text">
      <style:text-properties fo:color="#ff0000" loext:opacity="100%" officeooo:rsid="00d5393f"/>
    </style:style>
    <style:style style:name="T495" style:family="text">
      <style:text-properties fo:color="#ff0000" loext:opacity="100%" officeooo:rsid="00f6bb9d"/>
    </style:style>
    <style:style style:name="T496" style:family="text">
      <style:text-properties officeooo:rsid="004f9c0c"/>
    </style:style>
    <style:style style:name="T497" style:family="text">
      <style:text-properties officeooo:rsid="00fba2cc"/>
    </style:style>
    <style:style style:name="T498" style:family="text">
      <style:text-properties fo:font-weight="normal" style:font-weight-asian="normal" style:font-weight-complex="normal"/>
    </style:style>
    <style:style style:name="T499" style:family="text">
      <style:text-properties officeooo:rsid="00153302"/>
    </style:style>
    <style:style style:name="T500" style:family="text">
      <style:text-properties style:text-line-through-style="none" style:text-line-through-type="none" fo:font-weight="normal" style:font-weight-asian="normal" style:font-weight-complex="normal"/>
    </style:style>
    <style:style style:name="T501" style:family="text">
      <style:text-properties style:text-line-through-style="none" style:text-line-through-type="none" fo:font-weight="normal" officeooo:rsid="003b8f89" style:font-weight-asian="normal" style:font-weight-complex="normal"/>
    </style:style>
    <style:style style:name="T502" style:family="text">
      <style:text-properties officeooo:rsid="00f3a354"/>
    </style:style>
    <style:style style:name="T503" style:family="text">
      <style:text-properties officeooo:rsid="001653f0"/>
    </style:style>
    <style:style style:name="T504" style:family="text">
      <style:text-properties style:font-name="Liberation Mono"/>
    </style:style>
    <style:style style:name="T505" style:family="text">
      <style:text-properties style:font-name="Liberation Mono" officeooo:rsid="00643753"/>
    </style:style>
    <style:style style:name="T506" style:family="text">
      <style:text-properties style:font-name="Liberation Mono" fo:font-style="normal" fo:font-weight="normal" style:font-style-asian="normal" style:font-weight-asian="normal" style:font-style-complex="normal" style:font-weight-complex="normal"/>
    </style:style>
    <style:style style:name="T507" style:family="text">
      <style:text-properties style:font-name="Liberation Mono" fo:font-style="normal" fo:font-weight="normal" officeooo:rsid="001b9a86" style:font-style-asian="normal" style:font-weight-asian="normal" style:font-style-complex="normal" style:font-weight-complex="normal"/>
    </style:style>
    <style:style style:name="T508" style:family="text">
      <style:text-properties style:font-name="Liberation Mono" officeooo:rsid="004addfc"/>
    </style:style>
    <style:style style:name="T509" style:family="text">
      <style:text-properties style:font-name="Liberation Mono" officeooo:rsid="004cae38"/>
    </style:style>
    <style:style style:name="T510" style:family="text">
      <style:text-properties style:font-name="Liberation Mono" fo:font-size="10pt" style:font-size-asian="10pt" style:font-size-complex="10pt"/>
    </style:style>
    <style:style style:name="T511" style:family="text">
      <style:text-properties fo:font-size="10pt" style:font-size-asian="10pt" style:font-size-complex="10pt"/>
    </style:style>
    <style:style style:name="T512" style:family="text">
      <style:text-properties officeooo:rsid="0018c4e9"/>
    </style:style>
    <style:style style:name="T513" style:family="text">
      <style:text-properties fo:letter-spacing="0.141cm"/>
    </style:style>
    <style:style style:name="T514" style:family="text">
      <style:text-properties fo:letter-spacing="-0.034cm"/>
    </style:style>
    <style:style style:name="T515" style:family="text">
      <style:text-properties fo:letter-spacing="-0.034cm" officeooo:rsid="0019dbda"/>
    </style:style>
    <style:style style:name="T516" style:family="text">
      <style:text-properties fo:letter-spacing="-0.034cm" officeooo:rsid="0018c4e9"/>
    </style:style>
    <style:style style:name="T517" style:family="text">
      <style:text-properties fo:letter-spacing="-0.034cm" officeooo:rsid="001ae5c6"/>
    </style:style>
    <style:style style:name="T518" style:family="text">
      <style:text-properties fo:letter-spacing="-0.034cm" officeooo:rsid="001d5482"/>
    </style:style>
    <style:style style:name="T519" style:family="text">
      <style:text-properties officeooo:rsid="000486f9"/>
    </style:style>
    <style:style style:name="T520" style:family="text">
      <style:text-properties fo:letter-spacing="0.004cm" officeooo:rsid="0019dbda"/>
    </style:style>
    <style:style style:name="T521" style:family="text">
      <style:text-properties style:text-position="4% 100%"/>
    </style:style>
    <style:style style:name="T522" style:family="text">
      <style:text-properties style:text-position="4% 100%" fo:letter-spacing="-0.007cm"/>
    </style:style>
    <style:style style:name="T523" style:family="text">
      <style:text-properties style:text-position="4% 100%" fo:letter-spacing="-0.007cm" officeooo:rsid="001a7739"/>
    </style:style>
    <style:style style:name="T524" style:family="text">
      <style:text-properties style:text-position="4% 100%" fo:letter-spacing="-0.007cm" officeooo:rsid="001ae5c6"/>
    </style:style>
    <style:style style:name="T525" style:family="text">
      <style:text-properties style:text-position="4% 100%" fo:letter-spacing="-0.004cm"/>
    </style:style>
    <style:style style:name="T526" style:family="text">
      <style:text-properties style:text-position="4% 100%" fo:letter-spacing="-0.009cm" officeooo:rsid="001d5482"/>
    </style:style>
    <style:style style:name="T527" style:family="text">
      <style:text-properties fo:letter-spacing="0.012cm"/>
    </style:style>
    <style:style style:name="T528" style:family="text">
      <style:text-properties fo:letter-spacing="0.012cm" officeooo:rsid="0018c4e9"/>
    </style:style>
    <style:style style:name="T529" style:family="text">
      <style:text-properties fo:letter-spacing="0.019cm"/>
    </style:style>
    <style:style style:name="T530" style:family="text">
      <style:text-properties fo:letter-spacing="0.06cm"/>
    </style:style>
    <style:style style:name="T531" style:family="text">
      <style:text-properties fo:letter-spacing="0.06cm" officeooo:rsid="0019dbda"/>
    </style:style>
    <style:style style:name="T532" style:family="text">
      <style:text-properties fo:letter-spacing="0.034cm"/>
    </style:style>
    <style:style style:name="T533" style:family="text">
      <style:text-properties fo:letter-spacing="0.007cm"/>
    </style:style>
    <style:style style:name="T534" style:family="text">
      <style:text-properties fo:letter-spacing="-0.046cm"/>
    </style:style>
    <style:style style:name="T535" style:family="text">
      <style:text-properties fo:letter-spacing="-0.046cm" style:font-size-asian="11.5pt"/>
    </style:style>
    <style:style style:name="T536" style:family="text">
      <style:text-properties fo:letter-spacing="-0.005cm"/>
    </style:style>
    <style:style style:name="T537" style:family="text">
      <style:text-properties fo:letter-spacing="-0.005cm" officeooo:rsid="0002794f"/>
    </style:style>
    <style:style style:name="T538" style:family="text">
      <style:text-properties fo:letter-spacing="-0.005cm" officeooo:rsid="0019dbda"/>
    </style:style>
    <style:style style:name="T539" style:family="text">
      <style:text-properties fo:letter-spacing="0.021cm"/>
    </style:style>
    <style:style style:name="T540" style:family="text">
      <style:text-properties fo:letter-spacing="0.03cm"/>
    </style:style>
    <style:style style:name="T541" style:family="text">
      <style:text-properties fo:letter-spacing="0.03cm" officeooo:rsid="0019dbda"/>
    </style:style>
    <style:style style:name="T542" style:family="text">
      <style:text-properties fo:letter-spacing="-0.086cm"/>
    </style:style>
    <style:style style:name="T543" style:family="text">
      <style:text-properties fo:letter-spacing="-0.086cm" officeooo:rsid="001ae5c6"/>
    </style:style>
    <style:style style:name="T544" style:family="text">
      <style:text-properties fo:letter-spacing="-0.06cm"/>
    </style:style>
    <style:style style:name="T545" style:family="text">
      <style:text-properties fo:letter-spacing="-0.06cm" officeooo:rsid="001ae5c6"/>
    </style:style>
    <style:style style:name="T546" style:family="text">
      <style:text-properties fo:letter-spacing="0.051cm"/>
    </style:style>
    <style:style style:name="T547" style:family="text">
      <style:text-properties fo:letter-spacing="-0.041cm"/>
    </style:style>
    <style:style style:name="T548" style:family="text">
      <style:text-properties fo:letter-spacing="0.058cm"/>
    </style:style>
    <style:style style:name="T549" style:family="text">
      <style:text-properties fo:letter-spacing="0.053cm"/>
    </style:style>
    <style:style style:name="T550" style:family="text">
      <style:text-properties fo:letter-spacing="0.104cm"/>
    </style:style>
    <style:style style:name="T551" style:family="text">
      <style:text-properties fo:letter-spacing="0.104cm" officeooo:rsid="0018c4e9"/>
    </style:style>
    <style:style style:name="T552" style:family="text">
      <style:text-properties fo:letter-spacing="-0.09cm"/>
    </style:style>
    <style:style style:name="T553" style:family="text">
      <style:text-properties fo:letter-spacing="0.071cm"/>
    </style:style>
    <style:style style:name="T554" style:family="text">
      <style:text-properties fo:letter-spacing="0.071cm" officeooo:rsid="00010aa0"/>
    </style:style>
    <style:style style:name="T555" style:family="text">
      <style:text-properties fo:letter-spacing="0.056cm"/>
    </style:style>
    <style:style style:name="T556" style:family="text">
      <style:text-properties fo:letter-spacing="0.056cm" officeooo:rsid="0019dbda"/>
    </style:style>
    <style:style style:name="T557" style:family="text">
      <style:text-properties fo:letter-spacing="0.106cm"/>
    </style:style>
    <style:style style:name="T558" style:family="text">
      <style:text-properties fo:letter-spacing="-0.039cm"/>
    </style:style>
    <style:style style:name="T559" style:family="text">
      <style:text-properties fo:letter-spacing="-0.039cm" officeooo:rsid="0002794f"/>
    </style:style>
    <style:style style:name="T560" style:family="text">
      <style:text-properties fo:letter-spacing="0.049cm"/>
    </style:style>
    <style:style style:name="T561" style:family="text">
      <style:text-properties fo:letter-spacing="0.049cm" officeooo:rsid="0019dbda"/>
    </style:style>
    <style:style style:name="T562" style:family="text">
      <style:text-properties fo:letter-spacing="0.086cm"/>
    </style:style>
    <style:style style:name="T563" style:family="text">
      <style:text-properties fo:letter-spacing="0.125cm"/>
    </style:style>
    <style:style style:name="T564" style:family="text">
      <style:text-properties fo:letter-spacing="0.125cm" officeooo:rsid="0019dbda"/>
    </style:style>
    <style:style style:name="T565" style:family="text">
      <style:text-properties fo:letter-spacing="0.064cm"/>
    </style:style>
    <style:style style:name="T566" style:family="text">
      <style:text-properties fo:letter-spacing="0.064cm" officeooo:rsid="001d1234"/>
    </style:style>
    <style:style style:name="T567" style:family="text">
      <style:text-properties fo:letter-spacing="0.025cm"/>
    </style:style>
    <style:style style:name="T568" style:family="text">
      <style:text-properties fo:letter-spacing="0.025cm" officeooo:rsid="0019dbda"/>
    </style:style>
    <style:style style:name="T569" style:family="text">
      <style:text-properties fo:letter-spacing="0.032cm"/>
    </style:style>
    <style:style style:name="T570" style:family="text">
      <style:text-properties fo:letter-spacing="0.023cm"/>
    </style:style>
    <style:style style:name="T571" style:family="text">
      <style:text-properties fo:letter-spacing="-0.064cm"/>
    </style:style>
    <style:style style:name="T572" style:family="text">
      <style:text-properties fo:letter-spacing="-0.064cm" officeooo:rsid="001ae5c6"/>
    </style:style>
    <style:style style:name="T573" style:family="text">
      <style:text-properties fo:letter-spacing="0.039cm"/>
    </style:style>
    <style:style style:name="T574" style:family="text">
      <style:text-properties fo:letter-spacing="-0.093cm"/>
    </style:style>
    <style:style style:name="T575" style:family="text">
      <style:text-properties fo:letter-spacing="-0.093cm" officeooo:rsid="001ae5c6"/>
    </style:style>
    <style:style style:name="T576" style:family="text">
      <style:text-properties fo:letter-spacing="0.108cm"/>
    </style:style>
    <style:style style:name="T577" style:family="text">
      <style:text-properties fo:letter-spacing="0.113cm"/>
    </style:style>
    <style:style style:name="T578" style:family="text">
      <style:text-properties fo:letter-spacing="0.134cm"/>
    </style:style>
    <style:style style:name="T579" style:family="text">
      <style:text-properties fo:letter-spacing="0.132cm"/>
    </style:style>
    <style:style style:name="T580" style:family="text">
      <style:text-properties fo:letter-spacing="-0.109cm"/>
    </style:style>
    <style:style style:name="T581" style:family="text">
      <style:text-properties fo:letter-spacing="0.127cm"/>
    </style:style>
    <style:style style:name="T582" style:family="text">
      <style:text-properties fo:letter-spacing="0.12cm"/>
    </style:style>
    <style:style style:name="T583" style:family="text">
      <style:text-properties fo:letter-spacing="0.12cm" officeooo:rsid="0002794f" style:font-weight-asian="normal" style:font-weight-complex="normal"/>
    </style:style>
    <style:style style:name="T584" style:family="text">
      <style:text-properties fo:letter-spacing="0.048cm"/>
    </style:style>
    <style:style style:name="T585" style:family="text">
      <style:text-properties fo:letter-spacing="-0.095cm"/>
    </style:style>
    <style:style style:name="T586" style:family="text">
      <style:text-properties fo:letter-spacing="-0.095cm" officeooo:rsid="001ae5c6"/>
    </style:style>
    <style:style style:name="T587" style:family="text">
      <style:text-properties fo:letter-spacing="0.042cm"/>
    </style:style>
    <style:style style:name="T588" style:family="text">
      <style:text-properties fo:letter-spacing="0.076cm"/>
    </style:style>
    <style:style style:name="T589" style:family="text">
      <style:text-properties fo:letter-spacing="0.002cm"/>
    </style:style>
    <style:style style:name="T590" style:family="text">
      <style:text-properties fo:letter-spacing="0.136cm"/>
    </style:style>
    <style:style style:name="T591" style:family="text">
      <style:text-properties fo:letter-spacing="0.088cm"/>
    </style:style>
    <style:style style:name="T592" style:family="text">
      <style:text-properties fo:letter-spacing="0.046cm"/>
    </style:style>
    <style:style style:name="T593" style:family="text">
      <style:text-properties fo:letter-spacing="0.079cm"/>
    </style:style>
    <style:style style:name="T594" style:family="text">
      <style:text-properties fo:letter-spacing="-0.079cm"/>
    </style:style>
    <style:style style:name="T595" style:family="text">
      <style:text-properties fo:letter-spacing="-0.079cm" officeooo:rsid="001ae5c6"/>
    </style:style>
    <style:style style:name="T596" style:family="text">
      <style:text-properties fo:letter-spacing="0.083cm"/>
    </style:style>
    <style:style style:name="T597" style:family="text">
      <style:text-properties fo:letter-spacing="0.085cm"/>
    </style:style>
    <style:style style:name="T598" style:family="text">
      <style:text-properties fo:letter-spacing="-0.065cm"/>
    </style:style>
    <style:style style:name="T599" style:family="text">
      <style:text-properties fo:letter-spacing="-0.065cm" officeooo:rsid="001ae5c6"/>
    </style:style>
    <style:style style:name="T600" style:family="text">
      <style:text-properties fo:letter-spacing="-0.071cm"/>
    </style:style>
    <style:style style:name="T601" style:family="text">
      <style:text-properties fo:letter-spacing="-0.071cm" officeooo:rsid="001ae5c6"/>
    </style:style>
    <style:style style:name="T602" style:family="text">
      <style:text-properties fo:letter-spacing="-0.085cm"/>
    </style:style>
    <style:style style:name="T603" style:family="text">
      <style:text-properties fo:letter-spacing="-0.085cm" officeooo:rsid="001ae5c6"/>
    </style:style>
    <style:style style:name="T604" style:family="text">
      <style:text-properties fo:letter-spacing="0.116cm"/>
    </style:style>
    <style:style style:name="T605" style:family="text">
      <style:text-properties fo:letter-spacing="0.118cm"/>
    </style:style>
    <style:style style:name="T606" style:family="text">
      <style:text-properties fo:letter-spacing="0.109cm"/>
    </style:style>
    <style:style style:name="T607" style:family="text">
      <style:text-properties fo:letter-spacing="-0.069cm"/>
    </style:style>
    <style:style style:name="T608" style:family="text">
      <style:text-properties fo:letter-spacing="-0.069cm" officeooo:rsid="001ae5c6"/>
    </style:style>
    <style:style style:name="T609" style:family="text">
      <style:text-properties fo:letter-spacing="0.081cm"/>
    </style:style>
    <style:style style:name="T610" style:family="text">
      <style:text-properties style:text-position="53% 100%" fo:letter-spacing="0.023cm"/>
    </style:style>
    <style:style style:name="T611" style:family="text">
      <style:text-properties fo:letter-spacing="0.101cm"/>
    </style:style>
    <style:style style:name="T612" style:family="text">
      <style:text-properties fo:letter-spacing="0.099cm"/>
    </style:style>
    <style:style style:name="T613" style:family="text">
      <style:text-properties fo:letter-spacing="0.129cm"/>
    </style:style>
    <style:style style:name="T614" style:family="text">
      <style:text-properties fo:letter-spacing="0.129cm" fo:font-style="italic" style:font-style-asian="italic"/>
    </style:style>
    <style:style style:name="T615" style:family="text">
      <style:text-properties fo:letter-spacing="0.102cm"/>
    </style:style>
    <style:style style:name="T616" style:family="text">
      <style:text-properties fo:letter-spacing="0.138cm"/>
    </style:style>
    <style:style style:name="T617" style:family="text">
      <style:text-properties fo:letter-spacing="0.115cm"/>
    </style:style>
    <style:style style:name="T618" style:family="text">
      <style:text-properties fo:letter-spacing="0.055cm"/>
    </style:style>
    <style:style style:name="T619" style:family="text">
      <style:text-properties fo:letter-spacing="0.093cm"/>
    </style:style>
    <style:style style:name="T620" style:family="text">
      <style:text-properties fo:font-style="italic" style:font-style-asian="italic"/>
    </style:style>
    <style:style style:name="T621" style:family="text">
      <style:text-properties fo:font-style="italic" officeooo:rsid="001ae5c6" style:font-style-asian="italic" style:font-style-complex="italic"/>
    </style:style>
    <style:style style:name="T622" style:family="text">
      <style:text-properties fo:font-style="italic" officeooo:rsid="001d5482" style:font-style-asian="italic" style:font-style-complex="italic"/>
    </style:style>
    <style:style style:name="T623" style:family="text">
      <style:text-properties fo:font-style="italic" officeooo:rsid="002c0e5c" style:font-style-asian="italic" style:font-style-complex="italic"/>
    </style:style>
    <style:style style:name="T624" style:family="text">
      <style:text-properties fo:font-style="italic" fo:font-weight="bold" officeooo:rsid="004cae38" style:font-style-asian="italic" style:font-weight-asian="bold" style:font-style-complex="italic" style:font-weight-complex="bold"/>
    </style:style>
    <style:style style:name="T625" style:family="text">
      <style:text-properties fo:letter-spacing="normal"/>
    </style:style>
    <style:style style:name="T626" style:family="text">
      <style:text-properties fo:letter-spacing="normal" officeooo:rsid="0019dbda"/>
    </style:style>
    <style:style style:name="T627" style:family="text">
      <style:text-properties fo:letter-spacing="normal" fo:language="en" fo:country="GB"/>
    </style:style>
    <style:style style:name="T628" style:family="text">
      <style:text-properties fo:letter-spacing="normal" fo:language="en" fo:country="GB" officeooo:rsid="0019dbda"/>
    </style:style>
    <style:style style:name="T629" style:family="text">
      <style:text-properties fo:letter-spacing="normal" fo:language="en" fo:country="GB" officeooo:rsid="001ae5c6"/>
    </style:style>
    <style:style style:name="T630" style:family="text">
      <style:text-properties fo:letter-spacing="normal" officeooo:rsid="001ae5c6"/>
    </style:style>
    <style:style style:name="T631" style:family="text">
      <style:text-properties fo:letter-spacing="normal" officeooo:rsid="001d5482"/>
    </style:style>
    <style:style style:name="T632" style:family="text">
      <style:text-properties fo:letter-spacing="normal" officeooo:rsid="002d01ca"/>
    </style:style>
    <style:style style:name="T633" style:family="text">
      <style:text-properties style:text-scale="100%"/>
    </style:style>
    <style:style style:name="T634" style:family="text">
      <style:text-properties officeooo:rsid="0019dbda"/>
    </style:style>
    <style:style style:name="T635" style:family="text">
      <style:text-properties officeooo:rsid="0002794f"/>
    </style:style>
    <style:style style:name="T636" style:family="text">
      <style:text-properties style:font-size-asian="10pt"/>
    </style:style>
    <style:style style:name="T637" style:family="text">
      <style:text-properties officeooo:rsid="0002794f" style:font-size-asian="10pt"/>
    </style:style>
    <style:style style:name="T638" style:family="text">
      <style:text-properties style:font-size-asian="11.5pt"/>
    </style:style>
    <style:style style:name="T639" style:family="text">
      <style:text-properties officeooo:rsid="001a7739"/>
    </style:style>
    <style:style style:name="T640" style:family="text">
      <style:text-properties officeooo:rsid="001ae5c6"/>
    </style:style>
    <style:style style:name="T641" style:family="text">
      <style:text-properties fo:letter-spacing="0.139cm"/>
    </style:style>
    <style:style style:name="T642" style:family="text">
      <style:text-properties officeooo:rsid="001b4421"/>
    </style:style>
    <style:style style:name="T643" style:family="text">
      <style:text-properties officeooo:rsid="001b9a86"/>
    </style:style>
    <style:style style:name="T644" style:family="text">
      <style:text-properties officeooo:rsid="00643753"/>
    </style:style>
    <style:style style:name="T645" style:family="text">
      <style:text-properties officeooo:rsid="002743e2"/>
    </style:style>
    <style:style style:name="T646" style:family="text">
      <style:text-properties officeooo:rsid="0062389a"/>
    </style:style>
    <style:style style:name="T647" style:family="text">
      <style:text-properties officeooo:rsid="00ee5b56"/>
    </style:style>
    <style:style style:name="T648" style:family="text">
      <style:text-properties officeooo:rsid="004addfc"/>
    </style:style>
    <style:style style:name="T649" style:family="text">
      <style:text-properties officeooo:rsid="004cae38"/>
    </style:style>
    <style:style style:name="T650" style:family="text">
      <style:text-properties officeooo:rsid="01038ee7"/>
    </style:style>
    <style:style style:name="T651" style:family="text">
      <style:text-properties officeooo:rsid="005b1b41"/>
    </style:style>
    <style:style style:name="T652" style:family="text">
      <style:text-properties officeooo:rsid="00f927f2"/>
    </style:style>
    <style:style style:name="T653" style:family="text">
      <style:text-properties officeooo:rsid="01c8c7ea"/>
    </style:style>
    <style:style style:name="T654" style:family="text">
      <style:text-properties officeooo:rsid="01373799"/>
    </style:style>
    <style:style style:name="T655" style:family="text">
      <style:text-properties style:text-underline-style="solid" style:text-underline-width="auto" style:text-underline-color="font-color"/>
    </style:style>
    <style:style style:name="T656" style:family="text">
      <style:text-properties officeooo:rsid="000137cf"/>
    </style:style>
    <style:style style:name="T657" style:family="text">
      <style:text-properties officeooo:rsid="000c9b3c"/>
    </style:style>
    <style:style style:name="T658" style:family="text">
      <style:text-properties officeooo:rsid="0011a1bb"/>
    </style:style>
    <style:style style:name="T659" style:family="text">
      <style:text-properties officeooo:rsid="001d1234"/>
    </style:style>
    <style:style style:name="T660" style:family="text">
      <style:text-properties officeooo:rsid="001d5482"/>
    </style:style>
    <style:style style:name="T661" style:family="text">
      <style:text-properties officeooo:rsid="0020f7b7"/>
    </style:style>
    <style:style style:name="T662" style:family="text">
      <style:text-properties style:font-name="Arial" officeooo:rsid="00153302" style:font-name-asian="Arial" style:font-name-complex="Arial"/>
    </style:style>
    <style:style style:name="T663" style:family="text">
      <style:text-properties style:font-name="Arial" officeooo:rsid="001653f0" style:font-name-asian="Arial" style:font-name-complex="Arial"/>
    </style:style>
    <style:style style:name="T664" style:family="text">
      <style:text-properties style:font-name="Arial" officeooo:rsid="00240d2c" style:font-name-asian="Arial" style:font-name-complex="Arial"/>
    </style:style>
    <style:style style:name="T665" style:family="text">
      <style:text-properties officeooo:rsid="0021adb4"/>
    </style:style>
    <style:style style:name="T666" style:family="text">
      <style:text-properties officeooo:rsid="00224f15"/>
    </style:style>
    <style:style style:name="T667" style:family="text">
      <style:text-properties officeooo:rsid="00240d2c"/>
    </style:style>
    <style:style style:name="T668" style:family="text">
      <style:text-properties officeooo:rsid="00244576"/>
    </style:style>
    <style:style style:name="T669" style:family="text">
      <style:text-properties officeooo:rsid="0026273e"/>
    </style:style>
    <style:style style:name="T670" style:family="text">
      <style:text-properties officeooo:rsid="00262d38"/>
    </style:style>
    <style:style style:name="T671" style:family="text">
      <style:text-properties officeooo:rsid="00280bec"/>
    </style:style>
    <style:style style:name="T672" style:family="text">
      <style:text-properties style:text-line-through-style="solid" style:text-line-through-type="single" style:text-line-through-text="X" fo:font-weight="normal" officeooo:rsid="003b8f89" style:font-weight-asian="normal" style:font-weight-complex="normal"/>
    </style:style>
    <style:style style:name="T673" style:family="text">
      <style:text-properties officeooo:rsid="0029ceb1"/>
    </style:style>
    <style:style style:name="T674" style:family="text">
      <style:text-properties officeooo:rsid="002bc4de"/>
    </style:style>
    <style:style style:name="T675" style:family="text">
      <style:text-properties officeooo:rsid="002be909"/>
    </style:style>
    <style:style style:name="T676" style:family="text">
      <style:text-properties officeooo:rsid="002c0e5c"/>
    </style:style>
    <style:style style:name="T677" style:family="text">
      <style:text-properties officeooo:rsid="002d01ca"/>
    </style:style>
    <style:style style:name="T678" style:family="text">
      <style:text-properties officeooo:rsid="002e23eb"/>
    </style:style>
    <style:style style:name="fr1"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2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5">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6">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i">
        <style:list-level-properties text:space-before="4.489cm" text:min-label-width="0.499cm"/>
      </text:list-level-style-number>
      <text:list-level-style-number text:level="5" text:style-name="Numbering_20_Symbols" loext:num-list-format="%5%." style:num-suffix="." style:num-format="i">
        <style:list-level-properties text:space-before="5.736cm" text:min-label-width="0.499cm"/>
      </text:list-level-style-number>
      <text:list-level-style-number text:level="6" text:style-name="Numbering_20_Symbols" loext:num-list-format="%6%." style:num-suffix="." style:num-format="i">
        <style:list-level-properties text:space-before="6.983cm" text:min-label-width="0.499cm"/>
      </text:list-level-style-number>
      <text:list-level-style-number text:level="7" text:style-name="Numbering_20_Symbols" loext:num-list-format="%7%." style:num-suffix="." style:num-format="i">
        <style:list-level-properties text:space-before="8.23cm" text:min-label-width="0.499cm"/>
      </text:list-level-style-number>
      <text:list-level-style-number text:level="8" text:style-name="Numbering_20_Symbols" loext:num-list-format="%8%." style:num-suffix="." style:num-format="i">
        <style:list-level-properties text:space-before="9.478cm" text:min-label-width="0.499cm"/>
      </text:list-level-style-number>
      <text:list-level-style-number text:level="9" text:style-name="Numbering_20_Symbols" loext:num-list-format="%9%." style:num-suffix="." style:num-format="i">
        <style:list-level-properties text:space-before="10.725cm" text:min-label-width="0.499cm"/>
      </text:list-level-style-number>
      <text:list-level-style-number text:level="10" text:style-name="Numbering_20_Symbols" loext:num-list-format="%10%." style:num-suffix="." style:num-format="i">
        <style:list-level-properties text:space-before="11.972cm" text:min-label-width="0.499cm"/>
      </text:list-level-style-number>
    </text:list-style>
    <text:list-style style:name="L7">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8">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9">
      <text:list-level-style-number text:level="1" text:style-name="Numbering_20_Symbols" loext:num-list-format="%1%." style:num-suffix="." style:num-format="a" text:start-value="3">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10">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text:list-style style:name="L12">
      <text:list-level-style-number text:level="1" text:style-name="Numbering_20_Symbols" loext:num-list-format="%1%." style:num-suffix="." style:num-format="a">
        <style:list-level-properties text:space-before="0.748cm" text:min-label-width="0.499cm"/>
      </text:list-level-style-number>
      <text:list-level-style-number text:level="2" text:style-name="Numbering_20_Symbols" loext:num-list-format="%2%." style:num-suffix="." style:num-format="a">
        <style:list-level-properties text:space-before="1.995cm" text:min-label-width="0.499cm"/>
      </text:list-level-style-number>
      <text:list-level-style-number text:level="3" text:style-name="Numbering_20_Symbols" loext:num-list-format="%3%." style:num-suffix="." style:num-format="a">
        <style:list-level-properties text:space-before="3.242cm" text:min-label-width="0.499cm"/>
      </text:list-level-style-number>
      <text:list-level-style-number text:level="4" text:style-name="Numbering_20_Symbols" loext:num-list-format="%4%." style:num-suffix="." style:num-format="a">
        <style:list-level-properties text:space-before="4.489cm" text:min-label-width="0.499cm"/>
      </text:list-level-style-number>
      <text:list-level-style-number text:level="5" text:style-name="Numbering_20_Symbols" loext:num-list-format="%5%." style:num-suffix="." style:num-format="a">
        <style:list-level-properties text:space-before="5.736cm" text:min-label-width="0.499cm"/>
      </text:list-level-style-number>
      <text:list-level-style-number text:level="6" text:style-name="Numbering_20_Symbols" loext:num-list-format="%6%." style:num-suffix="." style:num-format="a">
        <style:list-level-properties text:space-before="6.983cm" text:min-label-width="0.499cm"/>
      </text:list-level-style-number>
      <text:list-level-style-number text:level="7" text:style-name="Numbering_20_Symbols" loext:num-list-format="%7%." style:num-suffix="." style:num-format="a">
        <style:list-level-properties text:space-before="8.23cm" text:min-label-width="0.499cm"/>
      </text:list-level-style-number>
      <text:list-level-style-number text:level="8" text:style-name="Numbering_20_Symbols" loext:num-list-format="%8%." style:num-suffix="." style:num-format="a">
        <style:list-level-properties text:space-before="9.478cm" text:min-label-width="0.499cm"/>
      </text:list-level-style-number>
      <text:list-level-style-number text:level="9" text:style-name="Numbering_20_Symbols" loext:num-list-format="%9%." style:num-suffix="." style:num-format="a">
        <style:list-level-properties text:space-before="10.725cm" text:min-label-width="0.499cm"/>
      </text:list-level-style-number>
      <text:list-level-style-number text:level="10" text:style-name="Numbering_20_Symbols" loext:num-list-format="%10%." style:num-suffix="." style:num-format="a">
        <style:list-level-properties text:space-before="11.972cm" text:min-label-width="0.499cm"/>
      </text:list-level-style-number>
    </text:list-style>
    <number:date-style style:name="N46">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0"/>
      <text:p text:style-name="P176"/>
      <text:p text:style-name="P176"/>
      <text:p text:style-name="P176"/>
      <text:p text:style-name="P179"/>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88">ACAS</text:p>
      <text:p text:style-name="P189">Applewood Computers Accounting System</text:p>
      <text:p text:style-name="P180"/>
      <text:p text:style-name="P180"/>
      <text:p text:style-name="P181">Order Entry</text:p>
      <text:p text:style-name="P181"/>
      <text:p text:style-name="P181">Stand Alone System<text:span text:style-name="T661"> Only</text:span></text:p>
      <text:p text:style-name="P180"/>
      <text:p text:style-name="P180"/>
      <text:p text:style-name="P180">Reference Manual</text:p>
      <text:p text:style-name="P180"/>
      <text:p text:style-name="P182">v<text:span text:style-name="T499">1.5</text:span></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83"/>
      <text:p text:style-name="P291"><text:span text:style-name="T328">This document </text:span><text:span text:style-name="T329">is</text:span><text:span text:style-name="T328"> the </text:span><text:span text:style-name="T330">Reference </text:span><text:span text:style-name="T333">M</text:span><text:span text:style-name="T331">anual </text:span><text:span text:style-name="T328">for </text:span><text:span text:style-name="T332">Order Entry</text:span><text:span text:style-name="T334"> - or it will be when complete.</text:span></text:p>
      <text:p text:style-name="P28">Copyright © <text:s/><text:span text:style-name="T482">Vincent B Coen </text:span><text:span text:style-name="T499">2023</text:span><text:span text:style-name="T481"> - 202</text:span><text:span text:style-name="T671">5</text:span><text:span text:style-name="T483"> and later.</text:span></text:p>
      <text:p text:style-name="P184"/>
      <text:p text:style-name="P184">This and the accompanying documents relate to these Open Source packages.</text:p>
      <text:p text:style-name="P133"/>
      <text:p text:style-name="P133">Each sub system has its own documentation.</text:p>
      <text:p text:style-name="P26"/>
      <text:p text:style-name="P184">Applewood Computers</text:p>
      <text:p text:style-name="P129">17 Stag Green Avenue</text:p>
      <text:p text:style-name="P129">Hatfield</text:p>
      <text:p text:style-name="P129">Hertfordshire</text:p>
      <text:p text:style-name="P129">AL9 5EB</text:p>
      <text:p text:style-name="P129">United Kingdom</text:p>
      <text:p text:style-name="P130"/>
      <text:p text:style-name="P184">Lead Programmer Email: <text:span text:style-name="T480"><text:tab/></text:span>vbcoen@gmail.com</text:p>
      <text:p text:style-name="P186"/>
      <text:p text:style-name="P28">Support<text:tab/><text:span text:style-name="T486">E</text:span>mail: <text:s/><text:tab/><text:a xlink:type="simple" xlink:href="mailto:vbcoen@gmail" text:style-name="Internet_20_link" text:visited-style-name="Visited_20_Internet_20_Link">vbcoen@<text:span text:style-name="T486">gmail</text:span></text:a><text:span text:style-name="T486">.co</text:span>m</text:p>
      <text:p text:style-name="P28"><text:tab/><text:tab/><text:span text:style-name="T486">Website: <text:tab/></text:span><text:a xlink:type="simple" xlink:href="http://www.sourceforge.net/p/acas" text:style-name="Internet_20_link" text:visited-style-name="Visited_20_Internet_20_Link"><text:span text:style-name="T486">www.sourceforge.net/p/acas</text:span></text:a></text:p>
      <text:p text:style-name="P186"/>
      <text:p text:style-name="P186"/>
      <text:p text:style-name="P184">Copyright © <text:span text:style-name="T499">2023</text:span> – <text:span text:style-name="T487">202</text:span><text:span text:style-name="T678">5</text:span> <text:span text:style-name="T499">Vincent B Coen</text:span></text:p>
      <text:p text:style-name="P183"/>
      <text:p text:style-name="P185"><text:span text:style-name="T485">WARNING</text:span><text:span text:style-name="T489">: </text:span><text:span text:style-name="T491">This product has been discontinued as all features are available within Sales Ledger</text:span><text:span text:style-name="T489">.</text:span></text:p>
      <text:p text:style-name="P195"/>
      <text:p text:style-name="P286"/>
      <text:p text:style-name="P133">Author:<text:tab/><text:tab/><text:tab/>Vincent Coen, The author asserts his copyright over this <text:span text:style-name="T496">work.</text:span></text:p>
      <text:p text:style-name="P133">Document update: <text:s/><text:tab/><text:tab/><text:date style:data-style-name="N46" text:date-value="2025-07-26T18:07:39.592186287">26. July 2025</text:date><text:span text:style-name="T666"> </text:span><text:span text:style-name="T666"><text:time style:data-style-name="N61" text:time-value="2025-07-26T18:07:39.592250408">18:04:46</text:time></text:span></text:p>
      <text:p text:style-name="P133">Revision:<text:tab/><text:tab/><text:tab/><text:editing-cycles>21</text:editing-cycles></text:p>
      <text:p text:style-name="P133">Software Version Date:<text:tab/><text:span text:style-name="T668">September</text:span><text:span text:style-name="T479"> 2024</text:span><text:span text:style-name="T497">.</text:span></text:p>
      <text:p text:style-name="P133">Software Version<text:tab/><text:tab/><text:span text:style-name="T499">1.5</text:span></text:p>
      <text:p text:style-name="P133">Word Processor:<text:tab/><text:tab/>LibreOffice <text:span text:style-name="T480">7</text:span>.<text:span text:style-name="T479">5</text:span></text:p>
      <text:p text:style-name="P133"/>
      <text:p text:style-name="P175"><text:span text:style-name="T500">1 </text:span><text:span text:style-name="T498">3 5 7 9 </text:span><text:span text:style-name="T672">0</text:span><text:span text:style-name="T501"> </text:span><text:span text:style-name="T498">2 4 6 8 </text:span></text:p>
      <text:p text:style-name="P174"/>
      <text:p text:style-name="P173">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57"><text:a xlink:type="simple" xlink:href="#__RefHeading___Toc13662_127148941" text:style-name="Index_20_Link" text:visited-style-name="Index_20_Link">Manual Introduction<text:tab/>5</text:a></text:p>
          <text:p text:style-name="P257"><text:a xlink:type="simple" xlink:href="#__RefHeading___Toc13664_127148941" text:style-name="Index_20_Link" text:visited-style-name="Index_20_Link">System Notes<text:tab/>8</text:a></text:p>
          <text:p text:style-name="P258"><text:a xlink:type="simple" xlink:href="#__RefHeading___Toc35951_1697219353" text:style-name="Index_20_Link" text:visited-style-name="Index_20_Link">File Usage Maps<text:tab/>8</text:a></text:p>
          <text:p text:style-name="P257"><text:a xlink:type="simple" xlink:href="#__RefHeading___Toc15845_3119317922" text:style-name="Index_20_Link" text:visited-style-name="Index_20_Link">Introduction<text:tab/>10</text:a></text:p>
          <text:p text:style-name="P257"><text:a xlink:type="simple" xlink:href="#__RefHeading___Toc15887_3119317922" text:style-name="Index_20_Link" text:visited-style-name="Index_20_Link">OE Menu<text:tab/>12</text:a></text:p>
          <text:p text:style-name="P258"><text:a xlink:type="simple" xlink:href="#__RefHeading___Toc35930_1697219353" text:style-name="Index_20_Link" text:visited-style-name="Index_20_Link">Overview of menu options<text:tab/>12</text:a></text:p>
          <text:p text:style-name="P257"><text:a xlink:type="simple" xlink:href="#__RefHeading___Toc35936_1697219353" text:style-name="Index_20_Link" text:visited-style-name="Index_20_Link">OE General Process Flows<text:tab/>13</text:a></text:p>
          <text:p text:style-name="P257"><text:a xlink:type="simple" xlink:href="#__RefHeading___Toc15847_3119317922" text:style-name="Index_20_Link" text:visited-style-name="Index_20_Link">Program Summary by Process<text:tab/>15</text:a></text:p>
          <text:p text:style-name="P258"><text:a xlink:type="simple" xlink:href="#__RefHeading___Toc15849_3119317922" text:style-name="Index_20_Link" text:visited-style-name="Index_20_Link">Order Entry Menu<text:tab/>15</text:a></text:p>
          <text:p text:style-name="P259"><text:a xlink:type="simple" xlink:href="#__RefHeading___Toc15905_3119317922" text:style-name="Index_20_Link" text:visited-style-name="Index_20_Link">OE<text:tab/>15</text:a></text:p>
          <text:p text:style-name="P258"><text:a xlink:type="simple" xlink:href="#__RefHeading___Toc15851_3119317922" text:style-name="Index_20_Link" text:visited-style-name="Index_20_Link">O<text:span text:style-name="T488">rder </text:span><text:span text:style-name="T488">P</text:span><text:span text:style-name="T488">rocessing</text:span><text:tab/>16</text:a></text:p>
          <text:p text:style-name="P259"><text:a xlink:type="simple" xlink:href="#__RefHeading___Toc15889_3119317922" text:style-name="Index_20_Link" text:visited-style-name="Index_20_Link">OEOPMENU<text:tab/>16</text:a></text:p>
          <text:p text:style-name="P259"><text:a xlink:type="simple" xlink:href="#__RefHeading___Toc15891_3119317922" text:style-name="Index_20_Link" text:visited-style-name="Index_20_Link">OEOEADD<text:tab/>16</text:a></text:p>
          <text:p text:style-name="P259"><text:a xlink:type="simple" xlink:href="#__RefHeading___Toc15893_3119317922" text:style-name="Index_20_Link" text:visited-style-name="Index_20_Link">OEITMADD<text:tab/>18</text:a></text:p>
          <text:p text:style-name="P259"><text:a xlink:type="simple" xlink:href="#__RefHeading___Toc15895_3119317922" text:style-name="Index_20_Link" text:visited-style-name="Index_20_Link">OEOEMISC<text:tab/>19</text:a></text:p>
          <text:p text:style-name="P259"><text:a xlink:type="simple" xlink:href="#__RefHeading___Toc15897_3119317922" text:style-name="Index_20_Link" text:visited-style-name="Index_20_Link">OEOECNG<text:tab/>21</text:a></text:p>
          <text:p text:style-name="P259"><text:a xlink:type="simple" xlink:href="#__RefHeading___Toc15899_3119317922" text:style-name="Index_20_Link" text:visited-style-name="Index_20_Link">OEITMCNG<text:tab/>21</text:a></text:p>
          <text:p text:style-name="P259"><text:a xlink:type="simple" xlink:href="#__RefHeading___Toc15901_3119317922" text:style-name="Index_20_Link" text:visited-style-name="Index_20_Link">OEOEDEL<text:tab/>21</text:a></text:p>
          <text:p text:style-name="P259"><text:a xlink:type="simple" xlink:href="#__RefHeading___Toc15903_3119317922" text:style-name="Index_20_Link" text:visited-style-name="Index_20_Link">OEORDEDT<text:tab/>22</text:a></text:p>
          <text:p text:style-name="P258"><text:a xlink:type="simple" xlink:href="#__RefHeading___Toc15853_3119317922" text:style-name="Index_20_Link" text:visited-style-name="Index_20_Link">Print Picking Tickets / Packing Notes<text:tab/>23</text:a></text:p>
          <text:p text:style-name="P259"><text:a xlink:type="simple" xlink:href="#__RefHeading___Toc15909_3119317922" text:style-name="Index_20_Link" text:visited-style-name="Index_20_Link">OEPIKTIK<text:tab/>23</text:a></text:p>
          <text:p text:style-name="P258"><text:a xlink:type="simple" xlink:href="#__RefHeading___Toc15855_3119317922" text:style-name="Index_20_Link" text:visited-style-name="Index_20_Link">Billing and invoice printing<text:tab/>24</text:a></text:p>
          <text:p text:style-name="P259"><text:a xlink:type="simple" xlink:href="#__RefHeading___Toc15911_3119317922" text:style-name="Index_20_Link" text:visited-style-name="Index_20_Link">OEBLMENU<text:tab/>24</text:a></text:p>
          <text:p text:style-name="P259"><text:a xlink:type="simple" xlink:href="#__RefHeading___Toc15913_3119317922" text:style-name="Index_20_Link" text:visited-style-name="Index_20_Link">OEBLOSEL<text:tab/>24</text:a></text:p>
          <text:p text:style-name="P259"><text:a xlink:type="simple" xlink:href="#__RefHeading___Toc15915_3119317922" text:style-name="Index_20_Link" text:visited-style-name="Index_20_Link">OEBLLSEL<text:tab/>26</text:a></text:p>
          <text:p text:style-name="P259"><text:a xlink:type="simple" xlink:href="#__RefHeading___Toc15917_3119317922" text:style-name="Index_20_Link" text:visited-style-name="Index_20_Link">OEBLMISC<text:tab/>26</text:a></text:p>
          <text:p text:style-name="P259"><text:a xlink:type="simple" xlink:href="#__RefHeading___Toc15919_3119317922" text:style-name="Index_20_Link" text:visited-style-name="Index_20_Link">OEBLOUNS<text:tab/>27</text:a></text:p>
          <text:p text:style-name="P259"><text:a xlink:type="simple" xlink:href="#__RefHeading___Toc15921_3119317922" text:style-name="Index_20_Link" text:visited-style-name="Index_20_Link">OEORDEDT<text:tab/>27</text:a></text:p>
          <text:p text:style-name="P259"><text:a xlink:type="simple" xlink:href="#__RefHeading___Toc15923_3119317922" text:style-name="Index_20_Link" text:visited-style-name="Index_20_Link">OEMNTINV<text:tab/>27</text:a></text:p>
          <text:p text:style-name="P259"><text:a xlink:type="simple" xlink:href="#__RefHeading___Toc15925_3119317922" text:style-name="Index_20_Link" text:visited-style-name="Index_20_Link">OEINVOIC<text:tab/>27</text:a></text:p>
          <text:p text:style-name="P259"><text:a xlink:type="simple" xlink:href="#__RefHeading___Toc15927_3119317922" text:style-name="Index_20_Link" text:visited-style-name="Index_20_Link">OEPSTINV<text:tab/>28</text:a></text:p>
          <text:p text:style-name="P258"><text:a xlink:type="simple" xlink:href="#__RefHeading___Toc15859_3119317922" text:style-name="Index_20_Link" text:visited-style-name="Index_20_Link">Order Inquiry<text:tab/>29</text:a></text:p>
          <text:p text:style-name="P259"><text:a xlink:type="simple" xlink:href="#__RefHeading___Toc15929_3119317922" text:style-name="Index_20_Link" text:visited-style-name="Index_20_Link">OEORDINQ<text:tab/>29</text:a></text:p>
          <text:p text:style-name="P258"><text:a xlink:type="simple" xlink:href="#__RefHeading___Toc15861_3119317922" text:style-name="Index_20_Link" text:visited-style-name="Index_20_Link">Stock Item file Maintenance<text:tab/>30</text:a></text:p>
          <text:p text:style-name="P259"><text:a xlink:type="simple" xlink:href="#__RefHeading___Toc15931_3119317922" text:style-name="Index_20_Link" text:visited-style-name="Index_20_Link">OEITMMNT<text:tab/>30</text:a></text:p>
          <text:p text:style-name="P259"><text:a xlink:type="simple" xlink:href="#__RefHeading___Toc15933_3119317922" text:style-name="Index_20_Link" text:visited-style-name="Index_20_Link">OENUMITM<text:tab/>30</text:a></text:p>
          <text:p text:style-name="P259"><text:a xlink:type="simple" xlink:href="#__RefHeading___Toc15935_3119317922" text:style-name="Index_20_Link" text:visited-style-name="Index_20_Link">OEALPITM<text:tab/>30</text:a></text:p>
          <text:p text:style-name="P258"><text:a xlink:type="simple" xlink:href="#__RefHeading___Toc15863_3119317922" text:style-name="Index_20_Link" text:visited-style-name="Index_20_Link">Item Receivings Processing - Also called Stock Inwards Processing<text:tab/>31</text:a></text:p>
          <text:p text:style-name="P259"><text:a xlink:type="simple" xlink:href="#__RefHeading___Toc15937_3119317922" text:style-name="Index_20_Link" text:visited-style-name="Index_20_Link">OERECENT<text:tab/>31</text:a></text:p>
          <text:p text:style-name="P259"><text:a xlink:type="simple" xlink:href="#__RefHeading___Toc15939_3119317922" text:style-name="Index_20_Link" text:visited-style-name="Index_20_Link">OERECREG<text:tab/>32</text:a></text:p>
          <text:p text:style-name="P258"><text:a xlink:type="simple" xlink:href="#__RefHeading___Toc15865_3119317922" text:style-name="Index_20_Link" text:visited-style-name="Index_20_Link">Print Price list<text:tab/>33</text:a></text:p>
          <text:p text:style-name="P259"><text:a xlink:type="simple" xlink:href="#__RefHeading___Toc15941_3119317922" text:style-name="Index_20_Link" text:visited-style-name="Index_20_Link">OEPRCLST<text:tab/>33</text:a></text:p>
          <text:p text:style-name="P258"><text:a xlink:type="simple" xlink:href="#__RefHeading___Toc15867_3119317922" text:style-name="Index_20_Link" text:visited-style-name="Index_20_Link">Print Purchasing Advice<text:tab/>34</text:a></text:p>
          <text:p text:style-name="P259"><text:a xlink:type="simple" xlink:href="#__RefHeading___Toc15943_3119317922" text:style-name="Index_20_Link" text:visited-style-name="Index_20_Link">OEPURADV<text:tab/>34</text:a></text:p>
          <text:p text:style-name="P258"><text:a xlink:type="simple" xlink:href="#__RefHeading___Toc15869_3119317922" text:style-name="Index_20_Link" text:visited-style-name="Index_20_Link">Print Item Stock status report<text:tab/>35</text:a></text:p>
          <text:p text:style-name="P259"><text:a xlink:type="simple" xlink:href="#__RefHeading___Toc15945_3119317922" text:style-name="Index_20_Link" text:visited-style-name="Index_20_Link"><text:soft-page-break/>OESTKSTA<text:tab/>35</text:a></text:p>
          <text:p text:style-name="P258"><text:a xlink:type="simple" xlink:href="#__RefHeading___Toc15871_3119317922" text:style-name="Index_20_Link" text:visited-style-name="Index_20_Link">Print Back orders by item<text:tab/>36</text:a></text:p>
          <text:p text:style-name="P259"><text:a xlink:type="simple" xlink:href="#__RefHeading___Toc15947_3119317922" text:style-name="Index_20_Link" text:visited-style-name="Index_20_Link">OEBOITEM<text:tab/>36</text:a></text:p>
          <text:p text:style-name="P258"><text:a xlink:type="simple" xlink:href="#__RefHeading___Toc15873_3119317922" text:style-name="Index_20_Link" text:visited-style-name="Index_20_Link">Print Back Orders by Customer<text:tab/>37</text:a></text:p>
          <text:p text:style-name="P259"><text:a xlink:type="simple" xlink:href="#__RefHeading___Toc15949_3119317922" text:style-name="Index_20_Link" text:visited-style-name="Index_20_Link">OEBOCUST<text:tab/>37</text:a></text:p>
          <text:p text:style-name="P258"><text:a xlink:type="simple" xlink:href="#__RefHeading___Toc15875_3119317922" text:style-name="Index_20_Link" text:visited-style-name="Index_20_Link">O/E Control file maintenance<text:tab/>38</text:a></text:p>
          <text:p text:style-name="P259"><text:a xlink:type="simple" xlink:href="#__RefHeading___Toc15951_3119317922" text:style-name="Index_20_Link" text:visited-style-name="Index_20_Link">OECTLMNT<text:tab/>38</text:a></text:p>
          <text:p text:style-name="P258"><text:a xlink:type="simple" xlink:href="#__RefHeading___Toc15877_3119317922" text:style-name="Index_20_Link" text:visited-style-name="Index_20_Link">Pricing Code file Maintenance<text:tab/>39</text:a></text:p>
          <text:p text:style-name="P259"><text:a xlink:type="simple" xlink:href="#__RefHeading___Toc15953_3119317922" text:style-name="Index_20_Link" text:visited-style-name="Index_20_Link">OEPCDMNT<text:tab/>39</text:a></text:p>
          <text:p text:style-name="P258"><text:a xlink:type="simple" xlink:href="#__RefHeading___Toc15879_3119317922" text:style-name="Index_20_Link" text:visited-style-name="Index_20_Link">Pricing Code File Maintenance<text:tab/>41</text:a></text:p>
          <text:p text:style-name="P259"><text:a xlink:type="simple" xlink:href="#__RefHeading___Toc15955_3119317922" text:style-name="Index_20_Link" text:visited-style-name="Index_20_Link">OEPCDLST<text:tab/>41</text:a></text:p>
          <text:p text:style-name="P258"><text:a xlink:type="simple" xlink:href="#__RefHeading___Toc15881_3119317922" text:style-name="Index_20_Link" text:visited-style-name="Index_20_Link">Commission code file Maintenance<text:tab/>42</text:a></text:p>
          <text:p text:style-name="P259"><text:a xlink:type="simple" xlink:href="#__RefHeading___Toc15957_3119317922" text:style-name="Index_20_Link" text:visited-style-name="Index_20_Link">OECOMMNT<text:tab/>42</text:a></text:p>
          <text:p text:style-name="P259"><text:a xlink:type="simple" xlink:href="#__RefHeading___Toc15959_3119317922" text:style-name="Index_20_Link" text:visited-style-name="Index_20_Link">OECOMLST<text:tab/>42</text:a></text:p>
          <text:p text:style-name="P258"><text:a xlink:type="simple" xlink:href="#__RefHeading___Toc15883_3119317922" text:style-name="Index_20_Link" text:visited-style-name="Index_20_Link">Period End Closing<text:tab/>43</text:a></text:p>
          <text:p text:style-name="P259"><text:a xlink:type="simple" xlink:href="#__RefHeading___Toc15961_3119317922" text:style-name="Index_20_Link" text:visited-style-name="Index_20_Link">OEPCLOSE<text:tab/>43</text:a></text:p>
          <text:p text:style-name="P258"><text:a xlink:type="simple" xlink:href="#__RefHeading___Toc15885_3119317922" text:style-name="Index_20_Link" text:visited-style-name="Index_20_Link">Year End Closing<text:tab/>44</text:a></text:p>
          <text:p text:style-name="P259"><text:a xlink:type="simple" xlink:href="#__RefHeading___Toc15963_3119317922" text:style-name="Index_20_Link" text:visited-style-name="Index_20_Link">OEYCLOSE<text:tab/>44</text:a></text:p>
          <text:p text:style-name="P257"><text:a xlink:type="simple" xlink:href="#__RefHeading___Toc8014_2264255308" text:style-name="Index_20_Link" text:visited-style-name="Index_20_Link">Manual errors or omissions<text:tab/>45</text:a></text:p>
          <text:p text:style-name="P257"><text:a xlink:type="simple" xlink:href="#__RefHeading___Toc12287_1470705537" text:style-name="Index_20_Link" text:visited-style-name="Index_20_Link">Appendix A<text:tab/>46</text:a></text:p>
          <text:p text:style-name="P258"><text:a xlink:type="simple" xlink:href="#__RefHeading___Toc35945_1697219353" text:style-name="Index_20_Link" text:visited-style-name="Index_20_Link">Cobol File Access Error Numbers<text:tab/>46</text:a></text:p>
          <text:p text:style-name="P257"><text:a xlink:type="simple" xlink:href="#__RefHeading___Toc35947_1697219353" text:style-name="Index_20_Link" text:visited-style-name="Index_20_Link">Appendix B<text:tab/>47</text:a></text:p>
          <text:p text:style-name="P258"><text:a xlink:type="simple" xlink:href="#__RefHeading___Toc35549_1813075902" text:style-name="Index_20_Link" text:visited-style-name="Index_20_Link">Error Recovery<text:tab/>47</text:a></text:p>
          <text:p text:style-name="P257"><text:a xlink:type="simple" xlink:href="#__RefHeading___Toc36439_3045465610" text:style-name="Index_20_Link" text:visited-style-name="Index_20_Link">Appendix C<text:tab/>48</text:a></text:p>
          <text:p text:style-name="P258"><text:a xlink:type="simple" xlink:href="#__RefHeading___Toc35949_1697219353" text:style-name="Index_20_Link" text:visited-style-name="Index_20_Link">Command Key Summary<text:tab/>48</text:a></text:p>
          <text:p text:style-name="P257"><text:a xlink:type="simple" xlink:href="#__RefHeading___Toc51185_3119317922" text:style-name="Index_20_Link" text:visited-style-name="Index_20_Link">Appendix D<text:tab/>49</text:a></text:p>
          <text:p text:style-name="P258"><text:a xlink:type="simple" xlink:href="#__RefHeading___Toc35941_1697219353" text:style-name="Index_20_Link" text:visited-style-name="Index_20_Link">GNU General Public License Version 3, 29 June 2007<text:tab/>49</text:a></text:p>
          <text:p text:style-name="P257"><text:a xlink:type="simple" xlink:href="#__RefHeading___Toc51185_3119317922%20Copy%201" text:style-name="Index_20_Link" text:visited-style-name="Index_20_Link">Appendix E<text:tab/>60</text:a></text:p>
          <text:p text:style-name="P258"><text:a xlink:type="simple" xlink:href="#__RefHeading___Toc51187_3119317922" text:style-name="Index_20_Link" text:visited-style-name="Index_20_Link">Document Copyright Notice<text:tab/>60</text:a></text:p>
        </text:index-body>
      </text:table-of-content>
      <text:p text:style-name="Standard"/>
      <text:h text:style-name="P261" text:outline-level="1"><text:bookmark-start text:name="__RefHeading___Toc13662_127148941"/>Manual Introduction<text:bookmark-end text:name="__RefHeading___Toc13662_127148941"/></text:h>
      <text:p text:style-name="P177"/>
      <text:p text:style-name="P208">This manual is under write <text:span text:style-name="T642">and</text:span> updating<text:span text:style-name="T659"> mode</text:span> <text:span text:style-name="T502">during </text:span><text:span text:style-name="T499">migration to GnuCobol and development, as well as </text:span>system testing for <text:span text:style-name="T642">OE Release </text:span>v<text:span text:style-name="T499">1.5</text:span>.</text:p>
      <text:p text:style-name="P208"/>
      <text:p text:style-name="P208">This manual like all of the ACAS manuals, may well have errors in grammar, detail or by absence or presence of information that does not match the software dis<text:span text:style-name="T671">c</text:span>us<text:span text:style-name="T671">s</text:span>ed.</text:p>
      <text:p text:style-name="P208"/>
      <text:p text:style-name="P209">Every endeavour is made to ensure accuracy, but manuals like software, can have bugs despite multiple readings of the same document. After a time, you end up with word blur so having others to read<text:span text:style-name="T669">,</text:span> <text:span text:style-name="T642">h</text:span>elps. </text:p>
      <text:p text:style-name="P209"/>
      <text:p text:style-name="P209">If you find any faults, please report it along with any suggested changes, see inside front cover for email contact details. Please do not <text:span text:style-name="T655">assume</text:span> that others have done so.</text:p>
      <text:p text:style-name="P208"/>
      <text:p text:style-name="P208">For the interim, it should also be read in conjunction with the <text:span text:style-name="T667">very original, </text:span>pdf document System Reference Manual Order Entry / Billing release 1 dated January 1982 but note that this document is really the Order Entry System Specifications <text:span text:style-name="T678">(used as the source for this document) </text:span>as original coded for the RM Cobol compiler<text:span text:style-name="T642"> for use with Tandy TRS-80 systems running Xenix (a Unix type operating system</text:span><text:span text:style-name="T671">)</text:span><text:span text:style-name="T642">,</text:span> and then<text:span text:style-name="T642"> is being</text:span> migrat<text:span text:style-name="T642">ed</text:span> to <text:span text:style-name="T642">the </text:span>GnuCobol compiler <text:s/><text:span text:style-name="T642">and </text:span>has required many changes to <text:span text:style-name="T642">fields in files - mostly larger, </text:span>Screen display<text:span text:style-name="T642">s</text:span>, Data input and some of the reports that involves changes <text:span text:style-name="T642">again </text:span>to data fie<text:span text:style-name="T642">l</text:span>d size<text:span text:style-name="T642">s</text:span> most<text:span text:style-name="T642">ly</text:span> <text:span text:style-name="T642">to </text:span>increase their size, which has directly changed the screen and data input formats and layouts.<text:span text:style-name="T659"> Needless to say logic errors </text:span><text:span text:style-name="T667">found</text:span><text:span text:style-name="T659"> while system testing</text:span><text:span text:style-name="T661">,</text:span><text:span text:style-name="T659"> has required additional changes</text:span><text:span text:style-name="T661"> many of which</text:span><text:span text:style-name="T667">,</text:span><text:span text:style-name="T661"> is in the original code</text:span><text:span text:style-name="T659">.</text:span></text:p>
      <text:p text:style-name="P208"/>
      <text:p text:style-name="P208">This document is initially more a set of notes, not necessarily in any correct order<text:span text:style-name="T667"> but more to be considered as a system specifications for the OE system as now coded</text:span>.</text:p>
      <text:p text:style-name="P208"/>
      <text:p text:style-name="P237">It must be noted that OE has support for stock items being out of stock however automatic r<text:span text:style-name="T659">e-</text:span>invoicing<text:span text:style-name="T659"> for newly arrived stock,</text:span> has not been detected<text:span text:style-name="T661"> - nope it is not there</text:span>. Stock items are shown where there is a back order quantity and this is used to produce re-order reports and these can be used to place a order against the supplier of the items manually.<text:span text:style-name="T659"> This is no processing for dealing with new stock against any orders that had a back order status set in any way. Well none that I have found and this is a major failing and real</text:span><text:span text:style-name="T661">l</text:span><text:span text:style-name="T659">y requires addition code to support it.</text:span></text:p>
      <text:p text:style-name="P237"/>
      <text:p text:style-name="P249">The whole of BO (Back Order) provision is based around two reports, one for BO by item and the other BO by customer where the first is to order such stock if not already done so via the low stock reports and the customer one to keep track by customer of BO orders outstanding assuming the report is created daily etc. This report is then used to create a new order / invoice when stock comes in and yes you have to manually do this.</text:p>
      <text:p text:style-name="P237"/>
      <text:p text:style-name="P237"><text:soft-page-break/>The <text:s/>programs and processes that handle this<text:span text:style-name="T659">,</text:span> do pass on data to the non existent AR (Accounts Receivables) or in ACAS speak Sales Ledger<text:span text:style-name="T659">,</text:span> so such data is not really of much use. Clearly the AR or SL system would need to have a method of passing on to the Purchase Ledger system a process to order such out of stock items from a supplier or at least a report to do so.<text:span text:style-name="T661"> There is NO provision to do this within OE.</text:span></text:p>
      <text:p text:style-name="P237"/>
      <text:p text:style-name="P240">Consideration then has to be made regarding the turn around time before such stock is delivered to the company in order to fill any outstanding orders and within a reasonable time frame. The system will need to be able<text:span text:style-name="T661">,</text:span> when new stock arrives to run a process that checks new arriving stock against back orders and then raise a invoice, packing note controlling the back ordered quantity against the newly arrived stock<text:span text:style-name="T659"> assuming that an order that has back order stock registered and has newly arrived is invoiced along with packing notes etc</text:span><text:span text:style-name="T661">.</text:span><text:span text:style-name="T669"> </text:span></text:p>
      <text:p text:style-name="P240"/>
      <text:p text:style-name="P305">NOTE this is in ACAS via the SL invoicing process / program sl910.</text:p>
      <text:p text:style-name="P237"/>
      <text:p text:style-name="P237">Another issue is that if the order that has been placed on back order is a part order where other items may have been sent out or additional items also has been back ordered what <text:span text:style-name="T671">is </text:span>the process steps are to be followed depending on the requirements of both the company and the customer placing the order.</text:p>
      <text:p text:style-name="P237"/>
      <text:p text:style-name="P249">This assumes that when creating a new customer record that the BO flag is set to "Y" so that any processing can be done.</text:p>
      <text:p text:style-name="P237"/>
      <text:p text:style-name="P237">There a more variations of this that may have to be considered.</text:p>
      <text:p text:style-name="P237">The view point for ACAS was to keep it a manual process for the Sales department to handle so that all possibilities are correctly handled<text:span text:style-name="T669"> (</text:span><text:span text:style-name="T671">however, </text:span><text:span text:style-name="T669">this has now been added in)</text:span><text:span text:style-name="T671"> via stock additions (st020), stock BO reporting (sl970) and Sales Invoicing (sl910)</text:span>.</text:p>
      <text:p text:style-name="P237"/>
      <text:p text:style-name="P237">ACAS does support recurring invoicing and that type of system can be adapted <text:span text:style-name="T673">as an addition </text:span>for a back order system up to a point<text:span text:style-name="T673">,</text:span> but may still not suit all system users.</text:p>
      <text:p text:style-name="P237"/>
      <text:p text:style-name="P249">I have <text:span text:style-name="T667">now </text:span>add<text:span text:style-name="T667">ed</text:span> new fields to ACAS<text:span text:style-name="T667"> (Applewood Computer Accounting System) </text:span><text:s/>customer record, Invoice record (header) to record when such BO items can be processed. The idea is for users only to have BO order<text:span text:style-name="T673">s</text:span> per customer on one or more invoices <text:span text:style-name="T673">with</text:span> no items that can be supplied now. This way normal invoice processes can continue but for an invoice with BO stock the whole invoice is marked as a BO one along with a ON-HOLD flag. <text:s/>When new stock comes in via the stock control system then that program can run a process IF added stock is added to zero stock records and then to check the ON-HOLD and BO flags on any such invoices that are used<text:span text:style-name="T667">,</text:span> to now create a fresh invoice in a by invoice number order<text:span text:style-name="T667">,</text:span> so first order in<text:span text:style-name="T667">,</text:span> gets their products etc. and such orders on a ON-HOLD and BO flagged invoice get copied over to the new invoice and then removed from the ON-HOLD one and when all BO items are gone the whole BO invoice is deleted.</text:p>
      <text:p text:style-name="P249"><text:soft-page-break/></text:p>
      <text:p text:style-name="P249">The idea is to minimise the number of extra programs or code required to do this - I hope as it all has to be: tested and documented. In any event ACAS <text:span text:style-name="T667">has </text:span>need<text:span text:style-name="T667">ed</text:span> a new program <text:span text:style-name="T667"><text:s/>(sl970) </text:span>to report BO items by stock items and by customer so that such can be high lighted<text:span text:style-name="T669"> - done</text:span>.</text:p>
      <text:p text:style-name="P237"/>
      <text:p text:style-name="P316">Note from the above comments that any invoice with BO items present is issued with the BO items recorded elsewhere which in turn is processed by the stock additions program and there after by the Sales invoice program.</text:p>
      <text:p text:style-name="P237"/>
      <text:p text:style-name="P237">Again OE does not <text:span text:style-name="T661">h</text:span>andle the auto invoicing of fresh stock against a back order as far as I can see so far<text:span text:style-name="T661"> within all the program</text:span><text:span text:style-name="T669">s</text:span><text:span text:style-name="T661"> that can do such a process.</text:span></text:p>
      <text:p text:style-name="P237"/>
      <text:p text:style-name="P317">Yes I may well have said the same more than once but it is an important consideration whether to use OE as <text:span text:style-name="T669">is</text:span><text:span text:style-name="T673">.</text:span><text:span text:style-name="T669"> </text:span></text:p>
      <text:p text:style-name="P317"><text:span text:style-name="T673">I</text:span>t is better to use the ACAS invoicing system within sales ledger<text:span text:style-name="T661"> with the needed</text:span><text:span text:style-name="T673"> new</text:span><text:span text:style-name="T661"> changes</text:span>. <text:span text:style-name="T661"><text:s/></text:span>At least that does fully support payments, and statement production.</text:p>
      <text:p text:style-name="P237"/>
      <text:p text:style-name="P238"><text:span text:style-name="T659">As indicated above </text:span>I have not looked in detail of what <text:span text:style-name="T673">OE</text:span> does do<text:span text:style-name="T673">,</text:span> but there is no re-invoicing process present. </text:p>
      <text:p text:style-name="P238"/>
      <text:p text:style-name="P239">So this may well require more programs to be written to cover this.<text:span text:style-name="T659"> <text:s/>ACAS </text:span><text:span text:style-name="T667">now, has</text:span><text:span text:style-name="T659"> the Back Order functionality fully implemented. </text:span><text:span text:style-name="T667">although m</text:span><text:span text:style-name="T659">ost users of ACAS </text:span><text:span text:style-name="T673">may </text:span><text:span text:style-name="T659">prefer to do these processes manually via the sales department as liaison between them and customers can be more easily maintained</text:span><text:span text:style-name="T667"> </text:span><text:span text:style-name="T673">but </text:span><text:span text:style-name="T667">it is fully installed within ACAS v3.02.</text:span></text:p>
      <text:p text:style-name="P239"/>
      <text:p text:style-name="P249">Following is a list of OE files and their usage by program. </text:p>
      <text:p text:style-name="P249"/>
      <text:p text:style-name="P249">I will then start adding notes regarding process flows and go in a bit as to the processes themselves based on the OE menu options.</text:p>
      <text:p text:style-name="P249"/>
      <text:p text:style-name="P252">As stated above<text:span text:style-name="T673">,</text:span> the BO function has been fully implemented within ACAS as of v3.02 so there is no OE functions that is not already present in ACAS and therefore usage of OE is not needed but available here for any user / Cobol student who wishes to play with it. In which case good luck. </text:p>
      <text:p text:style-name="P252"/>
      <text:p text:style-name="P319">UPDATE : <text:s/>This OE system has been discontinued as not required for inclusion into ACAS as all usable features are already present.</text:p>
      <text:p text:style-name="P256">This document and any sources for it are for information<text:span text:style-name="T673"> and</text:span> Cobol training <text:span text:style-name="T673">type </text:span>purposes only.</text:p>
      <text:h text:style-name="P262" text:outline-level="1"><text:bookmark-start text:name="__RefHeading___Toc13664_127148941"/>System Notes<text:bookmark-end text:name="__RefHeading___Toc13664_127148941"/></text:h>
      <text:p text:style-name="P212"><text:span text:style-name="T662">Note that some files</text:span><text:span text:style-name="T664"> </text:span><text:span text:style-name="T662">w</text:span><text:span text:style-name="T664">ould</text:span><text:span text:style-name="T662"> be discontinued if OE </text:span><text:span text:style-name="T664">was</text:span><text:span text:style-name="T662"> moved to ACAS as the system will be using the ACAS </text:span><text:span text:style-name="T663">files</text:span><text:span text:style-name="T662">.</text:span></text:p>
      <text:h text:style-name="P266" text:outline-level="3"/>
      <text:h text:style-name="P266" text:outline-level="3"><text:bookmark-start text:name="__RefHeading___Toc35951_1697219353"/>File Usage Map<text:span text:style-name="T674">s</text:span><text:bookmark-end text:name="__RefHeading___Toc35951_1697219353"/></text:h>
      <text:p text:style-name="P178"/>
      <text:p text:style-name="P134"><text:span text:style-name="T511">Migrate to ACAS ?</text:span><text:span text:style-name="T510"><text:tab/>Y <text:s text:c="2"/>Y <text:s text:c="2"/>Y <text:s text:c="2"/>Y <text:s text:c="2"/>N? <text:s/>N <text:s text:c="2"/>Y <text:s text:c="2"/>N? <text:s/>Y <text:s text:c="2"/>Y <text:s text:c="2"/>Y <text:s text:c="2"/>Y <text:s text:c="2"/>? <text:s text:c="2"/>? <text:s text:c="2"/>? <text:s text:c="2"/>?</text:span></text:p>
      <text:p text:style-name="P192"/>
      <text:p text:style-name="P190"><text:tab/><text:tab/><text:tab/>C <text:s text:c="2"/>A <text:s text:c="2"/>A <text:s text:c="2"/>A <text:s text:c="2"/>A <text:s text:c="2"/>A <text:s text:c="2"/>O <text:s text:c="2"/>O <text:s text:c="2"/>O <text:s text:c="2"/>O <text:s text:c="2"/>O <text:s text:c="2"/>O <text:s text:c="2"/>O <text:s text:c="2"/>O <text:s text:c="2"/>O <text:s text:c="2"/>O</text:p>
      <text:p text:style-name="P190"><text:tab/><text:tab/><text:tab/>O <text:s text:c="2"/>C <text:s text:c="2"/>R <text:s text:c="2"/>R <text:s text:c="2"/>R <text:s text:c="2"/>R <text:s text:c="2"/>E <text:s text:c="2"/>E <text:s text:c="2"/>E <text:s text:c="2"/>E <text:s text:c="2"/>E <text:s text:c="2"/>E <text:s text:c="2"/>E <text:s text:c="2"/>E <text:s text:c="2"/>E <text:s text:c="2"/>E</text:p>
      <text:p text:style-name="P190"><text:tab/><text:tab/><text:tab/>M <text:s text:c="2"/>C <text:s text:c="2"/>C <text:s text:c="2"/>C <text:s text:c="2"/>C <text:s text:c="2"/>S <text:s text:c="2"/>C <text:s text:c="2"/>C <text:s text:c="2"/>I <text:s text:c="2"/>R <text:s text:c="2"/>O <text:s text:c="2"/>L <text:s text:c="2"/>B <text:s text:c="2"/>B <text:s text:c="2"/>B <text:s text:c="2"/>B</text:p>
      <text:p text:style-name="P190"><text:tab/><text:tab/><text:tab/>P <text:s text:c="2"/>T <text:s text:c="2"/>T <text:s text:c="2"/>U <text:s text:c="2"/>D <text:s text:c="2"/>L <text:s text:c="2"/>T <text:s text:c="2"/>D <text:s text:c="2"/>T <text:s text:c="2"/>E <text:s text:c="2"/>R <text:s text:c="2"/>I <text:s text:c="2"/>O <text:s text:c="2"/>O <text:s text:c="2"/>O <text:s text:c="2"/>O</text:p>
      <text:p text:style-name="P190"><text:tab/><text:tab/><text:tab/>F <text:s text:c="2"/>F <text:s text:c="2"/>L <text:s text:c="2"/>S <text:s text:c="2"/>S <text:s text:c="2"/>M <text:s text:c="2"/>L <text:s text:c="2"/>S <text:s text:c="2"/>M <text:s text:c="2"/>C <text:s text:c="2"/>D <text:s text:c="2"/>N <text:s text:c="2"/>I <text:s text:c="2"/>I <text:s text:c="2"/>C <text:s text:c="2"/>C</text:p>
      <text:p text:style-name="P190"><text:tab/><text:tab/><text:tab/>I <text:s text:c="2"/>I <text:s text:c="2"/>F <text:s text:c="2"/>F <text:s text:c="2"/>F <text:s text:c="2"/>F <text:s text:c="2"/>F <text:s text:c="2"/>F <text:s text:c="2"/>F <text:s text:c="2"/>T <text:s text:c="2"/>H <text:s text:c="2"/>I <text:s text:c="2"/>S <text:s text:c="2"/>F <text:s text:c="2"/>S <text:s text:c="2"/>F</text:p>
      <text:p text:style-name="P190"><text:tab/><text:tab/><text:tab/>L <text:s text:c="2"/>L <text:s text:c="2"/>I <text:s text:c="2"/>I <text:s text:c="2"/>I <text:s text:c="2"/>I <text:s text:c="2"/>I <text:s text:c="2"/>I <text:s text:c="2"/>I <text:s text:c="2"/>R <text:s text:c="2"/>D <text:s text:c="2"/>T <text:s text:c="2"/>E <text:s text:c="2"/>I <text:s text:c="2"/>E <text:s text:c="2"/>I</text:p>
      <text:p text:style-name="P190"><text:tab/><text:tab/><text:tab/>E <text:s text:c="2"/>E <text:s text:c="2"/>L <text:s text:c="2"/>L <text:s text:c="2"/>L <text:s text:c="2"/>L <text:s text:c="2"/>L <text:s text:c="2"/>L <text:s text:c="2"/>L <text:s text:c="2"/>X <text:s text:c="2"/>R <text:s text:c="2"/>M <text:s text:c="2"/>L <text:s text:c="2"/>L <text:s text:c="2"/>L <text:s text:c="2"/>L</text:p>
      <text:p text:style-name="P125"/>
      <text:p text:style-name="P278">Program<text:span text:style-name="T659">s</text:span></text:p>
      <text:p text:style-name="P190"/>
      <text:p text:style-name="P125">Order Processing<text:span text:style-name="T503">:</text:span></text:p>
      <text:p text:style-name="P190">OEOPMENU<text:tab/><text:tab/> <text:s text:c="23"/><text:span text:style-name="T503">R</text:span> <text:s text:c="6"/>R <text:s text:c="6"/>R <text:s text:c="10"/><text:span text:style-name="T503"><text:s text:c="6"/></text:span><text:s text:c="3"/></text:p>
      <text:p text:style-name="P190">OEOEADD<text:tab/><text:tab/> <text:s text:c="11"/>R <text:s text:c="2"/>R <text:s text:c="2"/>R <text:s text:c="2"/><text:span text:style-name="T503">*</text:span> <text:s text:c="14"/>* <text:s text:c="11"/><text:span text:style-name="T503"><text:s text:c="4"/></text:span><text:s/><text:span text:style-name="T503"><text:s text:c="2"/></text:span><text:s/></text:p>
      <text:p text:style-name="P190">OEITMADD<text:tab/><text:tab/> <text:s text:c="23"/><text:span text:style-name="T503">R</text:span> <text:s text:c="2"/>R <text:s text:c="2"/>* <text:s text:c="10"/>* <text:s text:c="8"/><text:span text:style-name="T503"><text:s text:c="6"/></text:span><text:s/></text:p>
      <text:p text:style-name="P190">OEOECNG<text:tab/><text:tab/> <text:s text:c="15"/>R <text:s text:c="2"/>R <text:s text:c="2"/>R <text:s text:c="2"/>. <text:s text:c="10"/>* <text:s text:c="5"/><text:span text:style-name="T503"><text:s text:c="2"/></text:span><text:s text:c="7"/><text:span text:style-name="T503"><text:s text:c="2"/></text:span><text:s/><text:span text:style-name="T503"><text:s text:c="2"/></text:span></text:p>
      <text:p text:style-name="P190">OEITMCNG<text:tab/><text:tab/> <text:s text:c="23"/>R <text:s text:c="2"/>R <text:s text:c="2"/>* <text:s text:c="10"/>* <text:s text:c="2"/><text:span text:style-name="T503"><text:s text:c="2"/></text:span><text:s text:c="5"/><text:span text:style-name="T503"><text:s text:c="2"/></text:span><text:s text:c="2"/><text:span text:style-name="T503"><text:s text:c="2"/></text:span></text:p>
      <text:p text:style-name="P190">OEOEDEL<text:tab/><text:tab/> <text:s text:c="15"/>R <text:s text:c="2"/>R <text:s text:c="2"/>R <text:s text:c="6"/>* <text:s text:c="6"/>* <text:s text:c="2"/>* <text:s text:c="3"/><text:span text:style-name="T503"><text:s text:c="2"/></text:span><text:s text:c="2"/><text:span text:style-name="T503"><text:s text:c="4"/></text:span><text:s text:c="4"/></text:p>
      <text:p text:style-name="P190">OEOEMISC<text:tab/><text:tab/> <text:s text:c="3"/><text:span text:style-name="T503">R</text:span> <text:s text:c="2"/><text:span text:style-name="T503">R</text:span> <text:s text:c="6"/>R <text:s text:c="32"/><text:span text:style-name="T503"><text:s text:c="2"/></text:span><text:s text:c="2"/><text:span text:style-name="T503"><text:s text:c="4"/></text:span><text:s text:c="3"/></text:p>
      <text:p text:style-name="P190">OEORDEDT<text:tab/><text:tab/> <text:s text:c="15"/>R <text:s text:c="6"/>R <text:s text:c="14"/>R <text:s text:c="2"/>R <text:s text:c="5"/><text:span text:style-name="T503"><text:s text:c="4"/></text:span><text:s text:c="2"/><text:span text:style-name="T503"><text:s text:c="2"/></text:span><text:s text:c="2"/></text:p>
      <text:p text:style-name="P190"/>
      <text:p text:style-name="P127">Print Packing<text:span text:style-name="T642"> </text:span>/<text:span text:style-name="T642"> </text:span>Picking Note<text:span text:style-name="T674">s</text:span>:</text:p>
      <text:p text:style-name="P192">OEPIKTIK<text:tab/><text:tab/> <text:s text:c="23"/>R <text:s text:c="35"/></text:p>
      <text:p text:style-name="P192"/>
      <text:p text:style-name="P127">Order Enquiry:</text:p>
      <text:p text:style-name="P192">OEORDINQ<text:tab/><text:tab/> <text:s text:c="11"/>R <text:s text:c="2"/>R <text:s text:c="22"/>R <text:s text:c="2"/>R <text:s text:c="15"/></text:p>
      <text:p text:style-name="P192"/>
      <text:p text:style-name="P127">Billing &amp; Invoiced<text:span text:style-name="T642"> </text:span>Printing:</text:p>
      <text:p text:style-name="P192">OEBLMENU<text:tab/><text:tab/> <text:s text:c="60"/></text:p>
      <text:p text:style-name="P192">OEBLOSEL<text:tab/><text:tab/> <text:s text:c="15"/>R <text:s text:c="2"/>R <text:s text:c="2"/>R <text:s text:c="14"/>* <text:s text:c="2"/>* <text:s text:c="15"/></text:p>
      <text:p text:style-name="P192">OEBLOUNS<text:tab/><text:tab/> <text:s text:c="15"/>R <text:s text:c="6"/>R <text:s text:c="14"/>* <text:s text:c="2"/>* <text:s text:c="15"/></text:p>
      <text:p text:style-name="P192">OEBLLSEL<text:tab/><text:tab/> <text:s text:c="23"/>R <text:s text:c="2"/>R <text:s text:c="2"/>* <text:s text:c="10"/>* <text:s text:c="15"/></text:p>
      <text:p text:style-name="P192">OEBLMISC<text:tab/><text:tab/> <text:s text:c="3"/>R <text:s text:c="2"/>R <text:s text:c="22"/>* <text:s text:c="6"/>* <text:s text:c="2"/>R <text:s text:c="15"/></text:p>
      <text:p text:style-name="P192">OEMNTINV<text:tab/><text:tab/>R <text:s text:c="6"/>R <text:s text:c="51"/></text:p>
      <text:p text:style-name="P192">OEINVOIC<text:tab/><text:tab/> <text:s text:c="7"/>R? <text:s text:c="5"/>R <text:s text:c="6"/>* <text:s text:c="14"/>* <text:s text:c="2"/>R <text:s text:c="15"/></text:p>
      <text:p text:style-name="P192">#ARSLSJNL<text:tab/><text:tab/> <text:s text:c="19"/>*? <text:s text:c="38"/></text:p>
      <text:p text:style-name="P192">#ARSLSPST<text:tab/><text:tab/> <text:s text:c="19"/>*? <text:s text:c="38"/></text:p>
      <text:p text:style-name="P192">OEPSTINV<text:tab/><text:tab/> <text:s text:c="23"/>* <text:s text:c="6"/>* <text:s text:c="6"/>* <text:s text:c="2"/>* <text:s text:c="15"/></text:p>
      <text:p text:style-name="P192"/>
      <text:p text:style-name="P127">Print Back Orders<text:span text:style-name="T642"> </text:span>by item:</text:p>
      <text:p text:style-name="P192">OEBOITEM<text:tab/><text:tab/> <text:s text:c="31"/>R <text:s text:c="6"/>R <text:s text:c="2"/>R <text:s text:c="2"/>* <text:s text:c="2"/>* <text:s text:c="7"/></text:p>
      <text:p text:style-name="P192"/>
      <text:p text:style-name="P127">Print Back Orders<text:span text:style-name="T642"> </text:span>by Customer:</text:p>
      <text:p text:style-name="P192">OEBOCUST<text:tab/><text:tab/> <text:s text:c="11"/>R <text:s text:c="26"/>R <text:s text:c="2"/>R <text:s text:c="10"/>* <text:s text:c="2"/>*</text:p>
      <text:p text:style-name="P49"/>
      <text:p text:style-name="P51">Notes: R = File is read. <text:s text:c="4"/></text:p>
      <text:p text:style-name="P51">* = File is updated.</text:p>
      <text:p text:style-name="P54">File Usage Map</text:p>
      <text:p text:style-name="P191"><text:tab/><text:tab/><text:tab/>C <text:s text:c="2"/>A <text:s text:c="2"/>A <text:s text:c="2"/>A <text:s text:c="2"/>A <text:s text:c="2"/>A <text:s text:c="2"/>O <text:s text:c="2"/>O <text:s text:c="2"/>O <text:s text:c="2"/>O <text:s text:c="2"/>O <text:s text:c="2"/>O <text:s text:c="2"/>O <text:s text:c="2"/>O <text:s text:c="2"/>O <text:s text:c="2"/>O</text:p>
      <text:p text:style-name="P191"><text:tab/><text:tab/><text:tab/>O <text:s text:c="2"/>C <text:s text:c="2"/>R <text:s text:c="2"/>R <text:s text:c="2"/>R <text:s text:c="2"/>R <text:s text:c="2"/>E <text:s text:c="2"/>E <text:s text:c="2"/>E <text:s text:c="2"/>E <text:s text:c="2"/>E <text:s text:c="2"/>E <text:s text:c="2"/>E <text:s text:c="2"/>E <text:s text:c="2"/>E <text:s text:c="2"/>E</text:p>
      <text:p text:style-name="P191"><text:tab/><text:tab/><text:tab/>M <text:s text:c="2"/>C <text:s text:c="2"/>C <text:s text:c="2"/>C <text:s text:c="2"/>C <text:s text:c="2"/>S <text:s text:c="2"/>C <text:s text:c="2"/>C <text:s text:c="2"/>I <text:s text:c="2"/>R <text:s text:c="2"/>O <text:s text:c="2"/>L <text:s text:c="2"/>B <text:s text:c="2"/>B <text:s text:c="2"/>B <text:s text:c="2"/>B</text:p>
      <text:p text:style-name="P191"><text:tab/><text:tab/><text:tab/>P <text:s text:c="2"/>T <text:s text:c="2"/>T <text:s text:c="2"/>U <text:s text:c="2"/>D <text:s text:c="2"/>L <text:s text:c="2"/>T <text:s text:c="2"/>D <text:s text:c="2"/>T <text:s text:c="2"/>E <text:s text:c="2"/>R <text:s text:c="2"/>I <text:s text:c="2"/>O <text:s text:c="2"/>O <text:s text:c="2"/>O <text:s text:c="2"/>O</text:p>
      <text:p text:style-name="P191"><text:tab/><text:tab/><text:tab/>F <text:s text:c="2"/>F <text:s text:c="2"/>L <text:s text:c="2"/>S <text:s text:c="2"/>S <text:s text:c="2"/>M <text:s text:c="2"/>L <text:s text:c="2"/>S <text:s text:c="2"/>M <text:s text:c="2"/>C <text:s text:c="2"/>D <text:s text:c="2"/>N <text:s text:c="2"/>I <text:s text:c="2"/>I <text:s text:c="2"/>C <text:s text:c="2"/>C</text:p>
      <text:p text:style-name="P191"><text:tab/><text:tab/><text:tab/>I <text:s text:c="2"/>I <text:s text:c="2"/>F <text:s text:c="2"/>F <text:s text:c="2"/>F <text:s text:c="2"/>F <text:s text:c="2"/>F <text:s text:c="2"/>F <text:s text:c="2"/>F <text:s text:c="2"/>T <text:s text:c="2"/>H <text:s text:c="2"/>I <text:s text:c="2"/>S <text:s text:c="2"/>F <text:s text:c="2"/>S <text:s text:c="2"/>F</text:p>
      <text:p text:style-name="P191"><text:tab/><text:tab/><text:tab/>L <text:s text:c="2"/>L <text:s text:c="2"/>I <text:s text:c="2"/>I <text:s text:c="2"/>I <text:s text:c="2"/>I <text:s text:c="2"/>I <text:s text:c="2"/>I <text:s text:c="2"/>I <text:s text:c="2"/>R <text:s text:c="2"/>D <text:s text:c="2"/>T <text:s text:c="2"/>E <text:s text:c="2"/>I <text:s text:c="2"/>E <text:s text:c="2"/>I</text:p>
      <text:p text:style-name="P191"><text:tab/><text:tab/><text:tab/>E <text:s text:c="2"/>E <text:s text:c="2"/>L <text:s text:c="2"/>L <text:s text:c="2"/>L <text:s text:c="2"/>L <text:s text:c="2"/>L <text:s text:c="2"/>L <text:s text:c="2"/>L <text:s text:c="2"/>X <text:s text:c="2"/>R <text:s text:c="2"/>M <text:s text:c="2"/>L <text:s text:c="2"/>L <text:s text:c="2"/>L <text:s text:c="2"/>L</text:p>
      <text:p text:style-name="P126"/>
      <text:p text:style-name="P279">Program<text:span text:style-name="T659">s</text:span></text:p>
      <text:p text:style-name="P193"/>
      <text:p text:style-name="P128">O/E Control File<text:span text:style-name="T642"> </text:span>Maintenance:</text:p>
      <text:p text:style-name="P193">OECTLMNT<text:tab/><text:tab/> <text:s text:c="23"/>* <text:s text:c="35"/></text:p>
      <text:p text:style-name="P50"/>
      <text:p text:style-name="P128">All Files set up <text:span text:style-name="T674">C</text:span>reation:</text:p>
      <text:p text:style-name="P192">SLCUSMNT<text:tab/><text:tab/>R <text:s text:c="10"/>* <text:s text:c="47"/></text:p>
      <text:p text:style-name="P192">OE-SETUP<text:tab/><text:tab/>* <text:s text:c="2"/>* <text:s text:c="2"/>* <text:s text:c="2"/>* <text:s text:c="2"/>* <text:s text:c="2"/>* <text:s text:c="2"/>* <text:s text:c="2"/>* <text:s text:c="2"/>* <text:s text:c="2"/>* <text:s text:c="2"/>* <text:s text:c="2"/>* <text:s text:c="2"/>* <text:s text:c="2"/>* <text:s text:c="2"/>* <text:s text:c="2"/>*</text:p>
      <text:p text:style-name="P192"/>
      <text:p text:style-name="P127">O/E Menu:</text:p>
      <text:p text:style-name="P192">OE<text:tab/><text:tab/><text:tab/>R <text:s text:c="59"/></text:p>
      <text:p text:style-name="P191"/>
      <text:p text:style-name="P127">O/E Price Code<text:span text:style-name="T642"> </text:span>Maintenance:</text:p>
      <text:p text:style-name="P192">OEPCDMNT<text:tab/><text:tab/> <text:s text:c="27"/>* <text:s text:c="31"/></text:p>
      <text:p text:style-name="P192">OEPCDLST<text:tab/><text:tab/> <text:s text:c="27"/>R <text:s text:c="31"/></text:p>
      <text:p text:style-name="P127"/>
      <text:p text:style-name="P127">Commission Code<text:span text:style-name="T642"> </text:span>Maintenance:</text:p>
      <text:p text:style-name="P192">OECOMMNT<text:tab/><text:tab/> <text:s text:c="27"/>* <text:s text:c="31"/></text:p>
      <text:p text:style-name="P192">OECOMLST<text:tab/><text:tab/> <text:s text:c="27"/>R <text:s text:c="31"/></text:p>
      <text:p text:style-name="P192"/>
      <text:p text:style-name="P127">Item File<text:span text:style-name="T642"> </text:span>Maintenance:</text:p>
      <text:p text:style-name="P192">OEITMMNT<text:tab/><text:tab/> <text:s text:c="15"/>R <text:s text:c="6"/>R <text:s text:c="6"/>R <text:s text:c="27"/></text:p>
      <text:p text:style-name="P192">OENUMITM<text:tab/><text:tab/> <text:s text:c="23"/>R <text:s text:c="6"/>R <text:s text:c="27"/></text:p>
      <text:p text:style-name="P192">OEALPITM<text:tab/><text:tab/> <text:s text:c="23"/>R <text:s text:c="6"/>R <text:s text:c="27"/></text:p>
      <text:p text:style-name="P192"/>
      <text:p text:style-name="P127">Print Price List:</text:p>
      <text:p text:style-name="P192">OEPRCLST<text:tab/><text:tab/> <text:s text:c="31"/>R <text:s text:c="27"/></text:p>
      <text:p text:style-name="P192"/>
      <text:p text:style-name="P127">Print Purchasing<text:span text:style-name="T642"> </text:span>Advice:</text:p>
      <text:p text:style-name="P192">OEPURADV<text:tab/><text:tab/> <text:s text:c="23"/>R <text:s text:c="6"/>* <text:s text:c="27"/></text:p>
      <text:p text:style-name="P192"/>
      <text:p text:style-name="P127">Print Stock Status<text:span text:style-name="T642"> </text:span>Report:</text:p>
      <text:p text:style-name="P192">OESTKSTA<text:tab/><text:tab/> <text:s text:c="23"/>R <text:s text:c="6"/>R <text:s text:c="27"/></text:p>
      <text:p text:style-name="P192"/>
      <text:p text:style-name="P127">Period Closing:</text:p>
      <text:p text:style-name="P192">OEPCLOSE<text:tab/><text:tab/> <text:s text:c="31"/>* <text:s text:c="27"/></text:p>
      <text:p text:style-name="P192"/>
      <text:p text:style-name="P127">Year End Closing:</text:p>
      <text:p text:style-name="P192">OEYCLOSE<text:tab/><text:tab/> <text:s text:c="31"/>* <text:s text:c="27"/></text:p>
      <text:p text:style-name="P192"/>
      <text:p text:style-name="P127">Item Receiving<text:span text:style-name="T642"> </text:span>Processing:</text:p>
      <text:p text:style-name="P192">OERECENT<text:tab/><text:tab/> <text:s text:c="31"/>R <text:s text:c="2"/>* <text:s text:c="23"/></text:p>
      <text:p text:style-name="P192">OERECREG<text:tab/><text:tab/> <text:s text:c="31"/>* <text:s text:c="2"/>* <text:s text:c="23"/></text:p>
      <text:p text:style-name="P192"/>
      <text:p text:style-name="P192"/>
      <text:p text:style-name="P51">Notes: R = File is read. <text:s text:c="4"/></text:p>
      <text:p text:style-name="P51">* = File is updated.</text:p>
      <text:p text:style-name="P53">W = Written to. <text:s text:c="5"/></text:p>
      <text:p text:style-name="P52"/>
      <text:h text:style-name="P262" text:outline-level="1"><text:bookmark-start text:name="__RefHeading___Toc15845_3119317922"/>Introduction<text:bookmark-end text:name="__RefHeading___Toc15845_3119317922"/></text:h>
      <text:p text:style-name="Text_20_body"/>
      <text:p text:style-name="P208"><text:span text:style-name="T109">This</text:span><text:span text:style-name="T115"> </text:span><text:span text:style-name="T109">document</text:span><text:span text:style-name="T117"> </text:span><text:span text:style-name="T109">describes</text:span><text:span text:style-name="T115"> </text:span><text:span text:style-name="T109">the</text:span><text:span text:style-name="T117"> </text:span><text:span text:style-name="T109">types</text:span><text:span text:style-name="T115"> </text:span><text:span text:style-name="T109">of</text:span><text:span text:style-name="T117"> </text:span><text:span text:style-name="T109">file</text:span><text:span text:style-name="T111">s</text:span><text:span text:style-name="T117"> </text:span><text:span text:style-name="T109">associated</text:span><text:span text:style-name="T118"> </text:span><text:span text:style-name="T109">with</text:span><text:span text:style-name="T120"> </text:span><text:span text:style-name="T109">the</text:span><text:span text:style-name="T115"> </text:span><text:span text:style-name="T109">O/E</text:span><text:span text:style-name="T117"> </text:span><text:span text:style-name="T109">System </text:span><text:span text:style-name="T122">and</text:span><text:span text:style-name="T124"> </text:span><text:span text:style-name="T122">their uses.</text:span></text:p>
      <text:p text:style-name="P208"/>
      <text:p text:style-name="P210"><text:span text:style-name="T109">COBOL</text:span><text:span text:style-name="T115"> </text:span><text:span text:style-name="T109">source</text:span><text:span text:style-name="T117"> </text:span><text:span text:style-name="T109">file</text:span><text:span text:style-name="T112">s</text:span><text:span text:style-name="T109">.</text:span><text:span text:style-name="T126"> </text:span><text:span text:style-name="T109">These include</text:span><text:span text:style-name="T115"> </text:span><text:span text:style-name="T109">source</text:span><text:span text:style-name="T117"> </text:span><text:span text:style-name="T109">code</text:span><text:span text:style-name="T115"> </text:span><text:span text:style-name="T109">for</text:span><text:span text:style-name="T117"> </text:span><text:span text:style-name="T109">all</text:span><text:span text:style-name="T127"> </text:span><text:span text:style-name="T109">programs in the</text:span><text:span text:style-name="T115"> </text:span><text:span text:style-name="T109">system</text:span><text:span text:style-name="T114"> </text:span><text:span text:style-name="T109">and </text:span><text:span text:style-name="T113">copy </text:span><text:span text:style-name="T110">lib</text:span><text:span text:style-name="T109">rary file</text:span><text:span text:style-name="T110">s, </text:span><text:span text:style-name="T109">which</text:span><text:span text:style-name="T129"> </text:span><text:span text:style-name="T109">consist</text:span><text:span text:style-name="T115"> </text:span><text:span text:style-name="T109">of</text:span><text:span text:style-name="T132"> </text:span><text:span text:style-name="T109">COBOL source</text:span><text:span text:style-name="T115"> </text:span><text:span text:style-name="T109">code</text:span><text:span text:style-name="T117"> </text:span><text:span text:style-name="T109">which</text:span><text:span text:style-name="T117"> </text:span><text:span text:style-name="T109">can</text:span><text:span text:style-name="T119"> </text:span><text:span text:style-name="T109">be included</text:span><text:span text:style-name="T82"> </text:span><text:span text:style-name="T157">more th</text:span><text:span text:style-name="T163">a</text:span><text:span text:style-name="T157">n one</text:span><text:span text:style-name="T135"> </text:span><text:span text:style-name="T109">program by</text:span><text:span text:style-name="T117"> </text:span><text:span text:style-name="T109">the</text:span><text:span text:style-name="T137"> </text:span><text:span text:style-name="T109">use</text:span><text:span text:style-name="T115"> </text:span><text:span text:style-name="T109">of</text:span><text:span text:style-name="T140"> </text:span><text:span text:style-name="T109">the COPY verb.</text:span><text:span text:style-name="T110"> </text:span></text:p>
      <text:p text:style-name="P210"><text:span text:style-name="T109">COBOL</text:span><text:span text:style-name="T115"> </text:span><text:span text:style-name="T109">object</text:span><text:span text:style-name="T135"> </text:span><text:span text:style-name="T109">file</text:span><text:span text:style-name="T112">s</text:span><text:span text:style-name="T109">.</text:span><text:span text:style-name="T141"> </text:span><text:span text:style-name="T109">These</text:span><text:span text:style-name="T137"> </text:span><text:span text:style-name="T109">are</text:span><text:span text:style-name="T115"> </text:span><text:span text:style-name="T109">the</text:span><text:span text:style-name="T135"> </text:span><text:span text:style-name="T109">machine</text:span><text:span text:style-name="T120"> </text:span><text:span text:style-name="T109">executable</text:span><text:span text:style-name="T142"> </text:span><text:span text:style-name="T109">programs which constituent the working O/E</text:span><text:span text:style-name="T110"> </text:span><text:span text:style-name="T109">System</text:span><text:span text:style-name="T112"> and are created by use of the GnuCobol compiler.</text:span></text:p>
      <text:p text:style-name="P208"/>
      <text:p text:style-name="P208"><text:span text:style-name="T122">Cobol</text:span><text:span text:style-name="T124"> </text:span><text:span text:style-name="T122">Source</text:span><text:span text:style-name="T146"> </text:span><text:span text:style-name="T122">Files: </text:span><text:span text:style-name="T123"><text:s/></text:span><text:span text:style-name="T109">Program</text:span><text:span text:style-name="T115"> </text:span><text:span text:style-name="T109">Source</text:span><text:span text:style-name="T117"> </text:span><text:span text:style-name="T109">Files:</text:span><text:span text:style-name="T111"> <text:s/>Stored in folder src</text:span><text:span text:style-name="T112">.</text:span></text:p>
      <text:p text:style-name="P208">Cobol copy books stored in folder src/copybook<text:span text:style-name="T659">.</text:span></text:p>
      <text:p text:style-name="P208"><text:span text:style-name="T158">Program</text:span><text:span text:style-name="T149"> </text:span><text:span text:style-name="T158">source</text:span><text:span text:style-name="T139"> </text:span><text:span text:style-name="T158">file</text:span><text:span text:style-name="T118"> </text:span><text:span text:style-name="T158">names</text:span><text:span text:style-name="T131"> </text:span><text:span text:style-name="T158">have</text:span><text:span text:style-name="T150"> </text:span><text:span text:style-name="T158">the</text:span><text:span text:style-name="T151"> </text:span><text:span text:style-name="T158">following</text:span><text:span text:style-name="T133"> </text:span><text:span text:style-name="T144">f</text:span><text:span text:style-name="T145">ormat:</text:span></text:p>
      <text:p text:style-name="P208"><text:span text:style-name="T512">oe</text:span>(progname)<text:span text:style-name="T519">.</text:span><text:span text:style-name="T512">cbl</text:span></text:p>
      <text:p text:style-name="P208">where:</text:p>
      <text:p text:style-name="P208"/>
      <text:p text:style-name="P208"><text:span text:style-name="T129">"</text:span><text:span text:style-name="T130">oe</text:span><text:span text:style-name="T129">"</text:span><text:span text:style-name="T82"><text:tab/><text:tab/></text:span><text:span text:style-name="T145">is</text:span><text:span text:style-name="T136"> </text:span><text:span text:style-name="T145">the</text:span><text:span text:style-name="T143"> </text:span><text:span text:style-name="T145">system</text:span><text:span text:style-name="T136"> </text:span><text:span text:style-name="T145">designator,</text:span><text:span text:style-name="T143"> </text:span><text:span text:style-name="T161">all</text:span><text:span text:style-name="T136"> </text:span><text:span text:style-name="T145">O/E</text:span><text:span text:style-name="T143"> </text:span><text:span text:style-name="T145">System</text:span><text:span text:style-name="T153"> </text:span><text:span text:style-name="T145">program names </text:span><text:span text:style-name="T158">start with these two letters.</text:span></text:p>
      <text:p text:style-name="P229"><text:span text:style-name="T82">"progname"</text:span><text:span text:style-name="T116"> </text:span><text:span text:style-name="T82">is</text:span><text:span text:style-name="T114"> </text:span><text:span text:style-name="T82">up</text:span><text:span text:style-name="T116"> </text:span><text:span text:style-name="T82">to</text:span><text:span text:style-name="T114"> </text:span><text:span text:style-name="T82">eight</text:span><text:span text:style-name="T116"> </text:span><text:span text:style-name="T82">characters</text:span><text:span text:style-name="T116"> </text:span><text:span text:style-name="T82">which</text:span><text:span text:style-name="T114"> </text:span><text:span text:style-name="T82">uniquely</text:span><text:span text:style-name="T154"> </text:span><text:span text:style-name="T82">identify</text:span><text:span text:style-name="T155"> </text:span><text:span text:style-name="T82">a specific program</text:span><text:span text:style-name="T157"> and</text:span><text:span text:style-name="T82"> file.</text:span></text:p>
      <text:p text:style-name="P208"/>
      <text:p text:style-name="P208"><text:span text:style-name="T148">NOTE: </text:span><text:span text:style-name="T158">The</text:span><text:span text:style-name="T125"> </text:span><text:span text:style-name="T158">Company File Maintenance and Valid G/L File Maintenance program</text:span><text:span text:style-name="T159">s</text:span><text:span text:style-name="T158"> are not unique to</text:span><text:span text:style-name="T121"> </text:span><text:span text:style-name="T158">the</text:span><text:span text:style-name="T136"> </text:span><text:span text:style-name="T158">O/E</text:span><text:span text:style-name="T134"> </text:span><text:span text:style-name="T158">System</text:span><text:span text:style-name="T125"> </text:span><text:span text:style-name="T158">and thus do not</text:span><text:span text:style-name="T138"> </text:span><text:span text:style-name="T158">carry the</text:span><text:span text:style-name="T143"> </text:span><text:span text:style-name="T158">"OE" system</text:span><text:span text:style-name="T147"> </text:span><text:span text:style-name="T158">designator</text:span><text:span text:style-name="T160">, for example : </text:span></text:p>
      <text:p text:style-name="P229">slcustmnt - Customer file maintenance<text:span text:style-name="T667"> written by myself but code taken from ACAS</text:span>, </text:p>
      <text:p text:style-name="P229">slcdsmnt - Code file maintenance. <text:span text:style-name="T667">again written by myself with code taken from ACAS.</text:span></text:p>
      <text:p text:style-name="P229">C code routine accept_numeric - Supports the input of numeric data after code migration.</text:p>
      <text:p text:style-name="P229"/>
      <text:p text:style-name="P229"><text:span text:style-name="T82">Generally, </text:span><text:span text:style-name="T162">OE </text:span><text:span text:style-name="T82">program names</text:span><text:span text:style-name="T142"> </text:span><text:span text:style-name="T82">are</text:span><text:span text:style-name="T156"> </text:span><text:span text:style-name="T82">a</text:span><text:span text:style-name="T114"> </text:span><text:span text:style-name="T82">concatenation of abbreviations for</text:span><text:span text:style-name="T133"> </text:span><text:span text:style-name="T82">the words</text:span><text:span text:style-name="T114"> </text:span><text:span text:style-name="T82">that</text:span><text:span text:style-name="T116"> </text:span><text:span text:style-name="T82">constitute</text:span><text:span text:style-name="T114"> </text:span><text:span text:style-name="T82">a</text:span><text:span text:style-name="T116"> </text:span><text:span text:style-name="T82">functional</text:span><text:span text:style-name="T114"> </text:span><text:span text:style-name="T82">description</text:span><text:span text:style-name="T131"> </text:span><text:span text:style-name="T82">of</text:span><text:span text:style-name="T128"> </text:span><text:span text:style-name="T82">what</text:span><text:span text:style-name="T114"> </text:span><text:span text:style-name="T82">the</text:span><text:span text:style-name="T116"> </text:span><text:span text:style-name="T82">module</text:span><text:span text:style-name="T131"> </text:span><text:span text:style-name="T82">does. For</text:span><text:span text:style-name="T114"> </text:span><text:span text:style-name="T82">example,</text:span><text:span text:style-name="T116"> </text:span><text:span text:style-name="T82">The</text:span><text:span text:style-name="T114"> </text:span><text:span text:style-name="T82">"O/E</text:span><text:span text:style-name="T152"> </text:span><text:span text:style-name="T82">Item</text:span><text:span text:style-name="T116"> </text:span><text:span text:style-name="T82">File</text:span><text:span text:style-name="T156"> </text:span><text:span text:style-name="T82">Maintenance"</text:span><text:span text:style-name="T128"> </text:span><text:span text:style-name="T82">program is</text:span><text:span text:style-name="T142"> </text:span><text:span text:style-name="T82">named:</text:span></text:p>
      <text:p text:style-name="P208"><text:span text:style-name="T639">O</text:span>EI<text:span text:style-name="T519">T</text:span>MMNT<text:span text:style-name="T519">.</text:span>CBL.<text:span text:style-name="T512"> </text:span></text:p>
      <text:p text:style-name="P208"/>
      <text:p text:style-name="P208"><text:span text:style-name="T512">Note that the actual programs name used from the source code</text:span><text:span text:style-name="T639"> and executables</text:span><text:span text:style-name="T512"> </text:span><text:span text:style-name="T639">are</text:span><text:span text:style-name="T512"> all lower case characters but the program names used on screen and reports is upper case</text:span><text:span text:style-name="T639"> in order to highlight them</text:span><text:span text:style-name="T512">.</text:span></text:p>
      <text:p text:style-name="P208"/>
      <text:p text:style-name="P229">The same applies to <text:span text:style-name="T484">all</text:span> data files in that file names plus file extension are shown in this document as upper case but are all lower case in usage. i.e., .</text:p>
      <text:p text:style-name="P229">ACCTFILE.DAT is actually acctfile.dat</text:p>
      <text:p text:style-name="P229"/>
      <text:p text:style-name="P229">All data files have the extension of .dat and some have additional files with extensions of dat.1 to signify they use an alternative index such as the customer or stock item name.</text:p>
      <text:p text:style-name="P208"/>
      <text:p text:style-name="P211"><text:soft-page-break/><text:span text:style-name="T660">The above assumes user has used </text:span><text:span text:style-name="T667">the </text:span><text:span text:style-name="T660">BDB ISAM library but if another is used then additional extension</text:span><text:span text:style-name="T674">s</text:span><text:span text:style-name="T660"> may well be also used. See the GnuCobol compiler manual for more information.</text:span></text:p>
      <text:p text:style-name="P211"/>
      <text:p text:style-name="P211">All program sources have an area near the start named Changelog. that shows all changes made during migration and testing for each program. <text:s/>This is to help the programmer but can be useful to a user for reference purposes - there again<text:span text:style-name="T660">,</text:span> may be not.</text:p>
      <text:p text:style-name="P208"/>
      <text:p text:style-name="P208">During migration over from RM Cobol to <text:span text:style-name="T640">the Free to obtain and use </text:span>GnuCobol compiler<text:span text:style-name="T640">,</text:span> the sources have been converted to use instead of Cobol standard fixed format <text:span text:style-name="T640">80 column </text:span>to variable format<text:span text:style-name="T640"> of up to 250 characters per line</text:span>.<text:span text:style-name="T660"> This standard</text:span><text:span text:style-name="T667">,</text:span><text:span text:style-name="T660"> dates back to 1959/60 when programs were on 80 column punched cards.</text:span></text:p>
      <text:p text:style-name="P208"/>
      <text:p text:style-name="P208">This <text:span text:style-name="T667">change </text:span>is to make the sources easier to read and understand and is prior to converting all sources including the copy books to free format<text:span text:style-name="T640">, which remove the first six characters from a line of source code</text:span>, but this will only occur if OE is also migrated over to use within the ACAS accounting system<text:span text:style-name="T660"> and that </text:span><text:span text:style-name="T667">will not</text:span><text:span text:style-name="T670">,</text:span><text:span text:style-name="T667"> now happen.</text:span></text:p>
      <text:p text:style-name="P208"/>
      <text:p text:style-name="P208">It must be pointed out that the ACAS sub system Sales Ledger has a invoicing system as well as processes that deal with invoice payments and production of customer statements and late letters should the need arise<text:span text:style-name="T660">,</text:span> and these can be sent via email providing each customer has their email address <text:span text:style-name="T640">details</text:span> on the record at point of data entry<text:span text:style-name="T640"> or is amended</text:span><text:span text:style-name="T660"> to have</text:span><text:span text:style-name="T667"> along with the Back Order functions with BO also added into Invoicing to pick up any BO transactions that now have had stock replenishments.</text:span></text:p>
      <text:p text:style-name="P208"/>
      <text:p text:style-name="P208">These features are not within OE, yes OE does not support any payment elements no<text:span text:style-name="T640">r</text:span> produces statements but does produce invoices<text:span text:style-name="T640"> and </text:span>packing / picking lists.</text:p>
      <text:p text:style-name="P246"/>
      <text:p text:style-name="P252">Again all such functions are within the ACAS package.</text:p>
      <text:p text:style-name="P245"/>
      <text:h text:style-name="P263" text:outline-level="1"><text:bookmark-start text:name="__RefHeading___Toc15887_3119317922"/>OE Menu<text:bookmark-end text:name="__RefHeading___Toc15887_3119317922"/></text:h>
      <text:h text:style-name="Heading_20_2" text:outline-level="3"><text:bookmark-start text:name="__RefHeading___Toc35930_1697219353"/>Overview of menu options<text:bookmark-end text:name="__RefHeading___Toc35930_1697219353"/></text:h>
      <text:p text:style-name="Text_20_body"/>
      <text:list text:style-name="WW8Num3">
        <text:list-item>
          <text:p text:style-name="P307">Customer Maintenance</text:p>
        </text:list-item>
        <text:list-item>
          <text:p text:style-name="P307"><text:span text:style-name="T52">Order</text:span><text:span text:style-name="T58"> Processing</text:span></text:p>
        </text:list-item>
        <text:list-item>
          <text:p text:style-name="P307"><text:span text:style-name="T52">Print</text:span><text:span text:style-name="T63"> </text:span><text:span text:style-name="T52">P</text:span><text:span text:style-name="T77">a</text:span><text:span text:style-name="T52">cking</text:span><text:span text:style-name="T65"> </text:span><text:span text:style-name="T58">Tickets</text:span></text:p>
        </text:list-item>
        <text:list-item>
          <text:p text:style-name="P307"><text:span text:style-name="T78">B</text:span><text:span text:style-name="T52">illing</text:span><text:span text:style-name="T67"> </text:span><text:span text:style-name="T52">and</text:span><text:span text:style-name="T65"> </text:span><text:span text:style-name="T52">Invoice</text:span><text:span text:style-name="T69"> </text:span><text:span text:style-name="T58">Printing</text:span></text:p>
        </text:list-item>
        <text:list-item>
          <text:p text:style-name="P307"><text:span text:style-name="T52">Order</text:span><text:span text:style-name="T71"> </text:span><text:span text:style-name="T58">Inquiry</text:span></text:p>
        </text:list-item>
        <text:list-item>
          <text:p text:style-name="P307"><text:span text:style-name="T52">Item</text:span><text:span text:style-name="T72"> </text:span><text:span text:style-name="T52">File</text:span><text:span text:style-name="T63"> </text:span><text:span text:style-name="T58">Maintenance</text:span></text:p>
        </text:list-item>
        <text:list-item>
          <text:p text:style-name="P307"><text:span text:style-name="T52">Item</text:span><text:span text:style-name="T74"> </text:span><text:span text:style-name="T75">Inward</text:span><text:span text:style-name="T76"> </text:span><text:span text:style-name="T58">Processing</text:span></text:p>
        </text:list-item>
        <text:list-item>
          <text:p text:style-name="P307"><text:span text:style-name="T3">Print</text:span><text:span text:style-name="T13"> </text:span><text:span text:style-name="T3">Price</text:span><text:span text:style-name="T16"> </text:span><text:span text:style-name="T15">List</text:span></text:p>
        </text:list-item>
        <text:list-item>
          <text:p text:style-name="P307"><text:span text:style-name="T3">Print</text:span><text:span text:style-name="T17"> </text:span><text:span text:style-name="T3">Purchasing</text:span><text:span text:style-name="T14"> </text:span><text:span text:style-name="T18">Advice</text:span></text:p>
        </text:list-item>
        <text:list-item>
          <text:p text:style-name="P307"><text:span text:style-name="T3">Print</text:span><text:span text:style-name="T18"> </text:span><text:span text:style-name="T3">Item</text:span><text:span text:style-name="T19"> </text:span><text:span text:style-name="T3">Stock</text:span><text:span text:style-name="T20"> </text:span><text:span text:style-name="T3">Status</text:span><text:span text:style-name="T12"> </text:span><text:span text:style-name="T18">Report</text:span></text:p>
        </text:list-item>
        <text:list-item>
          <text:p text:style-name="P307"><text:span text:style-name="T3">Print</text:span><text:span text:style-name="T21"> </text:span><text:span text:style-name="T3">Back</text:span><text:span text:style-name="T22"> </text:span><text:span text:style-name="T3">Orders</text:span><text:span text:style-name="T17"> </text:span><text:span text:style-name="T3">by</text:span><text:span text:style-name="T23"> </text:span><text:span text:style-name="T24">Ite</text:span><text:span text:style-name="T15">m</text:span></text:p>
        </text:list-item>
        <text:list-item>
          <text:p text:style-name="P307"><text:span text:style-name="T3">Print</text:span><text:span text:style-name="T21"> </text:span><text:span text:style-name="T3">Back</text:span><text:span text:style-name="T19"> </text:span><text:span text:style-name="T3">Orders</text:span><text:span text:style-name="T12"> </text:span><text:span text:style-name="T3">by</text:span><text:span text:style-name="T12"> </text:span><text:span text:style-name="T18">Customer</text:span></text:p>
        </text:list-item>
        <text:list-item>
          <text:p text:style-name="P307"><text:span text:style-name="T15">O/E</text:span><text:span text:style-name="T18"> </text:span><text:span text:style-name="T15">Control</text:span><text:span text:style-name="T25"> </text:span><text:span text:style-name="T15">File</text:span><text:span text:style-name="T26"> </text:span><text:span text:style-name="T18">Maintenance</text:span></text:p>
        </text:list-item>
        <text:list-item>
          <text:p text:style-name="P307"><text:span text:style-name="T27">Pricing</text:span><text:span text:style-name="T29"> </text:span><text:span text:style-name="T27">Code</text:span><text:span text:style-name="T29"> </text:span><text:span text:style-name="T45">File</text:span><text:span text:style-name="T41"> </text:span><text:span text:style-name="T37">Maintenance</text:span></text:p>
        </text:list-item>
        <text:list-item>
          <text:p text:style-name="P307"><text:span text:style-name="T27">Commission</text:span><text:span text:style-name="T42"> </text:span><text:span text:style-name="T27">Code</text:span><text:span text:style-name="T43"> </text:span><text:span text:style-name="T27">File</text:span><text:span text:style-name="T39"> </text:span><text:span text:style-name="T37">Maintenance</text:span></text:p>
        </text:list-item>
        <text:list-item>
          <text:p text:style-name="P307"><text:span text:style-name="T27">Period</text:span><text:span text:style-name="T38"> </text:span><text:span text:style-name="T27">End</text:span><text:span text:style-name="T29"> </text:span><text:span text:style-name="T37">Closing</text:span></text:p>
        </text:list-item>
        <text:list-item>
          <text:p text:style-name="P307"><text:span text:style-name="T27">Year</text:span><text:span text:style-name="T40"> </text:span><text:span text:style-name="T27">End</text:span><text:span text:style-name="T44"> </text:span><text:span text:style-name="T37">Closing</text:span></text:p>
        </text:list-item>
        <text:list-item>
          <text:p text:style-name="P307">OE File Set Up</text:p>
        </text:list-item>
        <text:list-item>
          <text:p text:style-name="P307">Salesman &amp; AR Code Maintenance</text:p>
          <text:p text:style-name="P307"/>
        </text:list-item>
      </text:list>
      <text:p text:style-name="P231"><text:span text:style-name="T661">X)<text:tab/></text:span>Exit To O/S (where O/S = Linux, Windows, MVS, OSX etc.)</text:p>
      <text:list text:continue-numbering="true" text:style-name="WW8Num3">
        <text:list-header>
          <text:p text:style-name="P306"/>
        </text:list-header>
      </text:list>
      <text:h text:style-name="P262" text:outline-level="1"><text:bookmark-start text:name="__RefHeading___Toc35936_1697219353"/>OE General <text:span text:style-name="T661">P</text:span>rocess <text:span text:style-name="T661">F</text:span>lows<text:bookmark-end text:name="__RefHeading___Toc35936_1697219353"/></text:h>
      <text:p text:style-name="Text_20_body"/>
      <text:p text:style-name="P250">1.<text:tab/>To start<text:span text:style-name="T674">,</text:span> first thing to run is option R - OE file set up</text:p>
      <text:p text:style-name="P250">This must be run to create all primary data files and a basic set of key records such as Company file data - Name, Address, phone number, cups printer spool names for two printers and a few other important fields to ensure the smooth running of the OE system, next is the OE control file and the AR control file to record G/L account numbers for various accounts used by the system and if you have ACAS running use those if not leave as zeros. Next is data for Codes, price discounts, salesman initials and name. If you will not be using commission code remember to set these flags to spaces, in any event although OE creates A/R and other files they will not get processed any where so no point really<text:span text:style-name="T674">,</text:span> so just leave salesman flag set as space<text:span text:style-name="T674">,</text:span> there is another one or two of a similar nature to leave blank as well.</text:p>
      <text:p text:style-name="P250">The program will then create all remaining required files that do not yet exist without any data present.</text:p>
      <text:p text:style-name="P250">Note that there is also menu options M, N and O for dong some of these so you could leave these as basic as needed and the go into these options to finish it of<text:span text:style-name="T674">f,</text:span> as needed.</text:p>
      <text:p text:style-name="P250">2.<text:tab/>Customer file maintenance including creating or amending, etc., new customer records and yes you have to do this process here before creating invoices and orders.</text:p>
      <text:p text:style-name="P250">3.<text:tab/><text:span text:style-name="T79">Item</text:span><text:span text:style-name="T73"> </text:span><text:span text:style-name="T79">File</text:span><text:span text:style-name="T64"> </text:span><text:span text:style-name="T59">Maintenance to create your stock inventory where the quantity held is taken from your stock holdings and you should also record the location say by room, shelf, location on a shelf, etc. If you have it also include retail price, cost price etc., (there are other fields that should be included if you have the information to hand.</text:span><text:span text:style-name="T62"> This also applies to ACAS Stock Control.</text:span></text:p>
      <text:p text:style-name="P251">What is important that for a production system<text:span text:style-name="T675">,</text:span> the quantity on hard is correct and in any event a print out of all items should be produced on a regular basis such as weekly to verify against actual stock in the stock room or warehouse.</text:p>
      <text:p text:style-name="P251">4.<text:tab/>Order Processing - run daily if you get fresh orders in.</text:p>
      <text:p text:style-name="P251">As indicated, you need to create a new order for each one you receive against a already created customer record. so you will need a printout of all customers and stock items.</text:p>
      <text:p text:style-name="P251">Here if running say under Linux you could have another terminal open that is only used to input new customer records before switching back to your primary terminal session to create orders.</text:p>
      <text:p text:style-name="P251">I have not tried this but should work.</text:p>
      <text:p text:style-name="P251">When you get to a part of the day when you wish to start fulfilling the orders entered, i.e., packing their ordered items you will need to release the invoice/order using option B.</text:p>
      <text:p text:style-name="P251"/>
      <text:p text:style-name="P250"><text:soft-page-break/><text:span text:style-name="T59">Then go in to option C<text:tab/>Print</text:span><text:span text:style-name="T64"> </text:span><text:span text:style-name="T59">P</text:span><text:span text:style-name="T60">a</text:span><text:span text:style-name="T59">cking</text:span><text:span text:style-name="T66"> </text:span><text:span text:style-name="T59">Tickets to print out the packing Notes.</text:span></text:p>
      <text:p text:style-name="P250"><text:span text:style-name="T59">Followed on by option D<text:tab/></text:span><text:span text:style-name="T61">B</text:span><text:span text:style-name="T59">illing</text:span><text:span text:style-name="T68"> </text:span><text:span text:style-name="T59">and</text:span><text:span text:style-name="T66"> </text:span><text:span text:style-name="T59">Invoice</text:span><text:span text:style-name="T70"> </text:span><text:span text:style-name="T59">Printing and here you will be printing the invoices on plain paper (if you have set Print Company details to "Y" in the OE control file.</text:span></text:p>
      <text:p text:style-name="P251">If not the program will assume you are using preprinted paper and in any event using ink jet, ink tank or laser printers. <text:s/>If not, you will have to possibly make changes to these print programs to deal with printing using a matrix type printer using continuous stationary. </text:p>
      <text:p text:style-name="P251">This is not set up as users with such printers are now very rare.</text:p>
      <text:p text:style-name="P251">Note that ACAS supports setting email addresses by customer for invoices, statements etc, where the system will send out an email instead of printing them subject to some modifications such as using suitable software to do the sending etc., as this varies depending on the operating system in use..</text:p>
      <text:p text:style-name="P251"/>
      <text:p text:style-name="P251">All the other options no<text:span text:style-name="T675">t</text:span> yet discussed<text:span text:style-name="T675">,</text:span> are used as the need arises including the end of period and end of year processing that clear down the period totals and <text:span text:style-name="T675">the </text:span>yearly totals.</text:p>
      <text:p text:style-name="P251"/>
      <text:p text:style-name="P251">Now follows a process by process detailed summary that goes into a lot more depth.</text:p>
      <text:p text:style-name="P251"/>
      <text:p text:style-name="P251"/>
      <text:h text:style-name="P262" text:outline-level="1"><text:bookmark-start text:name="__RefHeading___Toc15847_3119317922"/>Program <text:span text:style-name="T660">S</text:span>ummary by <text:span text:style-name="T660">P</text:span>rocess<text:bookmark-end text:name="__RefHeading___Toc15847_3119317922"/></text:h>
      <text:p text:style-name="Text_20_body"/>
      <text:h text:style-name="P267" text:outline-level="3"><text:bookmark-start text:name="__RefHeading___Toc15849_3119317922"/><text:span text:style-name="T335">O</text:span><text:span text:style-name="T336">rder</text:span><text:span text:style-name="T337"> </text:span><text:span text:style-name="T335">E</text:span><text:span text:style-name="T336">ntry</text:span><text:span text:style-name="T338"> </text:span><text:span text:style-name="T335">M</text:span><text:span text:style-name="T336">enu</text:span><text:bookmark-end text:name="__RefHeading___Toc15849_3119317922"/></text:h>
      <text:p text:style-name="P235"/>
      <text:p text:style-name="P235"><text:span text:style-name="T521">Input:</text:span><text:span text:style-name="T523"><text:tab/></text:span><text:span text:style-name="T524"><text:tab/></text:span><text:span text:style-name="T525">COMPFILE</text:span></text:p>
      <text:p text:style-name="P235"><text:span text:style-name="T437">Updated:</text:span><text:span text:style-name="T363"> </text:span><text:span text:style-name="T366"><text:tab/></text:span><text:span text:style-name="T410">None</text:span></text:p>
      <text:p text:style-name="P235">Output:<text:span text:style-name="T640"><text:tab/></text:span><text:span text:style-name="T410">None</text:span></text:p>
      <text:p text:style-name="P235"/>
      <text:h text:style-name="Heading_20_3" text:outline-level="4"><text:bookmark-start text:name="__RefHeading___Toc15905_3119317922"/>OE<text:bookmark-end text:name="__RefHeading___Toc15905_3119317922"/></text:h>
      <text:p text:style-name="P236"/>
      <text:p text:style-name="P229">This<text:span text:style-name="T536"> </text:span>is<text:span text:style-name="T171"> </text:span>the<text:span text:style-name="T349"> </text:span>Order Entry Menu.<text:span text:style-name="T513"> </text:span>I<text:span text:style-name="T512">t</text:span><text:span text:style-name="T398"> </text:span>calls <text:span text:style-name="T512">each primary </text:span><text:span text:style-name="T437">program</text:span><text:span text:style-name="T372"> </text:span><text:span text:style-name="T437">whose</text:span><text:span text:style-name="T514"> </text:span><text:span text:style-name="T437">names</text:span><text:span text:style-name="T514"> </text:span><text:span text:style-name="T437">are</text:span><text:span text:style-name="T433"> </text:span><text:span text:style-name="T437">passed</text:span><text:span text:style-name="T358"> </text:span><text:span text:style-name="T437">to</text:span><text:span text:style-name="T514"> </text:span><text:span text:style-name="T516">i</text:span><text:span text:style-name="T447">t</text:span><text:span text:style-name="T437">.</text:span><text:span text:style-name="T447"> </text:span>Each program<text:span text:style-name="T536"> </text:span>that<text:span text:style-name="T398"> </text:span>OE calls,<text:span text:style-name="T343"> </text:span><text:span text:style-name="T346">also </text:span><text:span text:style-name="T348">returns</text:span> back<text:span text:style-name="T410"> </text:span><text:span text:style-name="T413">to it</text:span><text:span text:style-name="T415">,</text:span><text:span text:style-name="T413"> when completed.</text:span></text:p>
      <text:p text:style-name="P229"/>
      <text:p text:style-name="P229">This<text:span text:style-name="T386"> </text:span>program<text:span text:style-name="T540"> </text:span>initiali<text:span text:style-name="T512">s</text:span>es<text:span text:style-name="T165"> </text:span>the<text:span text:style-name="T375"> </text:span>following<text:span text:style-name="T351"> </text:span>system<text:span text:style-name="T165"> </text:span>wide<text:span text:style-name="T368"> </text:span><text:span text:style-name="T437">parameters</text:span><text:span text:style-name="T448"> and common linkage elements :</text:span></text:p>
      <text:p text:style-name="P208"/>
      <text:list text:style-name="WW8Num1">
        <text:list-item>
          <text:p text:style-name="P309"><text:span text:style-name="T248">Display</text:span><text:span text:style-name="T262"> </text:span><text:span text:style-name="T248">Company</text:span><text:span text:style-name="T269"> </text:span><text:span text:style-name="T248">Name</text:span><text:span text:style-name="T287"> </text:span><text:span text:style-name="T248">-</text:span><text:span text:style-name="T285"> </text:span><text:span text:style-name="T248">Obtained</text:span><text:span text:style-name="T290"> </text:span><text:span text:style-name="T248">from</text:span><text:span text:style-name="T289"> </text:span><text:span text:style-name="T248">the</text:span><text:span text:style-name="T273"> </text:span><text:span text:style-name="T248">Company</text:span><text:span text:style-name="T291"> </text:span><text:span text:style-name="T248">File</text:span><text:span text:style-name="T267">.</text:span></text:p>
        </text:list-item>
        <text:list-item>
          <text:p text:style-name="P309">Report<text:span text:style-name="T380"> </text:span>Company<text:span text:style-name="T567"> </text:span>Name<text:span text:style-name="T460"> </text:span>-<text:span text:style-name="T372"> </text:span>Obtained<text:span text:style-name="T618"> </text:span>from<text:span text:style-name="T462"> </text:span>the<text:span text:style-name="T470"> </text:span>Company<text:span text:style-name="T589"> </text:span>File<text:span text:style-name="T165">.</text:span></text:p>
        </text:list-item>
        <text:list-item>
          <text:p text:style-name="P309">Profit<text:span text:style-name="T433"> </text:span>Centre<text:span text:style-name="T466"> </text:span>Usage<text:span text:style-name="T368"> </text:span>Flag<text:span text:style-name="T375"> </text:span>-<text:span text:style-name="T470"> </text:span>Obtained<text:span text:style-name="T546"> </text:span>from<text:span text:style-name="T437"> </text:span>the<text:span text:style-name="T514"> </text:span>Company<text:span text:style-name="T341"> </text:span>File<text:span text:style-name="T165">.</text:span></text:p>
        </text:list-item>
        <text:list-item>
          <text:p text:style-name="P309">System<text:span text:style-name="T380"> </text:span>Date<text:span text:style-name="T460"> </text:span>-<text:span text:style-name="T368"> </text:span>Obtained<text:span text:style-name="T565"> </text:span>by<text:span text:style-name="T372"> </text:span>System<text:span text:style-name="T358"> </text:span>Call<text:span text:style-name="T573">.</text:span></text:p>
        </text:list-item>
        <text:list-item>
          <text:p text:style-name="P309">Others as required <text:span text:style-name="T640">and that includes ACAS system data.</text:span></text:p>
        </text:list-item>
      </text:list>
      <text:p text:style-name="P235"/>
      <text:p text:style-name="P277">Note that item 5. the ACAS system data was on the basis that OE would be integrated into ACAS and this was cancelled so this element could be removed from OE but would require additional coding to deal with the now missing data fields. This is the reason I have left it in. </text:p>
      <text:h text:style-name="P268" text:outline-level="3"><text:bookmark-start text:name="__RefHeading___Toc15851_3119317922"/>O<text:span text:style-name="T488">rder </text:span><text:span text:style-name="T490">P</text:span><text:span text:style-name="T488">rocessing</text:span><text:bookmark-end text:name="__RefHeading___Toc15851_3119317922"/></text:h>
      <text:p text:style-name="P241"/>
      <text:p text:style-name="P226">Order<text:span text:style-name="T372"> </text:span>Processing:<text:span text:style-name="T363"> </text:span><text:span text:style-name="T367">A</text:span>dd,<text:span text:style-name="T372"> </text:span><text:span text:style-name="T374">C</text:span>hange,<text:span text:style-name="T363"> </text:span><text:span text:style-name="T367">D</text:span>elete,<text:span text:style-name="T351"> </text:span><text:span text:style-name="T356">L</text:span><text:span text:style-name="T341">ist.</text:span></text:p>
      <text:p text:style-name="P222"><text:span text:style-name="T241">Input</text:span><text:span text:style-name="T249"> Files</text:span><text:span text:style-name="T241">:</text:span></text:p>
      <text:p text:style-name="P214"><text:span text:style-name="T277"><text:tab/></text:span><text:span text:style-name="T257">OEI</text:span><text:span text:style-name="T258">T</text:span><text:span text:style-name="T257">MFIL</text:span></text:p>
      <text:p text:style-name="P214"><text:span text:style-name="T259"><text:tab/></text:span><text:span text:style-name="T439">OECTLFIL</text:span></text:p>
      <text:p text:style-name="P214"><text:span text:style-name="T441"><text:tab/></text:span><text:span text:style-name="T439">OEORDHDR</text:span></text:p>
      <text:p text:style-name="P214"><text:span text:style-name="T441"><text:tab/></text:span><text:span text:style-name="T439">OELINI</text:span><text:span text:style-name="T440">T</text:span><text:span text:style-name="T439">M</text:span></text:p>
      <text:p text:style-name="P214"><text:span text:style-name="T441"><text:tab/></text:span><text:span text:style-name="T439">OECDSFIL</text:span></text:p>
      <text:p text:style-name="P214"><text:span text:style-name="T441"><text:tab/></text:span><text:span text:style-name="T439">ACCTFILE</text:span></text:p>
      <text:p text:style-name="P214"><text:span text:style-name="T441"><text:tab/></text:span><text:span text:style-name="T439">ARCTLFIL</text:span></text:p>
      <text:p text:style-name="P214"><text:span text:style-name="T441"><text:tab/></text:span><text:span text:style-name="T439">ARCDSFIL</text:span></text:p>
      <text:p text:style-name="P214"><text:span text:style-name="T441"><text:tab/></text:span><text:span text:style-name="T439">ARCUSFIL</text:span></text:p>
      <text:p text:style-name="P168"/>
      <text:p text:style-name="P222"><text:span text:style-name="T256">Files</text:span><text:span text:style-name="T263"> </text:span><text:span text:style-name="T256">Updated:</text:span><text:span text:style-name="T278"> </text:span></text:p>
      <text:p text:style-name="P214"><text:span text:style-name="T280"><text:tab/></text:span><text:span text:style-name="T257">OEI</text:span><text:span text:style-name="T258">T</text:span><text:span text:style-name="T257">MFIL</text:span></text:p>
      <text:p text:style-name="P214"><text:span text:style-name="T259"><text:tab/></text:span><text:span text:style-name="T439">OECTLFIL</text:span></text:p>
      <text:p text:style-name="P214"><text:span text:style-name="T441"><text:tab/></text:span><text:span text:style-name="T439">OEORDHDR</text:span></text:p>
      <text:p text:style-name="P214"><text:span text:style-name="T441"><text:tab/></text:span><text:span text:style-name="T439">OELINI</text:span><text:span text:style-name="T440">T</text:span><text:span text:style-name="T439">M</text:span></text:p>
      <text:p text:style-name="P168"/>
      <text:p text:style-name="P221"><text:span text:style-name="T274">Output</text:span><text:span text:style-name="T275"> Files</text:span><text:span text:style-name="T274">:</text:span><text:span text:style-name="T281"> </text:span></text:p>
      <text:p text:style-name="P226"><text:span text:style-name="T282"><text:tab/></text:span><text:span text:style-name="T274">Order</text:span><text:span text:style-name="T283"> </text:span><text:span text:style-name="T274">Ed</text:span><text:span text:style-name="T276">it</text:span><text:span text:style-name="T250"> </text:span><text:span text:style-name="T263">List</text:span></text:p>
      <text:p text:style-name="P214"/>
      <text:p text:style-name="P214"><text:span text:style-name="T242">Programs</text:span><text:span text:style-name="T251"> </text:span><text:span text:style-name="T242">in</text:span><text:span text:style-name="T284"> </text:span><text:span text:style-name="T242">Module:</text:span><text:span text:style-name="T244"><text:tab/></text:span><text:span text:style-name="T242">OEOPMENU,</text:span><text:span text:style-name="T253"> </text:span><text:span text:style-name="T242">OEOEADD,</text:span><text:span text:style-name="T251"> </text:span><text:span text:style-name="T242">OEITMADD,</text:span><text:span text:style-name="T253"> </text:span><text:span text:style-name="T242">OEOECNG,</text:span><text:span text:style-name="T251"> </text:span><text:span text:style-name="T242">OEITMCNG,</text:span><text:span text:style-name="T254"> </text:span><text:span text:style-name="T242">OEOEMISC,</text:span><text:span text:style-name="T243"> </text:span><text:span text:style-name="T244"><text:tab/><text:tab/><text:tab/></text:span><text:span text:style-name="T257">OEOEDEL,</text:span><text:span text:style-name="T279"> </text:span><text:span text:style-name="T261">OEORDEDT</text:span></text:p>
      <text:p text:style-name="P214"/>
      <text:h text:style-name="P270" text:outline-level="4"><text:bookmark-start text:name="__RefHeading___Toc15889_3119317922"/>OEOPMENU<text:bookmark-end text:name="__RefHeading___Toc15889_3119317922"/></text:h>
      <text:p text:style-name="Text_20_body"><text:span text:style-name="T256">This</text:span><text:span text:style-name="T250"> </text:span><text:span text:style-name="T256">program</text:span><text:span text:style-name="T278"> </text:span><text:span text:style-name="T256">displays</text:span><text:span text:style-name="T272"> </text:span><text:span text:style-name="T256">the</text:span><text:span text:style-name="T252"> </text:span><text:span text:style-name="T256">main</text:span><text:span text:style-name="T250"> </text:span><text:span text:style-name="T256">Order</text:span><text:span text:style-name="T252"> </text:span><text:span text:style-name="T256">Processing Menu</text:span><text:span text:style-name="T288"> </text:span><text:span text:style-name="T256">and</text:span><text:span text:style-name="T286"> </text:span><text:span text:style-name="T256">calls</text:span><text:span text:style-name="T250"> </text:span><text:span text:style-name="T256">the appropriate program.</text:span></text:p>
      <text:p text:style-name="Text_20_body"/>
      <text:h text:style-name="Heading_20_3" text:outline-level="4"><text:bookmark-start text:name="__RefHeading___Toc15891_3119317922"/>OEOEADD<text:bookmark-end text:name="__RefHeading___Toc15891_3119317922"/></text:h>
      <text:p text:style-name="P318"><text:span text:style-name="T437">This program displays</text:span><text:span text:style-name="T165"> </text:span><text:span text:style-name="T437">the</text:span><text:span text:style-name="T363"> </text:span><text:span text:style-name="T437">first</text:span><text:span text:style-name="T460"> </text:span><text:span text:style-name="T437">screen in adding orders and</text:span><text:span text:style-name="T165"> </text:span><text:span text:style-name="T437">allows</text:span><text:span text:style-name="T460"> </text:span><text:span text:style-name="T437">entry of</text:span><text:span text:style-name="T372"> </text:span><text:span text:style-name="T437">the</text:span><text:span text:style-name="T363"> </text:span><text:span text:style-name="T437">main</text:span><text:span text:style-name="T372"> </text:span><text:span text:style-name="T437">order</text:span><text:span text:style-name="T460"> </text:span><text:span text:style-name="T437">information</text:span><text:span text:style-name="T363"> </text:span><text:span text:style-name="T437">which</text:span><text:span text:style-name="T460"> </text:span><text:span text:style-name="T437">is</text:span><text:span text:style-name="T363"> </text:span><text:span text:style-name="T437">recorded</text:span><text:span text:style-name="T536"> </text:span><text:span text:style-name="T437">in</text:span><text:span text:style-name="T372"> </text:span><text:span text:style-name="T437">the</text:span><text:span text:style-name="T363"> </text:span><text:span text:style-name="T437">Order</text:span><text:span text:style-name="T372"> </text:span><text:span text:style-name="T437">Header</text:span><text:span text:style-name="T363"> </text:span><text:span text:style-name="T437">File.</text:span></text:p>
      <text:p text:style-name="P44"><text:span text:style-name="T437">Data</text:span><text:span text:style-name="T372"> </text:span><text:span text:style-name="T437">Entry</text:span><text:span text:style-name="T363"> </text:span><text:span text:style-name="T437">Defaults,</text:span><text:span text:style-name="T372"> </text:span><text:span text:style-name="T437">validity</text:span><text:span text:style-name="T363"> </text:span><text:span text:style-name="T437">Checks</text:span><text:span text:style-name="T372"> </text:span><text:span text:style-name="T437">and</text:span><text:span text:style-name="T363"> </text:span><text:span text:style-name="T437">Special instructions:</text:span></text:p>
      <text:p text:style-name="P31"><text:span text:style-name="T625">Field </text:span><text:span text:style-name="T630">0</text:span><text:span text:style-name="T625">:</text:span><text:span text:style-name="T437"> <text:tab/>Order</text:span><text:span text:style-name="T372"> </text:span><text:span text:style-name="T437">Number:</text:span><text:span text:style-name="T363"> </text:span><text:span text:style-name="T437">Default</text:span><text:span text:style-name="T363"> </text:span><text:span text:style-name="T437">is</text:span><text:span text:style-name="T363"> </text:span><text:span text:style-name="T437">either</text:span><text:span text:style-name="T363"> </text:span><text:span text:style-name="T437">the last</text:span><text:span text:style-name="T372"> </text:span><text:span text:style-name="T437">order</text:span><text:span text:style-name="T343"> </text:span><text:span text:style-name="T437">number</text:span><text:span text:style-name="T165"> </text:span><text:span text:style-name="T437">entered plus</text:span><text:span text:style-name="T368"> </text:span><text:span text:style-name="T437">one;</text:span><text:span text:style-name="T358"> </text:span><text:span text:style-name="T437">or,</text:span><text:span text:style-name="T368"> </text:span><text:span text:style-name="T437">the</text:span><text:span text:style-name="T358"> </text:span><text:span text:style-name="T437">last</text:span><text:span text:style-name="T447"> </text:span><text:span text:style-name="T437">Order</text:span><text:span text:style-name="T447"> </text:span><text:span text:style-name="T437">Number</text:span><text:span text:style-name="T358"> </text:span><text:span text:style-name="T437">from</text:span><text:span text:style-name="T368"> </text:span><text:span text:style-name="T437">the</text:span><text:span text:style-name="T358"> </text:span><text:span text:style-name="T437">O/E</text:span><text:span text:style-name="T368"> </text:span><text:span text:style-name="T437">Control</text:span><text:span text:style-name="T368"> </text:span><text:span text:style-name="T437">File plus</text:span><text:span text:style-name="T375"> </text:span><text:span text:style-name="T437">one.</text:span><text:span text:style-name="T456"> </text:span><text:span text:style-name="T437">Validate</text:span><text:span text:style-name="T375"> </text:span><text:span text:style-name="T437">that</text:span><text:span text:style-name="T375"> </text:span><text:span text:style-name="T437">the</text:span><text:span text:style-name="T514"> </text:span><text:span text:style-name="T437">Order</text:span><text:span text:style-name="T375"> </text:span><text:span text:style-name="T437">Number</text:span><text:span text:style-name="T514"> </text:span><text:span text:style-name="T437">is</text:span><text:span text:style-name="T375"> </text:span><text:span text:style-name="T437">not</text:span><text:span text:style-name="T547"> </text:span><text:span text:style-name="T437">on file.</text:span></text:p>
      <text:p text:style-name="P67"/>
      <text:p text:style-name="P32">Field <text:span text:style-name="T640">1</text:span>:<text:span text:style-name="T512"><text:tab/>Order</text:span><text:span text:style-name="T374"> </text:span><text:span text:style-name="T512">Date:</text:span><text:span text:style-name="T367"> </text:span><text:span text:style-name="T512">Default</text:span><text:span text:style-name="T374"> </text:span><text:span text:style-name="T512">to</text:span><text:span text:style-name="T383"> </text:span><text:span text:style-name="T512">System</text:span><text:span text:style-name="T447"> Date</text:span><text:span text:style-name="T449"> as an 8 digit field stored as CCYYMMDD regardless of country of use. All data capture, display and reports are shown in the selected format via the Company Data file.</text:span></text:p>
      <text:p text:style-name="P37"><text:soft-page-break/>Field <text:span text:style-name="T640">2</text:span>:<text:span text:style-name="T512"><text:tab/></text:span><text:span text:style-name="T447">Order</text:span><text:span text:style-name="T516"> </text:span><text:span text:style-name="T447">Type:</text:span><text:span text:style-name="T516"> </text:span><text:span text:style-name="T447">Display</text:span><text:span text:style-name="T516"> </text:span><text:span text:style-name="T447">Sub-Menu</text:span><text:span text:style-name="T168"> </text:span><text:span text:style-name="T447">defining order</text:span><text:span text:style-name="T168"> </text:span><text:span text:style-name="T447">types</text:span><text:span text:style-name="T516"> </text:span><text:span text:style-name="T447">"O",</text:span><text:span text:style-name="T516"> </text:span><text:span text:style-name="T447">"I"</text:span><text:span text:style-name="T472"> </text:span><text:span text:style-name="T447">and </text:span><text:span text:style-name="T512">"C"</text:span><text:span text:style-name="T640"> which is <text:s/>respectively, Order, Invoice or Credit Note / Memo</text:span><text:span text:style-name="T512">,</text:span><text:span text:style-name="T403"> </text:span><text:span text:style-name="T512">and</text:span><text:span text:style-name="T403"> </text:span><text:span text:style-name="T512">accept</text:span><text:span text:style-name="T403"> </text:span><text:span text:style-name="T512">entry.</text:span><text:span text:style-name="T551"> </text:span></text:p>
      <text:p text:style-name="P37"><text:span text:style-name="T512">Default</text:span><text:span text:style-name="T640">s</text:span><text:span text:style-name="T383"> </text:span><text:span text:style-name="T512">to</text:span><text:span text:style-name="T403"> </text:span><text:span text:style-name="T512">"O"</text:span><text:span text:style-name="T403"> </text:span><text:span text:style-name="T512">on</text:span><text:span text:style-name="T367"> </text:span><text:span text:style-name="T512">first</text:span><text:span text:style-name="T403"> </text:span><text:span text:style-name="T512">order</text:span><text:span text:style-name="T461"> </text:span><text:span text:style-name="T512">entered, or</text:span><text:span text:style-name="T461"> </text:span><text:span text:style-name="T512">the last</text:span><text:span text:style-name="T418"> </text:span><text:span text:style-name="T512">type</text:span><text:span text:style-name="T413"> </text:span><text:span text:style-name="T512">entered for</text:span><text:span text:style-name="T168"> </text:span><text:span text:style-name="T512">subsequent</text:span><text:span text:style-name="T418"> </text:span><text:span text:style-name="T512">orders.</text:span></text:p>
      <text:p text:style-name="P312">Field <text:span text:style-name="T640">3</text:span>:<text:span text:style-name="T512"><text:tab/>Customer</text:span><text:span text:style-name="T461"> </text:span><text:span text:style-name="T512">Number: Validate against </text:span><text:span text:style-name="T640">the </text:span><text:span text:style-name="T512">A/R</text:span><text:span text:style-name="T640"> (SL) </text:span><text:span text:style-name="T512">Customer File and display</text:span><text:span text:style-name="T640">s</text:span><text:span text:style-name="T512"> either</text:span><text:span text:style-name="T403"> </text:span><text:span text:style-name="T512">Customer</text:span><text:span text:style-name="T403"> </text:span><text:span text:style-name="T512">Name</text:span><text:span text:style-name="T403"> </text:span><text:span text:style-name="T512">and</text:span><text:span text:style-name="T378"> </text:span><text:span text:style-name="T512">Address,</text:span><text:span text:style-name="T403"> </text:span><text:span text:style-name="T512">if</text:span><text:span text:style-name="T403"> </text:span><text:span text:style-name="T512">found;</text:span><text:span text:style-name="T378"> </text:span><text:span text:style-name="T512">or</text:span><text:span text:style-name="T403"> </text:span><text:span text:style-name="T512">an</text:span><text:span text:style-name="T403"> </text:span><text:span text:style-name="T512">error</text:span><text:span text:style-name="T403"> </text:span><text:span text:style-name="T512">message if not</text:span><text:span text:style-name="T516"> </text:span><text:span text:style-name="T512">found.</text:span><text:span text:style-name="T640"> </text:span></text:p>
      <text:p text:style-name="P312"><text:span text:style-name="T640">[ T</text:span><text:span text:style-name="T621">his record must have been created first using OE menu option A. </text:span><text:span text:style-name="T660">[ SL = ACAS Sales Ledger ]</text:span></text:p>
      <text:p text:style-name="P312">If<text:span text:style-name="T398"> </text:span>the<text:span text:style-name="T398"> </text:span>F1 Key<text:span text:style-name="T460"> </text:span>was<text:span text:style-name="T372"> </text:span>pressed in<text:span text:style-name="T363"> </text:span>this<text:span text:style-name="T171"> </text:span>field,<text:span text:style-name="T358"> </text:span>accept<text:span text:style-name="T368"> </text:span>entry<text:span text:style-name="T372"> </text:span>of<text:span text:style-name="T165"> </text:span>up<text:span text:style-name="T380"> </text:span>to thirty characters of Customer Name and search the<text:span text:style-name="T368"> </text:span>Customer File sequentially by<text:span text:style-name="T363"> </text:span>Alternate<text:span text:style-name="T398"> </text:span>Key.<text:span text:style-name="T553"> </text:span></text:p>
      <text:p text:style-name="P312">Displa<text:span text:style-name="T639">y</text:span> each<text:span text:style-name="T171"> </text:span>Customer Name<text:span text:style-name="T398"> </text:span>and Address<text:span text:style-name="T460"> </text:span>read and ask<text:span text:style-name="T165"> </text:span>"Right<text:span text:style-name="T372"> </text:span>Customer?" until the<text:span text:style-name="T398"> </text:span>user responds<text:span text:style-name="T470"> </text:span>"Y"<text:span text:style-name="T514"> </text:span>or there is<text:span text:style-name="T171"> </text:span>a<text:span text:style-name="T358"> </text:span>break in <text:span text:style-name="T640">the </text:span>Alternate<text:span text:style-name="T171"> </text:span>Key.</text:p>
      <text:p text:style-name="P38"/>
      <text:p text:style-name="P45">Field 4 - 10<text:tab/>Customers name and address details as six lines plus Post code or Zip.</text:p>
      <text:p text:style-name="P39"><text:span text:style-name="T437">Field</text:span><text:span text:style-name="T514"> </text:span><text:span text:style-name="T449">11 - 17</text:span><text:span text:style-name="T444"><text:tab/></text:span><text:span text:style-name="T437">Ship</text:span><text:span text:style-name="T460"> </text:span><text:span text:style-name="T437">To:</text:span><text:span text:style-name="T428"> </text:span><text:span text:style-name="T437">Default</text:span><text:span text:style-name="T380"> </text:span><text:span text:style-name="T437">to</text:span><text:span text:style-name="T547"> </text:span><text:span text:style-name="T437">customer's</text:span><text:span text:style-name="T470"> </text:span><text:span text:style-name="T437">billing</text:span><text:span text:style-name="T460"> </text:span><text:span text:style-name="T437">address.</text:span></text:p>
      <text:p text:style-name="P41">Field<text:span text:style-name="T398"> </text:span>1<text:span text:style-name="T640">8</text:span><text:span text:style-name="T634">:<text:tab/></text:span>Salesman:<text:span text:style-name="T375"> </text:span>Default<text:span text:style-name="T398"> </text:span>to<text:span text:style-name="T463"> </text:span>Salesman<text:span text:style-name="T470"> </text:span>field<text:span text:style-name="T460"> </text:span>in<text:span text:style-name="T398"> </text:span>customer<text:span text:style-name="T416"> </text:span><text:span text:style-name="T437">record.</text:span><text:span text:style-name="T447"> </text:span>Validate<text:span text:style-name="T358"> </text:span>against</text:p>
      <text:p text:style-name="P41"><text:span text:style-name="T361"><text:tab/><text:tab/></text:span>Salesman<text:span text:style-name="T659"> </text:span>File<text:span text:style-name="T165">.</text:span></text:p>
      <text:p text:style-name="P120">Field 19<text:tab/>Customer PO (Purchase Order) number / reference.</text:p>
      <text:p text:style-name="P41">Field<text:span text:style-name="T398"> </text:span><text:span text:style-name="T402">20</text:span><text:span text:style-name="T634">:</text:span><text:span text:style-name="T556"><text:tab/></text:span>Ship<text:span text:style-name="T343"> </text:span>Via:<text:span text:style-name="T398"> </text:span>Default<text:span text:style-name="T640">s</text:span><text:span text:style-name="T398"> </text:span>to<text:span text:style-name="T398"> </text:span>value<text:span text:style-name="T437"> </text:span>in<text:span text:style-name="T398"> </text:span>customer<text:span text:style-name="T470"> </text:span>record.<text:span text:style-name="T557"> </text:span>Validate<text:span text:style-name="T428"> </text:span>against A/R<text:span text:style-name="T407"> </text:span>Codes</text:p>
      <text:p text:style-name="P41"><text:span text:style-name="T409"><text:tab/><text:tab/></text:span>File.</text:p>
      <text:p text:style-name="P41">Field<text:span text:style-name="T398"> </text:span><text:span text:style-name="T402">21</text:span><text:span text:style-name="T531">:<text:tab/></text:span>Ship<text:span text:style-name="T375"> </text:span>Date:<text:span text:style-name="T398"> </text:span>Defaults<text:span text:style-name="T470"> </text:span>to<text:span text:style-name="T398"> </text:span>"N/A"<text:span text:style-name="T171"> for </text:span>Cred<text:span text:style-name="T512">it</text:span><text:span text:style-name="T428"> </text:span>Memos<text:span text:style-name="T512">/Notes</text:span><text:span text:style-name="T398"> </text:span>or<text:span text:style-name="T398"> </text:span>"ASAP"<text:span text:style-name="T416"> for </text:span>Orders</text:p>
      <text:p text:style-name="P41"><text:span text:style-name="T409"><text:tab/><text:tab/></text:span>and<text:span text:style-name="T659"> </text:span>Invoices</text:p>
      <text:p text:style-name="P41">Field<text:span text:style-name="T398"> </text:span><text:span text:style-name="T402">22</text:span><text:span text:style-name="T561">:<text:tab/></text:span>Terms<text:span text:style-name="T398"> </text:span>Code:<text:span text:style-name="T398"> </text:span>Default<text:span text:style-name="T398"> </text:span>to<text:span text:style-name="T375"> </text:span>customer<text:span text:style-name="T372"> </text:span>record<text:span text:style-name="T386"> </text:span>value.<text:span text:style-name="T562"> </text:span>Validate<text:span text:style-name="T428"> </text:span>against A/R<text:span text:style-name="T407"> </text:span>Codes</text:p>
      <text:p text:style-name="P41"><text:span text:style-name="T409"><text:tab/><text:tab/></text:span>File.</text:p>
      <text:p text:style-name="P41">Field<text:span text:style-name="T343"> </text:span><text:span text:style-name="T347">23</text:span><text:span text:style-name="T564">:<text:tab/></text:span>Tax<text:span text:style-name="T398"> </text:span>Percent:<text:span text:style-name="T640">age</text:span><text:span text:style-name="T368"> </text:span>Default<text:span text:style-name="T640">s</text:span><text:span text:style-name="T416"> </text:span>to<text:span text:style-name="T398"> </text:span>percent<text:span text:style-name="T363"> </text:span>specified <text:span text:style-name="T640">on</text:span><text:span text:style-name="T433"> </text:span>the<text:span text:style-name="T398"> </text:span>customer record<text:span text:style-name="T398"> </text:span>Terms</text:p>
      <text:p text:style-name="P41"><text:span text:style-name="T404"><text:tab/><text:tab/></text:span>Code.<text:span text:style-name="T566"> </text:span>On<text:span text:style-name="T375"> </text:span>F<text:span text:style-name="T676">1</text:span> Key,<text:span text:style-name="T398"> </text:span>accept<text:span text:style-name="T428"> </text:span>entry<text:span text:style-name="T428"> </text:span>o<text:span text:style-name="T640">f</text:span> a<text:span text:style-name="T372"> </text:span>percent<text:span text:style-name="T640">age</text:span><text:span text:style-name="T398"> </text:span>figure.</text:p>
      <text:p text:style-name="P40">Field<text:span text:style-name="T398"> </text:span><text:span text:style-name="T402">24</text:span><text:span text:style-name="T568">:<text:tab/></text:span>Discount<text:span text:style-name="T398"> </text:span>Percent<text:span text:style-name="T640">age</text:span><text:span text:style-name="T398"> </text:span>Default<text:span text:style-name="T640">s</text:span><text:span text:style-name="T375"> </text:span>to<text:span text:style-name="T398"> </text:span>value<text:span text:style-name="T398"> </text:span>specified<text:span text:style-name="T368"> </text:span>in<text:span text:style-name="T398"> </text:span>the<text:span text:style-name="T375"> </text:span>customer <text:span text:style-name="T437">record.</text:span><text:span text:style-name="T560"> </text:span></text:p>
      <text:p text:style-name="P40"><text:span text:style-name="T561"><text:tab/><text:tab/></text:span><text:span text:style-name="T437">On</text:span><text:span text:style-name="T534"> </text:span><text:span text:style-name="T437">F</text:span><text:span text:style-name="T452">1</text:span><text:span text:style-name="T536"> </text:span><text:span text:style-name="T437">Key,</text:span><text:span text:style-name="T534"> </text:span><text:span text:style-name="T437">accept</text:span><text:span text:style-name="T444"> </text:span><text:span text:style-name="T437">entry</text:span><text:span text:style-name="T473"> </text:span><text:span text:style-name="T437">or a</text:span><text:span text:style-name="T534"> </text:span><text:span text:style-name="T437">value.</text:span></text:p>
      <text:p text:style-name="P41"><text:span text:style-name="T437">Field</text:span><text:span text:style-name="T514"> </text:span><text:span text:style-name="T449">25</text:span><text:span text:style-name="T457">:<text:tab/></text:span><text:span text:style-name="T437">Prof</text:span><text:span text:style-name="T447">it</text:span><text:span text:style-name="T514"> </text:span><text:span text:style-name="T437">Centre</text:span><text:span text:style-name="T447"> </text:span><text:span text:style-name="T437">:</text:span><text:span text:style-name="T428"> </text:span><text:span text:style-name="T437">Only</text:span><text:span text:style-name="T470"> </text:span><text:span text:style-name="T437">displays</text:span><text:span text:style-name="T410"> </text:span><text:span text:style-name="T437">If</text:span><text:span text:style-name="T372"> </text:span><text:span text:style-name="T437">the</text:span><text:span text:style-name="T514"> </text:span><text:span text:style-name="T437">A/R</text:span><text:span text:style-name="T380"> </text:span><text:span text:style-name="T437">Control File</text:span><text:span text:style-name="T428"> </text:span><text:span text:style-name="T437">specifies </text:span>that profit<text:span text:style-name="T460"> </text:span>centres</text:p>
      <text:p text:style-name="P41"><text:span text:style-name="T659"><text:tab/><text:tab/></text:span>are<text:span text:style-name="T659"> </text:span>used.<text:span text:style-name="T553"> </text:span>Default<text:span text:style-name="T640">s</text:span><text:span text:style-name="T460"> </text:span>to<text:span text:style-name="T458"> </text:span>Prof<text:span text:style-name="T512">it</text:span><text:span text:style-name="T351"> </text:span>Centre previously<text:span text:style-name="T460"> </text:span>entered;<text:span text:style-name="T358"> </text:span>or,<text:span text:style-name="T398"> </text:span>on<text:span text:style-name="T363"> </text:span>F<text:span text:style-name="T676">1</text:span> Key,<text:span text:style-name="T171"> </text:span>accept</text:p>
      <text:p text:style-name="P41"><text:span text:style-name="T659"><text:tab/><text:tab/></text:span>new<text:span text:style-name="T470"> </text:span>entry.</text:p>
      <text:p text:style-name="P33"/>
      <text:p text:style-name="P33">After<text:span text:style-name="T398"> </text:span>all<text:span text:style-name="T437"> </text:span>fields<text:span text:style-name="T398"> </text:span>have<text:span text:style-name="T398"> </text:span>been<text:span text:style-name="T375"> </text:span>entered<text:span text:style-name="T640"> the program</text:span><text:span text:style-name="T470"> </text:span>ask<text:span text:style-name="T640">s</text:span><text:span text:style-name="T514"> </text:span>"Field<text:span text:style-name="T428"> </text:span>N<text:span text:style-name="T634">umber</text:span><text:span text:style-name="T351"> </text:span><text:span text:style-name="T355">to</text:span><text:span text:style-name="T398"> </text:span>C<text:span text:style-name="T634">hange</text:span>?<text:span text:style-name="T473"> </text:span>"<text:span text:style-name="T641"> </text:span>and <text:span text:style-name="T640">then </text:span><text:span text:style-name="T437">process</text:span><text:span text:style-name="T449">es</text:span><text:span text:style-name="T514"> </text:span><text:span text:style-name="T437">any</text:span><text:span text:style-name="T514"> </text:span><text:span text:style-name="T437">changes.</text:span><text:span text:style-name="T456"> </text:span><text:span text:style-name="T437">Then</text:span><text:span text:style-name="T514"> </text:span><text:span text:style-name="T437">the</text:span><text:span text:style-name="T428"> </text:span><text:span text:style-name="T437">Order</text:span><text:span text:style-name="T514"> </text:span><text:span text:style-name="T437">Header</text:span><text:span text:style-name="T514"> </text:span><text:span text:style-name="T437">record</text:span><text:span text:style-name="T165"> </text:span><text:span text:style-name="T437">is</text:span><text:span text:style-name="T428"> </text:span><text:span text:style-name="T437">written</text:span><text:span text:style-name="T351"> </text:span><text:span text:style-name="T437">after</text:span><text:span text:style-name="T165"> </text:span><text:span text:style-name="T437">all </text:span>the<text:span text:style-name="T398"> </text:span>fields have<text:span text:style-name="T165"> </text:span>been<text:span text:style-name="T437"> </text:span>entered and<text:span text:style-name="T437"> </text:span>any<text:span text:style-name="T416"> </text:span>changes have<text:span text:style-name="T416"> </text:span>been<text:span text:style-name="T386"> </text:span>made.<text:span text:style-name="T553"> </text:span>The<text:span text:style-name="T512"> </text:span>Selection Code for<text:span text:style-name="T386"> </text:span>the<text:span text:style-name="T368"> </text:span>order<text:span text:style-name="T469"> </text:span>is<text:span text:style-name="T351"> </text:span>set<text:span text:style-name="T171"> </text:span>as<text:span text:style-name="T363"> </text:span>"incomplete<text:span text:style-name="T527">".</text:span></text:p>
      <text:p text:style-name="P118"/>
      <text:p text:style-name="P34">This program then calls OEITMADD to<text:span text:style-name="T460"> </text:span>enter the individual line Items for the order.</text:p>
      <text:p text:style-name="P313">After<text:span text:style-name="T398"> </text:span>the<text:span text:style-name="T398"> </text:span>Items<text:span text:style-name="T398"> </text:span>have<text:span text:style-name="T375"> </text:span>been<text:span text:style-name="T398"> </text:span>added,<text:span text:style-name="T398"> </text:span>if<text:span text:style-name="T375"> </text:span>the<text:span text:style-name="T398"> </text:span>order<text:span text:style-name="T470"> </text:span>is<text:span text:style-name="T398"> </text:span>a<text:span text:style-name="T398"> </text:span>credit<text:span text:style-name="T372"> </text:span>memo<text:span text:style-name="T398"> </text:span>or<text:span text:style-name="T165"> </text:span>invoice the<text:span text:style-name="T363"> </text:span>program<text:span text:style-name="T363"> </text:span>calls<text:span text:style-name="T363"> </text:span>OEOEM<text:span text:style-name="T569">ISC</text:span><text:span text:style-name="T363"> </text:span>to<text:span text:style-name="T363"> </text:span>complete<text:span text:style-name="T363"> </text:span>the<text:span text:style-name="T536"> </text:span>billing information.</text:p>
      <text:p text:style-name="P313"><text:span text:style-name="T640">[ </text:span><text:span text:style-name="T621">This has been changed for all order types</text:span><text:span text:style-name="T622"> </text:span><text:span text:style-name="T623">to be </text:span><text:span text:style-name="T622">processed</text:span><text:span text:style-name="T640">. ]</text:span></text:p>
      <text:p text:style-name="P35"><text:soft-page-break/>The<text:span text:style-name="T363"> </text:span>Order<text:span text:style-name="T171"> </text:span>Header<text:span text:style-name="T165"> </text:span>record<text:span text:style-name="T549"> </text:span>is<text:span text:style-name="T398"> </text:span>rewritten<text:span text:style-name="T466"> </text:span>after<text:span text:style-name="T437"> </text:span>all<text:span text:style-name="T573"> </text:span>entries<text:span text:style-name="T437"> </text:span>have<text:span text:style-name="T171"> </text:span>been <text:span text:style-name="T437">made.</text:span></text:p>
      <text:p text:style-name="P36"><text:span text:style-name="T527">For</text:span><text:span text:style-name="T398"> </text:span><text:span text:style-name="T527">Credit</text:span><text:span text:style-name="T398"> </text:span><text:span text:style-name="T527">Memos</text:span><text:span text:style-name="T528">/Notes</text:span><text:span text:style-name="T398"> </text:span><text:span text:style-name="T527">and</text:span><text:span text:style-name="T375"> </text:span><text:span text:style-name="T527">Invoices</text:span><text:span text:style-name="T398"> </text:span><text:span text:style-name="T527">the</text:span><text:span text:style-name="T398"> </text:span><text:span text:style-name="T527">Selection</text:span><text:span text:style-name="T375"> </text:span><text:span text:style-name="T527">Code</text:span><text:span text:style-name="T398"> </text:span><text:span text:style-name="T527">is</text:span><text:span text:style-name="T398"> </text:span><text:span text:style-name="T527">set</text:span><text:span text:style-name="T398"> </text:span><text:span text:style-name="T527">as</text:span><text:span text:style-name="T375"> </text:span><text:span text:style-name="T527">"selected";</text:span><text:span text:style-name="T514"> </text:span><text:span text:style-name="T527">for </text:span><text:span text:style-name="T437">regular</text:span><text:span text:style-name="T514"> </text:span><text:span text:style-name="T437">orders,</text:span><text:span text:style-name="T514"> </text:span><text:span text:style-name="T437">I</text:span><text:span text:style-name="T447">t</text:span><text:span text:style-name="T514"> </text:span><text:span text:style-name="T437">is</text:span><text:span text:style-name="T428"> </text:span><text:span text:style-name="T437">set</text:span><text:span text:style-name="T514"> </text:span><text:span text:style-name="T437">as</text:span><text:span text:style-name="T514"> </text:span><text:span text:style-name="T437">"complete"</text:span><text:span text:style-name="T428"> </text:span><text:span text:style-name="T437">and</text:span><text:span text:style-name="T514"> </text:span><text:span text:style-name="T437">may</text:span><text:span text:style-name="T514"> </text:span><text:span text:style-name="T437">be</text:span><text:span text:style-name="T514"> </text:span><text:span text:style-name="T437">selected</text:span><text:span text:style-name="T428"> </text:span><text:span text:style-name="T437">for</text:span><text:span text:style-name="T165"> </text:span><text:span text:style-name="T437">billing</text:span><text:span text:style-name="T416"> </text:span><text:span text:style-name="T437">in </text:span><text:span text:style-name="T527">the</text:span><text:span text:style-name="T398"> </text:span><text:span text:style-name="T527">Billing</text:span><text:span text:style-name="T375"> </text:span><text:span text:style-name="T527">and</text:span><text:span text:style-name="T372"> </text:span><text:span text:style-name="T527">Invoice</text:span><text:span text:style-name="T375"> </text:span><text:span text:style-name="T527">Printing</text:span><text:span text:style-name="T514"> </text:span><text:span text:style-name="T527">module.</text:span></text:p>
      <text:p text:style-name="P117"/>
      <text:h text:style-name="Heading_20_3" text:outline-level="4"><text:bookmark-start text:name="__RefHeading___Toc15893_3119317922"/>OEITMADD<text:bookmark-end text:name="__RefHeading___Toc15893_3119317922"/></text:h>
      <text:p text:style-name="P116">This program allows entry of the individual items<text:span text:style-name="T437"> </text:span>for the<text:span text:style-name="T358"> </text:span>order and updates<text:span text:style-name="T398"> </text:span>the<text:span text:style-name="T398"> </text:span>Quantity<text:span text:style-name="T398"> </text:span>committed<text:span text:style-name="T375"> </text:span>field<text:span text:style-name="T368"> </text:span>in<text:span text:style-name="T375"> </text:span>the<text:span text:style-name="T625"> </text:span><text:span text:style-name="T630">Stock </text:span><text:span text:style-name="T402">/ </text:span>Inventory<text:span text:style-name="T343"> </text:span>Item<text:span text:style-name="T398"> </text:span>File<text:span text:style-name="T375"> </text:span>if Inventory<text:span text:style-name="T363"> </text:span>Control<text:span text:style-name="T410"> </text:span>is<text:span text:style-name="T363"> </text:span>specified.<text:span text:style-name="T576"> </text:span></text:p>
      <text:p text:style-name="P74">Valid<text:span text:style-name="T514"> </text:span>Item<text:span text:style-name="T375"> </text:span>numbers<text:span text:style-name="T363"> </text:span>are<text:span text:style-name="T398"> </text:span>entered.<text:span text:style-name="T577"> </text:span>If<text:span text:style-name="T433"> </text:span>the<text:span text:style-name="T358"> </text:span>Item<text:span text:style-name="T368"> </text:span>number<text:span text:style-name="T165"> </text:span>is<text:span text:style-name="T398"> </text:span>a<text:span text:style-name="T398"> </text:span>miscellaneous Item, entry of the description is required, otherwise, the description is displayed<text:span text:style-name="T363"> </text:span>from<text:span text:style-name="T363"> </text:span>the<text:span text:style-name="T514"> </text:span><text:span text:style-name="T517">Stock / </text:span>Inventory<text:span text:style-name="T165"> </text:span>Item<text:span text:style-name="T398"> </text:span>File.</text:p>
      <text:p text:style-name="P75"><text:span text:style-name="T437">If</text:span><text:span text:style-name="T514"> </text:span><text:span text:style-name="T437">the</text:span><text:span text:style-name="T514"> </text:span><text:span text:style-name="T437">F1</text:span><text:span text:style-name="T514"> </text:span><text:span text:style-name="T437">key</text:span><text:span text:style-name="T428"> </text:span><text:span text:style-name="T437">is</text:span><text:span text:style-name="T514"> </text:span><text:span text:style-name="T437">pressed</text:span><text:span text:style-name="T514"> </text:span><text:span text:style-name="T437">for</text:span><text:span text:style-name="T428"> </text:span><text:span text:style-name="T437">the</text:span><text:span text:style-name="T372"> </text:span><text:span text:style-name="T437">Item</text:span><text:span text:style-name="T363"> </text:span><text:span text:style-name="T437">number,</text:span><text:span text:style-name="T514"> </text:span><text:span text:style-name="T437">the</text:span><text:span text:style-name="T514"> </text:span><text:span text:style-name="T437">user</text:span><text:span text:style-name="T470"> </text:span><text:span text:style-name="T437">is</text:span><text:span text:style-name="T514"> </text:span><text:span text:style-name="T437">allowed</text:span><text:span text:style-name="T368"> </text:span><text:span text:style-name="T437">to</text:span><text:span text:style-name="T514"> </text:span><text:span text:style-name="T437">enter </text:span>the<text:span text:style-name="T398"> </text:span>Item<text:span text:style-name="T398"> </text:span>description<text:span text:style-name="T398"> </text:span>(or<text:span text:style-name="T375"> </text:span>part<text:span text:style-name="T398"> </text:span>thereof).<text:span text:style-name="T560"> </text:span>The<text:span text:style-name="T398"> </text:span>program<text:span text:style-name="T398"> </text:span>searches<text:span text:style-name="T375"> </text:span>and<text:span text:style-name="T380"> </text:span>displays all Items<text:span text:style-name="T398"> </text:span>matching<text:span text:style-name="T368"> </text:span>that<text:span text:style-name="T470"> </text:span>description<text:span text:style-name="T386"> </text:span>using<text:span text:style-name="T398"> </text:span>the<text:span text:style-name="T514"> </text:span>Alternate<text:span text:style-name="T375"> </text:span>Key in<text:span text:style-name="T380"> </text:span>the Inventory<text:span text:style-name="T358"> </text:span>Item<text:span text:style-name="T375"> </text:span>File.<text:span text:style-name="T553"> </text:span>If<text:span text:style-name="T363"> </text:span>the<text:span text:style-name="T398"> </text:span>right<text:span text:style-name="T398"> </text:span>one<text:span text:style-name="T351"> </text:span>is<text:span text:style-name="T433"> </text:span>not<text:span text:style-name="T398"> </text:span>found,<text:span text:style-name="T398"> </text:span>another<text:span text:style-name="T536"> </text:span>Item<text:span text:style-name="T410"> </text:span>number is entered.</text:p>
      <text:p text:style-name="P76">After<text:span text:style-name="T514"> </text:span>the<text:span text:style-name="T398"> </text:span>Quantity<text:span text:style-name="T410"> </text:span>ordered<text:span text:style-name="T410"> </text:span>field is<text:span text:style-name="T398"> </text:span>entered,<text:span text:style-name="T372"> </text:span>for<text:span text:style-name="T514"> </text:span>regular<text:span text:style-name="T470"> </text:span>orders<text:span text:style-name="T363"> </text:span>and invoices, a<text:span text:style-name="T165"> </text:span>check-<text:span text:style-name="T363"> </text:span>is<text:span text:style-name="T410"> </text:span>made<text:span text:style-name="T416"> </text:span>to<text:span text:style-name="T363"> </text:span>see If there is inventory control and whether <text:span text:style-name="T437">the</text:span><text:span text:style-name="T534"> </text:span><text:span text:style-name="T437">Item</text:span><text:span text:style-name="T534"> </text:span><text:span text:style-name="T437">is</text:span><text:span text:style-name="T473"> </text:span><text:span text:style-name="T437">back</text:span><text:span text:style-name="T452">-</text:span><text:span text:style-name="T437">orderable</text:span><text:span text:style-name="T407"> </text:span><text:span text:style-name="T437">or</text:span><text:span text:style-name="T547"> </text:span><text:span text:style-name="T437">not.</text:span></text:p>
      <text:p text:style-name="P77">If<text:span text:style-name="T398"> </text:span>there<text:span text:style-name="T398"> </text:span>is<text:span text:style-name="T398"> </text:span>no<text:span text:style-name="T375"> </text:span>inventory<text:span text:style-name="T398"> </text:span>control<text:span text:style-name="T437"> </text:span>for<text:span text:style-name="T375"> </text:span>the<text:span text:style-name="T398"> </text:span>system<text:span text:style-name="T398"> </text:span>(or<text:span text:style-name="T460"> </text:span>none<text:span text:style-name="T398"> </text:span>for<text:span text:style-name="T375"> </text:span>the<text:span text:style-name="T433"> </text:span><text:span text:style-name="T437">Item),</text:span><text:span text:style-name="T447"> </text:span>the<text:span text:style-name="T398"> </text:span>Quantity<text:span text:style-name="T398"> </text:span>ordered<text:span text:style-name="T470"> </text:span>becomes<text:span text:style-name="T398"> </text:span>the<text:span text:style-name="T375"> </text:span>Quantity<text:span text:style-name="T398"> </text:span>to<text:span text:style-name="T398"> </text:span>ship.<text:span text:style-name="T170"> </text:span>There<text:span text:style-name="T171"> </text:span>is<text:span text:style-name="T398"> </text:span>no<text:span text:style-name="T398"> </text:span>updating of<text:span text:style-name="T363"> </text:span>Inventory<text:span text:style-name="T375"> </text:span>done<text:span text:style-name="T372"> </text:span>in<text:span text:style-name="T363"> </text:span>the<text:span text:style-name="T368"> </text:span>Inventory<text:span text:style-name="T363"> </text:span>File<text:span text:style-name="T469">.</text:span></text:p>
      <text:p text:style-name="P78"/>
      <text:p text:style-name="P79">If<text:span text:style-name="T416"> </text:span>there<text:span text:style-name="T358"> </text:span>is<text:span text:style-name="T351"> </text:span>inventory<text:span text:style-name="T460"> </text:span>control<text:span text:style-name="T177"> </text:span>and<text:span text:style-name="T368"> </text:span>the<text:span text:style-name="T358"> </text:span>Quantity<text:span text:style-name="T536"> </text:span>available<text:span text:style-name="T384"> </text:span>(Quantity<text:span text:style-name="T536"> </text:span>on<text:span text:style-name="T460"> </text:span><text:span text:style-name="T410">hand</text:span><text:span text:style-name="T413"> </text:span>-<text:span text:style-name="T398"> </text:span>Quantity<text:span text:style-name="T398"> </text:span>committed<text:span text:style-name="T386"> </text:span>in<text:span text:style-name="T375"> </text:span>the<text:span text:style-name="T398"> </text:span>Inventory<text:span text:style-name="T398"> </text:span>File)<text:span text:style-name="T398"> </text:span>is<text:span text:style-name="T536"> </text:span>less<text:span text:style-name="T375"> </text:span>than<text:span text:style-name="T358"> </text:span>the<text:span text:style-name="T398"> </text:span>Quantity ordered, the<text:span text:style-name="T410"> </text:span>Quantity available is displayed and the user is allowed to select<text:span text:style-name="T407"> </text:span>one<text:span text:style-name="T407"> </text:span>of<text:span text:style-name="T534"> </text:span>the<text:span text:style-name="T407"> </text:span>options.</text:p>
      <text:p text:style-name="P80">For<text:span text:style-name="T398"> </text:span>a<text:span text:style-name="T398"> </text:span>non<text:span text:style-name="T676"> </text:span>back-orderable<text:span text:style-name="T398"> </text:span>Item,<text:span text:style-name="T375"> </text:span>the<text:span text:style-name="T398"> </text:span>options<text:span text:style-name="T398"> </text:span>are<text:span text:style-name="T375"> </text:span>to<text:span text:style-name="T398"> </text:span>cancel<text:span text:style-name="T428"> </text:span>the<text:span text:style-name="T416"> </text:span>Item,<text:span text:style-name="T375"> </text:span>order what's<text:span text:style-name="T375"> </text:span>in<text:span text:style-name="T398"> </text:span>stock<text:span text:style-name="T375"> </text:span>or<text:span text:style-name="T398"> </text:span>override.<text:span text:style-name="T553"> </text:span>After<text:span text:style-name="T428"> </text:span>the<text:span text:style-name="T398"> </text:span>selection has<text:span text:style-name="T428"> </text:span>been<text:span text:style-name="T372"> </text:span>made,<text:span text:style-name="T460"> </text:span>if<text:span text:style-name="T363"> </text:span>the Item<text:span text:style-name="T398"> </text:span>was<text:span text:style-name="T398"> </text:span>not<text:span text:style-name="T398"> </text:span>cancelled,<text:span text:style-name="T398"> </text:span>the<text:span text:style-name="T375"> </text:span>inventory<text:span text:style-name="T460"> </text:span>Item<text:span text:style-name="T375"> </text:span>q<text:span text:style-name="T640">uanti</text:span>ty<text:span text:style-name="T398"> </text:span>committed<text:span text:style-name="T410"> </text:span>is<text:span text:style-name="T398"> </text:span>updated<text:span text:style-name="T372"> </text:span>by adding to<text:span text:style-name="T437"> </text:span>If<text:span text:style-name="T398"> </text:span>the<text:span text:style-name="T433"> </text:span>amount<text:span text:style-name="T428"> </text:span>to<text:span text:style-name="T343"> </text:span>be<text:span text:style-name="T514"> </text:span>shipped and rewriting the<text:span text:style-name="T470"> </text:span>record.</text:p>
      <text:p text:style-name="P81">For<text:span text:style-name="T398"> </text:span>a<text:span text:style-name="T398"> </text:span>back-orderable<text:span text:style-name="T398"> </text:span>Item,<text:span text:style-name="T375"> </text:span>the<text:span text:style-name="T398"> </text:span>options<text:span text:style-name="T398"> </text:span>are<text:span text:style-name="T375"> </text:span>to<text:span text:style-name="T398"> </text:span>cancel<text:span text:style-name="T358"> </text:span>the<text:span text:style-name="T398"> </text:span>Item,<text:span text:style-name="T375"> </text:span>back<text:span text:style-name="T398"> </text:span>order the<text:span text:style-name="T398"> </text:span>balance,<text:span text:style-name="T351"> </text:span>back<text:span text:style-name="T368"> </text:span>order<text:span text:style-name="T343"> </text:span>the<text:span text:style-name="T428"> </text:span><text:span text:style-name="T432">f</text:span>ul<text:span text:style-name="T512">l</text:span><text:span text:style-name="T552"> </text:span>I<text:span text:style-name="T659">tem</text:span><text:span text:style-name="T513"> </text:span>Quantity,<text:span text:style-name="T428"> </text:span>or<text:span text:style-name="T514"> </text:span>override<text:span text:style-name="T514"> </text:span>the<text:span text:style-name="T536"> </text:span>inventory.</text:p>
      <text:p text:style-name="P79">After<text:span text:style-name="T398"> </text:span>the<text:span text:style-name="T398"> </text:span>selection<text:span text:style-name="T358"> </text:span>has<text:span text:style-name="T460"> </text:span>been<text:span text:style-name="T460"> </text:span>made,<text:span text:style-name="T470"> </text:span>If<text:span text:style-name="T368"> </text:span>the<text:span text:style-name="T460"> </text:span>Item<text:span text:style-name="T372"> </text:span>was<text:span text:style-name="T398"> </text:span>not<text:span text:style-name="T398"> </text:span>cancelled,<text:span text:style-name="T398"> </text:span>the <text:span text:style-name="T437">inventory</text:span><text:span text:style-name="T410"> </text:span><text:span text:style-name="T437">Item</text:span><text:span text:style-name="T358"> </text:span><text:span text:style-name="T437">Quantity</text:span><text:span text:style-name="T460"> </text:span><text:span text:style-name="T437">committed field</text:span><text:span text:style-name="T343"> </text:span><text:span text:style-name="T437">is</text:span><text:span text:style-name="T514"> </text:span><text:span text:style-name="T437">updated</text:span><text:span text:style-name="T410"> </text:span><text:span text:style-name="T437">by</text:span><text:span text:style-name="T514"> </text:span><text:span text:style-name="T437">adding</text:span><text:span text:style-name="T514"> </text:span><text:span text:style-name="T437">to</text:span><text:span text:style-name="T514"> </text:span><text:span text:style-name="T437">If</text:span><text:span text:style-name="T428"> </text:span><text:span text:style-name="T437">the </text:span>Quantity<text:span text:style-name="T358"> </text:span>ordered<text:span text:style-name="T437"> </text:span>and<text:span text:style-name="T380"> </text:span>rewriting<text:span text:style-name="T171"> </text:span>the<text:span text:style-name="T358"> </text:span>inventory Item<text:span text:style-name="T398"> </text:span>record.</text:p>
      <text:p text:style-name="P82">The<text:span text:style-name="T398"> </text:span>remaining<text:span text:style-name="T398"> </text:span>fields<text:span text:style-name="T398"> for </text:span>the<text:span text:style-name="T398"> </text:span>Item<text:span text:style-name="T375"> </text:span>are<text:span text:style-name="T398"> </text:span>entered.<text:span text:style-name="T578"> </text:span>If<text:span text:style-name="T363"> </text:span>the<text:span text:style-name="T398"> </text:span>order<text:span text:style-name="T351"> </text:span>is<text:span text:style-name="T398"> </text:span>a<text:span text:style-name="T398"> </text:span>credit <text:span text:style-name="T640">note / </text:span>memo,<text:span text:style-name="T398"> </text:span>entry<text:span text:style-name="T398"> </text:span>of<text:span text:style-name="T398"> </text:span>Quantity<text:span text:style-name="T375"> </text:span>to<text:span text:style-name="T398"> </text:span>be<text:span text:style-name="T398"> </text:span>returned<text:span text:style-name="T358"> </text:span>to<text:span text:style-name="T433"> </text:span>inventory is<text:span text:style-name="T398"> </text:span>allowed.<text:span text:style-name="T579"> </text:span>If<text:span text:style-name="T358"> </text:span>the Item<text:span text:style-name="T428"> </text:span>is<text:span text:style-name="T398"> </text:span>a<text:span text:style-name="T398"> </text:span>miscellaneous<text:span text:style-name="T343"> </text:span>Item,<text:span text:style-name="T398"> </text:span>entry<text:span text:style-name="T433"> or </text:span>the<text:span text:style-name="T398"> </text:span>unit<text:span text:style-name="T398"> </text:span>cost<text:span text:style-name="T171"> </text:span>is<text:span text:style-name="T398"> </text:span>allowed.</text:p>
      <text:p text:style-name="P83"><text:soft-page-break/>The<text:span text:style-name="T398"> </text:span>unit<text:span text:style-name="T368"> </text:span>price<text:span text:style-name="T386"> </text:span>is<text:span text:style-name="T398"> </text:span>calculated using<text:span text:style-name="T165"> </text:span>the<text:span text:style-name="T372"> </text:span>price<text:span text:style-name="T398"> </text:span>code<text:span text:style-name="T375"> </text:span>associated<text:span text:style-name="T437"> </text:span>with<text:span text:style-name="T358"> </text:span>the inventory<text:span text:style-name="T386"> </text:span>Item.<text:span text:style-name="T530"> </text:span>The<text:span text:style-name="T459"> </text:span>O/E<text:span text:style-name="T428"> </text:span>Codes<text:span text:style-name="T398"> </text:span>File<text:span text:style-name="T416"> </text:span>is<text:span text:style-name="T514"> </text:span>read<text:span text:style-name="T343"> </text:span>and<text:span text:style-name="T358"> </text:span>the<text:span text:style-name="T372"> </text:span>price<text:span text:style-name="T410"> </text:span>is<text:span text:style-name="T398"> </text:span>calculated taking<text:span text:style-name="T358"> </text:span>into<text:span text:style-name="T375"> </text:span>account<text:span text:style-name="T398"> </text:span>any<text:span text:style-name="T351"> </text:span>discount<text:span text:style-name="T372"> </text:span>on<text:span text:style-name="T375"> </text:span>the<text:span text:style-name="T398"> </text:span>price<text:span text:style-name="T375"> </text:span>as<text:span text:style-name="T398"> </text:span>set<text:span text:style-name="T514"> </text:span>up<text:span text:style-name="T437"> </text:span>in<text:span text:style-name="T375"> </text:span>the<text:span text:style-name="T459"> </text:span>O/E<text:span text:style-name="T514"> </text:span>Codes File<text:span text:style-name="T659">.</text:span></text:p>
      <text:p text:style-name="P84"><text:span text:style-name="T437">After</text:span><text:span text:style-name="T514"> </text:span><text:span text:style-name="T437">the</text:span><text:span text:style-name="T514"> </text:span><text:span text:style-name="T437">Item</text:span><text:span text:style-name="T343"> </text:span><text:span text:style-name="T437">is</text:span><text:span text:style-name="T428"> </text:span><text:span text:style-name="T437">entered,</text:span><text:span text:style-name="T514"> </text:span><text:span text:style-name="T437">changes</text:span><text:span text:style-name="T433"> </text:span><text:span text:style-name="T437">are</text:span><text:span text:style-name="T514"> </text:span><text:span text:style-name="T437">allowed</text:span><text:span text:style-name="T363"> </text:span><text:span text:style-name="T437">by</text:span><text:span text:style-name="T428"> </text:span><text:span text:style-name="T437">way</text:span><text:span text:style-name="T514"> or </text:span><text:span text:style-name="T437">the</text:span><text:span text:style-name="T514"> </text:span><text:span text:style-name="T437">"A</text:span><text:span text:style-name="T449">ny</text:span><text:span text:style-name="T428"> </text:span><text:span text:style-name="T437">C</text:span><text:span text:style-name="T449">hange</text:span><text:span text:style-name="T437">" </text:span>question.<text:span text:style-name="T530"> </text:span>The<text:span text:style-name="T363"> </text:span>user<text:span text:style-name="T410"> </text:span>is<text:span text:style-name="T363"> </text:span>allowed<text:span text:style-name="T363"> </text:span>to<text:span text:style-name="T398"> </text:span>re-enter,<text:span text:style-name="T386"> </text:span>If<text:span text:style-name="T165"> </text:span><text:span text:style-name="T169">s/</text:span>he<text:span text:style-name="T398"> </text:span>wishes,<text:span text:style-name="T380"> </text:span>any<text:span text:style-name="T470"> </text:span>field previously<text:span text:style-name="T398"> </text:span>entered<text:span text:style-name="T410"> </text:span>by<text:span text:style-name="T398"> </text:span>the<text:span text:style-name="T398"> </text:span>cursor being<text:span text:style-name="T437"> </text:span>displayed at<text:span text:style-name="T398"> </text:span>the<text:span text:style-name="T398"> </text:span>end<text:span text:style-name="T375"> o</text:span><text:span text:style-name="T379">f </text:span><text:span text:style-name="T375"><text:s/></text:span>the<text:span text:style-name="T398"> </text:span>field and allowing the<text:span text:style-name="T375"> </text:span>Restart<text:span text:style-name="T460"> </text:span>Key<text:span text:style-name="T536"> </text:span>to<text:span text:style-name="T410"> </text:span>be pressed to<text:span text:style-name="T380"> </text:span>enter<text:span text:style-name="T437"> </text:span>a new<text:span text:style-name="T351"> </text:span>amount.</text:p>
      <text:p text:style-name="P82">The<text:span text:style-name="T398"> </text:span>total<text:span text:style-name="T363"> </text:span>cost<text:span text:style-name="T676"> for</text:span><text:span text:style-name="T398"> </text:span>the<text:span text:style-name="T398"> </text:span>Item<text:span text:style-name="T358"> </text:span>is<text:span text:style-name="T375"> </text:span>calculated<text:span text:style-name="T358"> </text:span>and<text:span text:style-name="T375"> </text:span>added<text:span text:style-name="T398"> </text:span>on<text:span text:style-name="T398"> </text:span>to<text:span text:style-name="T375"> </text:span>the<text:span text:style-name="T398"> </text:span>totals<text:span text:style-name="T351"> </text:span>in <text:span text:style-name="T437">the</text:span><text:span text:style-name="T514"> </text:span><text:span text:style-name="T437">Order</text:span><text:span text:style-name="T514"> </text:span><text:span text:style-name="T437">Header</text:span><text:span text:style-name="T514"> </text:span><text:span text:style-name="T516">r</text:span><text:span text:style-name="T437">ecord.</text:span><text:span text:style-name="T557"> </text:span><text:span text:style-name="T437">The</text:span><text:span text:style-name="T514"> </text:span><text:span text:style-name="T437">commission</text:span><text:span text:style-name="T363"> </text:span><text:span text:style-name="T437">amount</text:span><text:span text:style-name="T368"> </text:span><text:span text:style-name="T437">is</text:span><text:span text:style-name="T514"> </text:span><text:span text:style-name="T437">calculated,</text:span><text:span text:style-name="T351"> </text:span><text:span text:style-name="T437">based</text:span><text:span text:style-name="T433"> </text:span><text:span text:style-name="T165">on</text:span><text:span text:style-name="T168"> </text:span><text:span text:style-name="T437">the</text:span><text:span text:style-name="T514"> </text:span><text:span text:style-name="T437">Commission</text:span><text:span text:style-name="T514"> </text:span><text:span text:style-name="T437">Code</text:span><text:span text:style-name="T514"> for </text:span><text:span text:style-name="T437">the</text:span><text:span text:style-name="T372"> </text:span><text:span text:style-name="T437">Item,</text:span><text:span text:style-name="T372"> </text:span><text:span text:style-name="T437">and</text:span><text:span text:style-name="T470"> </text:span><text:span text:style-name="T437">added</text:span><text:span text:style-name="T433"> </text:span><text:span text:style-name="T437">to</text:span><text:span text:style-name="T514"> </text:span><text:span text:style-name="T437">the</text:span><text:span text:style-name="T428"> </text:span><text:span text:style-name="T437">Order</text:span><text:span text:style-name="T514"> </text:span><text:span text:style-name="T437">Commission</text:span><text:span text:style-name="T368"> </text:span><text:span text:style-name="T437">amount</text:span><text:span text:style-name="T449"> but only if the commissions flag is set in the OE Control file</text:span><text:span text:style-name="T437">.</text:span></text:p>
      <text:p text:style-name="P84">The<text:span text:style-name="T368"> </text:span>Items entered are displayed by scrolling down the<text:span text:style-name="T343"> </text:span>screen in the<text:span text:style-name="T351"> </text:span>order that<text:span text:style-name="T398"> </text:span>they are<text:span text:style-name="T433"> </text:span>entered.<text:span text:style-name="T581"> </text:span>This is<text:span text:style-name="T165"> </text:span>done<text:span text:style-name="T437"> </text:span>by<text:span text:style-name="T380"> </text:span>setting up<text:span text:style-name="T358"> </text:span>a<text:span text:style-name="T398"> </text:span>screen table<text:span text:style-name="T372"> </text:span>and storing<text:span text:style-name="T363"> </text:span>the<text:span text:style-name="T363"> </text:span>data<text:span text:style-name="T171"> </text:span>as If is<text:span text:style-name="T368"> </text:span>entered into<text:span text:style-name="T398"> </text:span>the<text:span text:style-name="T398"> </text:span>table<text:span text:style-name="T380"> </text:span>elements.<text:span text:style-name="T582"> </text:span>The<text:span text:style-name="T433"> </text:span><text:span text:style-name="T436">lines </text:span>of the<text:span text:style-name="T363"> </text:span>table<text:span text:style-name="T171"> </text:span>are<text:span text:style-name="T372"> </text:span>moved down,<text:span text:style-name="T372"> </text:span>and<text:span text:style-name="T410"> </text:span>the<text:span text:style-name="T363"> </text:span>table is<text:span text:style-name="T351"> </text:span>displayed.</text:p>
      <text:p text:style-name="P111"/>
      <text:h text:style-name="Heading_20_3" text:outline-level="4"><text:bookmark-start text:name="__RefHeading___Toc15895_3119317922"/><text:span text:style-name="T176">OEOEMI</text:span><text:span text:style-name="T166">SC</text:span><text:bookmark-end text:name="__RefHeading___Toc15895_3119317922"/></text:h>
      <text:p text:style-name="P85">This<text:span text:style-name="T514"> </text:span>program<text:span text:style-name="T437"> </text:span>is<text:span text:style-name="T398"> </text:span>called from<text:span text:style-name="T398"> </text:span>OEOEADD<text:span text:style-name="T165"> </text:span>and<text:span text:style-name="T375"> </text:span>OEOECNG<text:span text:style-name="T428"> </text:span>after<text:span text:style-name="T460"> </text:span>the<text:span text:style-name="T171"> </text:span>Items<text:span text:style-name="T470"> </text:span>have<text:span text:style-name="T171"> </text:span>been added<text:span text:style-name="T171"> </text:span>and/or<text:span text:style-name="T363"> </text:span>changed<text:span text:style-name="T386"> </text:span>for<text:span text:style-name="T368"> </text:span>all credit<text:span text:style-name="T398"> </text:span>memos<text:span text:style-name="T398"> </text:span>and invoices.<text:span text:style-name="T576"> </text:span>This<text:span text:style-name="T375"> </text:span>module completes the<text:span text:style-name="T410"> </text:span>Order Header information. See related screen layout and <text:span text:style-name="T676">f</text:span>ile <text:span text:style-name="T676">d</text:span><text:span text:style-name="T437">efinition.</text:span></text:p>
      <text:p text:style-name="P86">After the miscellaneous charges amount is entered, If the amount was not zero,<text:span text:style-name="T398"> </text:span>the<text:span text:style-name="T398"> </text:span>A/R<text:span text:style-name="T398"> </text:span>Control<text:span text:style-name="T375"> </text:span>File<text:span text:style-name="T358"> </text:span>is<text:span text:style-name="T398"> </text:span>checked<text:span text:style-name="T410"> </text:span>to<text:span text:style-name="T398"> </text:span>see<text:span text:style-name="T165"> </text:span>If<text:span text:style-name="T171"> </text:span>multiple<text:span text:style-name="T171"> </text:span>accounts<text:span text:style-name="T343"> </text:span>exist for<text:span text:style-name="T398"> </text:span>miscellaneous<text:span text:style-name="T428"> </text:span>charges.<text:span text:style-name="T582"> </text:span>If<text:span text:style-name="T460"> </text:span>they<text:span text:style-name="T416"> </text:span>do,<text:span text:style-name="T398"> </text:span>a<text:span text:style-name="T398"> </text:span>valid<text:span text:style-name="T343"> </text:span>account is<text:span text:style-name="T398"> </text:span>entered,</text:p>
      <text:p text:style-name="P87">The<text:span text:style-name="T398"> </text:span>sales<text:span text:style-name="T398"> </text:span>tax<text:span text:style-name="T398"> </text:span>is<text:span text:style-name="T375"> </text:span>calculated<text:span text:style-name="T470"> </text:span>using<text:span text:style-name="T375"> </text:span>the<text:span text:style-name="T398"> </text:span>customer's<text:span text:style-name="T398"> </text:span>tax<text:span text:style-name="T398"> </text:span>percent<text:span text:style-name="T375"> </text:span>and<text:span text:style-name="T398"> </text:span>the<text:span text:style-name="T398"> </text:span>order taxable<text:span text:style-name="T398"> </text:span>amount.<text:span text:style-name="T553"> </text:span>The<text:span text:style-name="T398"> </text:span>tax<text:span text:style-name="T437"> </text:span>is<text:span text:style-name="T380"> </text:span>displayed and<text:span text:style-name="T165"> </text:span>may<text:span text:style-name="T416"> </text:span>be<text:span text:style-name="T398"> </text:span>overridden by<text:span text:style-name="T460"> </text:span>pressing the<text:span text:style-name="T375"> </text:span>Restart<text:span text:style-name="T416"> </text:span>key and entering a<text:span text:style-name="T536"> </text:span>new amount.</text:p>
      <text:p text:style-name="P88">The<text:span text:style-name="T398"> </text:span>freight<text:span text:style-name="T398"> </text:span>amount<text:span text:style-name="T514"> </text:span>is<text:span text:style-name="T398"> </text:span>entered.<text:span text:style-name="T557"> </text:span>If<text:span text:style-name="T358"> </text:span>the<text:span text:style-name="T398"> </text:span>amount<text:span text:style-name="T398"> </text:span>entered was<text:span text:style-name="T398"> </text:span>not<text:span text:style-name="T398"> </text:span>zero<text:span text:style-name="T372"> </text:span>and multiple<text:span text:style-name="T398"> </text:span>account<text:span text:style-name="T398"> </text:span>exist<text:span text:style-name="T676"> for</text:span><text:span text:style-name="T398"> </text:span>freight<text:span text:style-name="T398"> </text:span>charges<text:span text:style-name="T428"> </text:span>in<text:span text:style-name="T398"> </text:span>the<text:span text:style-name="T398"> </text:span>A/R<text:span text:style-name="T428"> </text:span>Control File,<text:span text:style-name="T428"> </text:span>a valid<text:span text:style-name="T460"> </text:span>account is<text:span text:style-name="T428"> </text:span>entered.</text:p>
      <text:p text:style-name="P89">If<text:span text:style-name="T363"> </text:span>the<text:span text:style-name="T363"> </text:span>Commission<text:span text:style-name="T343"> </text:span>Amount<text:span text:style-name="T363"> </text:span>calculated<text:span text:style-name="T368"> </text:span>and<text:span text:style-name="T351"> </text:span>accumulated<text:span text:style-name="T462"> </text:span>for<text:span text:style-name="T410"> </text:span>all Items<text:span text:style-name="T363"> </text:span>on<text:span text:style-name="T171"> </text:span>the order<text:span text:style-name="T428"> </text:span>is<text:span text:style-name="T398"> </text:span>zero,<text:span text:style-name="T398"> </text:span>the<text:span text:style-name="T375"> </text:span>Commission<text:span text:style-name="T398"> </text:span>Percent<text:span text:style-name="T398"> </text:span>is<text:span text:style-name="T375"> </text:span>entered<text:span text:style-name="T398"> </text:span>and<text:span text:style-name="T398"> </text:span>the<text:span text:style-name="T375"> </text:span>commission<text:span text:style-name="T398"> </text:span>amount is<text:span text:style-name="T514"> </text:span>calculated and displayed.</text:p>
      <text:p text:style-name="P84">If<text:span text:style-name="T398"> </text:span>the<text:span text:style-name="T398"> </text:span>accumulated<text:span text:style-name="T380"> </text:span>commission<text:span text:style-name="T375"> </text:span>amount<text:span text:style-name="T375"> </text:span>is<text:span text:style-name="T375"> </text:span>not<text:span text:style-name="T398"> </text:span>zero,<text:span text:style-name="T398"> </text:span>then<text:span text:style-name="T375"> </text:span>the<text:span text:style-name="T398"> </text:span>percent<text:span text:style-name="T470"> </text:span>is<text:span text:style-name="T375"> </text:span>not entered,<text:span text:style-name="T514"> </text:span>and<text:span text:style-name="T171"> </text:span>the<text:span text:style-name="T398"> </text:span>commission amount is<text:span text:style-name="T171"> </text:span>displayed.</text:p>
      <text:p text:style-name="P90">Any<text:span text:style-name="T398"> </text:span>subsequent<text:span text:style-name="T398"> </text:span>entry<text:span text:style-name="T398"> </text:span>of<text:span text:style-name="T375"> </text:span>the<text:span text:style-name="T398"> </text:span>commission<text:span text:style-name="T368"> </text:span>percent<text:span text:style-name="T398"> </text:span>will<text:span text:style-name="T165"> </text:span>result<text:span text:style-name="T386"> </text:span>in<text:span text:style-name="T428"> </text:span>a <text:span text:style-name="T437">recalculation</text:span><text:span text:style-name="T514"> </text:span><text:span text:style-name="T437">of</text:span><text:span text:style-name="T428"> </text:span><text:span text:style-name="T437">the</text:span><text:span text:style-name="T514"> </text:span><text:span text:style-name="T437">commission</text:span><text:span text:style-name="T363"> </text:span><text:span text:style-name="T437">amount</text:span><text:span text:style-name="T416"> </text:span><text:span text:style-name="T437">based</text:span><text:span text:style-name="T514"> </text:span><text:span text:style-name="T437">on</text:span><text:span text:style-name="T514"> </text:span><text:span text:style-name="T437">the</text:span><text:span text:style-name="T514"> </text:span><text:span text:style-name="T437">entered</text:span><text:span text:style-name="T343"> </text:span><text:span text:style-name="T437">percent.</text:span></text:p>
      <text:p text:style-name="P91"><text:soft-page-break/><text:span text:style-name="T437">After</text:span><text:span text:style-name="T514"> </text:span><text:span text:style-name="T437">the</text:span><text:span text:style-name="T514"> </text:span><text:span text:style-name="T437">fields</text:span><text:span text:style-name="T514"> </text:span><text:span text:style-name="T437">have</text:span><text:span text:style-name="T428"> </text:span><text:span text:style-name="T437">been</text:span><text:span text:style-name="T514"> </text:span><text:span text:style-name="T437">entered,</text:span><text:span text:style-name="T514"> </text:span><text:span text:style-name="T437">the</text:span><text:span text:style-name="T428"> </text:span><text:span text:style-name="T437">record</text:span><text:span text:style-name="T416"> </text:span><text:span text:style-name="T437">is</text:span><text:span text:style-name="T358"> </text:span><text:span text:style-name="T437">passed</text:span><text:span text:style-name="T536"> </text:span><text:span text:style-name="T437">back</text:span><text:span text:style-name="T358"> </text:span><text:span text:style-name="T437">to</text:span><text:span text:style-name="T534"> </text:span><text:span text:style-name="T437">OEOEADD </text:span>and<text:span text:style-name="T351"> </text:span>the<text:span text:style-name="T398"> </text:span>Order<text:span text:style-name="T460"> </text:span>Header record is<text:span text:style-name="T368"> </text:span>rewritten.</text:p>
      <text:p text:style-name="P112"/>
      <text:h text:style-name="P271" text:outline-level="4"/>
      <text:h text:style-name="P272" text:outline-level="4"><text:bookmark-start text:name="__RefHeading___Toc15897_3119317922"/>OEOECNG<text:bookmark-end text:name="__RefHeading___Toc15897_3119317922"/></text:h>
      <text:p text:style-name="P92">This<text:span text:style-name="T398"> </text:span>program<text:span text:style-name="T398"> </text:span>allows<text:span text:style-name="T398"> </text:span>changes<text:span text:style-name="T398"> </text:span>to<text:span text:style-name="T375"> </text:span>the<text:span text:style-name="T398"> </text:span>main<text:span text:style-name="T398"> </text:span>order<text:span text:style-name="T437"> </text:span>information or any<text:span text:style-name="T398"> </text:span>order that<text:span text:style-name="T398"> </text:span>has<text:span text:style-name="T398"> </text:span>not<text:span text:style-name="T398"> </text:span>been<text:span text:style-name="T368"> </text:span>invoiced<text:span text:style-name="T375"> </text:span>(as<text:span text:style-name="T398"> </text:span>long<text:span text:style-name="T398"> </text:span>as<text:span text:style-name="T375"> </text:span>the<text:span text:style-name="T398"> </text:span>order<text:span text:style-name="T368"> </text:span>is<text:span text:style-name="T398"> </text:span>flagged<text:span text:style-name="T514"> </text:span>as<text:span text:style-name="T398"> </text:span>"complete" and<text:span text:style-name="T398"> </text:span>has<text:span text:style-name="T398"> </text:span>not<text:span text:style-name="T398"> </text:span>been<text:span text:style-name="T375"> </text:span>selected<text:span text:style-name="T372"> for </text:span>billing).<text:span text:style-name="T456"> </text:span>The<text:span text:style-name="T398"> </text:span>order<text:span text:style-name="T398"> </text:span>number<text:span text:style-name="T343"> </text:span>is<text:span text:style-name="T398"> </text:span>entered<text:span text:style-name="T398"> </text:span>and the<text:span text:style-name="T398"> </text:span>contents<text:span text:style-name="T363"> </text:span>of<text:span text:style-name="T460"> </text:span>the<text:span text:style-name="T398"> </text:span>Order<text:span text:style-name="T460"> </text:span>Header record are<text:span text:style-name="T358"> </text:span>displayed.</text:p>
      <text:p text:style-name="P83">Changes are made and the<text:span text:style-name="T536"> </text:span>Order Header record<text:span text:style-name="T553"> </text:span>is rewritten.<text:span text:style-name="T513"> </text:span>The program then calls OEITMCNG to make any<text:span text:style-name="T386"> </text:span>changes to the individual<text:span text:style-name="T398"> </text:span>new Items.</text:p>
      <text:p text:style-name="P93">If<text:span text:style-name="T398"> </text:span>the<text:span text:style-name="T398"> </text:span>order<text:span text:style-name="T470"> </text:span>is<text:span text:style-name="T398"> </text:span>a<text:span text:style-name="T375"> </text:span>credit<text:span text:style-name="T398"> </text:span>memo<text:span text:style-name="T398"> </text:span>or<text:span text:style-name="T514"> </text:span>invoice,<text:span text:style-name="T398"> </text:span>the<text:span text:style-name="T398"> </text:span>Order<text:span text:style-name="T375"> </text:span>Header<text:span text:style-name="T398"> </text:span>record<text:span text:style-name="T410"> </text:span>is passed to<text:span text:style-name="T363"> </text:span>OEOEMISC for any changes in the billing information.<text:span text:style-name="T640"> [ </text:span><text:span text:style-name="T621">Now done for all Order types. </text:span><text:span text:style-name="T640">]</text:span></text:p>
      <text:p text:style-name="P94">After<text:span text:style-name="T386"> </text:span>all<text:span text:style-name="T540"> </text:span>changes<text:span text:style-name="T462"> </text:span>have<text:span text:style-name="T343"> </text:span>been<text:span text:style-name="T536"> </text:span>made,<text:span text:style-name="T460"> </text:span>the<text:span text:style-name="T368"> </text:span>Order<text:span text:style-name="T380"> </text:span>Header<text:span text:style-name="T386"> </text:span>record<text:span text:style-name="T587"> </text:span>is<text:span text:style-name="T386"> </text:span><text:span text:style-name="T437">rewritten.</text:span></text:p>
      <text:p text:style-name="P58"/>
      <text:h text:style-name="P273" text:outline-level="4"><text:bookmark-start text:name="__RefHeading___Toc15899_3119317922"/>OEITMCNG<text:bookmark-end text:name="__RefHeading___Toc15899_3119317922"/></text:h>
      <text:p text:style-name="P86">This<text:span text:style-name="T351"> </text:span>program allows<text:span text:style-name="T437"> </text:span>changes to<text:span text:style-name="T363"> </text:span>the <text:span text:style-name="T475">line</text:span><text:span text:style-name="T456"> </text:span>Items<text:span text:style-name="T343"> </text:span>of an<text:span text:style-name="T410"> </text:span>order and updates the inventory<text:span text:style-name="T428"> </text:span>Quantity<text:span text:style-name="T398"> </text:span>committed<text:span text:style-name="T428"> </text:span>accordingly.</text:p>
      <text:p text:style-name="P81">A<text:span text:style-name="T398"> </text:span>valid<text:span text:style-name="T460"> </text:span>Item<text:span text:style-name="T398"> </text:span>number<text:span text:style-name="T437"> </text:span>is<text:span text:style-name="T398"> </text:span>entered.<text:span text:style-name="T588"> </text:span>If<text:span text:style-name="T398"> </text:span>the<text:span text:style-name="T398"> </text:span>Item<text:span text:style-name="T372"> </text:span>is<text:span text:style-name="T375"> </text:span>not<text:span text:style-name="T398"> </text:span>on<text:span text:style-name="T398"> </text:span>the<text:span text:style-name="T375"> </text:span>order<text:span text:style-name="T398"> </text:span>a<text:span text:style-name="T398"> </text:span>message is<text:span text:style-name="T398"> </text:span>displayed<text:span text:style-name="T470"> </text:span>and<text:span text:style-name="T358"> </text:span>the Item<text:span text:style-name="T171"> </text:span>may be<text:span text:style-name="T398"> </text:span>added<text:span text:style-name="T351"> </text:span>to<text:span text:style-name="T398"> </text:span>the<text:span text:style-name="T398"> </text:span>order If<text:span text:style-name="T368"> </text:span>the<text:span text:style-name="T433"> </text:span>user wishes.</text:p>
      <text:p text:style-name="P95">If<text:span text:style-name="T363"> </text:span>the<text:span text:style-name="T363"> </text:span>F1<text:span text:style-name="T343"> </text:span>key is pressed,<text:span text:style-name="T416"> </text:span>the program will<text:span text:style-name="T555"> </text:span>bring<text:span text:style-name="T437"> </text:span>up<text:span text:style-name="T416"> </text:span>the<text:span text:style-name="T386"> </text:span>next Item<text:span text:style-name="T416"> </text:span>on file for the order.</text:p>
      <text:p text:style-name="P95"/>
      <text:p text:style-name="P79">The<text:span text:style-name="T398"> </text:span>fields<text:span text:style-name="T398"> </text:span>are<text:span text:style-name="T398"> </text:span>displayed and<text:span text:style-name="T343"> </text:span>any<text:span text:style-name="T351"> </text:span>needed<text:span text:style-name="T351"> </text:span>changes<text:span text:style-name="T171"> </text:span>are<text:span text:style-name="T398"> </text:span>entered. If<text:span text:style-name="T416"> </text:span>the<text:span text:style-name="T428"> </text:span>user changes<text:span text:style-name="T398"> </text:span>the<text:span text:style-name="T398"> </text:span>Quantity<text:span text:style-name="T343"> </text:span>Ordered,<text:span text:style-name="T460"> </text:span>entry<text:span text:style-name="T410"> </text:span>of the<text:span text:style-name="T398"> </text:span>Quantity<text:span text:style-name="T386"> </text:span>To<text:span text:style-name="T398"> </text:span>Ship<text:span text:style-name="T386"> </text:span>field is required.<text:span text:style-name="T576"> </text:span>The<text:span text:style-name="T380"> </text:span>Quantity available is<text:span text:style-name="T363"> </text:span>displayed at<text:span text:style-name="T398"> </text:span>the<text:span text:style-name="T368"> </text:span>bottom<text:span text:style-name="T165"> </text:span>of<text:span text:style-name="T351"> </text:span>the screen.<text:span text:style-name="T590"> </text:span>If<text:span text:style-name="T536"> </text:span>the<text:span text:style-name="T428"> </text:span>Quantity to<text:span text:style-name="T398"> </text:span>ship<text:span text:style-name="T351"> </text:span>entered is less<text:span text:style-name="T375"> </text:span>than<text:span text:style-name="T358"> </text:span>the<text:span text:style-name="T398"> </text:span>Quantity ordered,<text:span text:style-name="T398"> </text:span>then<text:span text:style-name="T398"> </text:span>the<text:span text:style-name="T398"> </text:span>remaining<text:span text:style-name="T514"> </text:span>amount<text:span text:style-name="T363"> </text:span>is<text:span text:style-name="T380"> </text:span>designated as<text:span text:style-name="T398"> </text:span>either<text:span text:style-name="T514"> </text:span>out<text:span text:style-name="T553"> </text:span><text:span text:style-name="T554">of</text:span><text:span text:style-name="T398"> </text:span>stock<text:span text:style-name="T514"> </text:span>or back<text:span text:style-name="T398"> </text:span>ordered.<text:span text:style-name="T553"> </text:span>The<text:span text:style-name="T375"> </text:span>Inventory Item<text:span text:style-name="T372"> </text:span>record is<text:span text:style-name="T375"> </text:span>updated<text:span text:style-name="T470"> </text:span>taking into<text:span text:style-name="T398"> </text:span>account the<text:span text:style-name="T398"> </text:span>Quantity to<text:span text:style-name="T398"> </text:span>ship and<text:span text:style-name="T416"> </text:span>Quantity back<text:span text:style-name="T363"> </text:span>ordered<text:span text:style-name="T398"> </text:span>(if any).</text:p>
      <text:p text:style-name="P92">The<text:span text:style-name="T363"> </text:span>END<text:span text:style-name="T416"> </text:span>key pressed for the Item number will terminate this portion of Order Entry.</text:p>
      <text:p text:style-name="P96"/>
      <text:h text:style-name="P273" text:outline-level="4"><text:bookmark-start text:name="__RefHeading___Toc15901_3119317922"/>OEOEDEL<text:bookmark-end text:name="__RefHeading___Toc15901_3119317922"/></text:h>
      <text:p text:style-name="P81">This program deletes selected orders and updates the Inventory File as <text:span text:style-name="T437">needed.</text:span></text:p>
      <text:p text:style-name="P97">A<text:span text:style-name="T398"> </text:span>valid<text:span text:style-name="T398"> </text:span>order<text:span text:style-name="T363"> </text:span>number is<text:span text:style-name="T398"> </text:span>entered.<text:span text:style-name="T553"> </text:span>The<text:span text:style-name="T398"> </text:span>order<text:span text:style-name="T460"> </text:span>fields<text:span text:style-name="T398"> </text:span>are<text:span text:style-name="T398"> </text:span>displayed.<text:span text:style-name="T563"> </text:span>If<text:span text:style-name="T514"> </text:span>the user wishes<text:span text:style-name="T470"> </text:span>to<text:span text:style-name="T470"> </text:span>delete<text:span text:style-name="T416"> </text:span>the<text:span text:style-name="T398"> </text:span>order, he<text:span text:style-name="T380"> </text:span>answers<text:span text:style-name="T368"> </text:span>"Y"<text:span text:style-name="T398"> </text:span>to<text:span text:style-name="T398"> </text:span>the<text:span text:style-name="T171"> </text:span>question "O<text:span text:style-name="T634">kay</text:span><text:span text:style-name="T410"> </text:span><text:span text:style-name="T414">to</text:span> D<text:span text:style-name="T634">elete</text:span><text:span text:style-name="T407"> </text:span>O<text:span text:style-name="T634">rder</text:span>?".<text:span text:style-name="T469"> </text:span>The<text:span text:style-name="T407"> </text:span>Order<text:span text:style-name="T384"> </text:span>Header<text:span text:style-name="T407"> </text:span>record<text:span text:style-name="T343"> </text:span>is<text:span text:style-name="T407"> </text:span>deleted.</text:p>
      <text:p text:style-name="P98">The<text:span text:style-name="T398"> </text:span>corresponding Line<text:span text:style-name="T416"> </text:span>Items<text:span text:style-name="T410"> for </text:span>the<text:span text:style-name="T398"> </text:span>order<text:span text:style-name="T165"> </text:span>are<text:span text:style-name="T398"> </text:span>then<text:span text:style-name="T351"> </text:span>read.<text:span text:style-name="T513"> </text:span>If<text:span text:style-name="T410"> </text:span>there is Inventory<text:span text:style-name="T398"> </text:span>Control<text:span text:style-name="T437"> </text:span>in<text:span text:style-name="T398"> </text:span>the<text:span text:style-name="T398"> </text:span>system<text:span text:style-name="T165"> </text:span>and<text:span text:style-name="T380"> </text:span>the<text:span text:style-name="T358"> </text:span>Item<text:span text:style-name="T343"> </text:span>has<text:span text:style-name="T358"> </text:span>inventory<text:span text:style-name="T351"> </text:span>control,<text:span text:style-name="T398"> </text:span>the Inventory<text:span text:style-name="T428"> </text:span>record<text:span text:style-name="T343"> </text:span>is<text:span text:style-name="T398"> </text:span>updated.<text:span text:style-name="T588"> </text:span>If<text:span text:style-name="T398"> </text:span>the<text:span text:style-name="T375"> </text:span>Item<text:span text:style-name="T470"> </text:span>is<text:span text:style-name="T398"> </text:span>back-orderable,<text:span text:style-name="T398"> </text:span>the<text:span text:style-name="T398"> </text:span>Line<text:span text:style-name="T375"> </text:span>Item Quantity<text:span text:style-name="T398"> </text:span>ordered<text:span text:style-name="T410"> </text:span>is<text:span text:style-name="T398"> </text:span>subtracted from<text:span text:style-name="T428"> </text:span>the<text:span text:style-name="T398"> </text:span>Inventory<text:span text:style-name="T380"> </text:span>Quantity<text:span text:style-name="T433"> </text:span><text:soft-page-break/>Committed.<text:span text:style-name="T582"> </text:span>If the<text:span text:style-name="T398"> </text:span>Item is<text:span text:style-name="T470"> </text:span>non<text:span text:style-name="T676"> </text:span>back-orderable,<text:span text:style-name="T398"> </text:span>the<text:span text:style-name="T398"> </text:span>Line<text:span text:style-name="T165"> </text:span>Item<text:span text:style-name="T416"> </text:span>Quantity<text:span text:style-name="T351"> </text:span>to<text:span text:style-name="T398"> </text:span>ship<text:span text:style-name="T437"> </text:span>is <text:span text:style-name="T437">subtracted from</text:span><text:span text:style-name="T514"> </text:span><text:span text:style-name="T437">the</text:span><text:span text:style-name="T514"> </text:span><text:span text:style-name="T437">Inventory</text:span><text:span text:style-name="T428"> </text:span><text:span text:style-name="T437">Quantity</text:span><text:span text:style-name="T363"> </text:span><text:span text:style-name="T437">Committed.</text:span><text:span text:style-name="T553"> </text:span><text:span text:style-name="T437">The</text:span><text:span text:style-name="T514"> </text:span><text:span text:style-name="T437">Inventory</text:span><text:span text:style-name="T343"> </text:span><text:span text:style-name="T437">record</text:span> <text:span text:style-name="T437">is </text:span>then<text:span text:style-name="T375"> </text:span>rewritten.</text:p>
      <text:p text:style-name="P99">The<text:span text:style-name="T398"> </text:span>Line<text:span text:style-name="T398"> </text:span>Items<text:span text:style-name="T398"> </text:span>for<text:span text:style-name="T428"> </text:span>the<text:span text:style-name="T375"> </text:span>order<text:span text:style-name="T470"> </text:span>are<text:span text:style-name="T380"> </text:span><text:span text:style-name="T437">deleted.</text:span></text:p>
      <text:p text:style-name="P100"/>
      <text:h text:style-name="P273" text:outline-level="4"><text:bookmark-start text:name="__RefHeading___Toc15903_3119317922"/>OEORDEDT<text:bookmark-end text:name="__RefHeading___Toc15903_3119317922"/></text:h>
      <text:p text:style-name="P101"><text:span text:style-name="T437">A</text:span><text:span text:style-name="T514"> </text:span><text:span text:style-name="T437">screen</text:span><text:span text:style-name="T165"> </text:span><text:span text:style-name="T437">is</text:span><text:span text:style-name="T514"> </text:span><text:span text:style-name="T437">displayed</text:span><text:span text:style-name="T343"> </text:span><text:span text:style-name="T437">to</text:span><text:span text:style-name="T514"> </text:span><text:span text:style-name="T437">ask</text:span><text:span text:style-name="T416"> </text:span><text:span text:style-name="T437">what</text:span><text:span text:style-name="T514"> </text:span><text:span text:style-name="T437">the</text:span><text:span text:style-name="T428"> </text:span><text:span text:style-name="T437">starting</text:span><text:span text:style-name="T470"> </text:span><text:span text:style-name="T437">and</text:span><text:span text:style-name="T368"> </text:span><text:span text:style-name="T437">ending</text:span><text:span text:style-name="T358"> </text:span><text:span text:style-name="T437">range</text:span><text:span text:style-name="T514"> </text:span><text:span text:style-name="T437">should</text:span><text:span text:style-name="T351"> </text:span><text:span text:style-name="T165">be.</text:span></text:p>
      <text:p text:style-name="P102"/>
      <text:p text:style-name="P102"><text:span text:style-name="T625">After the user enters the screen data, the order header information and corresponding line Items are printed per the report format.</text:span><text:span text:style-name="T555"> </text:span>If<text:span text:style-name="T398"> </text:span>"ALL" orders<text:span text:style-name="T514"> </text:span>were<text:span text:style-name="T514"> </text:span>selected,<text:span text:style-name="T368"> </text:span>control returns<text:span text:style-name="T358"> </text:span>to<text:span text:style-name="T398"> </text:span>the<text:span text:style-name="T398"> </text:span>Order<text:span text:style-name="T514"> </text:span>Processing Menu, <text:span text:style-name="T437">otherwise,</text:span><text:span text:style-name="T514"> </text:span><text:span text:style-name="T437">the</text:span><text:span text:style-name="T514"> </text:span><text:span text:style-name="T437">screen</text:span><text:span text:style-name="T410"> </text:span><text:span text:style-name="T437">is</text:span><text:span text:style-name="T514"> </text:span><text:span text:style-name="T437">re-displayed</text:span><text:span text:style-name="T410"> </text:span><text:span text:style-name="T437">and</text:span><text:span text:style-name="T351"> </text:span><text:span text:style-name="T437">a</text:span><text:span text:style-name="T514"> </text:span><text:span text:style-name="T437">new</text:span><text:span text:style-name="T514"> </text:span><text:span text:style-name="T437">starting</text:span><text:span text:style-name="T343"> </text:span><text:span text:style-name="T437">and</text:span><text:span text:style-name="T368"> </text:span><text:span text:style-name="T437">ending</text:span><text:span text:style-name="T470"> </text:span><text:span text:style-name="T437">range </text:span>is<text:span text:style-name="T398"> </text:span>obtained.<text:span text:style-name="T591"> </text:span>Control returns<text:span text:style-name="T165"> </text:span>to<text:span text:style-name="T398"> </text:span>the<text:span text:style-name="T398"> </text:span>Order<text:span text:style-name="T372"> </text:span>Processing Menu<text:span text:style-name="T171"> </text:span>after<text:span text:style-name="T171"> </text:span>"ALL" orders<text:span text:style-name="T410"> </text:span>are<text:span text:style-name="T398"> </text:span>selected or<text:span text:style-name="T351"> </text:span>after<text:span text:style-name="T410"> </text:span>the<text:span text:style-name="T398"> </text:span>END<text:span text:style-name="T368"> </text:span>key has<text:span text:style-name="T536"> </text:span>been pressed.</text:p>
      <text:p text:style-name="P65"/>
      <text:h text:style-name="P268" text:outline-level="3"><text:bookmark-start text:name="__RefHeading___Toc15853_3119317922"/><text:span text:style-name="T437">Print</text:span><text:span text:style-name="T514"> </text:span><text:span text:style-name="T437">P</text:span><text:span text:style-name="T444">icking</text:span><text:span text:style-name="T165"> </text:span><text:span text:style-name="T437">T</text:span><text:span text:style-name="T444">ickets / Packing Notes</text:span><text:bookmark-end text:name="__RefHeading___Toc15853_3119317922"/></text:h>
      <text:p text:style-name="P64"/>
      <text:p text:style-name="P72">Print picking tickets for all orders and invoices on file. </text:p>
      <text:p text:style-name="P115"/>
      <text:p text:style-name="P73">Input: <text:span text:style-name="T640"><text:tab/></text:span>OEORDHDR<text:span text:style-name="T665">, OELINITM</text:span></text:p>
      <text:p text:style-name="P71">Updated: <text:span text:style-name="T640"><text:tab/></text:span>None</text:p>
      <text:p text:style-name="P71">Output: <text:span text:style-name="T640"><text:tab/>Packing Notes / </text:span>Picking Tickets</text:p>
      <text:p text:style-name="P215"/>
      <text:p text:style-name="P69"><text:span text:style-name="T437">Programs</text:span><text:span text:style-name="T514"> </text:span><text:span text:style-name="T437">in</text:span><text:span text:style-name="T514"> </text:span><text:span text:style-name="T437">Module:</text:span><text:span text:style-name="T514"> </text:span><text:span text:style-name="T515"><text:tab/></text:span><text:span text:style-name="T625">OEPIKTIK</text:span><text:span text:style-name="T437"> </text:span></text:p>
      <text:p text:style-name="P63"/>
      <text:h text:style-name="Heading_20_3" text:outline-level="4"><text:bookmark-start text:name="__RefHeading___Toc15909_3119317922"/>OEPIKTIK<text:bookmark-end text:name="__RefHeading___Toc15909_3119317922"/></text:h>
      <text:p text:style-name="P55"/>
      <text:p text:style-name="P70"><text:span text:style-name="T437">This</text:span><text:span text:style-name="T514"> </text:span><text:span text:style-name="T437">is</text:span><text:span text:style-name="T514"> </text:span><text:span text:style-name="T437">a</text:span><text:span text:style-name="T514"> </text:span><text:span text:style-name="T437">program</text:span><text:span text:style-name="T428"> </text:span><text:span text:style-name="T437">to</text:span><text:span text:style-name="T514"> </text:span><text:span text:style-name="T437">allow</text:span><text:span text:style-name="T514"> </text:span><text:span text:style-name="T437">the</text:span><text:span text:style-name="T514"> </text:span><text:span text:style-name="T437">user</text:span><text:span text:style-name="T428"> </text:span><text:span text:style-name="T437">to</text:span><text:span text:style-name="T514"> </text:span><text:span text:style-name="T437">print</text:span><text:span text:style-name="T514"> </text:span><text:span text:style-name="T437">picking</text:span><text:span text:style-name="T428"> </text:span><text:span text:style-name="T437">tickets</text:span><text:span text:style-name="T428"> </text:span><text:span text:style-name="T431">/ </text:span><text:span text:style-name="T626">packing notes</text:span><text:span text:style-name="T431"> </text:span><text:span text:style-name="T437">for</text:span><text:span text:style-name="T372"> </text:span><text:span text:style-name="T437">all</text:span><text:span text:style-name="T460"> </text:span><text:span text:style-name="T437">or </text:span>selected<text:span text:style-name="T398"> </text:span>order<text:span text:style-name="T428"> </text:span>and<text:span text:style-name="T351"> </text:span>invoices<text:span text:style-name="T398"> </text:span>on<text:span text:style-name="T358"> </text:span>file.</text:p>
      <text:p text:style-name="P57"/>
      <text:p text:style-name="P69">Display the<text:span text:style-name="T416"> </text:span>screen and allow entry of the<text:span text:style-name="T410"> </text:span>starting and ending order numbers.<text:span text:style-name="T550"> </text:span>If<text:span text:style-name="T368"> </text:span>the<text:span text:style-name="T398"> </text:span>RETURN<text:span text:style-name="T358"> </text:span>key is<text:span text:style-name="T363"> </text:span>pressed for the<text:span text:style-name="T398"> </text:span>starting number,<text:span text:style-name="T410"> </text:span>If defaults<text:span text:style-name="T534"> </text:span>to<text:span text:style-name="T384"> </text:span>"ALL".</text:p>
      <text:p text:style-name="P69"/>
      <text:p text:style-name="P69">Read<text:span text:style-name="T398"> </text:span>the<text:span text:style-name="T398"> </text:span>Order<text:span text:style-name="T398"> </text:span>Header<text:span text:style-name="T380"> </text:span>File<text:span text:style-name="T398"> </text:span>sequentially.<text:span text:style-name="T563"> </text:span>For<text:span text:style-name="T165"> </text:span>each<text:span text:style-name="T380"> </text:span>Order<text:span text:style-name="T428"> </text:span>Header<text:span text:style-name="T368"> </text:span>Record, read<text:span text:style-name="T363"> </text:span>the<text:span text:style-name="T363"> </text:span>line Items<text:span text:style-name="T386"> </text:span>sequentially<text:span text:style-name="T614"> </text:span>for that<text:span text:style-name="T363"> </text:span>order<text:span text:style-name="T470"> </text:span>using<text:span text:style-name="T536"> </text:span>the<text:span text:style-name="T363"> </text:span><text:span text:style-name="T366">l</text:span>ine<text:span text:style-name="T437"> sequent</text:span><text:span text:style-name="T592">iall</text:span><text:span text:style-name="T478">y</text:span><text:span text:style-name="T427"> </text:span>Picking<text:span text:style-name="T398"> </text:span>Sequence<text:span text:style-name="T398"> </text:span>key.<text:span text:style-name="T532"> </text:span>Reading<text:span text:style-name="T398"> </text:span>the<text:span text:style-name="T398"> </text:span>Line<text:span text:style-name="T375"> </text:span>Item<text:span text:style-name="T398"> </text:span>File<text:span text:style-name="T398"> </text:span>with<text:span text:style-name="T380"> </text:span>the<text:span text:style-name="T398"> </text:span>alternate<text:span text:style-name="T514"> </text:span>key will<text:span text:style-name="T386"> </text:span>automatically<text:span text:style-name="T410"> </text:span>put<text:span text:style-name="T398"> </text:span>the<text:span text:style-name="T398"> </text:span>line<text:span text:style-name="T398"> </text:span>Items<text:span text:style-name="T514"> </text:span>in<text:span text:style-name="T165"> </text:span>picking<text:span text:style-name="T375"> </text:span>sequence<text:span text:style-name="T398"> </text:span>order.<text:span text:style-name="T465"> </text:span>Print each picking<text:span text:style-name="T351"> </text:span>ticket<text:span text:style-name="T386"> </text:span>per<text:span text:style-name="T351"> </text:span>the<text:span text:style-name="T514"> </text:span>report layout.</text:p>
      <text:p text:style-name="P57"/>
      <text:p text:style-name="P69"><text:span text:style-name="T437">If the</text:span><text:span text:style-name="T343"> </text:span><text:span text:style-name="T437">user selected a specific range to print, allow entry or other ranges.</text:span><text:span text:style-name="T593"> </text:span><text:span text:style-name="T437">If</text:span><text:span text:style-name="T343"> </text:span><text:span text:style-name="T437">the</text:span><text:span text:style-name="T398"> </text:span><text:span text:style-name="T437">user selected</text:span><text:span text:style-name="T386"> </text:span><text:span text:style-name="T437">"ALL",</text:span><text:span text:style-name="T398"> </text:span><text:span text:style-name="T437">return</text:span><text:span text:style-name="T165"> </text:span><text:span text:style-name="T437">to</text:span><text:span text:style-name="T398"> </text:span><text:span text:style-name="T437">OE after printing.</text:span></text:p>
      <text:p text:style-name="P68"/>
      <text:p text:style-name="P243"/>
      <text:h text:style-name="P268" text:outline-level="3"><text:bookmark-start text:name="__RefHeading___Toc15855_3119317922"/><text:span text:style-name="T176">Billing</text:span><text:span text:style-name="T527"> </text:span><text:span text:style-name="T176">and</text:span><text:span text:style-name="T539"> </text:span><text:span text:style-name="T176">invoice</text:span><text:span text:style-name="T343"> </text:span><text:span text:style-name="T442">printing</text:span><text:bookmark-end text:name="__RefHeading___Toc15855_3119317922"/></text:h>
      <text:p text:style-name="P61"/>
      <text:p text:style-name="P69"><text:span text:style-name="T437">Select,</text:span><text:span text:style-name="T433"> </text:span><text:span text:style-name="T435">U</text:span><text:span text:style-name="T437">n</text:span><text:span text:style-name="T452">-</text:span><text:span text:style-name="T437">select</text:span><text:span text:style-name="T380"> </text:span><text:span text:style-name="T437">orders,</text:span><text:span text:style-name="T368"> </text:span><text:span text:style-name="T371">P</text:span><text:span text:style-name="T437">rint</text:span><text:span text:style-name="T380"> </text:span><text:span text:style-name="T437">edit</text:span><text:span text:style-name="T460"> </text:span><text:span text:style-name="T437">list,</text:span><text:span text:style-name="T358"> </text:span><text:span text:style-name="T362">P</text:span><text:span text:style-name="T437">rint </text:span>invoices<text:span text:style-name="T407"> </text:span>and<text:span text:style-name="T407"> </text:span>post<text:span text:style-name="T384"> </text:span>to<text:span text:style-name="T407"> </text:span>A/R<text:span text:style-name="T660"> (S/L)</text:span>.</text:p>
      <text:p text:style-name="P113"/>
      <text:p text:style-name="P113"><text:span text:style-name="T633">Input:</text:span><text:span text:style-name="T353"> </text:span><text:span text:style-name="T354"><text:tab/></text:span><text:span text:style-name="T450">OEORDHDR</text:span></text:p>
      <text:p text:style-name="P69"><text:span text:style-name="T444"><text:tab/></text:span><text:span text:style-name="T437">OELINITM</text:span></text:p>
      <text:p text:style-name="P69"><text:span text:style-name="T444"><text:tab/></text:span><text:span text:style-name="T437">OEITMFIL</text:span></text:p>
      <text:p text:style-name="P69"><text:span text:style-name="T444"><text:tab/></text:span><text:span text:style-name="T437">COMPFILE</text:span></text:p>
      <text:p text:style-name="P69"><text:span text:style-name="T444"><text:tab/></text:span><text:span text:style-name="T437">ACCTFILE</text:span></text:p>
      <text:p text:style-name="P69"><text:span text:style-name="T444"><text:tab/></text:span><text:span text:style-name="T437">ARCTLFIL</text:span></text:p>
      <text:p text:style-name="P69"><text:span text:style-name="T444"><text:tab/></text:span><text:span text:style-name="T437">OECTLFIL</text:span></text:p>
      <text:p text:style-name="P69"><text:span text:style-name="T444"><text:tab/></text:span><text:span text:style-name="T437">OECDSFIL</text:span></text:p>
      <text:p text:style-name="P69"><text:span text:style-name="T444"><text:tab/></text:span><text:span text:style-name="T437">ARCDSFIL</text:span></text:p>
      <text:p text:style-name="P56"/>
      <text:p text:style-name="P70">Updated:<text:span text:style-name="T634"><text:tab/></text:span><text:span text:style-name="T437">OEORDHDR</text:span></text:p>
      <text:p text:style-name="P69"><text:span text:style-name="T444"><text:tab/><text:tab/></text:span><text:span text:style-name="T437">OELINITM</text:span></text:p>
      <text:p text:style-name="P69"><text:span text:style-name="T444"><text:tab/><text:tab/></text:span><text:span text:style-name="T437">OEITMFIL</text:span></text:p>
      <text:p text:style-name="P69"><text:span text:style-name="T444"><text:tab/><text:tab/></text:span><text:span text:style-name="T437">OECTLFIL</text:span></text:p>
      <text:p text:style-name="P57"/>
      <text:p text:style-name="P70"><text:span text:style-name="T444">O</text:span><text:span text:style-name="T437">utput:</text:span><text:span text:style-name="T358"> </text:span><text:span text:style-name="T360"><text:tab/>B</text:span><text:span text:style-name="T437">illing</text:span><text:span text:style-name="T358"> </text:span><text:span text:style-name="T437">Edit</text:span><text:span text:style-name="T358"> </text:span><text:span text:style-name="T437">List Invoices</text:span></text:p>
      <text:p text:style-name="P114"/>
      <text:p text:style-name="P103">Programs in Module:</text:p>
      <text:p text:style-name="P103">OEBLMENU<text:span text:style-name="T634">, </text:span>OEBLOSEL<text:span text:style-name="T634">, </text:span>OEBLLSEL, OEBLMISC, OEBLOUNS, OEORDEDT,<text:span text:style-name="T659"> </text:span>OEMNTINV,<text:span text:style-name="T351"> </text:span>OEINVOIC,<text:span text:style-name="T351"> </text:span>OEPSTINV</text:p>
      <text:p text:style-name="P66"/>
      <text:p text:style-name="P66"/>
      <text:h text:style-name="P273" text:outline-level="4"><text:bookmark-start text:name="__RefHeading___Toc15911_3119317922"/>OEBLMENU<text:bookmark-end text:name="__RefHeading___Toc15911_3119317922"/></text:h>
      <text:p text:style-name="P231"/>
      <text:p text:style-name="P69">This<text:span text:style-name="T363"> </text:span>program<text:span text:style-name="T171"> </text:span>is<text:span text:style-name="T368"> </text:span>the<text:span text:style-name="T363"> </text:span>menu<text:span text:style-name="T363"> for </text:span>billing.<text:span text:style-name="T548"> </text:span>The<text:span text:style-name="T416"> </text:span>billing<text:span text:style-name="T386"> </text:span>menu<text:span text:style-name="T343"> </text:span>is<text:span text:style-name="T171"> </text:span>displayed<text:span text:style-name="T343"> </text:span>and an entry accepted.<text:span text:style-name="T513"> </text:span>Then the appropriate program is called.</text:p>
      <text:p text:style-name="P69">I<text:span text:style-name="T640">t</text:span><text:span text:style-name="T398"> </text:span>calls<text:span text:style-name="T398"> </text:span>the<text:span text:style-name="T398"> </text:span>programs<text:span text:style-name="T375"> </text:span>OEBLOSEL,<text:span text:style-name="T428"> </text:span>OEBLOUNS,<text:span text:style-name="T165"> </text:span>and<text:span text:style-name="T514"> </text:span>OEMNTINV respectively to select<text:span text:style-name="T363"> </text:span>orders, unselect orders, and print invoices.<text:span text:style-name="T513"> </text:span>If Print billing Edit List<text:span text:style-name="T398"> </text:span>is<text:span text:style-name="T398"> </text:span>selected,<text:span text:style-name="T398"> </text:span>the<text:span text:style-name="T534"> </text:span>Passing<text:span text:style-name="T398"> </text:span>Flag<text:span text:style-name="T368"> </text:span>is<text:span text:style-name="T433"> </text:span>set<text:span text:style-name="T398"> </text:span>to<text:span text:style-name="T398"> </text:span>"B"<text:span text:style-name="T398"> </text:span>and<text:span text:style-name="T375"> </text:span>OEORDEDT is<text:span text:style-name="T398"> </text:span>called<text:span text:style-name="T437"> </text:span>to print the report.</text:p>
      <text:p text:style-name="P69"/>
      <text:h text:style-name="P273" text:outline-level="4"><text:bookmark-start text:name="__RefHeading___Toc15913_3119317922"/>OEBLOSEL<text:bookmark-end text:name="__RefHeading___Toc15913_3119317922"/></text:h>
      <text:p text:style-name="P231"/>
      <text:p text:style-name="P69"><text:span text:style-name="T437">This</text:span><text:span text:style-name="T398"> </text:span><text:span text:style-name="T437">program</text:span><text:span text:style-name="T398"> </text:span><text:span text:style-name="T437">allows</text:span><text:span text:style-name="T398"> </text:span><text:span text:style-name="T437">selection</text:span><text:span text:style-name="T398"> o</text:span><text:span text:style-name="T402">f</text:span><text:span text:style-name="T398"> </text:span><text:span text:style-name="T437">orders.</text:span><text:span text:style-name="T555"> </text:span><text:span text:style-name="T437">If</text:span><text:span text:style-name="T351"> </text:span><text:span text:style-name="T437">is</text:span><text:span text:style-name="T398"> </text:span><text:span text:style-name="T437">called</text:span><text:span text:style-name="T386"> </text:span><text:span text:style-name="T437">by</text:span><text:span text:style-name="T398"> </text:span><text:span text:style-name="T437">OEBLMENU</text:span><text:span text:style-name="T358"> </text:span><text:span text:style-name="T437">and calls</text:span><text:span text:style-name="T363"> </text:span><text:span text:style-name="T437">OEBLLSEL and</text:span><text:span text:style-name="T386"> </text:span><text:span text:style-name="T437">OEBLMISC respectively to</text:span><text:span text:style-name="T363"> </text:span><text:span text:style-name="T437">select line Items and process order totals.</text:span></text:p>
      <text:p text:style-name="P69">The<text:span text:style-name="T398"> </text:span>order<text:span text:style-name="T398"> </text:span>selection<text:span text:style-name="T358"> </text:span>screen is<text:span text:style-name="T363"> </text:span>displayed and<text:span text:style-name="T470"> </text:span>an<text:span text:style-name="T398"> </text:span>order<text:span text:style-name="T351"> </text:span>number<text:span text:style-name="T536"> </text:span>entered.<text:span text:style-name="T513"> </text:span>I<text:span text:style-name="T635">f</text:span> the<text:span text:style-name="T398"> </text:span>F1<text:span text:style-name="T398"> </text:span>key<text:span text:style-name="T343"> </text:span>is<text:span text:style-name="T416"> </text:span>pressed,<text:span text:style-name="T514"> </text:span>the<text:span text:style-name="T398"> </text:span>first,<text:span text:style-name="T398"> </text:span>or<text:span text:style-name="T165"> </text:span>next<text:span text:style-name="T343"> </text:span>unselected order<text:span text:style-name="T398"> </text:span>on<text:span text:style-name="T460"> </text:span>file<text:span text:style-name="T410"> </text:span>is found<text:span text:style-name="T398"> </text:span>and<text:span text:style-name="T398"> </text:span>displayed.<text:span text:style-name="T635"> </text:span><text:span text:style-name="T640">If </text:span>the<text:span text:style-name="T398"> </text:span>end<text:span text:style-name="T375"> </text:span>of<text:span text:style-name="T398"> </text:span>the<text:span text:style-name="T398"> </text:span>file<text:span text:style-name="T514"> </text:span>is<text:span text:style-name="T375"> </text:span>reached,<text:span text:style-name="T398"> </text:span>an<text:span text:style-name="T398"> </text:span>error<text:span text:style-name="T363"> </text:span>message is<text:span text:style-name="T398"> </text:span>displayed<text:span text:style-name="T398"> </text:span>and<text:span text:style-name="T358"> </text:span>the<text:span text:style-name="T514"> </text:span>file<text:span text:style-name="T375"> </text:span>starts<text:span text:style-name="T398"> </text:span>over<text:span text:style-name="T171"> </text:span>from<text:span text:style-name="T514"> </text:span>the<text:span text:style-name="T368"> </text:span>beginning.</text:p>
      <text:p text:style-name="P69"><text:soft-page-break/>If<text:span text:style-name="T433"> </text:span>an<text:span text:style-name="T375"> </text:span>order<text:span text:style-name="T343"> </text:span>number is<text:span text:style-name="T398"> </text:span>entered<text:span text:style-name="T536"> </text:span>the<text:span text:style-name="T398"> </text:span>record is<text:span text:style-name="T398"> </text:span>read<text:span text:style-name="T536"> </text:span>and<text:span text:style-name="T351"> </text:span>displayed.<text:span text:style-name="T513"> </text:span>If<text:span text:style-name="T470"> </text:span>the order<text:span text:style-name="T363"> </text:span>is<text:span text:style-name="T375"> </text:span>not<text:span text:style-name="T398"> </text:span>found<text:span text:style-name="T398"> </text:span>or<text:span text:style-name="T375"> </text:span>incomplete<text:span text:style-name="T398"> </text:span>or<text:span text:style-name="T368"> </text:span>is<text:span text:style-name="T375"> </text:span>an<text:span text:style-name="T536"> </text:span>invoice<text:span text:style-name="T398"> </text:span>or<text:span text:style-name="T398"> </text:span>credit<text:span text:style-name="T398"> </text:span>memo<text:span text:style-name="T375"> </text:span>an<text:span text:style-name="T398"> </text:span>error message<text:span text:style-name="T410"> </text:span>is<text:span text:style-name="T470"> </text:span>displayed and<text:span text:style-name="T165"> </text:span>a<text:span text:style-name="T398"> </text:span>new<text:span text:style-name="T398"> </text:span>order number<text:span text:style-name="T165"> </text:span>accepted.</text:p>
      <text:p text:style-name="P69">When<text:span text:style-name="T398"> </text:span>a<text:span text:style-name="T398"> </text:span>valid<text:span text:style-name="T375"> </text:span>order<text:span text:style-name="T398"> </text:span>has<text:span text:style-name="T398"> </text:span>been<text:span text:style-name="T398"> </text:span>found,<text:span text:style-name="T375"> </text:span>changes<text:span text:style-name="T398"> </text:span>are<text:span text:style-name="T398"> </text:span>allowed<text:span text:style-name="T398"> </text:span>to<text:span text:style-name="T398"> </text:span><text:span text:style-name="T406">it</text:span>.<text:span text:style-name="T596"> </text:span>Then<text:span text:style-name="T433"> </text:span>the Line<text:span text:style-name="T171"> </text:span>Item billing menu is displayed.<text:span text:style-name="T513"> </text:span>This menu allows three selections:</text:p>
      <text:list text:style-name="L1">
        <text:list-item>
          <text:p text:style-name="P310"><text:span text:style-name="T171">BILL</text:span><text:span text:style-name="T473"> </text:span><text:span text:style-name="T171">ALL</text:span><text:span text:style-name="T380"> </text:span><text:span text:style-name="T171">Items</text:span></text:p>
        </text:list-item>
        <text:list-item>
          <text:p text:style-name="P311">BILL<text:span text:style-name="T375"> </text:span>S<text:span text:style-name="T634">elected</text:span><text:span text:style-name="T527"> </text:span><text:span text:style-name="T437">Items</text:span></text:p>
        </text:list-item>
        <text:list-item>
          <text:p text:style-name="P311"><text:span text:style-name="T437">BILL</text:span><text:span text:style-name="T514"> </text:span><text:span text:style-name="T437">ALL</text:span><text:span text:style-name="T460"> </text:span><text:span text:style-name="T437">Items</text:span><text:span text:style-name="T358"> </text:span><text:span text:style-name="T437">E</text:span><text:span text:style-name="T444">xcept</text:span><text:span text:style-name="T428"> </text:span><text:span text:style-name="T171">X</text:span></text:p>
        </text:list-item>
      </text:list>
      <text:p text:style-name="P69"><text:span text:style-name="T640">I</text:span>f<text:span text:style-name="T470"> </text:span>number<text:span text:style-name="T416"> </text:span>1<text:span text:style-name="T170"> </text:span>is<text:span text:style-name="T363"> </text:span>selected: </text:p>
      <text:p text:style-name="P104">1)<text:span text:style-name="T514"> </text:span><text:span text:style-name="T517"><text:tab/>A</text:span>ll<text:span text:style-name="T530"> </text:span>line<text:span text:style-name="T536"> </text:span>Items<text:span text:style-name="T363"> </text:span>on file for the<text:span text:style-name="T363"> </text:span>order are<text:span text:style-name="T470"> </text:span>read, their<text:span text:style-name="T165"> </text:span>selection codes<text:span text:style-name="T460"> </text:span>are<text:span text:style-name="T514"> </text:span>set<text:span text:style-name="T514"> </text:span>to</text:p>
      <text:p text:style-name="P104"><text:span text:style-name="T405"><text:tab/></text:span>"selected"<text:span text:style-name="T363"> </text:span>(S),<text:span text:style-name="T368"> </text:span>and the<text:span text:style-name="T375"> </text:span>records are rewritten.<text:span text:style-name="T597"> </text:span></text:p>
      <text:p text:style-name="P104"><text:span text:style-name="T625">2) </text:span><text:span text:style-name="T630"><text:tab/></text:span><text:span text:style-name="T625">The total order amount, total taxable amount, and total cost are recalculated by</text:span></text:p>
      <text:p text:style-name="P104"><text:span text:style-name="T631"><text:tab/></text:span><text:span text:style-name="T625">reading through the line Items.</text:span><text:span text:style-name="T553"> </text:span></text:p>
      <text:p text:style-name="P69">3)<text:span text:style-name="T542"> </text:span><text:span text:style-name="T543"><text:tab/></text:span>OEBLMISC is<text:span text:style-name="T634"> </text:span>called.<text:span text:style-name="T341"> </text:span></text:p>
      <text:p text:style-name="P69">4)<text:span text:style-name="T600"> </text:span><text:span text:style-name="T601"><text:tab/></text:span>The<text:span text:style-name="T398"> </text:span>order<text:span text:style-name="T398"> </text:span>selection<text:span text:style-name="T416"> </text:span>code<text:span text:style-name="T410"> </text:span>is<text:span text:style-name="T514"> </text:span>set<text:span text:style-name="T514"> </text:span>to<text:span text:style-name="T398"> </text:span>"selected"<text:span text:style-name="T398"> </text:span>(S).<text:span text:style-name="T398"> </text:span></text:p>
      <text:p text:style-name="P69">5)<text:span text:style-name="T602"> </text:span><text:span text:style-name="T603"><text:tab/></text:span>The Order<text:span text:style-name="T386"> </text:span>Header<text:span text:style-name="T171"> </text:span>Record is<text:span text:style-name="T358"> </text:span>rewritten.</text:p>
      <text:p text:style-name="P69"/>
      <text:p text:style-name="P69"><text:span text:style-name="T640">If</text:span><text:span text:style-name="T514"> </text:span>number<text:span text:style-name="T363"> </text:span>2<text:span text:style-name="T544"> </text:span>is<text:span text:style-name="T398"> </text:span>selected:<text:span text:style-name="T579"> </text:span></text:p>
      <text:p text:style-name="P104">1)<text:span text:style-name="T398"> </text:span><text:span text:style-name="T402"><text:tab/></text:span>If<text:span text:style-name="T171"> </text:span>the<text:span text:style-name="T398"> </text:span>order is<text:span text:style-name="T428"> </text:span>already<text:span text:style-name="T437"> </text:span>selected all<text:span text:style-name="T386"> </text:span>of<text:span text:style-name="T433"> </text:span>the Ii<text:span text:style-name="T580"> </text:span>new Items for the<text:span text:style-name="T351"> </text:span>order are set<text:span text:style-name="T437"> </text:span>to</text:p>
      <text:p text:style-name="P104"><text:span text:style-name="T371"><text:tab/></text:span>"unselected"<text:span text:style-name="T363"> </text:span>(space).<text:span text:style-name="T513"> </text:span></text:p>
      <text:p text:style-name="P69">2)<text:span text:style-name="T544"> </text:span><text:span text:style-name="T545"><text:tab/></text:span>OEBLLSEL is called<text:span text:style-name="T570">.</text:span><text:span text:style-name="T177"> </text:span></text:p>
      <text:p text:style-name="P104"><text:span text:style-name="T177">3) </text:span><text:span text:style-name="T178"><text:tab/></text:span><text:span text:style-name="T177">The total order amount, total taxable amount, and total cost are recalculated</text:span></text:p>
      <text:p text:style-name="P104"><text:span text:style-name="T179"><text:tab/></text:span><text:span text:style-name="T177">figuring in only those Items which have been selected in OEBLLSEL.</text:span><text:span text:style-name="T587"> </text:span></text:p>
      <text:p text:style-name="P69">4)<text:span text:style-name="T585"> </text:span><text:span text:style-name="T586"><text:tab/></text:span>OEBLMISC is<text:span text:style-name="T514"> </text:span>called.<text:span text:style-name="T604"> </text:span></text:p>
      <text:p text:style-name="P69">5)<text:span text:style-name="T602"> </text:span><text:span text:style-name="T603"><text:tab/></text:span>The<text:span text:style-name="T398"> </text:span>order selection code is<text:span text:style-name="T363"> </text:span>set<text:span text:style-name="T398"> </text:span>to "selected"<text:span text:style-name="T398"> </text:span>(S).<text:span text:style-name="T553"> </text:span></text:p>
      <text:p text:style-name="P69">6)<text:span text:style-name="T574"> </text:span><text:span text:style-name="T575"><text:tab/></text:span>The<text:span text:style-name="T398"> </text:span>Order Header Record is<text:span text:style-name="T351"> </text:span>rewritten.</text:p>
      <text:p text:style-name="P69"/>
      <text:p text:style-name="P69">If<text:span text:style-name="T470"> </text:span>number 3 is<text:span text:style-name="T460"> </text:span>selected:<text:span text:style-name="T513"> </text:span></text:p>
      <text:p text:style-name="P69">1) <text:span text:style-name="T634"><text:s/></text:span><text:span text:style-name="T640"><text:tab/></text:span><text:span text:style-name="T634">All l</text:span>ine<text:span text:style-name="T540"> </text:span><text:span text:style-name="T541">items</text:span> for the<text:span text:style-name="T358"> </text:span>order are<text:span text:style-name="T363"> </text:span>set<text:span text:style-name="T460"> </text:span>to "selected"<text:span text:style-name="T398"> </text:span>(S).<text:span text:style-name="T555"> </text:span></text:p>
      <text:p text:style-name="P69">2)<text:span text:style-name="T634"> </text:span><text:span text:style-name="T571"><text:s/></text:span><text:span text:style-name="T572"><text:tab/></text:span>OEBLLSEL is<text:span text:style-name="T433"> </text:span>called.<text:span text:style-name="T605"> </text:span></text:p>
      <text:p text:style-name="P104">3)<text:span text:style-name="T544"> </text:span><text:span text:style-name="T545"><text:tab/></text:span>The<text:span text:style-name="T428"> </text:span>total order<text:span text:style-name="T437"> </text:span>amount,<text:span text:style-name="T372"> </text:span>total taxable<text:span text:style-name="T398"> </text:span>amount,<text:span text:style-name="T398"> </text:span>and<text:span text:style-name="T363"> </text:span>total cost<text:span text:style-name="T375"> </text:span>are<text:span text:style-name="T398"> </text:span>recalculated figuring</text:p>
      <text:p text:style-name="P104"><text:span text:style-name="T660"><text:tab/></text:span>in<text:span text:style-name="T514"> </text:span>only<text:span text:style-name="T380"> </text:span>those Items<text:span text:style-name="T398"> </text:span>which<text:span text:style-name="T398"> </text:span>are<text:span text:style-name="T398"> </text:span>flagged<text:span text:style-name="T470"> </text:span>as<text:span text:style-name="T398"> </text:span>"selected"<text:span text:style-name="T398"> </text:span>(S).<text:span text:style-name="T553"> </text:span></text:p>
      <text:p text:style-name="P69">4)<text:span text:style-name="T594"> </text:span><text:span text:style-name="T595"><text:tab/></text:span>OEBLMISC<text:span text:style-name="T386"> </text:span>is<text:span text:style-name="T380"> </text:span>called.<text:span text:style-name="T606"> </text:span></text:p>
      <text:p text:style-name="P69">5)<text:span text:style-name="T607"> </text:span><text:span text:style-name="T608"><text:tab/></text:span>The order<text:span text:style-name="T398"> </text:span>selection<text:span text:style-name="T460"> </text:span>code is<text:span text:style-name="T372"> </text:span>set<text:span text:style-name="T398"> </text:span>to<text:span text:style-name="T398"> </text:span>"selected"<text:span text:style-name="T398"> </text:span>(S).<text:span text:style-name="T553"> </text:span></text:p>
      <text:p text:style-name="P69">6)<text:span text:style-name="T598"> </text:span><text:span text:style-name="T599"><text:tab/></text:span>The<text:span text:style-name="T375"> </text:span>Order<text:span text:style-name="T358"> </text:span>Header<text:span text:style-name="T460"> </text:span>Record is rewritten.</text:p>
      <text:p text:style-name="P69">The<text:span text:style-name="T398"> </text:span>recalculation<text:span text:style-name="T428"> </text:span>of<text:span text:style-name="T398"> </text:span>order<text:span text:style-name="T433"> </text:span>header<text:span text:style-name="T398"> </text:span>fields<text:span text:style-name="T375"> </text:span>as<text:span text:style-name="T398"> </text:span>mentioned<text:span text:style-name="T460"> </text:span>in<text:span text:style-name="T398"> </text:span>1,<text:span text:style-name="T398"> </text:span>2<text:span text:style-name="T375"> </text:span>and<text:span text:style-name="T398"> </text:span>3<text:span text:style-name="T398"> </text:span>above is<text:span text:style-name="T398"> </text:span>done<text:span text:style-name="T398"> </text:span>on<text:span text:style-name="T398"> </text:span>the<text:span text:style-name="T375"> </text:span>total taxable<text:span text:style-name="T363"> </text:span>amount,<text:span text:style-name="T372"> </text:span>total<text:span text:style-name="T165"> </text:span>sale<text:span text:style-name="T398"> </text:span>amount,<text:span text:style-name="T514"> </text:span>total cost,<text:span text:style-name="T375"> </text:span>tax amount and commission amount.</text:p>
      <text:p text:style-name="P69">The<text:span text:style-name="T460"> </text:span>commission is<text:span text:style-name="T165"> </text:span>calculated for each<text:span text:style-name="T532"> line </text:span>Item according to<text:span text:style-name="T363"> </text:span>the <text:span text:style-name="T634">c</text:span>ommission <text:span text:style-name="T634">c</text:span>ode specified.</text:p>
      <text:p text:style-name="P69"><text:span text:style-name="T437">The</text:span><text:span text:style-name="T470"> </text:span><text:span text:style-name="T437">above</text:span><text:span text:style-name="T536"> </text:span><text:span text:style-name="T437">is</text:span><text:span text:style-name="T351"> </text:span><text:span text:style-name="T437">repeated</text:span><text:span text:style-name="T540"> </text:span><text:span text:style-name="T437">until</text:span><text:span text:style-name="T592"> </text:span><text:span text:style-name="T437">the</text:span><text:span text:style-name="T470"> </text:span><text:span text:style-name="T437">END</text:span><text:span text:style-name="T375"> </text:span><text:span text:style-name="T437">key</text:span><text:span text:style-name="T454"> </text:span><text:span text:style-name="T455">(Tab) </text:span><text:span text:style-name="T437">is</text:span><text:span text:style-name="T460"> </text:span><text:span text:style-name="T437">pressed.</text:span></text:p>
      <text:p text:style-name="P308"/>
      <text:h text:style-name="P275" text:outline-level="4"><text:bookmark-start text:name="__RefHeading___Toc15915_3119317922"/>OEBLLSEL<text:bookmark-end text:name="__RefHeading___Toc15915_3119317922"/></text:h>
      <text:p text:style-name="P42"/>
      <text:p text:style-name="P42"><text:span text:style-name="T437">This</text:span><text:span text:style-name="T514"> </text:span><text:span text:style-name="T437">program</text:span><text:span text:style-name="T514"> </text:span><text:span text:style-name="T437">allows</text:span><text:span text:style-name="T514"> </text:span><text:span text:style-name="T437">selection</text:span><text:span text:style-name="T514"> </text:span><text:span text:style-name="T437">of</text:span><text:span text:style-name="T428"> </text:span><text:span text:style-name="T437">particular</text:span><text:span text:style-name="T536"> </text:span><text:span text:style-name="T437">Items</text:span><text:span text:style-name="T514"> </text:span><text:span text:style-name="T437">on</text:span><text:span text:style-name="T428"> </text:span><text:span text:style-name="T437">an</text:span><text:span text:style-name="T514"> </text:span><text:span text:style-name="T437">order.</text:span><text:span text:style-name="T388"> </text:span><text:span text:style-name="T437">The</text:span><text:span text:style-name="T460"> </text:span><text:span text:style-name="T437">line </text:span>selection<text:span text:style-name="T375"> </text:span>screen is<text:span text:style-name="T398"> </text:span>displayed<text:span text:style-name="T460"> </text:span>and<text:span text:style-name="T433"> </text:span>an<text:span text:style-name="T165"> </text:span>inventory Item<text:span text:style-name="T428"> </text:span>number<text:span text:style-name="T437"> </text:span>is<text:span text:style-name="T398"> </text:span>entered.</text:p>
      <text:p text:style-name="P42"><text:span text:style-name="T437">If</text:span><text:span text:style-name="T514"> </text:span><text:span text:style-name="T437">the</text:span><text:span text:style-name="T514"> </text:span><text:span text:style-name="T437">F1</text:span><text:span text:style-name="T514"> </text:span><text:span text:style-name="T437">key</text:span><text:span text:style-name="T372"> </text:span><text:span text:style-name="T437">is</text:span><text:span text:style-name="T514"> </text:span><text:span text:style-name="T437">pressed,</text:span><text:span text:style-name="T514"> </text:span><text:span text:style-name="T437">the</text:span><text:span text:style-name="T428"> </text:span><text:span text:style-name="T437">first</text:span><text:span text:style-name="T514"> </text:span><text:span text:style-name="T437">or</text:span><text:span text:style-name="T514"> </text:span><text:span text:style-name="T437">next</text:span><text:span text:style-name="T428"> </text:span><text:span text:style-name="T437">line</text:span><text:span text:style-name="T470"> </text:span><text:span text:style-name="T437">Item</text:span><text:span text:style-name="T514"> </text:span><text:span text:style-name="T437">on</text:span><text:span text:style-name="T363"> </text:span><text:span text:style-name="T437">file</text:span><text:span text:style-name="T380"> for </text:span><text:span text:style-name="T437">that </text:span>order<text:span text:style-name="T372"> </text:span>is<text:span text:style-name="T398"> </text:span>found<text:span text:style-name="T375"> </text:span>and<text:span text:style-name="T398"> </text:span>displayed.<text:span text:style-name="T609"> </text:span>If<text:span text:style-name="T372"> </text:span>there<text:span text:style-name="T398"> </text:span>are<text:span text:style-name="T398"> </text:span>no<text:span text:style-name="T398"> </text:span>more<text:span text:style-name="T368"> </text:span>line<text:span text:style-name="T470"> </text:span>Items<text:span text:style-name="T428"> for </text:span>the order,<text:span text:style-name="T398"> </text:span>an<text:span text:style-name="T398"> </text:span>error<text:span text:style-name="T398"> </text:span>message is<text:span text:style-name="T368"> </text:span>displayed and<text:span text:style-name="T171"> </text:span>the<text:span text:style-name="T470"> </text:span>file<text:span text:style-name="T375"> </text:span>starts<text:span text:style-name="T398"> </text:span>over<text:span text:style-name="T416"> </text:span>at<text:span text:style-name="T398"> </text:span>the first line Item<text:span text:style-name="T358"> </text:span>of<text:span text:style-name="T416"> </text:span>the<text:span text:style-name="T398"> </text:span>order.</text:p>
      <text:p text:style-name="P42">If<text:span text:style-name="T398"> </text:span>an<text:span text:style-name="T433"> </text:span>inventory<text:span text:style-name="T165"> </text:span>Item<text:span text:style-name="T398"> </text:span>number<text:span text:style-name="T460"> </text:span>is<text:span text:style-name="T398"> </text:span>entered<text:span text:style-name="T433"> </text:span>the<text:span text:style-name="T398"> </text:span>first<text:span text:style-name="T165"> </text:span>line<text:span text:style-name="T351"> </text:span>Item<text:span text:style-name="T470"> for </text:span>the<text:span text:style-name="T398"> </text:span>order with<text:span text:style-name="T358"> </text:span>that<text:span text:style-name="T343"> </text:span>Item<text:span text:style-name="T351"> </text:span>number is<text:span text:style-name="T363"> </text:span>found and displayed<text:span text:style-name="T368"> </text:span>(there<text:span text:style-name="T460"> </text:span>may<text:span text:style-name="T536"> </text:span>be<text:span text:style-name="T428"> </text:span>more<text:span text:style-name="T398"> </text:span>than<text:span text:style-name="T358"> </text:span>one line Item with<text:span text:style-name="T165"> </text:span>the<text:span text:style-name="T398"> </text:span>same Item number).<text:span text:style-name="T553"> </text:span>The<text:span text:style-name="T410"> </text:span>question "R<text:span text:style-name="T634">ight</text:span> Item?" is displayed<text:span text:style-name="T428"> </text:span>and if If<text:span text:style-name="T165"> </text:span>is<text:span text:style-name="T375"> </text:span>not<text:span text:style-name="T398"> </text:span>the<text:span text:style-name="T398"> </text:span>right<text:span text:style-name="T386"> </text:span>Item,<text:span text:style-name="T398"> </text:span>the<text:span text:style-name="T514"> </text:span>next line<text:span text:style-name="T536"> </text:span>Item<text:span text:style-name="T363"> </text:span>for<text:span text:style-name="T343"> </text:span>the order<text:span text:style-name="T398"> </text:span>with<text:span text:style-name="T398"> </text:span>the<text:span text:style-name="T398"> </text:span>same<text:span text:style-name="T375"> </text:span>Item<text:span text:style-name="T398"> </text:span>number<text:span text:style-name="T460"> </text:span>is<text:span text:style-name="T398"> </text:span>found<text:span text:style-name="T398"> </text:span>and<text:span text:style-name="T375"> </text:span>displayed<text:span text:style-name="T428"> </text:span>and<text:span text:style-name="T398"> </text:span>so<text:span text:style-name="T375"> </text:span>on<text:span text:style-name="T398"> </text:span>until<text:span text:style-name="T416"> </text:span>the right<text:span text:style-name="T375"> </text:span>Item is<text:span text:style-name="T358"> </text:span>found<text:span text:style-name="T343"> </text:span>or<text:span text:style-name="T368"> </text:span>there<text:span text:style-name="T363"> </text:span>are<text:span text:style-name="T398"> </text:span>no<text:span text:style-name="T375"> </text:span>more Items<text:span text:style-name="T398"> </text:span>on<text:span text:style-name="T171"> </text:span>file<text:span text:style-name="T343"> for </text:span>the<text:span text:style-name="T398"> </text:span>order.<text:span text:style-name="T513"> </text:span>If there<text:span text:style-name="T398"> </text:span>are<text:span text:style-name="T398"> </text:span>no<text:span text:style-name="T398"> </text:span>more<text:span text:style-name="T380"> </text:span>line Items<text:span text:style-name="T398"> </text:span>on<text:span text:style-name="T165"> </text:span>file<text:span text:style-name="T363"> </text:span>for<text:span text:style-name="T343"> </text:span>the<text:span text:style-name="T398"> </text:span>order<text:span text:style-name="T410"> </text:span>and<text:span text:style-name="T171"> </text:span>the<text:span text:style-name="T398"> </text:span>right Item<text:span text:style-name="T386"> </text:span>has <text:span text:style-name="T437">not</text:span><text:span text:style-name="T514"> </text:span><text:span text:style-name="T437">been</text:span><text:span text:style-name="T514"> </text:span><text:span text:style-name="T437">found,</text:span><text:span text:style-name="T514"> </text:span><text:span text:style-name="T437">the</text:span><text:span text:style-name="T428"> </text:span><text:span text:style-name="T437">message</text:span><text:span text:style-name="T514"> </text:span><text:span text:style-name="T437">"L</text:span><text:span text:style-name="T449">ine</text:span><text:span text:style-name="T368"> </text:span><text:span text:style-name="T437">Item</text:span><text:span text:style-name="T171"> </text:span><text:span text:style-name="T437">N</text:span><text:span text:style-name="T444">ot</text:span><text:span text:style-name="T514"> </text:span><text:span text:style-name="T515">on</text:span><text:span text:style-name="T514"> </text:span><text:span text:style-name="T437">F</text:span><text:span text:style-name="T444">ile</text:span><text:span text:style-name="T437">''</text:span><text:span text:style-name="T380"> </text:span><text:span text:style-name="T437">is</text:span><text:span text:style-name="T514"> </text:span><text:span text:style-name="T437">displayed</text:span><text:span text:style-name="T416"> </text:span><text:span text:style-name="T437">and</text:span><text:span text:style-name="T372"> </text:span><text:span text:style-name="T437">a</text:span><text:span text:style-name="T514"> </text:span><text:span text:style-name="T437">new </text:span>inventory<text:span text:style-name="T437"> </text:span>Item<text:span text:style-name="T343"> </text:span>number is<text:span text:style-name="T398"> </text:span>accepted.</text:p>
      <text:p text:style-name="P42">Once<text:span text:style-name="T398"> </text:span>the<text:span text:style-name="T398"> </text:span>correct<text:span text:style-name="T363"> </text:span>Item<text:span text:style-name="T372"> </text:span>is<text:span text:style-name="T375"> </text:span>found<text:span text:style-name="T398"> </text:span>the<text:span text:style-name="T398"> </text:span>question<text:span text:style-name="T634"> "Bill this Item?"</text:span><text:span text:style-name="T610"> </text:span>is<text:span text:style-name="T398"> </text:span>asked. If<text:span text:style-name="T398"> </text:span>the<text:span text:style-name="T398"> </text:span>answer<text:span text:style-name="T363"> </text:span>is<text:span text:style-name="T398"> </text:span>"<text:span text:style-name="T640">N</text:span>o"<text:span text:style-name="T398"> </text:span>the Item<text:span text:style-name="T343"> </text:span>selection code is<text:span text:style-name="T398"> </text:span>set<text:span text:style-name="T398"> </text:span>to<text:span text:style-name="T398"> </text:span>"unselected" (space)<text:span text:style-name="T398"> </text:span>and<text:span text:style-name="T398"> </text:span>the<text:span text:style-name="T398"> </text:span>record<text:span text:style-name="T416"> </text:span>is<text:span text:style-name="T398"> </text:span>rewritten.<text:span text:style-name="T611"> </text:span>If<text:span text:style-name="T433"> </text:span>the<text:span text:style-name="T398"> </text:span>answer<text:span text:style-name="T536"> </text:span>is<text:span text:style-name="T398"> </text:span>"yes"<text:span text:style-name="T398"> </text:span>changes<text:span text:style-name="T358"> </text:span>are allowed,<text:span text:style-name="T375"> </text:span>the<text:span text:style-name="T398"> </text:span>Item<text:span text:style-name="T398"> </text:span>selection<text:span text:style-name="T398"> </text:span>code<text:span text:style-name="T375"> </text:span>is<text:span text:style-name="T398"> </text:span>set<text:span text:style-name="T398"> </text:span>to<text:span text:style-name="T463"> </text:span>"selected"<text:span text:style-name="T398"> </text:span>(S)<text:span text:style-name="T468"> </text:span>and<text:span text:style-name="T375"> </text:span>the<text:span text:style-name="T398"> </text:span>record is<text:span text:style-name="T375"> </text:span>rewritten.</text:p>
      <text:p text:style-name="P42">If<text:span text:style-name="T398"> </text:span>the<text:span text:style-name="T398"> </text:span>Item<text:span text:style-name="T410"> </text:span>is<text:span text:style-name="T363"> </text:span>not<text:span text:style-name="T372"> </text:span>back<text:span text:style-name="T640">-</text:span>orderable<text:span text:style-name="T416"> </text:span>and<text:span text:style-name="T171"> </text:span>the<text:span text:style-name="T398"> </text:span>Quantity to<text:span text:style-name="T398"> </text:span>ship<text:span text:style-name="T437"> </text:span>is<text:span text:style-name="T398"> </text:span>changed,<text:span text:style-name="T398"> </text:span>the Quantity committed field<text:span text:style-name="T546"> </text:span>in the Inventory File is<text:span text:style-name="T536"> </text:span>changed to<text:span text:style-name="T460"> </text:span>reflect this.</text:p>
      <text:p text:style-name="P42">If<text:span text:style-name="T398"> </text:span>the<text:span text:style-name="T398"> </text:span>unit<text:span text:style-name="T358"> </text:span>price is<text:span text:style-name="T398"> </text:span>changed a<text:span text:style-name="T398"> </text:span>test is<text:span text:style-name="T368"> </text:span>made<text:span text:style-name="T428"> </text:span>to<text:span text:style-name="T398"> </text:span>see<text:span text:style-name="T380"> </text:span>which<text:span text:style-name="T416"> </text:span>commission percent<text:span text:style-name="T343"> </text:span>now applies<text:span text:style-name="T584">.</text:span><text:span text:style-name="T513"> </text:span>If the<text:span text:style-name="T536"> </text:span>new price<text:span text:style-name="T437"> </text:span>entered is<text:span text:style-name="T416"> </text:span>the<text:span text:style-name="T358"> </text:span>same as price<text:span text:style-name="T165"> </text:span>1,<text:span text:style-name="T460"> </text:span>2 or<text:span text:style-name="T363"> </text:span><text:span text:style-name="T620">3</text:span><text:span text:style-name="T382"> </text:span>of<text:span text:style-name="T343"> </text:span>the<text:span text:style-name="T165"> </text:span>Inventory<text:span text:style-name="T475"> </text:span>Item<text:span text:style-name="T428"> </text:span><text:span text:style-name="T431">f</text:span>ile<text:span text:style-name="T437"> </text:span>the<text:span text:style-name="T398"> </text:span>commission<text:span text:style-name="T456"> </text:span>percentage<text:span text:style-name="T466"> </text:span>associated<text:span text:style-name="T584"> </text:span><text:span text:style-name="T625">with</text:span><text:span text:style-name="T626"> </text:span><text:span text:style-name="T445">t</text:span><text:span text:style-name="T437">his</text:span><text:span text:style-name="T514"> </text:span><text:span text:style-name="T437">price</text:span><text:span text:style-name="T514"> </text:span><text:span text:style-name="T437">in</text:span><text:span text:style-name="T514"> </text:span><text:span text:style-name="T437">the</text:span><text:span text:style-name="T428"> </text:span><text:span text:style-name="T437">Commission</text:span><text:span text:style-name="T514"> </text:span><text:span text:style-name="T437">Code</text:span><text:span text:style-name="T514"> </text:span><text:span text:style-name="T437">File</text:span><text:span text:style-name="T514"> </text:span><text:span text:style-name="T437">is</text:span><text:span text:style-name="T428"> </text:span><text:span text:style-name="T437">used</text:span><text:span text:style-name="T514"> </text:span><text:span text:style-name="T437">(this</text:span><text:span text:style-name="T514"> </text:span><text:span text:style-name="T437">commission</text:span><text:span text:style-name="T171"> </text:span><text:span text:style-name="T437">percent</text:span><text:span text:style-name="T343"> </text:span><text:span text:style-name="T437">is </text:span>moved<text:span text:style-name="T398"> </text:span>to<text:span text:style-name="T398"> </text:span>the<text:span text:style-name="T398"> </text:span>commission<text:span text:style-name="T351"> </text:span>percent<text:span text:style-name="T398"> </text:span>field<text:span text:style-name="T454"> </text:span>in<text:span text:style-name="T363"> </text:span>the<text:span text:style-name="T398"> </text:span>Line<text:span text:style-name="T433"> </text:span>Item<text:span text:style-name="T398"> </text:span>File).<text:span text:style-name="T578"> </text:span>If none<text:span text:style-name="T398"> or </text:span>these<text:span text:style-name="T416"> </text:span>prices<text:span text:style-name="T398"> </text:span>match<text:span text:style-name="T358"> </text:span>the<text:span text:style-name="T375"> </text:span>new<text:span text:style-name="T386"> </text:span>price<text:span text:style-name="T372"> </text:span>entered,<text:span text:style-name="T380"> </text:span>the<text:span text:style-name="T410"> </text:span>price<text:span text:style-name="T398"> </text:span>override<text:span text:style-name="T372"> </text:span>commission percent<text:span text:style-name="T343"> </text:span>is<text:span text:style-name="T375"> </text:span>used.</text:p>
      <text:p text:style-name="P42"/>
      <text:p text:style-name="P42"><text:span text:style-name="T437">The</text:span><text:span text:style-name="T514"> </text:span><text:span text:style-name="T437">above</text:span><text:span text:style-name="T428"> </text:span><text:span text:style-name="T437">is</text:span><text:span text:style-name="T514"> </text:span><text:span text:style-name="T437">repeated</text:span><text:span text:style-name="T433"> </text:span><text:span text:style-name="T437">until</text:span><text:span text:style-name="T171"> </text:span><text:span text:style-name="T437">the</text:span><text:span text:style-name="T514"> </text:span><text:span text:style-name="T437">END</text:span><text:span text:style-name="T514"> </text:span><text:span text:style-name="T437">key</text:span><text:span text:style-name="T460"> </text:span><text:span text:style-name="T437">is</text:span><text:span text:style-name="T363"> </text:span><text:span text:style-name="T437">pressed.</text:span></text:p>
      <text:p text:style-name="P43"/>
      <text:h text:style-name="P273" text:outline-level="4"><text:bookmark-start text:name="__RefHeading___Toc15917_3119317922"/>OEBLMI<text:span text:style-name="T165">SC</text:span><text:bookmark-end text:name="__RefHeading___Toc15917_3119317922"/></text:h>
      <text:p text:style-name="P231"/>
      <text:p text:style-name="P69">This<text:span text:style-name="T398"> </text:span>program<text:span text:style-name="T398"> </text:span>allows<text:span text:style-name="T398"> </text:span>entry<text:span text:style-name="T398"> </text:span>of<text:span text:style-name="T375"> </text:span>the<text:span text:style-name="T398"> </text:span>miscellaneous<text:span text:style-name="T514"> </text:span>charges,<text:span text:style-name="T398"> </text:span>freight<text:span text:style-name="T375"> </text:span>amount, tax<text:span text:style-name="T398"> </text:span>amount<text:span text:style-name="T460"> </text:span>etc.<text:span text:style-name="T571"> </text:span><text:span text:style-name="T553"><text:s/></text:span>The<text:span text:style-name="T398"> </text:span>third<text:span text:style-name="T416"> </text:span>order<text:span text:style-name="T351"> </text:span>screen is<text:span text:style-name="T372"> </text:span>displayed and<text:span text:style-name="T343"> </text:span>fields<text:span text:style-name="T470"> </text:span>entered. The<text:span text:style-name="T363"> </text:span>END<text:span text:style-name="T363"> </text:span>key<text:span text:style-name="T386"> </text:span>is nor all<text:span text:style-name="T427">owed </text:span>and the<text:span text:style-name="T410"> </text:span>Restart<text:span text:style-name="T171"> </text:span>Key just<text:span text:style-name="T351"> </text:span>clears<text:span text:style-name="T416"> </text:span>the<text:span text:style-name="T410"> </text:span>screen<text:span text:style-name="T536"> </text:span>and allows<text:span text:style-name="T398"> </text:span>re-entry<text:span text:style-name="T398"> </text:span>of<text:span text:style-name="T398"> </text:span>all<text:span text:style-name="T171"> </text:span>of<text:span text:style-name="T375"> </text:span>the<text:span text:style-name="T398"> </text:span>fields.<text:span text:style-name="T588"> </text:span>After<text:span text:style-name="T171"> </text:span>all fields<text:span text:style-name="T460"> </text:span>have<text:span text:style-name="T358"> </text:span>been<text:span text:style-name="T470"> </text:span>entered changes are<text:span text:style-name="T165"> </text:span>allowed.</text:p>
      <text:p text:style-name="P69">For<text:span text:style-name="T372"> </text:span>the<text:span text:style-name="T368"> </text:span>freight<text:span text:style-name="T358"> </text:span>amount<text:span text:style-name="T460"> </text:span>and<text:span text:style-name="T171"> </text:span>the<text:span text:style-name="T372"> </text:span>miscellaneous charges<text:span text:style-name="T358"> </text:span>amount<text:span text:style-name="T358"> </text:span>an<text:span text:style-name="T433"> </text:span>account number<text:span text:style-name="T165"> </text:span>is<text:span text:style-name="T351"> </text:span>also<text:span text:style-name="T372"> </text:span>entered<text:span text:style-name="T469"> </text:span>If A)<text:span text:style-name="T398"> </text:span>The<text:span text:style-name="T398"> </text:span>amount is<text:span text:style-name="T460"> </text:span>not<text:span text:style-name="T398"> </text:span>zero<text:span text:style-name="T398"> </text:span>and<text:span text:style-name="T416"> </text:span>B)<text:span text:style-name="T398"> </text:span>If<text:span text:style-name="T416"> </text:span>the<text:span text:style-name="T380"> </text:span>A/R Control File indicates that freight or miscellaneous charges amounts are <text:span text:style-name="T437">distributed.</text:span></text:p>
      <text:p text:style-name="P69">The<text:span text:style-name="T398"> </text:span>sales<text:span text:style-name="T398"> </text:span>tax<text:span text:style-name="T398"> </text:span>is<text:span text:style-name="T375"> </text:span>computed<text:span text:style-name="T398"> </text:span>on<text:span text:style-name="T398"> </text:span>the<text:span text:style-name="T375"> </text:span>total<text:span text:style-name="T358"> </text:span>taxable<text:span text:style-name="T398"> </text:span>amount<text:span text:style-name="T380"> </text:span>and<text:span text:style-name="T514"> </text:span>the<text:span text:style-name="T398"> </text:span>tax<text:span text:style-name="T514"> </text:span>percent for the<text:span text:style-name="T171"> </text:span>order.</text:p>
      <text:p text:style-name="P69"><text:span text:style-name="T437">The</text:span><text:span text:style-name="T514"> </text:span><text:span text:style-name="T437">order</text:span><text:span text:style-name="T514"> </text:span><text:span text:style-name="T437">total</text:span><text:span text:style-name="T343"> </text:span><text:span text:style-name="T437">amount</text:span><text:span text:style-name="T165"> </text:span><text:span text:style-name="T437">is</text:span><text:span text:style-name="T514"> </text:span><text:span text:style-name="T437">calculated and</text:span><text:span text:style-name="T343"> </text:span><text:span text:style-name="T437">displayed</text:span><text:span text:style-name="T343"> </text:span><text:span text:style-name="T437">right</text:span><text:span text:style-name="T514"> </text:span><text:span text:style-name="T437">after</text:span><text:span text:style-name="T433"> </text:span><text:span text:style-name="T437">the</text:span><text:span text:style-name="T514"> </text:span><text:span text:style-name="T437">freight </text:span>amount is<text:span text:style-name="T470"> </text:span>entered and is<text:span text:style-name="T380"> </text:span>the<text:span text:style-name="T398"> </text:span>total of<text:span text:style-name="T416"> </text:span>the<text:span text:style-name="T398"> </text:span>order net<text:span text:style-name="T398"> </text:span>amount,<text:span text:style-name="T368"> </text:span>the</text:p>
      <text:p text:style-name="P69">miscellaneous<text:span text:style-name="T416"> </text:span>charges,<text:span text:style-name="T410"> </text:span>the<text:span text:style-name="T171"> </text:span>tax<text:span text:style-name="T410"> </text:span>amount and the <text:span text:style-name="T635">f</text:span><text:span text:style-name="T177">reight</text:span><text:span text:style-name="T358"> </text:span>amount.<text:span text:style-name="T513"> </text:span>If any<text:span text:style-name="T343"> </text:span>of these<text:span text:style-name="T398"> </text:span>amounts<text:span text:style-name="T398"> </text:span>are<text:span text:style-name="T398"> </text:span>changed,<text:span text:style-name="T375"> </text:span>the<text:span text:style-name="T398"> </text:span>total<text:span text:style-name="T470"> </text:span>order<text:span text:style-name="T416"> </text:span>amount is<text:span text:style-name="T398"> </text:span>recalculated and <text:span text:style-name="T437">redisplayed.</text:span></text:p>
      <text:p text:style-name="P69"><text:soft-page-break/>I<text:span text:style-name="T635">f</text:span><text:span text:style-name="T398"> </text:span>the<text:span text:style-name="T398"> </text:span>total<text:span text:style-name="T470"> </text:span>commission amount<text:span text:style-name="T536"> for </text:span>the<text:span text:style-name="T398"> </text:span>order is<text:span text:style-name="T428"> </text:span>not<text:span text:style-name="T398"> </text:span>zero,<text:span text:style-name="T351"> </text:span>If<text:span text:style-name="T386"> </text:span>is<text:span text:style-name="T428"> </text:span>not manually<text:span text:style-name="T514"> </text:span>entered<text:span text:style-name="T416"> </text:span>but<text:span text:style-name="T368"> </text:span>is<text:span text:style-name="T514"> </text:span>displayed and<text:span text:style-name="T514"> </text:span>can<text:span text:style-name="T343"> </text:span>be<text:span text:style-name="T398"> </text:span>changed<text:span text:style-name="T351"> </text:span>through<text:span text:style-name="T363"> </text:span>the<text:span text:style-name="T368"> </text:span>Item <text:span text:style-name="T437">number</text:span><text:span text:style-name="T514"> </text:span><text:span text:style-name="T437">to</text:span><text:span text:style-name="T514"> </text:span><text:span text:style-name="T437">change</text:span><text:span text:style-name="T358"> </text:span><text:span text:style-name="T437">logic.</text:span><text:span text:style-name="T591"> </text:span><text:span text:style-name="T437">If</text:span><text:span text:style-name="T416"> </text:span><text:span text:style-name="T437">a</text:span><text:span text:style-name="T514"> </text:span><text:span text:style-name="T437">commission</text:span><text:span text:style-name="T343"> </text:span><text:span text:style-name="T437">percent</text:span><text:span text:style-name="T449">age</text:span><text:span text:style-name="T437"> is</text:span><text:span text:style-name="T514"> </text:span><text:span text:style-name="T437">entered</text:span><text:span text:style-name="T416"> </text:span><text:span text:style-name="T437">the</text:span><text:span text:style-name="T514"> </text:span><text:span text:style-name="T437">commission </text:span>is<text:span text:style-name="T398"> </text:span>calculated based<text:span text:style-name="T470"> </text:span>on<text:span text:style-name="T380"> </text:span>this<text:span text:style-name="T351"> </text:span>percentage<text:span text:style-name="T536"> </text:span>and<text:span text:style-name="T470"> </text:span>the<text:span text:style-name="T398"> </text:span>total sale<text:span text:style-name="T428"> </text:span>amount.<text:span text:style-name="T553"> </text:span>This wipes<text:span text:style-name="T398"> </text:span>out<text:span text:style-name="T398"> </text:span>the<text:span text:style-name="T380"> </text:span>previously<text:span text:style-name="T460"> </text:span>calculated commission amount.</text:p>
      <text:p text:style-name="P69"/>
      <text:h text:style-name="P273" text:outline-level="4"><text:bookmark-start text:name="__RefHeading___Toc15919_3119317922"/>OEBLOUNS<text:bookmark-end text:name="__RefHeading___Toc15919_3119317922"/></text:h>
      <text:p text:style-name="P231"/>
      <text:p text:style-name="P149">This program allows un-selection of selected orders. The order un-selection screen is displayed and an order number is entered.</text:p>
      <text:p text:style-name="P149"><text:span text:style-name="T625">If the F1 key is pressed, the first, or next selected order on file is found and displayed.</text:span><text:span text:style-name="T553"> </text:span>I<text:span text:style-name="T635">f</text:span><text:span text:style-name="T380"> </text:span>the<text:span text:style-name="T398"> </text:span>end<text:span text:style-name="T375"> </text:span>of<text:span text:style-name="T398"> </text:span>the<text:span text:style-name="T398"> </text:span>file<text:span text:style-name="T372"> </text:span>is<text:span text:style-name="T398"> </text:span>reached,<text:span text:style-name="T398"> </text:span>a<text:span text:style-name="T398"> </text:span>message<text:span text:style-name="T165"> </text:span>is displayed<text:span text:style-name="T343"> </text:span>and<text:span text:style-name="T343"> </text:span>the<text:span text:style-name="T343"> </text:span>file<text:span text:style-name="T343"> </text:span>starts<text:span text:style-name="T351"> </text:span>over from<text:span text:style-name="T416"> </text:span>the<text:span text:style-name="T343"> </text:span>beginning.</text:p>
      <text:p text:style-name="P149">If<text:span text:style-name="T343"> </text:span>an<text:span text:style-name="T398"> </text:span>order<text:span text:style-name="T410"> </text:span>number is<text:span text:style-name="T398"> </text:span>entered,<text:span text:style-name="T514"> </text:span>the<text:span text:style-name="T398"> </text:span>record is<text:span text:style-name="T398"> </text:span>read<text:span text:style-name="T460"> </text:span>and<text:span text:style-name="T343"> </text:span>displayed.<text:span text:style-name="T513"> </text:span>If<text:span text:style-name="T437"> </text:span>the <text:span text:style-name="T437">record</text:span><text:span text:style-name="T171"> </text:span><text:span text:style-name="T437">is</text:span><text:span text:style-name="T428"> </text:span><text:span text:style-name="T437">not</text:span><text:span text:style-name="T514"> </text:span><text:span text:style-name="T437">on</text:span><text:span text:style-name="T514"> </text:span><text:span text:style-name="T437">file</text:span><text:span text:style-name="T514"> </text:span><text:span text:style-name="T437">or</text:span><text:span text:style-name="T433"> </text:span><text:span text:style-name="T437">incomplete</text:span><text:span text:style-name="T514"> </text:span><text:span text:style-name="T437">or</text:span><text:span text:style-name="T171"> </text:span><text:span text:style-name="T437">if</text:span><text:span text:style-name="T410"> </text:span><text:span text:style-name="T437">If</text:span><text:span text:style-name="T470"> </text:span><text:span text:style-name="T437">is</text:span><text:span text:style-name="T514"> </text:span><text:span text:style-name="T437">an</text:span><text:span text:style-name="T536"> </text:span><text:span text:style-name="T437">invoice</text:span><text:span text:style-name="T514"> </text:span><text:span text:style-name="T437">or</text:span><text:span text:style-name="T514"> </text:span><text:span text:style-name="T437">credit</text:span><text:span text:style-name="T358"> </text:span><text:span text:style-name="T437">memo, </text:span>an<text:span text:style-name="T375"> </text:span>error<text:span text:style-name="T171"> </text:span>message is<text:span text:style-name="T372"> </text:span>displayed and<text:span text:style-name="T470"> </text:span>a<text:span text:style-name="T433"> </text:span>new<text:span text:style-name="T372"> </text:span>order<text:span text:style-name="T416"> </text:span>number is<text:span text:style-name="T514"> </text:span>entered.</text:p>
      <text:p text:style-name="P149">When<text:span text:style-name="T398"> </text:span>a<text:span text:style-name="T398"> </text:span>valid<text:span text:style-name="T398"> </text:span>order<text:span text:style-name="T380"> </text:span>has<text:span text:style-name="T398"> </text:span>been<text:span text:style-name="T363"> </text:span>found,<text:span text:style-name="T398"> </text:span>the<text:span text:style-name="T398"> </text:span>question<text:span text:style-name="T372"> </text:span>"Cancel<text:span text:style-name="T363"> </text:span>selection<text:span text:style-name="T165"> </text:span>of<text:span text:style-name="T428"> </text:span>this order<text:span text:style-name="T640">?</text:span>"<text:span text:style-name="T635"> </text:span>is asked.<text:span text:style-name="T513"> </text:span>If<text:span text:style-name="T635"> <text:s/></text:span>the<text:span text:style-name="T407"> </text:span>answer<text:span text:style-name="T433"> </text:span>is<text:span text:style-name="T407"> </text:span>"yes"<text:span text:style-name="T384"> </text:span>the<text:span text:style-name="T634"> line </text:span><text:span text:style-name="T370">I</text:span>tems<text:span text:style-name="T634"> for the order</text:span> must<text:span text:style-name="T398"> </text:span>all<text:span text:style-name="T368"> </text:span>be<text:span text:style-name="T398"> </text:span>unselected.<text:span text:style-name="T584"> </text:span>Then<text:span text:style-name="T398"> </text:span>the<text:span text:style-name="T398"> </text:span>order<text:span text:style-name="T375"> </text:span>selection<text:span text:style-name="T398"> </text:span>code<text:span text:style-name="T375"> </text:span>in<text:span text:style-name="T375"> </text:span>the<text:span text:style-name="T558"> </text:span>order<text:span text:style-name="T398"> </text:span>Header<text:span text:style-name="T635"> </text:span>record<text:span text:style-name="T573"> </text:span>is<text:span text:style-name="T536"> </text:span>set<text:span text:style-name="T351"> </text:span>to<text:span text:style-name="T368"> </text:span>unselected<text:span text:style-name="T567"> </text:span>and<text:span text:style-name="T351"> </text:span><text:span text:style-name="T437">rewritten.</text:span></text:p>
      <text:p text:style-name="P153">The<text:span text:style-name="T363"> </text:span>above is<text:span text:style-name="T165"> </text:span>repeated<text:span text:style-name="T469"> </text:span>until<text:span text:style-name="T546"> </text:span>the<text:span text:style-name="T351"> </text:span>END<text:span text:style-name="T375"> </text:span>key<text:span text:style-name="T427"> </text:span>is<text:span text:style-name="T363"> </text:span><text:span text:style-name="T437">pressed.</text:span></text:p>
      <text:p text:style-name="P57"/>
      <text:h text:style-name="P273" text:outline-level="4"><text:bookmark-start text:name="__RefHeading___Toc15921_3119317922"/>OEORDEDT<text:bookmark-end text:name="__RefHeading___Toc15921_3119317922"/></text:h>
      <text:p text:style-name="P231"/>
      <text:p text:style-name="P69"><text:span text:style-name="T445">S</text:span><text:span text:style-name="T437">ee Order</text:span><text:span text:style-name="T351"> </text:span><text:span text:style-name="T437">Processing</text:span><text:span text:style-name="T451">.</text:span><text:span text:style-name="T589"> </text:span></text:p>
      <text:p text:style-name="P62"/>
      <text:h text:style-name="P273" text:outline-level="4"><text:bookmark-start text:name="__RefHeading___Toc15923_3119317922"/>OEMNTINV<text:bookmark-end text:name="__RefHeading___Toc15923_3119317922"/></text:h>
      <text:p text:style-name="P231"/>
      <text:h text:style-name="P273" text:outline-level="4"><text:bookmark-start text:name="__RefHeading___Toc15925_3119317922"/>OEINVOIC<text:bookmark-end text:name="__RefHeading___Toc15925_3119317922"/></text:h>
      <text:p text:style-name="P231"/>
      <text:p text:style-name="P149"><text:span text:style-name="T437">This</text:span><text:span text:style-name="T514"> </text:span><text:span text:style-name="T437">program</text:span><text:span text:style-name="T514"> </text:span><text:span text:style-name="T437">prints</text:span><text:span text:style-name="T358"> </text:span><text:span text:style-name="T437">invoices</text:span><text:span text:style-name="T380"> </text:span><text:span text:style-name="T437">for</text:span><text:span text:style-name="T363"> </text:span><text:span text:style-name="T437">all</text:span> <text:span text:style-name="T437">selected</text:span><text:span text:style-name="T470"> </text:span><text:span text:style-name="T437">orders</text:span><text:span text:style-name="T514"> </text:span><text:span text:style-name="T437">and</text:span><text:span text:style-name="T514"> </text:span><text:span text:style-name="T437">credit</text:span><text:span text:style-name="T514"> </text:span><text:span text:style-name="T437">memos. After</text:span><text:span text:style-name="T428"> </text:span><text:span text:style-name="T437">printing</text:span><text:span text:style-name="T368"> </text:span><text:span text:style-name="T437">the</text:span><text:span text:style-name="T351"> </text:span><text:span text:style-name="T437">invoices if</text:span><text:span text:style-name="T368"> </text:span><text:span text:style-name="T437">the</text:span><text:span text:style-name="T380"> </text:span><text:span text:style-name="T437">printing</text:span><text:span text:style-name="T460"> </text:span><text:span text:style-name="T437">is</text:span><text:span text:style-name="T514"> </text:span><text:span text:style-name="T437">"OK",</text:span><text:span text:style-name="T514"> </text:span><text:span text:style-name="T437">sales</text:span><text:span text:style-name="T514"> </text:span><text:span text:style-name="T437">transaction </text:span>records<text:span text:style-name="T428"> </text:span>are<text:span text:style-name="T398"> </text:span>created,<text:span text:style-name="T171"> </text:span>and<text:span text:style-name="T368"> </text:span>the<text:span text:style-name="T171"> </text:span>Inventory and<text:span text:style-name="T398"> </text:span>Order file<text:span text:style-name="T433"> </text:span>are<text:span text:style-name="T375"> </text:span>updated <text:span text:style-name="T437">appropriately.</text:span></text:p>
      <text:p text:style-name="P149">The<text:span text:style-name="T398"> </text:span>order<text:span text:style-name="T343"> </text:span>range<text:span text:style-name="T380"> </text:span>to<text:span text:style-name="T363"> </text:span>be<text:span text:style-name="T460"> </text:span>printed is<text:span text:style-name="T368"> </text:span><text:span text:style-name="T370">then </text:span>entered.</text:p>
      <text:p text:style-name="P149"><text:span text:style-name="T437">The</text:span><text:span text:style-name="T514"> </text:span><text:span text:style-name="T437">Order</text:span><text:span text:style-name="T514"> </text:span><text:span text:style-name="T437">Header</text:span><text:span text:style-name="T514"> </text:span><text:span text:style-name="T437">File</text:span><text:span text:style-name="T514"> </text:span><text:span text:style-name="T437">is</text:span><text:span text:style-name="T428"> </text:span><text:span text:style-name="T437">started</text:span><text:span text:style-name="T514"> </text:span><text:span text:style-name="T437">at</text:span><text:span text:style-name="T514"> </text:span><text:span text:style-name="T437">the</text:span><text:span text:style-name="T428"> </text:span><text:span text:style-name="T437">starting</text:span><text:span text:style-name="T470"> </text:span><text:span text:style-name="T437">order</text:span><text:span text:style-name="T171"> </text:span><text:span text:style-name="T437">number.</text:span><text:span text:style-name="T612"> </text:span><text:span text:style-name="T437">Before</text:span><text:span text:style-name="T445"> </text:span>printing<text:span text:style-name="T380"> </text:span>the<text:span text:style-name="T536"> </text:span>invoice,<text:span text:style-name="T433"> </text:span>the<text:span text:style-name="T171"> </text:span>program<text:span text:style-name="T358"> </text:span>checks<text:span text:style-name="T428"> </text:span>to<text:span text:style-name="T398"> </text:span>ensure<text:span text:style-name="T398"> </text:span>the<text:span text:style-name="T398"> </text:span>order has<text:span text:style-name="T343"> </text:span>been selected.<text:span text:style-name="T532"> </text:span>The<text:span text:style-name="T368"> </text:span>line<text:span text:style-name="T536"> </text:span>Items<text:span text:style-name="T398"> </text:span>are<text:span text:style-name="T398"> </text:span>read<text:span text:style-name="T351"> </text:span>for<text:span text:style-name="T380"> </text:span>that<text:span text:style-name="T398"> </text:span>order.<text:span text:style-name="T170"> </text:span>The<text:span text:style-name="T358"> </text:span>invoice is<text:span text:style-name="T375"> </text:span>printed using<text:span text:style-name="T398"> </text:span>the<text:span text:style-name="T398"> </text:span>Order<text:span text:style-name="T398"> </text:span>Header<text:span text:style-name="T375"> </text:span>Record<text:span text:style-name="T375"> </text:span>and<text:span text:style-name="T372"> </text:span>the<text:span text:style-name="T398"> </text:span>selected<text:span text:style-name="T469"> </text:span>line<text:span text:style-name="T416"> </text:span>Items<text:span text:style-name="T398"> </text:span>for<text:span text:style-name="T368"> </text:span>that<text:span text:style-name="T398"> </text:span>order.</text:p>
      <text:p text:style-name="P149">After printing the invoice, the<text:span text:style-name="T363"> </text:span>Order Header Record is rewritten, setting the<text:span text:style-name="T398"> </text:span>Order<text:span text:style-name="T380"> </text:span>Selection Code<text:span text:style-name="T363"> </text:span>to<text:span text:style-name="T558"> </text:span>Order Invoiced <text:span text:style-name="T635">b</text:span>ut<text:span text:style-name="T437"> </text:span><text:span text:style-name="T445">n</text:span>ot<text:span text:style-name="T398"> </text:span>OK.</text:p>
      <text:p text:style-name="P149"><text:soft-page-break/>After<text:span text:style-name="T398"> </text:span>the<text:span text:style-name="T398"> </text:span>selected<text:span text:style-name="T358"> </text:span>invoices<text:span text:style-name="T398"> </text:span>have<text:span text:style-name="T398"> </text:span>been<text:span text:style-name="T171"> </text:span>printed,<text:span text:style-name="T398"> </text:span>the<text:span text:style-name="T398"> </text:span>question<text:span text:style-name="T398"> </text:span>"Are<text:span text:style-name="T410"> </text:span>invoices just<text:span text:style-name="T368"> </text:span>printed OK <text:span text:style-name="T636">?"</text:span><text:span text:style-name="T637"> </text:span>is<text:span text:style-name="T398"> </text:span>asked.<text:span text:style-name="T513"> </text:span>If they are<text:span text:style-name="T351"> </text:span>not<text:span text:style-name="T398"> </text:span>OK.,<text:span text:style-name="T398"> </text:span>the<text:span text:style-name="T363"> </text:span>selected<text:span text:style-name="T416"> </text:span>orders are rewritten setting the<text:span text:style-name="T514"> </text:span>Order<text:span text:style-name="T410"> </text:span>Selection Code<text:span text:style-name="T165"> </text:span>to<text:span text:style-name="T534"> </text:span>Order Selected.<text:span text:style-name="T513"> </text:span><text:span text:style-name="T636">If</text:span><text:span text:style-name="T637"> <text:s/></text:span>they<text:span text:style-name="T398"> </text:span>are okay,<text:span text:style-name="T398"> </text:span>the<text:span text:style-name="T398"> </text:span>orders<text:span text:style-name="T372"> </text:span>are<text:span text:style-name="T398"> </text:span>rewritten with<text:span text:style-name="T343"> </text:span>the<text:span text:style-name="T375"> </text:span>selection<text:span text:style-name="T536"> </text:span>code<text:span text:style-name="T398"> </text:span>of<text:span text:style-name="T358"> </text:span>Order<text:span text:style-name="T386"> </text:span>Invoiced.</text:p>
      <text:p text:style-name="P149"><text:bookmark-start text:name="__RefHeading___Toc15857_3119317922"/>The<text:span text:style-name="T343"> </text:span>order<text:span text:style-name="T407"> </text:span><text:span text:style-name="T638">range</text:span><text:span text:style-name="T401"> </text:span>screen<text:span text:style-name="T466"> </text:span>is<text:span text:style-name="T351"> </text:span>redisplayed<text:span text:style-name="T533"> </text:span>and<text:span text:style-name="T165"> </text:span>new<text:span text:style-name="T473"> </text:span>range<text:span text:style-name="T437"> </text:span>or<text:span text:style-name="T386"> </text:span>orders<text:span text:style-name="T536"> </text:span><text:span text:style-name="T638">is</text:span><text:span text:style-name="T535"> </text:span><text:span text:style-name="T437">entered</text:span><text:bookmark-end text:name="__RefHeading___Toc15857_3119317922"/></text:p>
      <text:p text:style-name="P149">and<text:span text:style-name="T177"> </text:span>processing<text:span text:style-name="T532"> </text:span>proceeds<text:span text:style-name="T368"> </text:span>as<text:span text:style-name="T536"> </text:span><text:span text:style-name="T437">above.</text:span></text:p>
      <text:p text:style-name="P230"/>
      <text:p text:style-name="P229"><text:span text:style-name="T445">If</text:span><text:span text:style-name="T400"> </text:span><text:span text:style-name="T445">the</text:span><text:span text:style-name="T400"> </text:span><text:span text:style-name="T445">END</text:span><text:span text:style-name="T400"> </text:span><text:span text:style-name="T445">key</text:span><text:span text:style-name="T377"> </text:span><text:span text:style-name="T445">was</text:span><text:span text:style-name="T400"> </text:span><text:span text:style-name="T445">pressed</text:span><text:span text:style-name="T400"> </text:span><text:span text:style-name="T445">for</text:span><text:span text:style-name="T377"> </text:span><text:span text:style-name="T445">the</text:span><text:span text:style-name="T400"> </text:span><text:span text:style-name="T445">order</text:span><text:span text:style-name="T400"> </text:span><text:span text:style-name="T445">range,</text:span><text:span text:style-name="T400"> </text:span><text:span text:style-name="T445">OEPSTINV</text:span><text:span text:style-name="T537"> </text:span><text:span text:style-name="T445">is</text:span><text:span text:style-name="T400"> </text:span><text:span text:style-name="T445">called</text:span><text:span text:style-name="T377"> </text:span><text:span text:style-name="T445">to post</text:span><text:span text:style-name="T559"> </text:span><text:span text:style-name="T445">invoices.</text:span></text:p>
      <text:p text:style-name="P229"/>
      <text:h text:style-name="P273" text:outline-level="4"><text:bookmark-start text:name="__RefHeading___Toc15927_3119317922"/>OEPSTINV<text:bookmark-end text:name="__RefHeading___Toc15927_3119317922"/></text:h>
      <text:p text:style-name="P231"/>
      <text:p text:style-name="P229">This<text:span text:style-name="T398"> </text:span>program<text:span text:style-name="T398"> </text:span>reads<text:span text:style-name="T398"> </text:span>the<text:span text:style-name="T375"> </text:span>Order<text:span text:style-name="T398"> </text:span>Header<text:span text:style-name="T398"> </text:span>File<text:span text:style-name="T398"> </text:span>and<text:span text:style-name="T375"> </text:span>Order<text:span text:style-name="T398"> </text:span>Line<text:span text:style-name="T380"> </text:span>Item<text:span text:style-name="T380"> </text:span>File<text:span text:style-name="T375"> </text:span>and writes A/R Sales Transaction File and A/R Sales<text:span text:style-name="T437"> </text:span>Distribution Transaction File<text:span text:style-name="T375"> </text:span>records<text:span text:style-name="T640"> for</text:span><text:span text:style-name="T398"> </text:span>subsequent<text:span text:style-name="T171"> </text:span>posting<text:span text:style-name="T416"> </text:span>to<text:span text:style-name="T398"> </text:span>A/R<text:span text:style-name="T171"> </text:span>master file.</text:p>
      <text:p text:style-name="P229"><text:span text:style-name="T437">A</text:span><text:span text:style-name="T514"> </text:span><text:span text:style-name="T437">sales</text:span><text:span text:style-name="T514"> </text:span><text:span text:style-name="T437">transaction</text:span><text:span text:style-name="T368"> </text:span><text:span text:style-name="T437">is</text:span><text:span text:style-name="T514"> </text:span><text:span text:style-name="T437">written</text:span><text:span text:style-name="T514"> </text:span><text:span text:style-name="T437">out</text:span><text:span text:style-name="T428"> </text:span><text:span text:style-name="T437">for</text:span><text:span text:style-name="T514"> </text:span><text:span text:style-name="T437">each</text:span><text:span text:style-name="T470"> </text:span><text:span text:style-name="T437">invoice</text:span><text:span text:style-name="T372"> </text:span><text:span text:style-name="T437">flagged</text:span><text:span text:style-name="T536"> </text:span><text:span text:style-name="T437">as</text:span><text:span text:style-name="T514"> </text:span><text:span text:style-name="T437">Order Invoiced.</text:span></text:p>
      <text:p text:style-name="P229">If<text:span text:style-name="T398"> </text:span>multiple<text:span text:style-name="T171"> </text:span>distribution accounts<text:span text:style-name="T368"> </text:span>exist<text:span text:style-name="T358"> for </text:span>sales,<text:span text:style-name="T398"> </text:span>freight,<text:span text:style-name="T398"> </text:span>or miscellaneous charges, a sales distribution transaction record is written for each amount using the miscellaneous charges and <text:span text:style-name="T177">freight</text:span><text:span text:style-name="T533"> </text:span>accounts entered<text:span text:style-name="T165"> </text:span>in<text:span text:style-name="T372"> </text:span>order<text:span text:style-name="T460"> </text:span>selection,<text:span text:style-name="T380"> </text:span>and<text:span text:style-name="T368"> </text:span>the<text:span text:style-name="T398"> </text:span>sales<text:span text:style-name="T514"> </text:span>account<text:span text:style-name="T380"> </text:span>specified in<text:span text:style-name="T433"> </text:span>the Inventory Item<text:span text:style-name="T398"> </text:span><text:span text:style-name="T402">f</text:span>ile<text:span text:style-name="T640"> for</text:span><text:span text:style-name="T514"> </text:span>each line Item.<text:span text:style-name="T553"> </text:span>The<text:span text:style-name="T363"> </text:span>profit<text:span text:style-name="T398"> </text:span>centre<text:span text:style-name="T351"> </text:span>entered<text:span text:style-name="T536"> </text:span>at <text:span text:style-name="T437">order</text:span><text:span text:style-name="T534"> </text:span><text:span text:style-name="T437">entry</text:span><text:span text:style-name="T534"> </text:span><text:span text:style-name="T437">time</text:span><text:span text:style-name="T473"> </text:span><text:span text:style-name="T437">is</text:span><text:span text:style-name="T534"> </text:span><text:span text:style-name="T437">used</text:span><text:span text:style-name="T534"> </text:span><text:span text:style-name="T437">as</text:span><text:span text:style-name="T473"> </text:span><text:span text:style-name="T437">the</text:span><text:span text:style-name="T358"> </text:span><text:span text:style-name="T437">last</text:span><text:span text:style-name="T473"> </text:span><text:span text:style-name="T437">three</text:span><text:span text:style-name="T534"> </text:span><text:span text:style-name="T437">digits</text:span><text:span text:style-name="T444"> of</text:span><text:span text:style-name="T443"> <text:s/></text:span><text:span text:style-name="T437">the</text:span><text:span text:style-name="T534"> </text:span><text:span text:style-name="T437">account</text:span><text:span text:style-name="T534"> </text:span><text:span text:style-name="T437">number.</text:span></text:p>
      <text:p text:style-name="P229">Each<text:span text:style-name="T398"> </text:span>selected<text:span text:style-name="T589"> </text:span><text:span text:style-name="T529">line</text:span><text:span text:style-name="T514"> </text:span>Item<text:span text:style-name="T398"> </text:span>record<text:span text:style-name="T410"> </text:span>is<text:span text:style-name="T398"> </text:span>read<text:span text:style-name="T398"> </text:span>and<text:span text:style-name="T375"> </text:span>the<text:span text:style-name="T398"> </text:span>inventory<text:span text:style-name="T343"> </text:span>Item<text:span text:style-name="T398"> </text:span>file<text:span text:style-name="T514"> </text:span>is updated.<text:span text:style-name="T456"> </text:span>The<text:span text:style-name="T398"> </text:span>Quantity<text:span text:style-name="T375"> </text:span>to<text:span text:style-name="T398"> </text:span>Ship<text:span text:style-name="T171"> </text:span>is<text:span text:style-name="T398"> </text:span>subtracted from<text:span text:style-name="T398"> </text:span>the<text:span text:style-name="T398"> </text:span>Quantity<text:span text:style-name="T375"> </text:span>on<text:span text:style-name="T428"> </text:span>hand.</text:p>
      <text:p text:style-name="P229"><text:span text:style-name="T437">If</text:span><text:span text:style-name="T514"> </text:span><text:span text:style-name="T437">there</text:span><text:span text:style-name="T428"> </text:span><text:span text:style-name="T437">is</text:span><text:span text:style-name="T514"> </text:span><text:span text:style-name="T437">Inventory</text:span><text:span text:style-name="T428"> </text:span><text:span text:style-name="T437">Control,</text:span><text:span text:style-name="T514"> </text:span><text:span text:style-name="T437">the</text:span><text:span text:style-name="T514"> </text:span><text:span text:style-name="T437">Quantity</text:span><text:span text:style-name="T536"> </text:span><text:span text:style-name="T437">to</text:span><text:span text:style-name="T375"> </text:span><text:span text:style-name="T437">Ship</text:span><text:span text:style-name="T343"> </text:span><text:span text:style-name="T437">is</text:span><text:span text:style-name="T514"> </text:span><text:span text:style-name="T437">subtracted</text:span><text:span text:style-name="T351"> </text:span><text:span text:style-name="T437">from</text:span><text:span text:style-name="T358"> </text:span><text:span text:style-name="T437">the </text:span>Quantity<text:span text:style-name="T428"> </text:span>Committed.<text:span text:style-name="T613"> </text:span>The<text:span text:style-name="T398"> </text:span>Period-to-date<text:span text:style-name="T380"> </text:span>and<text:span text:style-name="T536"> </text:span>Year-to-date fields<text:span text:style-name="T351"> </text:span>are updated<text:span text:style-name="T368"> </text:span>using<text:span text:style-name="T460"> </text:span>the<text:span text:style-name="T398"> </text:span>Quantity Shipped,<text:span text:style-name="T372"> </text:span>Line<text:span text:style-name="T171"> </text:span>Item<text:span text:style-name="T368"> </text:span>Unit<text:span text:style-name="T398"> </text:span>Price<text:span text:style-name="T433"> </text:span>and<text:span text:style-name="T398"> </text:span>Discount <text:span text:style-name="T437">fields.</text:span></text:p>
      <text:p text:style-name="P229">Each<text:span text:style-name="T398"> </text:span><text:span text:style-name="T456">line</text:span><text:span text:style-name="T398"> </text:span>Item<text:span text:style-name="T398"> </text:span>is<text:span text:style-name="T375"> </text:span>checked<text:span text:style-name="T398"> </text:span>to<text:span text:style-name="T398"> </text:span>see<text:span text:style-name="T375"> </text:span>if<text:span text:style-name="T398"> </text:span>there<text:span text:style-name="T398"> </text:span>is<text:span text:style-name="T398"> </text:span>a<text:span text:style-name="T375"> </text:span>Quantity<text:span text:style-name="T398"> </text:span>Back<text:span text:style-name="T398"> </text:span>Ordered.<text:span text:style-name="T588"> </text:span>I<text:span text:style-name="T635">f</text:span> there<text:span text:style-name="T398"> </text:span>is,<text:span text:style-name="T398"> </text:span>the<text:span text:style-name="T398"> </text:span>Quantity<text:span text:style-name="T375"> </text:span>Back<text:span text:style-name="T398"> </text:span>Ordered<text:span text:style-name="T398"> </text:span>is<text:span text:style-name="T375"> </text:span>moved<text:span text:style-name="T398"> </text:span>to<text:span text:style-name="T398"> </text:span>the<text:span text:style-name="T398"> </text:span>Quantity<text:span text:style-name="T375"> </text:span>Ordered,<text:span text:style-name="T398"> </text:span>the Quantity<text:span text:style-name="T398"> </text:span>to<text:span text:style-name="T398"> </text:span>Ship<text:span text:style-name="T398"> </text:span>is<text:span text:style-name="T375"> </text:span>set<text:span text:style-name="T398"> </text:span>to<text:span text:style-name="T398"> </text:span>zero,<text:span text:style-name="T375"> </text:span>the<text:span text:style-name="T398"> </text:span>Item<text:span text:style-name="T398"> </text:span>is<text:span text:style-name="T398"> </text:span>unselected<text:span text:style-name="T470"> </text:span>and<text:span text:style-name="T433"> </text:span>the<text:span text:style-name="T398"> </text:span>record<text:span text:style-name="T351"> </text:span>is rewritten.<text:span text:style-name="T553"> </text:span>Otherwise,<text:span text:style-name="T536"> </text:span>the<text:span text:style-name="T398"> </text:span>Line<text:span text:style-name="T410"> </text:span>Item<text:span text:style-name="T460"> </text:span>Record is<text:span text:style-name="T165"> </text:span>deleted.</text:p>
      <text:p text:style-name="P229">After<text:span text:style-name="T398"> </text:span>the<text:span text:style-name="T398"> </text:span>above<text:span text:style-name="T398"> </text:span>is<text:span text:style-name="T375"> </text:span>done<text:span text:style-name="T398"> </text:span>for<text:span text:style-name="T398"> </text:span>each<text:span text:style-name="T375"> </text:span>order,<text:span text:style-name="T398"> </text:span>the<text:span text:style-name="T398"> </text:span>order<text:span text:style-name="T171"> </text:span>is<text:span text:style-name="T375"> </text:span>checked<text:span text:style-name="T514"> </text:span>to<text:span text:style-name="T375"> </text:span>see<text:span text:style-name="T470"> </text:span>If<text:span text:style-name="T470"> </text:span>If has<text:span text:style-name="T398"> </text:span>any<text:span text:style-name="T171"> </text:span>line<text:span text:style-name="T375"> </text:span>Items<text:span text:style-name="T398"> </text:span>remaining.<text:span text:style-name="T596"> </text:span>If<text:span text:style-name="T368"> </text:span>If<text:span text:style-name="T398"> </text:span>does<text:span text:style-name="T375"> </text:span>not,<text:span text:style-name="T398"> </text:span>the<text:span text:style-name="T398"> </text:span>Order<text:span text:style-name="T375"> </text:span>Header<text:span text:style-name="T398"> </text:span>Record<text:span text:style-name="T358"> </text:span>is deleted.<text:span text:style-name="T550"> </text:span>Otherwise,<text:span text:style-name="T165"> </text:span>the<text:span text:style-name="T398"> </text:span>order amounts are<text:span text:style-name="T380"> </text:span>set<text:span text:style-name="T433"> </text:span>to<text:span text:style-name="T398"> </text:span>zero,<text:span text:style-name="T358"> </text:span>the<text:span text:style-name="T398"> </text:span>order<text:span text:style-name="T569"> </text:span>is unselected<text:span text:style-name="T398"> </text:span>and<text:span text:style-name="T398"> </text:span>the<text:span text:style-name="T398"> </text:span>Order<text:span text:style-name="T375"> </text:span>Header<text:span text:style-name="T398"> </text:span>Record<text:span text:style-name="T351"> </text:span>is<text:span text:style-name="T375"> </text:span>rewritten.<text:span text:style-name="T576"> </text:span>I<text:span text:style-name="T635">f</text:span><text:span text:style-name="T375"> </text:span>the<text:span text:style-name="T398"> </text:span>order<text:span text:style-name="T398"> </text:span>was<text:span text:style-name="T375"> </text:span>an invoice<text:span text:style-name="T398"> </text:span>order,<text:span text:style-name="T398"> </text:span>If<text:span text:style-name="T165"> </text:span>is<text:span text:style-name="T433"> </text:span>changed to<text:span text:style-name="T398"> </text:span>a<text:span text:style-name="T398"> </text:span>regular<text:span text:style-name="T343"> </text:span>order<text:span text:style-name="T536"> </text:span>and<text:span text:style-name="T470"> </text:span>the<text:span text:style-name="T398"> </text:span>Order<text:span text:style-name="T363"> </text:span>Header Record<text:span text:style-name="T433"> </text:span>is<text:span text:style-name="T398"> </text:span>rewritten<text:span text:style-name="T433"> </text:span><text:span text:style-name="T625">for</text:span><text:span text:style-name="T433"> </text:span>future<text:span text:style-name="T398"> </text:span>selection<text:span text:style-name="T368"> or </text:span>the<text:span text:style-name="T398"> </text:span>remaining back-ordered <text:span text:style-name="T437">Items.</text:span></text:p>
      <text:p text:style-name="P229"/>
      <text:p text:style-name="P229"><text:span text:style-name="T445">After</text:span><text:span text:style-name="T430"> </text:span><text:span text:style-name="T445">posting</text:span><text:span text:style-name="T537"> </text:span><text:span text:style-name="T446">is</text:span><text:span text:style-name="T583"> </text:span><text:span text:style-name="T445">complete the</text:span><text:span text:style-name="T400"> </text:span><text:span text:style-name="T445">program</text:span><text:span text:style-name="T400"> </text:span><text:span text:style-name="T445">returns</text:span><text:span text:style-name="T377"> </text:span><text:span text:style-name="T445">to</text:span><text:span text:style-name="T400"> </text:span><text:span text:style-name="T445">the</text:span><text:span text:style-name="T400"> </text:span><text:span text:style-name="T445">billing</text:span><text:span text:style-name="T377"> </text:span><text:span text:style-name="T445">menu.</text:span></text:p>
      <text:p text:style-name="P121"/>
      <text:p text:style-name="P139"/>
      <text:h text:style-name="P269" text:outline-level="3"><text:bookmark-start text:name="__RefHeading___Toc15859_3119317922"/><text:span text:style-name="T635">Order</text:span><text:span text:style-name="T537"> </text:span><text:span text:style-name="T538">I</text:span><text:span text:style-name="T635">nquiry</text:span><text:bookmark-end text:name="__RefHeading___Toc15859_3119317922"/></text:h>
      <text:p text:style-name="P159"/>
      <text:p text:style-name="P161"><text:span text:style-name="T437">Display</text:span><text:span text:style-name="T343"> </text:span><text:span text:style-name="T437">a</text:span><text:span text:style-name="T428"> </text:span><text:span text:style-name="T625">specified</text:span><text:span text:style-name="T343"> </text:span><text:span text:style-name="T437">order</text:span><text:span text:style-name="T536"> </text:span><text:span text:style-name="T437">on</text:span><text:span text:style-name="T363"> </text:span><text:span text:style-name="T437">the</text:span><text:span text:style-name="T514"> </text:span><text:span text:style-name="T437">screen</text:span><text:span text:style-name="T514"> </text:span><text:span text:style-name="T437">screen.</text:span></text:p>
      <text:p text:style-name="P140"/>
      <text:p text:style-name="P162">Input:<text:span text:style-name="T351"> </text:span><text:span text:style-name="T357"><text:tab/></text:span><text:span text:style-name="T437">OEORDHDR</text:span></text:p>
      <text:p text:style-name="P143"><text:span text:style-name="T634"><text:tab/></text:span>OELINITM</text:p>
      <text:p text:style-name="P143"><text:span text:style-name="T634"><text:tab/></text:span>ARCUSFIL</text:p>
      <text:p text:style-name="P143"><text:span text:style-name="T634"><text:tab/></text:span>ARCDSFIL</text:p>
      <text:p text:style-name="P136"/>
      <text:p text:style-name="P164"><text:span text:style-name="T525">Updated:</text:span><text:span text:style-name="T526"> </text:span><text:span text:style-name="T522">None</text:span></text:p>
      <text:p text:style-name="P244"/>
      <text:p text:style-name="P165"><text:span text:style-name="T444">O</text:span><text:span text:style-name="T437">utput:</text:span><text:span text:style-name="T518"> <text:s text:c="3"/></text:span><text:span text:style-name="T410">None</text:span></text:p>
      <text:p text:style-name="P166"/>
      <text:h text:style-name="P273" text:outline-level="4"><text:bookmark-start text:name="__RefHeading___Toc15929_3119317922"/>OEORDINQ<text:bookmark-end text:name="__RefHeading___Toc15929_3119317922"/></text:h>
      <text:p text:style-name="P231"/>
      <text:p text:style-name="P163"><text:span text:style-name="T437">When</text:span><text:span text:style-name="T433"> </text:span><text:span text:style-name="T437">Done</text:span><text:span text:style-name="T372"> </text:span><text:span text:style-name="T437">Return</text:span><text:span text:style-name="T410"> </text:span><text:span text:style-name="T437">To:</text:span><text:span text:style-name="T380"> </text:span><text:span text:style-name="T437">OE</text:span></text:p>
      <text:p text:style-name="P160"/>
      <text:p text:style-name="P162">This<text:span text:style-name="T398"> </text:span>program<text:span text:style-name="T398"> </text:span>displays<text:span text:style-name="T398"> </text:span>all<text:span text:style-name="T427"> </text:span>pertinent<text:span text:style-name="T386"> </text:span>data<text:span text:style-name="T380"> </text:span>regarding<text:span text:style-name="T165"> </text:span>an<text:span text:style-name="T375"> </text:span>order<text:span text:style-name="T433"> </text:span>on<text:span text:style-name="T398"> </text:span>the<text:span text:style-name="T398"> </text:span>screen. The<text:span text:style-name="T398"> </text:span>user<text:span text:style-name="T398"> </text:span>selects<text:span text:style-name="T398"> </text:span>an<text:span text:style-name="T375"> </text:span>order<text:span text:style-name="T398"> </text:span>by<text:span text:style-name="T398"> </text:span>entering<text:span text:style-name="T375"> </text:span>either<text:span text:style-name="T398"> </text:span>Customer<text:span text:style-name="T398"> </text:span>Number<text:span text:style-name="T398"> </text:span>or<text:span text:style-name="T375"> </text:span>F1<text:span text:style-name="T428"> </text:span>Key and<text:span text:style-name="T398"> </text:span>Customer<text:span text:style-name="T398"> </text:span>Name;<text:span text:style-name="T398"> </text:span>and<text:span text:style-name="T368"> </text:span>either<text:span text:style-name="T410"> </text:span>an<text:span text:style-name="T398"> </text:span>Order<text:span text:style-name="T470"> </text:span>Number<text:span text:style-name="T343"> </text:span>or<text:span text:style-name="T372"> </text:span>a<text:span text:style-name="T398"> </text:span>sequential search<text:span text:style-name="T165"> </text:span>of <text:span text:style-name="T437">orders</text:span><text:span text:style-name="T444"> for </text:span><text:span text:style-name="T534"><text:s/></text:span><text:span text:style-name="T437">that</text:span><text:span text:style-name="T473"> </text:span><text:span text:style-name="T437">customer.</text:span></text:p>
      <text:p text:style-name="P162">Accept<text:span text:style-name="T398"> </text:span>entry<text:span text:style-name="T398"> </text:span>of<text:span text:style-name="T398"> </text:span>either<text:span text:style-name="T416"> </text:span>a<text:span text:style-name="T514"> </text:span>valid<text:span text:style-name="T375"> </text:span>Customer<text:span text:style-name="T410"> </text:span>Number<text:span text:style-name="T358"> </text:span>or<text:span text:style-name="T398"> </text:span>the<text:span text:style-name="T398"> </text:span>F1<text:span text:style-name="T536"> </text:span>Key<text:span text:style-name="T437"> </text:span>in<text:span text:style-name="T428"> </text:span>the Customer Number field.<text:span text:style-name="T513"> </text:span>If<text:span text:style-name="T433"> </text:span>a<text:span text:style-name="T372"> </text:span>number was<text:span text:style-name="T375"> </text:span>entered,<text:span text:style-name="T433"> </text:span>validate If<text:span text:style-name="T398"> </text:span>against<text:span text:style-name="T372"> </text:span>the Customer<text:span text:style-name="T398"> </text:span>File.<text:span text:style-name="T615"> </text:span>If<text:span text:style-name="T368"> </text:span>the<text:span text:style-name="T398"> </text:span>F1 Key<text:span text:style-name="T351"> </text:span>was<text:span text:style-name="T363"> </text:span>pressed,<text:span text:style-name="T372"> </text:span>accept<text:span text:style-name="T368"> </text:span>entry<text:span text:style-name="T363"> </text:span>of<text:span text:style-name="T410"> </text:span>up<text:span text:style-name="T433"> </text:span>to<text:span text:style-name="T398"> </text:span>twenty <text:span text:style-name="T437">five</text:span><text:span text:style-name="T514"> </text:span><text:span text:style-name="T437">characters</text:span><text:span text:style-name="T514"> </text:span><text:span text:style-name="T437">of</text:span><text:span text:style-name="T514"> </text:span><text:span text:style-name="T437">customer</text:span><text:span text:style-name="T372"> </text:span><text:span text:style-name="T437">name.</text:span><text:span text:style-name="T388"> </text:span><text:span text:style-name="T437">Read</text:span><text:span text:style-name="T372"> </text:span><text:span text:style-name="T437">the</text:span><text:span text:style-name="T514"> </text:span><text:span text:style-name="T437">Customer</text:span><text:span text:style-name="T416"> </text:span><text:span text:style-name="T437">File</text:span><text:span text:style-name="T372"> </text:span><text:span text:style-name="T437">by</text:span><text:span text:style-name="T416"> </text:span><text:span text:style-name="T437">Alternate</text:span><text:span text:style-name="T514"> </text:span><text:span text:style-name="T437">Key </text:span>using<text:span text:style-name="T398"> </text:span>the<text:span text:style-name="T398"> </text:span>Customer<text:span text:style-name="T398"> </text:span>Name<text:span text:style-name="T375"> </text:span>entered,<text:span text:style-name="T363"> </text:span>display<text:span text:style-name="T343"> </text:span>each<text:span text:style-name="T358"> </text:span>Customer<text:span text:style-name="T386"> </text:span>Name<text:span text:style-name="T398"> </text:span>read<text:span text:style-name="T437"> </text:span>and<text:span text:style-name="T363"> </text:span>ask "Right<text:span text:style-name="T398"> </text:span>customer?" until<text:span text:style-name="T592"> </text:span>either<text:span text:style-name="T165"> </text:span>the<text:span text:style-name="T375"> </text:span>user answers<text:span text:style-name="T343"> </text:span>"Y"<text:span text:style-name="T398"> </text:span>or<text:span text:style-name="T171"> </text:span>there is<text:span text:style-name="T343"> </text:span>a break<text:span text:style-name="T380"> </text:span>in<text:span text:style-name="T407"> </text:span>Customer<text:span text:style-name="T384"> </text:span>Name.</text:p>
      <text:p text:style-name="P162"/>
      <text:p text:style-name="P162">Accept<text:span text:style-name="T398"> </text:span>entry<text:span text:style-name="T398"> </text:span>of<text:span text:style-name="T398"> </text:span>an<text:span text:style-name="T375"> </text:span>Order<text:span text:style-name="T398"> </text:span>Number<text:span text:style-name="T398"> </text:span>and,<text:span text:style-name="T375"> </text:span>If<text:span text:style-name="T398"> </text:span>a<text:span text:style-name="T398"> </text:span>number<text:span text:style-name="T398"> </text:span>was<text:span text:style-name="T375"> </text:span>entered,<text:span text:style-name="T398"> </text:span>validate<text:span text:style-name="T470"> </text:span>If against<text:span text:style-name="T398"> </text:span>the<text:span text:style-name="T398"> </text:span>Order<text:span text:style-name="T363"> </text:span>Header<text:span text:style-name="T410"> </text:span>File.<text:span text:style-name="T616"> </text:span>If<text:span text:style-name="T437"> </text:span>a<text:span text:style-name="T372"> </text:span>number was<text:span text:style-name="T372"> </text:span>not<text:span text:style-name="T514"> </text:span>entered,<text:span text:style-name="T470"> </text:span>read<text:span text:style-name="T416"> </text:span>the Order<text:span text:style-name="T398"> </text:span>Header<text:span text:style-name="T398"> </text:span>File<text:span text:style-name="T398"> </text:span>sequentially<text:span text:style-name="T368"> </text:span>displaying<text:span text:style-name="T375"> </text:span>each<text:span text:style-name="T398"> </text:span>order<text:span text:style-name="T375"> </text:span>for<text:span text:style-name="T398"> </text:span>the<text:span text:style-name="T398"> </text:span>entered customer<text:span text:style-name="T398"> </text:span>and<text:span text:style-name="T398"> </text:span>asking<text:span text:style-name="T398"> </text:span>"Right<text:span text:style-name="T375"> </text:span>order?"<text:span text:style-name="T380"> </text:span>until<text:span text:style-name="T437"> </text:span>either<text:span text:style-name="T433"> </text:span>the<text:span text:style-name="T398"> </text:span>user<text:span text:style-name="T165"> </text:span>answers<text:span text:style-name="T398"> </text:span>"Y" <text:span text:style-name="T437">or</text:span><text:span text:style-name="T534"> </text:span><text:span text:style-name="T437">there</text:span><text:span text:style-name="T534"> </text:span><text:span text:style-name="T437">is</text:span><text:span text:style-name="T473"> </text:span><text:span text:style-name="T437">a</text:span><text:span text:style-name="T534"> </text:span><text:span text:style-name="T437">Customer</text:span><text:span text:style-name="T534"> </text:span><text:span text:style-name="T437">Number</text:span><text:span text:style-name="T463"> </text:span><text:span text:style-name="T437">break.</text:span></text:p>
      <text:p text:style-name="P162"><text:span text:style-name="T437">Once</text:span><text:span text:style-name="T514"> </text:span><text:span text:style-name="T437">the</text:span><text:span text:style-name="T514"> </text:span><text:span text:style-name="T437">correct</text:span><text:span text:style-name="T514"> </text:span><text:span text:style-name="T437">order</text:span><text:span text:style-name="T380"> </text:span><text:span text:style-name="T437">has</text:span><text:span text:style-name="T514"> </text:span><text:span text:style-name="T437">been</text:span><text:span text:style-name="T514"> </text:span><text:span text:style-name="T437">found,</text:span><text:span text:style-name="T428"> </text:span><text:span text:style-name="T437">read and</text:span><text:span text:style-name="T165"> </text:span><text:span text:style-name="T437">display</text:span><text:span text:style-name="T165"> </text:span><text:span text:style-name="T437">the</text:span><text:span text:style-name="T514"> </text:span><text:span text:style-name="T437">associated </text:span>line<text:span text:style-name="T398"> </text:span>Items<text:span text:style-name="T375"> </text:span>from<text:span text:style-name="T398"> </text:span>the<text:span text:style-name="T398"> </text:span>Order<text:span text:style-name="T398"> </text:span>Line<text:span text:style-name="T375"> </text:span>Item<text:span text:style-name="T398"> </text:span>File.<text:span text:style-name="T530"> </text:span>The<text:span text:style-name="T398"> </text:span>F1 Key<text:span text:style-name="T380"> </text:span>controls<text:span text:style-name="T165"> </text:span>paging through<text:span text:style-name="T386"> </text:span>line Items.<text:span text:style-name="T617"> </text:span>The<text:span text:style-name="T398"> </text:span>F2<text:span text:style-name="T398"> </text:span>Key<text:span text:style-name="T368"> </text:span>causes<text:span text:style-name="T372"> </text:span>order<text:span text:style-name="T165"> </text:span>totals<text:span text:style-name="T358"> </text:span>to<text:span text:style-name="T433"> </text:span>be<text:span text:style-name="T514"> </text:span>displayed.</text:p>
      <text:p text:style-name="P162"/>
      <text:p text:style-name="P162"><text:span text:style-name="T437">The</text:span><text:span text:style-name="T514"> </text:span><text:span text:style-name="T437">Restart</text:span><text:span text:style-name="T514"> </text:span><text:span text:style-name="T437">Key</text:span><text:span text:style-name="T380"> </text:span><text:span text:style-name="T437">aborts</text:span><text:span text:style-name="T165"> </text:span><text:span text:style-name="T437">display</text:span><text:span text:style-name="T410"> </text:span><text:span text:style-name="T437">of</text:span><text:span text:style-name="T351"> </text:span><text:span text:style-name="T437">this</text:span><text:span text:style-name="T363"> </text:span><text:span text:style-name="T437">order.</text:span></text:p>
      <text:p text:style-name="P57"/>
      <text:p text:style-name="P119"/>
      <text:h text:style-name="P269" text:outline-level="3"><text:bookmark-start text:name="__RefHeading___Toc15861_3119317922"/><text:span text:style-name="T630">Stock</text:span><text:span text:style-name="T632"> Item</text:span><text:span text:style-name="T630"> </text:span>file<text:span text:style-name="T358"> </text:span><text:span text:style-name="T437">Maintenance</text:span><text:bookmark-end text:name="__RefHeading___Toc15861_3119317922"/></text:h>
      <text:p text:style-name="P59"/>
      <text:p text:style-name="P106"><text:span text:style-name="T437">Add,</text:span><text:span text:style-name="T514"> </text:span><text:span text:style-name="T515">C</text:span><text:span text:style-name="T437">hange,</text:span><text:span text:style-name="T428"> </text:span><text:span text:style-name="T431">D</text:span><text:span text:style-name="T437">elete,</text:span><text:span text:style-name="T514"> </text:span><text:span text:style-name="T437">and</text:span><text:span text:style-name="T460"> </text:span><text:span text:style-name="T437">prints</text:span><text:span text:style-name="T514"> </text:span><text:span text:style-name="T437">out</text:span><text:span text:style-name="T470"> </text:span><text:span text:style-name="T437">Items in</text:span><text:span text:style-name="T368"> </text:span><text:span text:style-name="T437">the</text:span><text:span text:style-name="T358"> </text:span><text:span text:style-name="T437">Inventory File</text:span><text:span text:style-name="T569">.</text:span></text:p>
      <text:p text:style-name="P105">Input:<text:span text:style-name="T358"> </text:span><text:span text:style-name="T360"><text:tab/><text:tab/></text:span><text:span text:style-name="T437">OEITMFIL</text:span><text:span text:style-name="T444">, O</text:span><text:span text:style-name="T437">ECDSFIL</text:span></text:p>
      <text:p text:style-name="P107"><text:span text:style-name="T437">Updated:</text:span><text:span text:style-name="T520"><text:tab/></text:span><text:span text:style-name="T437">OEITMFIL</text:span></text:p>
      <text:p text:style-name="P108">Output:<text:span text:style-name="T476"> </text:span><text:span text:style-name="T477"><text:tab/></text:span><text:span text:style-name="T529">Item</text:span><text:span text:style-name="T589"> </text:span>File<text:span text:style-name="T466"> </text:span>print out<text:span text:style-name="T634"> <text:s/></text:span><text:span text:style-name="T410">Alphabetical </text:span><text:span text:style-name="T414">I</text:span><text:span text:style-name="T410">te</text:span><text:span text:style-name="T414">m</text:span><text:span text:style-name="T410"> List</text:span></text:p>
      <text:p text:style-name="P109">Programs in Module:<text:span text:style-name="T634"><text:tab/></text:span>OEITMMNT, OENUMITM, OEALPITM</text:p>
      <text:p text:style-name="P60"/>
      <text:h text:style-name="P273" text:outline-level="4"><text:bookmark-start text:name="__RefHeading___Toc15931_3119317922"/>OEITMMNT<text:bookmark-end text:name="__RefHeading___Toc15931_3119317922"/></text:h>
      <text:p text:style-name="P231"/>
      <text:p text:style-name="P69">This<text:span text:style-name="T363"> </text:span>is a<text:span text:style-name="T363"> </text:span><text:span text:style-name="T365">s</text:span>tandard <text:span text:style-name="T634">m</text:span>aintenance <text:span text:style-name="T634">m</text:span>odule which allows entry and editing o<text:span text:style-name="T634">f</text:span> the<text:span text:style-name="T363"> </text:span>Inventory<text:span text:style-name="T363"> </text:span>Item File.<text:span text:style-name="T513"> </text:span></text:p>
      <text:p text:style-name="P69">If the<text:span text:style-name="T358"> </text:span>key entered is numeric,<text:span text:style-name="T437"> </text:span>right justify If, padded with leading zeros,<text:span text:style-name="T407"> </text:span>and<text:span text:style-name="T407"> </text:span>redisplay.</text:p>
      <text:p text:style-name="P69">Validate the<text:span text:style-name="T351"> </text:span>Price Code and Commission Code entered against the<text:span text:style-name="T372"> </text:span>O/E Codes File.<text:span text:style-name="T587"> </text:span>Display<text:span text:style-name="T470"> </text:span>the<text:span text:style-name="T398"> </text:span>code<text:span text:style-name="T514"> </text:span>description If found.<text:span text:style-name="T513"> </text:span>If not<text:span text:style-name="T398"> </text:span>found,<text:span text:style-name="T416"> </text:span>display<text:span text:style-name="T437"> </text:span>an error message<text:span text:style-name="T343"> </text:span>and<text:span text:style-name="T437"> </text:span>force<text:span text:style-name="T470"> </text:span>re-entry of<text:span text:style-name="T386"> </text:span>the<text:span text:style-name="T375"> </text:span>code.</text:p>
      <text:p text:style-name="P122"/>
      <text:h text:style-name="P274" text:outline-level="4"><text:bookmark-start text:name="__RefHeading___Toc15933_3119317922"/>OENUMITM<text:bookmark-end text:name="__RefHeading___Toc15933_3119317922"/></text:h>
      <text:p text:style-name="P230"/>
      <text:p text:style-name="P69">This<text:span text:style-name="T380"> </text:span>program<text:span text:style-name="T536"> </text:span>prints<text:span text:style-name="T460"> </text:span>the<text:span text:style-name="T368"> </text:span>Inventory<text:span text:style-name="T573"> </text:span>Item<text:span text:style-name="T386"> </text:span>File<text:span text:style-name="T514"> </text:span>within<text:span text:style-name="T460"> </text:span>selected<text:span text:style-name="T454"> </text:span><text:span text:style-name="T437">ranges.</text:span></text:p>
      <text:p text:style-name="P69">A<text:span text:style-name="T398"> </text:span>screen<text:span text:style-name="T351"> </text:span>is<text:span text:style-name="T398"> </text:span>displayed<text:span text:style-name="T398"> </text:span>to<text:span text:style-name="T398"> </text:span>ask<text:span text:style-name="T375"> </text:span>for<text:span text:style-name="T398"> </text:span>the<text:span text:style-name="T398"> </text:span>range<text:span text:style-name="T375"> or </text:span>Inventory<text:span text:style-name="T165"> </text:span>Items<text:span text:style-name="T398"> </text:span>to<text:span text:style-name="T375"> </text:span>be printed<text:span text:style-name="T407"> </text:span>on<text:span text:style-name="T407"> </text:span>the<text:span text:style-name="T384"> </text:span>report.</text:p>
      <text:p text:style-name="P69">After the<text:span text:style-name="T343"> </text:span>user enters the<text:span text:style-name="T165"> </text:span>screen data,<text:span text:style-name="T165"> </text:span>the Inventory Item File is<text:span text:style-name="T386"> </text:span>read within<text:span text:style-name="T398"> </text:span>the<text:span text:style-name="T398"> </text:span>selected<text:span text:style-name="T372"> </text:span>range.<text:span text:style-name="T553"> </text:span>Each<text:span text:style-name="T437"> </text:span>Inventory<text:span text:style-name="T536"> </text:span>Item's<text:span text:style-name="T363"> </text:span>data<text:span text:style-name="T416"> </text:span>is<text:span text:style-name="T514"> </text:span>printed per<text:span text:style-name="T514"> </text:span>the report<text:span text:style-name="T372"> </text:span>layout.<text:span text:style-name="T619"> </text:span>If<text:span text:style-name="T428"> </text:span>"ALL" Items<text:span text:style-name="T375"> </text:span>were<text:span text:style-name="T398"> </text:span>selected by<text:span text:style-name="T398"> </text:span>the<text:span text:style-name="T398"> </text:span>user,<text:span text:style-name="T372"> </text:span>the<text:span text:style-name="T380"> </text:span>program returns<text:span text:style-name="T398"> </text:span>to<text:span text:style-name="T398"> </text:span>OEITMMNT;<text:span text:style-name="T398"> </text:span>otherwise,<text:span text:style-name="T375"> </text:span>additional item <text:span text:style-name="T625">ranges are obtained</text:span><text:span text:style-name="T626"> </text:span>and<text:span text:style-name="T470"> </text:span>the<text:span text:style-name="T363"> </text:span>program prints<text:span text:style-name="T470"> </text:span>a<text:span text:style-name="T473"> </text:span>report<text:span text:style-name="T386"> </text:span>for<text:span text:style-name="T358"> </text:span>each<text:span text:style-name="T351"> </text:span>new<text:span text:style-name="T547"> </text:span>range.<text:span text:style-name="T553"> </text:span>The<text:span text:style-name="T433"> </text:span>program<text:span text:style-name="T363"> </text:span>returns to<text:span text:style-name="T375"> </text:span>OEITMMNT<text:span text:style-name="T428"> </text:span>after<text:span text:style-name="T375"> </text:span>''ALL'' Items have<text:span text:style-name="T536"> </text:span>been<text:span text:style-name="T165"> </text:span>selected<text:span text:style-name="T416"> </text:span>or<text:span text:style-name="T171"> </text:span>after<text:span text:style-name="T171"> </text:span>the<text:span text:style-name="T375"> </text:span>user has pressed the<text:span text:style-name="T514"> </text:span>END<text:span text:style-name="T368"> </text:span>key at<text:span text:style-name="T363"> </text:span>the<text:span text:style-name="T428"> </text:span>range<text:span text:style-name="T437"> </text:span>screen.</text:p>
      <text:p text:style-name="P110"/>
      <text:h text:style-name="P273" text:outline-level="4"><text:bookmark-start text:name="__RefHeading___Toc15935_3119317922"/>OEALPITM<text:bookmark-end text:name="__RefHeading___Toc15935_3119317922"/></text:h>
      <text:p text:style-name="P110"/>
      <text:p text:style-name="P42">This<text:span text:style-name="T372"> </text:span>module prints<text:span text:style-name="T437"> </text:span>the<text:span text:style-name="T410"> </text:span>Inventory Item<text:span text:style-name="T343"> </text:span>File in<text:span text:style-name="T437"> </text:span>alphabetical order by Item <text:span text:style-name="T410">Description</text:span><text:span text:style-name="T407"> </text:span><text:span text:style-name="T410">within</text:span><text:span text:style-name="T349"> </text:span><text:span text:style-name="T410">selected</text:span><text:span text:style-name="T473"> </text:span><text:span text:style-name="T410">range.</text:span></text:p>
      <text:p text:style-name="P42"/>
      <text:p text:style-name="P42"><text:span text:style-name="T343">The</text:span><text:span text:style-name="T473"> </text:span><text:span text:style-name="T343">Inventory</text:span><text:span text:style-name="T358"> </text:span><text:span text:style-name="T343">Item</text:span><text:span text:style-name="T473"> </text:span><text:span text:style-name="T343">File</text:span><text:span text:style-name="T473"> </text:span><text:span text:style-name="T343">is</text:span><text:span text:style-name="T473"> </text:span><text:span text:style-name="T343">read</text:span><text:span text:style-name="T470"> </text:span><text:span text:style-name="T343">in</text:span><text:span text:style-name="T473"> </text:span><text:span text:style-name="T343">order by I</text:span><text:span text:style-name="T345">t</text:span><text:span text:style-name="T343">s</text:span><text:span text:style-name="T473"> </text:span><text:span text:style-name="T625">alternate</text:span><text:span text:style-name="T534"> </text:span><text:span text:style-name="T343">key</text:span><text:span text:style-name="T473"> or </text:span><text:span text:style-name="T343">Item Description</text:span><text:span text:style-name="T433"> </text:span><text:span text:style-name="T343">printing</text:span><text:span text:style-name="T473"> </text:span><text:span text:style-name="T343">each</text:span><text:span text:style-name="T171"> </text:span><text:span text:style-name="T343">Inventory</text:span><text:span text:style-name="T454"> </text:span><text:span text:style-name="T343">Item's</text:span><text:span text:style-name="T398"> </text:span><text:span text:style-name="T343">data</text:span><text:span text:style-name="T473"> </text:span><text:span text:style-name="T343">according</text:span><text:span text:style-name="T433"> </text:span><text:span text:style-name="T343">to</text:span><text:span text:style-name="T473"> </text:span><text:span text:style-name="T343">the</text:span><text:span text:style-name="T534"> </text:span><text:span text:style-name="T343">report layout.</text:span><text:span text:style-name="T560"> </text:span><text:span text:style-name="T343">The</text:span><text:span text:style-name="T473"> </text:span><text:span text:style-name="T343">program</text:span><text:span text:style-name="T473"> </text:span><text:span text:style-name="T343">returns</text:span><text:span text:style-name="T473"> </text:span><text:span text:style-name="T343">to</text:span><text:span text:style-name="T384"> </text:span><text:span text:style-name="T343">OEITMMNT</text:span><text:span text:style-name="T473"> </text:span><text:span text:style-name="T343">upon</text:span><text:span text:style-name="T473"> </text:span><text:span text:style-name="T343">completion</text:span><text:span text:style-name="T428"> o</text:span><text:span text:style-name="T430">f</text:span><text:span text:style-name="T428"> </text:span><text:span text:style-name="T343">the</text:span><text:span text:style-name="T473"> </text:span><text:span text:style-name="T343">print out.</text:span></text:p>
      <text:p text:style-name="P42"/>
      <text:p text:style-name="P232"/>
      <text:h text:style-name="P268" text:outline-level="3"><text:bookmark-start text:name="__RefHeading___Toc15863_3119317922"/>Item R<text:span text:style-name="T634">eceiving</text:span><text:span text:style-name="T677">s</text:span> P<text:span text:style-name="T634">rocessing</text:span><text:span text:style-name="T640"> - Also called Stock Inwards Processing</text:span><text:bookmark-end text:name="__RefHeading___Toc15863_3119317922"/></text:h>
      <text:p text:style-name="P221"/>
      <text:p text:style-name="P223">Item Receiving Processing: <text:span text:style-name="T640">A</text:span>dd, <text:span text:style-name="T640">C</text:span>hange, <text:span text:style-name="T640">D</text:span>elete, <text:span text:style-name="T640">L</text:span>ist<text:span text:style-name="T640"> and P</text:span>ost.</text:p>
      <text:p text:style-name="P234"><text:s text:c="2"/>Or <text:s/>Stock Items Inward Processing etc.</text:p>
      <text:p text:style-name="P223"/>
      <text:p text:style-name="P223">Input:<text:span text:style-name="T634"><text:tab/></text:span><text:span text:style-name="T640"><text:tab/></text:span>OERECTRX</text:p>
      <text:p text:style-name="P223"/>
      <text:p text:style-name="P224">Updated:<text:span text:style-name="T634"><text:tab/></text:span>OERECTRX</text:p>
      <text:p text:style-name="P233"><text:tab/><text:tab/>OEITMFIL</text:p>
      <text:p text:style-name="P223"/>
      <text:p text:style-name="P223">Output: <text:span text:style-name="T634"><text:tab/></text:span>Receivings Edit List</text:p>
      <text:p text:style-name="P223"><text:span text:style-name="T634"><text:tab/><text:tab/></text:span>Receivings Register<text:span text:style-name="T640"> <text:s/>Reports.</text:span></text:p>
      <text:p text:style-name="P223"/>
      <text:p text:style-name="P227">Programs in Module:<text:span text:style-name="T634"><text:tab/></text:span>OERECENT<text:span text:style-name="T640">, </text:span>OERECREG </text:p>
      <text:p text:style-name="P221"/>
      <text:h text:style-name="Heading_20_3" text:outline-level="4"><text:bookmark-start text:name="__RefHeading___Toc15937_3119317922"/>OERECENT<text:bookmark-end text:name="__RefHeading___Toc15937_3119317922"/></text:h>
      <text:p text:style-name="P221"/>
      <text:p text:style-name="P223">When Done Return To: OE</text:p>
      <text:p text:style-name="P223">This is a Standard Transaction module which allows entry, editing and posting of receiving transactions. If displays the Receiving Menu and, if the Edit List is to be printed or Posting is to be done, calls OERECREG. </text:p>
      <text:p text:style-name="P223"/>
      <text:p text:style-name="P144">Data Entry Defaults, validity Checks and Special instructions:</text:p>
      <text:p text:style-name="P144"/>
      <text:p text:style-name="P145">Field <text:span text:style-name="T634">1<text:tab/><text:tab/>Item Number: Validate against Item File.</text:span></text:p>
      <text:p text:style-name="P146">Field 2<text:span text:style-name="T634"><text:tab/><text:tab/>Date Received: Default to System Date; or if a Date Received was</text:span></text:p>
      <text:p text:style-name="P146"><text:span text:style-name="T640"><text:tab/><text:tab/><text:tab/></text:span><text:span text:style-name="T634">previously</text:span><text:span text:style-name="T640"> </text:span><text:span text:style-name="T634">entered, default to </text:span><text:span text:style-name="T659">it</text:span><text:span text:style-name="T634">.</text:span></text:p>
      <text:p text:style-name="P147">Field 4<text:span text:style-name="T634"><text:tab/><text:tab/>Qty Received: Add amount entered to Old Qty on Hand and display </text:span></text:p>
      <text:p text:style-name="P147"><text:span text:style-name="T640"><text:tab/></text:span><text:span text:style-name="T639"><text:tab/><text:tab/></text:span><text:span text:style-name="T634">New Qty</text:span><text:span text:style-name="T677"> </text:span><text:span text:style-name="T634">on</text:span><text:span text:style-name="T677"> </text:span><text:span text:style-name="T634">Hand.</text:span></text:p>
      <text:p text:style-name="P146">Field 5<text:span text:style-name="T634"><text:tab/><text:tab/>New Unit-Cost: Default to Old Unit-Cost. On F1 Key, accept entry of a</text:span></text:p>
      <text:p text:style-name="P148"><text:span text:style-name="T640"><text:tab/><text:tab/><text:tab/></text:span><text:span text:style-name="T634">new value. If the</text:span><text:span text:style-name="T659"> </text:span><text:span text:style-name="T634">Old Qty</text:span><text:span text:style-name="T677"> </text:span><text:span text:style-name="T634">on</text:span><text:span text:style-name="T677"> </text:span><text:span text:style-name="T634">Hand is negative or zero, move the New</text:span></text:p>
      <text:p text:style-name="P148"><text:span text:style-name="T659"><text:tab/><text:tab/><text:tab/></text:span><text:span text:style-name="T634">Unit-Cost to</text:span><text:span text:style-name="T659"> </text:span><text:span text:style-name="T634">Average Cost;</text:span><text:span text:style-name="T640"> </text:span><text:span text:style-name="T634">otherwise calculate New Average Cost as</text:span></text:p>
      <text:p text:style-name="P148"><text:span text:style-name="T659"><text:tab/><text:tab/><text:tab/></text:span><text:span text:style-name="T634">follows:</text:span></text:p>
      <text:p text:style-name="P145"/>
      <text:p text:style-name="P145">New Average Cost<text:span text:style-name="T634"> </text:span>=</text:p>
      <text:p text:style-name="P145">(Old Avg-Cost<text:span text:style-name="T634"> </text:span>* Old Qty-on-Hand<text:span text:style-name="T634"> </text:span>+ New Avg-Cost<text:span text:style-name="T634"> </text:span>* Qty-Received)<text:span text:style-name="T634"> </text:span>/ (Old Qty-on-Hand<text:span text:style-name="T634"> </text:span>+ </text:p>
      <text:p text:style-name="P145">Qty<text:span text:style-name="T634">-</text:span>Received)<text:span text:style-name="T634"> <text:s text:c="2"/></text:span>and <text:span text:style-name="T640">then </text:span>display the result.</text:p>
      <text:p text:style-name="P145"/>
      <text:p text:style-name="P146">Fields 6-9<text:span text:style-name="T640"><text:tab/></text:span><text:span text:style-name="T634"><text:tab/></text:span>Default to values currently on the Item File. <text:span text:style-name="T640"><text:s/></text:span>Changes are made<text:span text:style-name="T634"> </text:span><text:span text:style-name="T627">via</text:span></text:p>
      <text:p text:style-name="P146"><text:span text:style-name="T629"><text:tab/><text:tab/><text:tab/></text:span><text:span text:style-name="T627">the "Field N</text:span><text:span text:style-name="T628">umber</text:span><text:span text:style-name="T627"> </text:span><text:span text:style-name="T628">to</text:span><text:span text:style-name="T627"> C</text:span><text:span text:style-name="T628">hange</text:span><text:span text:style-name="T627"> </text:span><text:span text:style-name="T628">?</text:span><text:span text:style-name="T627">" <text:s/>facility.</text:span></text:p>
      <text:p text:style-name="P121"/>
      <text:h text:style-name="P272" text:outline-level="4"><text:bookmark-start text:name="__RefHeading___Toc15939_3119317922"/>OERECREG<text:bookmark-end text:name="__RefHeading___Toc15939_3119317922"/></text:h>
      <text:p text:style-name="Text_20_body"/>
      <text:p text:style-name="P144">This program prints both the Item Receiving Edit List and the Item Receiving Register. If also posts the receiving transactions to the Inventory Item File if posting was selected from the Item Receiving Processing menu.</text:p>
      <text:p text:style-name="P144"/>
      <text:p text:style-name="P145">To post transactions<text:span text:style-name="T640">,</text:span> read the Inventory Record for the transaction being posted and modify the fields for price-1, price-2, price-3, average cost, last cost, <text:span text:style-name="T634">q</text:span>uantity on hand and picking sequence. </text:p>
      <text:p text:style-name="P145">Also move a s<text:span text:style-name="T634">p</text:span>ac<text:span text:style-name="T634">e</text:span> to the Stock Status field. This resets the reorder flag so that this Item will appear on the Purchasing Advice Report when the Quantity goes below the reorder level.</text:p>
      <text:p text:style-name="P144"/>
      <text:p text:style-name="P135"/>
      <text:h text:style-name="P268" text:outline-level="3"><text:bookmark-start text:name="__RefHeading___Toc15865_3119317922"/><text:span text:style-name="T642">P</text:span>rint <text:span text:style-name="T642">P</text:span>rice list<text:bookmark-end text:name="__RefHeading___Toc15865_3119317922"/></text:h>
      <text:p text:style-name="P141"/>
      <text:p text:style-name="P141">Prints Price List by Inventory Item.</text:p>
      <text:p text:style-name="P141"/>
      <text:p text:style-name="P142"><text:span text:style-name="T640">I</text:span>nput:<text:span text:style-name="T634"> </text:span><text:span text:style-name="T640"><text:tab/></text:span><text:span text:style-name="T634"><text:tab/></text:span>OEITMFIL</text:p>
      <text:p text:style-name="P142">Updated:<text:span text:style-name="T634"><text:tab/></text:span>None</text:p>
      <text:p text:style-name="P141">Output:<text:span text:style-name="T634"><text:tab/></text:span>Price List</text:p>
      <text:p text:style-name="P141"/>
      <text:p text:style-name="P143">Enter Module From: <text:span text:style-name="T660"><text:s text:c="2"/></text:span>OE</text:p>
      <text:p text:style-name="P143">Programs in Module: OEPRCLST </text:p>
      <text:p text:style-name="P141"/>
      <text:h text:style-name="Heading_20_3" text:outline-level="4"><text:bookmark-start text:name="__RefHeading___Toc15941_3119317922"/>OEPRCLST<text:bookmark-end text:name="__RefHeading___Toc15941_3119317922"/></text:h>
      <text:p text:style-name="P141"/>
      <text:p text:style-name="P144">A screen is displayed to ask what the starting and ending range should be.</text:p>
      <text:p text:style-name="P144">After the user enters the screen data, the Inventory Item File is read within the selected range. Each Inventory Item's data is printed. Control is returned to OE after the report has been printed if "ALL" was selected for the range to print. Otherwise, a new range or END may be entered.</text:p>
      <text:p text:style-name="P144"/>
      <text:p text:style-name="P135"/>
      <text:p text:style-name="P196"/>
      <text:h text:style-name="P268" text:outline-level="3"><text:bookmark-start text:name="__RefHeading___Toc15867_3119317922"/>P<text:span text:style-name="T634">rint</text:span> P<text:span text:style-name="T634">urchasing</text:span> A<text:span text:style-name="T634">dvice</text:span><text:bookmark-end text:name="__RefHeading___Toc15867_3119317922"/></text:h>
      <text:p text:style-name="P199"/>
      <text:p text:style-name="P227">Prints <text:span text:style-name="T634">p</text:span>urchasing <text:span text:style-name="T634">a</text:span>dvice <text:span text:style-name="T634">r</text:span>eport for all inventory Items and updates Inventory<text:span text:style-name="T640"> </text:span>Item file.</text:p>
      <text:p text:style-name="P199"/>
      <text:p text:style-name="P221">Input:<text:span text:style-name="T634"><text:tab/></text:span><text:span text:style-name="T640"><text:tab/></text:span>OEITMFIL<text:span text:style-name="T640">, </text:span>OECTLFIL</text:p>
      <text:p text:style-name="P221"/>
      <text:p text:style-name="P221">Updated:<text:span text:style-name="T634"><text:tab/></text:span>OEITMFIL</text:p>
      <text:p text:style-name="P221"/>
      <text:p text:style-name="P226">Output: <text:span text:style-name="T634"><text:tab/></text:span>Purchasing Advice Report</text:p>
      <text:p text:style-name="P213"/>
      <text:h text:style-name="Heading_20_3" text:outline-level="4"><text:bookmark-start text:name="__RefHeading___Toc15943_3119317922"/>OEPURADV<text:bookmark-end text:name="__RefHeading___Toc15943_3119317922"/></text:h>
      <text:p text:style-name="Text_20_body"/>
      <text:p text:style-name="P223">This program prints the Purchasing Advice Report and updates the inventory Item File at the discretion of the user.</text:p>
      <text:p text:style-name="P223"/>
      <text:p text:style-name="P223">The Inventory Item File is read. A test is made to determine if the Item is at reorder level. If the Item is at reorder level, a test is made to determine If the Item was at reorder level on the previous report. If the Item was not at reorder level on the previous report, a test is made to determine if the Item has reached zero Quantity on hand. The data of the Item Is printed. If the Item was at reorder level on the previous report, a: test is made to determine if the Item reached zero Quantity on hand since the last report. If the Item has reached zero Quantity on hand since the last report, the data of the Item is printed; otherwise, the Item is bypassed.</text:p>
      <text:p text:style-name="P223"/>
      <text:p text:style-name="P223">When the report printing is complete, a screen is displayed asking If the<text:span text:style-name="T634"> </text:span>report is OK. If the user answers "Y<text:span text:style-name="T634">"</text:span> <text:s/>the Inventory Item File is read and updated. <text:span text:style-name="T634">A</text:span>ll Items which were printed on the report according to the above tests have their Stock Status updated to reflect the fact that they have either reached reorder level or have gone out of stock and that they have been printed on a purchasing advice report.</text:p>
      <text:p text:style-name="P223"/>
      <text:p text:style-name="P223">If the answer to the above screen is "N<text:span text:style-name="T634">"</text:span> (report not OK.), the Inventory Item File is not updated.</text:p>
      <text:p text:style-name="P198"/>
      <text:p text:style-name="P235"/>
      <text:h text:style-name="P268" text:outline-level="3"><text:bookmark-start text:name="__RefHeading___Toc15869_3119317922"/>P<text:span text:style-name="T640">rint</text:span> Item <text:span text:style-name="T640">S</text:span>tock status report<text:bookmark-end text:name="__RefHeading___Toc15869_3119317922"/></text:h>
      <text:p text:style-name="P156"/>
      <text:p text:style-name="P141">Prints Item Stock Status Report within selected ranges.</text:p>
      <text:p text:style-name="P156"/>
      <text:p text:style-name="P156">Input:<text:span text:style-name="T634"><text:tab/></text:span><text:span text:style-name="T640"><text:tab/></text:span>COMPFILE<text:span text:style-name="T640">, </text:span>OEITMFIL<text:span text:style-name="T640">, </text:span>OECTLFIL</text:p>
      <text:p text:style-name="P156"/>
      <text:p text:style-name="P156">Updated: <text:span text:style-name="T634"><text:tab/></text:span>None</text:p>
      <text:p text:style-name="P156"/>
      <text:p text:style-name="P156">Output:<text:span text:style-name="T634"><text:tab/></text:span>Stock Status Report</text:p>
      <text:p text:style-name="P156"/>
      <text:h text:style-name="Heading_20_3" text:outline-level="4"><text:bookmark-start text:name="__RefHeading___Toc15945_3119317922"/>OESTKSTA<text:bookmark-end text:name="__RefHeading___Toc15945_3119317922"/></text:h>
      <text:p text:style-name="P156"/>
      <text:p text:style-name="P157">This program prints the Item Stock Status Report by Inventory Item number.</text:p>
      <text:p text:style-name="P157">A screen is displayed to ask what the starting and ending range or the report should be.</text:p>
      <text:p text:style-name="P157">After the user enters the screen data, the Inventory Item File is read within the selected range. Each Inventory Item's data is printed per the report layout. If the user had selected "ALL" Inventory Item's to print, control returns to OE; otherwise, the screen is redisplayed and a new starting and ending range is obtained. The new range is then printed. Control returns to OE after the user has selected "ALL" Items to print or after the END key has been pressed.</text:p>
      <text:p text:style-name="P29"/>
      <text:p text:style-name="P196"/>
      <text:h text:style-name="P268" text:outline-level="3"><text:bookmark-start text:name="__RefHeading___Toc15871_3119317922"/>Print <text:span text:style-name="T640">B</text:span>ack orders by item<text:bookmark-end text:name="__RefHeading___Toc15871_3119317922"/></text:h>
      <text:p text:style-name="P221"/>
      <text:p text:style-name="P221">Prints Back Orders by Item in Item number order.</text:p>
      <text:p text:style-name="P221"/>
      <text:p text:style-name="P221">Input:<text:span text:style-name="T634"><text:tab/></text:span><text:span text:style-name="T640"><text:tab/></text:span>OEBOIFIL</text:p>
      <text:p text:style-name="P221"><text:span text:style-name="T634"><text:tab/><text:tab/></text:span>COMPFILE</text:p>
      <text:p text:style-name="P221"><text:span text:style-name="T634"><text:tab/><text:tab/></text:span>ARCUSFIL</text:p>
      <text:p text:style-name="P221"><text:span text:style-name="T634"><text:tab/><text:tab/></text:span>OEBOISEL</text:p>
      <text:p text:style-name="P221"><text:span text:style-name="T634"><text:tab/><text:tab/></text:span>OEORDHDR</text:p>
      <text:p text:style-name="P221"><text:span text:style-name="T634"><text:tab/><text:tab/></text:span>OELINITM</text:p>
      <text:p text:style-name="P221"/>
      <text:p text:style-name="P221">Updated:<text:span text:style-name="T634"><text:tab/></text:span>OEBOIFIL</text:p>
      <text:p text:style-name="P221"><text:span text:style-name="T634"><text:tab/><text:tab/></text:span>OEBOISEL</text:p>
      <text:p text:style-name="P221"/>
      <text:p text:style-name="P221">Output: <text:span text:style-name="T634"><text:tab/></text:span>Back Orders by Item</text:p>
      <text:p text:style-name="P221"/>
      <text:h text:style-name="Heading_20_3" text:outline-level="4"><text:bookmark-start text:name="__RefHeading___Toc15947_3119317922"/>OEBOITEM<text:bookmark-end text:name="__RefHeading___Toc15947_3119317922"/></text:h>
      <text:p text:style-name="P221"/>
      <text:p text:style-name="P223">This program prints the Back Orders by Item List either for "ALL" Items or for selected Items. Items which are not currently on file may be selected.</text:p>
      <text:p text:style-name="P223">The program creates two new file at the start or program execution: the Back-Order Item File, and the Item Select File.</text:p>
      <text:p text:style-name="P223">A screen is displayed to ask what Item numbers the report should be printed tor. The user can enter specific Item number selections or default to "ALL" Items.</text:p>
      <text:p text:style-name="P223">If the user has entered specific Item number selections, a selection file is built containing those specific selections. If the user has entered "ALL" Items to print, no selection file is built.</text:p>
      <text:p text:style-name="P223">The Order Line Item File is read. Each line Item record with a Quantity back ordered greater than zero is then written out into the Back Order Work File, with additional data from the Order Header File.</text:p>
      <text:p text:style-name="P223"/>
      <text:p text:style-name="P223">The Back Order Work File is then read sequentially.<text:span text:style-name="T634"> </text:span>If the user has selected "ALL" Items to print, all records are printed as per the report layout. If the user selected specific Items, each record in the Back Order Work File is checked against the selection file to determine If the Item was selected. If the Item was selected, the Back Order Work record is printed as per the report layout.</text:p>
      <text:p text:style-name="P223">Upon completion of the report a total line is printed and program control returns to OE.</text:p>
      <text:p text:style-name="P223"/>
      <text:p text:style-name="P196"/>
      <text:p text:style-name="P196"/>
      <text:h text:style-name="P268" text:outline-level="3"><text:bookmark-start text:name="__RefHeading___Toc15873_3119317922"/>P<text:span text:style-name="T634">rint</text:span> B<text:span text:style-name="T634">ack</text:span> O<text:span text:style-name="T634">rders</text:span> <text:span text:style-name="T634">by</text:span> C<text:span text:style-name="T634">ustomer</text:span><text:bookmark-end text:name="__RefHeading___Toc15873_3119317922"/></text:h>
      <text:p text:style-name="P221"/>
      <text:p text:style-name="P221">Prints Back Orders by Customer in customer number order.</text:p>
      <text:p text:style-name="P221"/>
      <text:p text:style-name="P221">Input:<text:span text:style-name="T634"><text:tab/></text:span><text:span text:style-name="T640"><text:tab/></text:span>OEBOCFIL</text:p>
      <text:p text:style-name="P221"><text:span text:style-name="T634"><text:tab/><text:tab/></text:span>COMPFILE</text:p>
      <text:p text:style-name="P221"><text:span text:style-name="T634"><text:tab/><text:tab/></text:span>ARCUSFIL</text:p>
      <text:p text:style-name="P221"><text:span text:style-name="T634"><text:tab/><text:tab/></text:span>OEBOCSEL</text:p>
      <text:p text:style-name="P221"><text:span text:style-name="T634"><text:tab/><text:tab/></text:span>OEORDHDR</text:p>
      <text:p text:style-name="P221"><text:span text:style-name="T634"><text:tab/><text:tab/></text:span>OELINITM</text:p>
      <text:p text:style-name="P221"/>
      <text:p text:style-name="P221">Updated:<text:span text:style-name="T634"><text:tab/></text:span>OEBOCFIL</text:p>
      <text:p text:style-name="P221"><text:span text:style-name="T634"><text:tab/><text:tab/></text:span>OEBOCSEL</text:p>
      <text:p text:style-name="P221"/>
      <text:p text:style-name="P221">Output:<text:span text:style-name="T634"><text:tab/></text:span>Back Orders by Customer</text:p>
      <text:p text:style-name="P221"/>
      <text:h text:style-name="Heading_20_3" text:outline-level="4"><text:bookmark-start text:name="__RefHeading___Toc15949_3119317922"/>OEBOCUST<text:bookmark-end text:name="__RefHeading___Toc15949_3119317922"/></text:h>
      <text:p text:style-name="P221"/>
      <text:p text:style-name="P223">This program prints the Back Orders by Customer List either for "ALL" customers or for selected customers. Customers which are not currently on file may be selected.</text:p>
      <text:p text:style-name="P223">The program creates two new files at the start of program execution: the Back-Order Customer File and the Customer Select File.</text:p>
      <text:p text:style-name="P223">A screen is displayed to ask what customer numbers the report should be printed tor. The user can enter specific customer number selections or default to "ALL" customers.</text:p>
      <text:p text:style-name="P223">If the user has entered specific customer number selections, a selection file is built containing those specific selections. If the user has entered "ALL" customers to print, no selection file is built.</text:p>
      <text:p text:style-name="P223">The Order Line Item File is read. Each line Item record with a Quantity back ordered greater than zero is then written out into the Back Order Work File, with additional data from the Order Header File.</text:p>
      <text:p text:style-name="P223"/>
      <text:p text:style-name="P223">The Back Order Work File is then read sequentially. If the user has selected "ALL" customers to print, all records are printed as per the report layout. If the user had selected specific customers, each record in the Back Order Work File is checked against the selection file to determine If the customer was selected. If the customer was selected, the Back Order Work Record is printed as per the report layout.</text:p>
      <text:p text:style-name="P223"/>
      <text:p text:style-name="P223">Upon completion of the report a total line is printed and program control returns to OE.</text:p>
      <text:p text:style-name="P223"/>
      <text:p text:style-name="P199"/>
      <text:h text:style-name="P268" text:outline-level="3"><text:bookmark-start text:name="__RefHeading___Toc15875_3119317922"/>O/E Control file maintenance<text:bookmark-end text:name="__RefHeading___Toc15875_3119317922"/></text:h>
      <text:p text:style-name="P221"/>
      <text:p text:style-name="P221">Input: <text:span text:style-name="T634"><text:tab/><text:tab/></text:span>COMPFILE</text:p>
      <text:p text:style-name="P221"><text:span text:style-name="T634"><text:tab/><text:tab/></text:span>OECTLFIL</text:p>
      <text:p text:style-name="P221">Updated:<text:span text:style-name="T634"><text:tab/></text:span>OECTLFIL</text:p>
      <text:p text:style-name="P221">Output:<text:span text:style-name="T634"><text:tab/></text:span>None</text:p>
      <text:p text:style-name="P221"/>
      <text:h text:style-name="Heading_20_3" text:outline-level="4"><text:bookmark-start text:name="__RefHeading___Toc15951_3119317922"/>OECTLMNT<text:bookmark-end text:name="__RefHeading___Toc15951_3119317922"/></text:h>
      <text:p text:style-name="P221"/>
      <text:p text:style-name="P223">This program is to <text:s/>allow entry and editing of the O/E Control Record.</text:p>
      <text:p text:style-name="P223"/>
      <text:p text:style-name="P223">Open the O/E Control File and attempt to read the record. <text:span text:style-name="T634">If there is no record on file</text:span>, accept entry or fields<text:span text:style-name="T634">,</text:span> <text:span text:style-name="T634">Allow any changes and write the record.</text:span></text:p>
      <text:p text:style-name="P223"/>
      <text:p text:style-name="P223">If the record exists. display the <text:span text:style-name="T634">full</text:span> contents and allow any changes to be made and rewrite the record<text:span text:style-name="T634">.</text:span></text:p>
      <text:p text:style-name="P223"/>
      <text:p text:style-name="P196"/>
      <text:p text:style-name="P196"/>
      <text:h text:style-name="P268" text:outline-level="3"><text:bookmark-start text:name="__RefHeading___Toc15877_3119317922"/>P<text:span text:style-name="T634">ricing </text:span>C<text:span text:style-name="T634">ode</text:span> <text:span text:style-name="T634">file</text:span> M<text:span text:style-name="T634">aintenance</text:span><text:bookmark-end text:name="__RefHeading___Toc15877_3119317922"/></text:h>
      <text:p text:style-name="P141"/>
      <text:p text:style-name="P141">Add<text:span text:style-name="T634">, C</text:span>hange<text:span text:style-name="T634">, D</text:span>elete<text:span text:style-name="T634"> and </text:span>print price codes.</text:p>
      <text:p text:style-name="P141"/>
      <text:p text:style-name="P141">Input:<text:span text:style-name="T634"><text:tab/><text:tab/></text:span>OECDSFIL</text:p>
      <text:p text:style-name="P141">Updated:<text:span text:style-name="T634"><text:tab/></text:span>OECDSFIL</text:p>
      <text:p text:style-name="P141">Output:<text:span text:style-name="T634"><text:tab/></text:span>Price Code List</text:p>
      <text:p text:style-name="P141"/>
      <text:h text:style-name="Heading_20_3" text:outline-level="4"><text:bookmark-start text:name="__RefHeading___Toc15953_3119317922"/>OEPCDMNT<text:bookmark-end text:name="__RefHeading___Toc15953_3119317922"/></text:h>
      <text:p text:style-name="P141"/>
      <text:p text:style-name="P144">This program is the File Maintenance module for the Price Code File. The Price Code File is actually part of the O/E Codes File<text:span text:style-name="T634">.</text:span></text:p>
      <text:p text:style-name="P144"/>
      <text:p text:style-name="P144">Since there are many places in this program where very similar entries are made repetitively and since this data is stored for the most part in matrices, loops have been utilised wherever possible in place of the regular screen display, field display, field entry and change paragraphs.</text:p>
      <text:p text:style-name="P144"/>
      <text:p text:style-name="P144">The loops are logically structured per the Warnier Orr method of structuring. The first field is inspected, then a loop is entered. In the loop a field is processed then the next field is inspected. This is performed until all fields have been processed.</text:p>
      <text:p text:style-name="P144"/>
      <text:p text:style-name="P144">For screen displays there is a paragraph that displays one "tag" or one set of "tags". This paragraph is performed a certain number of times. <text:span text:style-name="T634">e</text:span>.g., if a screen consists of five "tags'' or five sets of two "tags", a paragraph that displays one tag or set would be performed five times.</text:p>
      <text:p text:style-name="P144">For field displays there is a paragraph that displays one field or one set of two fields. This paragraph is displayed a certain number of times.</text:p>
      <text:p text:style-name="P144">For pricing code types two and five there are matrices containing up to five customer types. These are displayed one at a time by a loop as above until a field containing only spaces is found. In other words the paragraph would be performed 1 to 5 times.</text:p>
      <text:p text:style-name="P144"/>
      <text:p text:style-name="P144">For field entry there is a paragraph that enters one field, Usually this is performed until as many fields as can be entered have been or the Restart Key is pressed. When a matrix of customer types is being entered, the paragraph is performed until a null entry (spaces) has been made or the matrix is full. If the Restart Key is pressed after the first type has been entered, the matrix of customer types is cleared and entry is started over.</text:p>
      <text:p text:style-name="P144"/>
      <text:p text:style-name="P144">For entry of changes a loop is not required except when changing a matrix of customer types. Normally the screen row and column are just calculated from the Item number to change and the field is re-entered, For a matrix of customer types, changes are allowed to one customer type at a time much as in the entry logic until the first null field (spaces) is reached or the Restart Key pressed. If along the way a customer type is cleared by the user, the rest of the fields in that matrix must be moved back to <text:span text:style-name="T634">fill </text:span>the space.</text:p>
      <text:p text:style-name="P144"><text:soft-page-break/></text:p>
      <text:p text:style-name="P144">In add mode, the key is not checked against the file until after the entire record has been entered. This is because what is put into the key depends on data entered later in the program. i.e., the price code customer type is part or the key, but is not entered until number 4 on the screen and then only If the price code type is 3<text:span text:style-name="T634">.</text:span></text:p>
      <text:p text:style-name="P144"/>
      <text:p text:style-name="P144">Price code type 3 sometimes requires many records to define one price code. For any other type only one record per code is allowed. Therefore, a "Header Record" is stored in the file along with any group of price code type 3 records. This "Header Record" is just a dummy record with the price code in the key, but no customer type (spaces) in the customer type field. </text:p>
      <text:p text:style-name="P197"/>
      <text:h text:style-name="P268" text:outline-level="3"><text:bookmark-start text:name="__RefHeading___Toc15879_3119317922"/>P<text:span text:style-name="T634">ricing </text:span>C<text:span text:style-name="T634">ode</text:span> F<text:span text:style-name="T634">ile</text:span> Maintenance<text:bookmark-end text:name="__RefHeading___Toc15879_3119317922"/></text:h>
      <text:p text:style-name="P221"/>
      <text:h text:style-name="Heading_20_3" text:outline-level="4"><text:bookmark-start text:name="__RefHeading___Toc15955_3119317922"/>OEPCDLST<text:bookmark-end text:name="__RefHeading___Toc15955_3119317922"/></text:h>
      <text:p text:style-name="P221"/>
      <text:p text:style-name="P223">This program prints the Price Code List from the O/E Codes File.</text:p>
      <text:p text:style-name="P223"/>
      <text:p text:style-name="P223">The program prints a separate report layout for each price type 1, 2, 3, 4 or 5. The program will only print a specific report Layout If there are records on file for that specific pricing type.</text:p>
      <text:p text:style-name="P223"/>
      <text:p text:style-name="P223">For pricing type 3, each pricing code has a Header Record on file. These Header Records are bypassed during the printing of the report and are not included with the report data.</text:p>
      <text:p text:style-name="P223"/>
      <text:p text:style-name="P223">Data for each pricing type is printed as per the report layout for that pricing type.</text:p>
      <text:p text:style-name="P223"/>
      <text:p text:style-name="P223">After printing the report(s), control returns to OEPCDMNT.</text:p>
      <text:p text:style-name="P223"/>
      <text:p text:style-name="P196"/>
      <text:h text:style-name="P268" text:outline-level="3"><text:bookmark-start text:name="__RefHeading___Toc15881_3119317922"/>Commission code file <text:span text:style-name="T634">M</text:span>aintenance<text:bookmark-end text:name="__RefHeading___Toc15881_3119317922"/></text:h>
      <text:p text:style-name="P221"/>
      <text:p text:style-name="P221">Commission Code File Maintenance:<text:span text:style-name="T634"> </text:span>Add, Change, Delete, List</text:p>
      <text:p text:style-name="P221"/>
      <text:p text:style-name="P221">Input:<text:span text:style-name="T634"><text:tab/><text:tab/></text:span>OECDSFIL</text:p>
      <text:p text:style-name="P221">Updated:<text:span text:style-name="T634"><text:tab/></text:span>OECDSFIL</text:p>
      <text:p text:style-name="P221">Output:<text:span text:style-name="T634"><text:tab/></text:span>Commission Codes List</text:p>
      <text:p text:style-name="P221"/>
      <text:h text:style-name="P273" text:outline-level="4"><text:bookmark-start text:name="__RefHeading___Toc15957_3119317922"/>OECOMMNT<text:bookmark-end text:name="__RefHeading___Toc15957_3119317922"/></text:h>
      <text:p text:style-name="P231"/>
      <text:p text:style-name="P223">This is a standard maintenance module to allow maintenance to the Commission Code File.</text:p>
      <text:p text:style-name="P223"/>
      <text:h text:style-name="P273" text:outline-level="4"><text:bookmark-start text:name="__RefHeading___Toc15959_3119317922"/>OECOMLST<text:bookmark-end text:name="__RefHeading___Toc15959_3119317922"/></text:h>
      <text:p text:style-name="P231"/>
      <text:p text:style-name="P223">This is a standard print out module to print the contents of the Commission Code File.</text:p>
      <text:p text:style-name="P223"/>
      <text:p text:style-name="P221"/>
      <text:p text:style-name="P196"/>
      <text:h text:style-name="P268" text:outline-level="3"><text:bookmark-start text:name="__RefHeading___Toc15883_3119317922"/>P<text:span text:style-name="T634">eriod</text:span> E<text:span text:style-name="T634">nd</text:span> C<text:span text:style-name="T634">losing</text:span><text:bookmark-end text:name="__RefHeading___Toc15883_3119317922"/></text:h>
      <text:p text:style-name="P221"/>
      <text:p text:style-name="P221">Clears the Period-to-Date Accumulators</text:p>
      <text:p text:style-name="P221"/>
      <text:p text:style-name="P221">Input:<text:span text:style-name="T634"><text:tab/><text:tab/></text:span>OEITMFIL</text:p>
      <text:p text:style-name="P221">Updated:<text:span text:style-name="T634"><text:tab/></text:span>OEITMFIL</text:p>
      <text:p text:style-name="P221">Output:<text:span text:style-name="T634"><text:tab/></text:span>None</text:p>
      <text:p text:style-name="P221"/>
      <text:h text:style-name="P273" text:outline-level="4"><text:bookmark-start text:name="__RefHeading___Toc15961_3119317922"/>OEPCLOSE<text:bookmark-end text:name="__RefHeading___Toc15961_3119317922"/></text:h>
      <text:p text:style-name="P221"/>
      <text:p text:style-name="P223">This program clears the Period-to-Date Accumulators in the Inventory<text:span text:style-name="T670"> (stock)</text:span> Item<text:span text:style-name="T634"> </text:span>File.</text:p>
      <text:p text:style-name="P223"/>
      <text:p text:style-name="P225">Ask<text:span text:style-name="T634">s</text:span> the question "A<text:span text:style-name="T634">re</text:span> <text:span text:style-name="T634">you</text:span> S<text:span text:style-name="T634">ure</text:span> Y<text:span text:style-name="T634">ou</text:span> W<text:span text:style-name="T634">ant</text:span> <text:span text:style-name="T634">to do This</text:span> ? " on the screen. </text:p>
      <text:p text:style-name="P225">If the answer is <text:span text:style-name="T634">"Y"</text:span>, <text:s/>read through the Inventory Item File and move zeros to the Sales, Cost and Quantity Sold Period-to-Date fields.</text:p>
      <text:p text:style-name="P223"/>
      <text:p text:style-name="P196"/>
      <text:h text:style-name="P268" text:outline-level="3"><text:bookmark-start text:name="__RefHeading___Toc15885_3119317922"/>Y<text:span text:style-name="T634">ear</text:span> E<text:span text:style-name="T634">nd</text:span> C<text:span text:style-name="T634">losing</text:span><text:bookmark-end text:name="__RefHeading___Toc15885_3119317922"/></text:h>
      <text:p text:style-name="P221"/>
      <text:p text:style-name="P221">Clears the Year-to-Date Accumulators</text:p>
      <text:p text:style-name="P221"/>
      <text:p text:style-name="P221">Input:<text:span text:style-name="T634"><text:tab/><text:tab/></text:span>OEITMFIL</text:p>
      <text:p text:style-name="P221">Updated: <text:span text:style-name="T634"><text:tab/></text:span>OEITMFIL</text:p>
      <text:p text:style-name="P221">Output: <text:span text:style-name="T634"><text:tab/></text:span>None</text:p>
      <text:p text:style-name="P221"/>
      <text:h text:style-name="P273" text:outline-level="4"><text:bookmark-start text:name="__RefHeading___Toc15963_3119317922"/>OEYCLOSE<text:bookmark-end text:name="__RefHeading___Toc15963_3119317922"/></text:h>
      <text:p text:style-name="P221"/>
      <text:p text:style-name="P223">This program clears the Year-to-Date and Period-to-Date Accumulators in the Inventory Item File.</text:p>
      <text:p text:style-name="P223"/>
      <text:p text:style-name="P223">Ask the question "Are you sure you want to do this ?" on the screen. If the answer is "Yes", read through the Inventory Item File and move zeros to the Sales, Cost and Quantity Sold Period-to-Date and Year-to-Date fields.</text:p>
      <text:h text:style-name="P264" text:outline-level="1"><text:bookmark-start text:name="__RefHeading___Toc8014_2264255308"/>Manual errors or omissions<text:bookmark-end text:name="__RefHeading___Toc8014_2264255308"/></text:h>
      <text:p text:style-name="P247"/>
      <text:p text:style-name="P150"><text:span text:style-name="T652">No manual, much like software is ever bug free, so i</text:span>f you find elements missing<text:span text:style-name="T653"> or</text:span> incorrect please report all via the bug reporting tool <text:span text:style-name="T654">(Tracker) </text:span>at the ACAS website on sourceforge.</text:p>
      <text:p text:style-name="P150"/>
      <text:p text:style-name="P150">Remember to specify the manual title and version when doing so, <text:span text:style-name="T652">You can also use an email to the address on inside front cover with the subject of <text:s/>Bug: manual or Software etc.</text:span></text:p>
      <text:p text:style-name="P150"/>
      <text:p text:style-name="P155">Warning: This product has been discontinued from any further development.</text:p>
      <text:p text:style-name="P154"/>
      <text:p text:style-name="P289">This document was created in part from the source of the original OE document (also supplied) having converted it to a text file that was not without its problems so in some cases there are spelling errors, at least with reference to the UK English standards. In many cases I have correct these but in some I have ignored them, my time :) </text:p>
      <text:p text:style-name="P289"/>
      <text:p text:style-name="P154">Thank you</text:p>
      <text:p text:style-name="P151"/>
      <text:p text:style-name="P152">Vincent.</text:p>
      <text:p text:style-name="P152"/>
      <text:p text:style-name="P218"/>
      <text:p text:style-name="P197"/>
      <text:h text:style-name="P265" text:outline-level="1"><text:bookmark-start text:name="__RefHeading___Toc12287_1470705537"/>Appendix A<text:bookmark-end text:name="__RefHeading___Toc12287_1470705537"/></text:h>
      <text:h text:style-name="Heading_20_2" text:outline-level="3"><text:bookmark-start text:name="__RefHeading___Toc35945_1697219353"/><text:span text:style-name="T660">Cobol </text:span>File Access <text:span text:style-name="T661">E</text:span>rror <text:span text:style-name="T661">N</text:span>umbers<text:bookmark-end text:name="__RefHeading___Toc35945_1697219353"/></text:h>
      <text:p text:style-name="P14">00<text:tab/>Success.</text:p>
      <text:p text:style-name="P14">02 <text:tab/><text:span text:style-name="T498">Creating a Duplicate key on alternative key which allows duplicate keys.</text:span></text:p>
      <text:p text:style-name="P14">04<text:tab/>Success (but incomplete)</text:p>
      <text:p text:style-name="P14">05 <text:tab/>Success (Optional File Not Found)</text:p>
      <text:p text:style-name="P14">06<text:tab/>Multiple records (in LS)</text:p>
      <text:p text:style-name="P14">07 <text:tab/>Success (No Unit)</text:p>
      <text:p text:style-name="P14">09<text:tab/>LS (line sequential) Bad Data</text:p>
      <text:p text:style-name="P15">10 <text:tab/>End of file reached if reading forward or beginning-of-file reached if reading<text:span text:style-name="T661"> </text:span>backward</text:p>
      <text:p text:style-name="P14">14 <text:tab/>Out of key range</text:p>
      <text:p text:style-name="P14">21 <text:tab/>Key invalid</text:p>
      <text:p text:style-name="P14">22 <text:tab/><text:span text:style-name="T498">Duplicate key condition when duplicate keys are not permitted,</text:span></text:p>
      <text:p text:style-name="P14">23 <text:tab/><text:span text:style-name="T498">Start/Read has been attempted on an optional input file that is not present.</text:span></text:p>
      <text:p text:style-name="P14">24<text:tab/>Key boundary violation</text:p>
      <text:p text:style-name="P14">30 <text:tab/>Permanent I/O error</text:p>
      <text:p text:style-name="P14">31 <text:tab/>Inconsistent file<text:span text:style-name="T661"> </text:span>name</text:p>
      <text:p text:style-name="P14">34 <text:tab/>Boundary violation</text:p>
      <text:p text:style-name="P14">35 <text:tab/>File not found</text:p>
      <text:p text:style-name="P14">37 <text:tab/>Permission denied</text:p>
      <text:p text:style-name="P14">38 <text:tab/>Closed with lock</text:p>
      <text:p text:style-name="P14">39 <text:tab/>Conflicting attribute</text:p>
      <text:p text:style-name="P14">41 <text:tab/><text:span text:style-name="T498">Open has been attempted on an already open file.</text:span></text:p>
      <text:p text:style-name="P14">42 <text:tab/><text:span text:style-name="T498">Close has been attempted on an already closed file.</text:span></text:p>
      <text:p text:style-name="P14">43 <text:tab/>Read not done</text:p>
      <text:p text:style-name="P14">44 <text:tab/>Record overflow</text:p>
      <text:p text:style-name="P14">46 <text:tab/>Read error</text:p>
      <text:p text:style-name="P14">47 <text:tab/>"OPEN INPUT" denied (insufficient permissions to read file)</text:p>
      <text:p text:style-name="P14">48 <text:tab/>"OPEN OUTPUT" denied (insufficient permissions to write to file)</text:p>
      <text:p text:style-name="P14">49 <text:tab/>"OPEN I-O" denied (insufficient permissions to read and/or write file)</text:p>
      <text:p text:style-name="P14">51 <text:tab/>Record locked</text:p>
      <text:p text:style-name="P14">52 <text:tab/>End of page</text:p>
      <text:p text:style-name="P14">57 <text:tab/>"LINAGE" specifications invalid</text:p>
      <text:p text:style-name="P14">61 <text:tab/>File sharing failure</text:p>
      <text:p text:style-name="P14">71<text:tab/>Bad Character</text:p>
      <text:p text:style-name="P14">91 <text:tab/>File not available</text:p>
      <text:p text:style-name="P16"/>
      <text:p text:style-name="P250">Most if not all of these are trapped by the programs, but it is possible that some are not expected and therefore could appear.</text:p>
      <text:p text:style-name="P220">Note: There <text:span text:style-name="T645">may be</text:span> others <text:span text:style-name="T646">but most if not all</text:span><text:span text:style-name="T643">,</text:span><text:span text:style-name="T646"> are here</text:span>, see GnuCOBOL Documentation. Most if not all of these indicate a program<text:span text:style-name="T660"> or data file error</text:span> and you should report such, giving as much information as possible as to what you were doing at the time in an email to your IT department or the support email address as shown on inside front page. </text:p>
      <text:p text:style-name="P219"/>
      <text:p text:style-name="P219">Please always remember to provide the software version <text:span text:style-name="T646">and name </text:span>of the program or program that was being run that created or produced the error. <text:span text:style-name="T646">Also the platform you are running on such as the operating system and hardware if not </text:span><text:span text:style-name="T643">a </text:span><text:span text:style-name="T646">Intel or AMD X64 </text:span><text:span text:style-name="T643">C</text:span><text:span text:style-name="T659">PU</text:span><text:span text:style-name="T646">.</text:span></text:p>
      <text:p text:style-name="P219"/>
      <text:h text:style-name="Heading_20_1" text:outline-level="1"><text:bookmark-start text:name="__RefHeading___Toc35947_1697219353"/><text:soft-page-break/>Appendix B<text:bookmark-end text:name="__RefHeading___Toc35947_1697219353"/></text:h>
      <text:h text:style-name="Heading_20_2" text:outline-level="3"><text:bookmark-start text:name="__RefHeading___Toc35549_1813075902"/>Error Recovery<text:bookmark-end text:name="__RefHeading___Toc35549_1813075902"/></text:h>
      <text:p text:style-name="P200"/>
      <text:p text:style-name="P206">Many of the error messages in section “System wide Messages” that relate to missing files can be attributed to only a few reasons:</text:p>
      <text:p text:style-name="P206"/>
      <text:list text:style-name="L2">
        <text:list-item>
          <text:p text:style-name="P292">You are n the wrong directory before running, <text:span text:style-name="T644">check which one is set in the environment setting for </text:span><text:span text:style-name="T504">ACAS_LEDGERS=</text:span> <text:span text:style-name="T644">such as </text:span><text:span text:style-name="T504">/home/</text:span><text:span text:style-name="T505">username</text:span><text:span text:style-name="T504">/ACAS</text:span>.</text:p>
          <text:p text:style-name="P293">You can find this in a terminal by running -</text:p>
          <text:p text:style-name="P294">set | grep ACAS</text:p>
          <text:p text:style-name="P293">this should produce something like this : </text:p>
        </text:list-item>
      </text:list>
      <text:p text:style-name="P248"><text:tab/><text:span text:style-name="T504">ACAS_BIN=/home/username/bin</text:span></text:p>
      <text:p text:style-name="P194"><text:tab/>ACAS_LEDGERS=/home/username/ACAS</text:p>
      <text:p text:style-name="P248"/>
      <text:p text:style-name="P248"><text:tab/>So here you should be in the <text:span text:style-name="T506">/home/username/ACAS</text:span><text:span text:style-name="T507"> or /home/user/oe</text:span></text:p>
      <text:p text:style-name="P242"/>
      <text:list text:continue-numbering="true" text:style-name="L2">
        <text:list-item>
          <text:p text:style-name="P295">The system is corrupted due to a power failure and you are not running your computer on a UPS (Uninterruptible Power Supply). <text:span text:style-name="T647">It is seriously advisable to run all business critical computer system on UPS’s and here we use units of 1000w or larger depending on the need to keep running times but the 1000w is good enough to finish off </text:span><text:span text:style-name="T497">any </text:span><text:span text:style-name="T647">current data entry record and then shut down ACAS and then the system before the UPS software (apcupsd) does it. <text:s/>If no other reason then they give smooth power to the equipment at all times.</text:span></text:p>
          <text:p text:style-name="P295"/>
        </text:list-item>
        <text:list-item>
          <text:p text:style-name="P295">Files have been deleted in error, you may have to recover from the last back up. These sit in a directory in the ACAS directory called temp-backups. Be careful before running a recovery procedure for example<text:span text:style-name="T497">,</text:span> make sure you do a backup of the contents of the directory first, just in case. </text:p>
          <text:p text:style-name="P295">Here is a perfect reason to make a copy of the backups produced by ACAS onto a USB memory stick or hard drive that you only connect prior to doing so, say daily etc. Create a back up strategy for your company if one does not yet exist and stick to it like glue. <text:span text:style-name="T648">Remember to test the recovery of a backup in a temporary directory say '</text:span><text:span text:style-name="T508">/home/username/ACAS/test-a</text:span><text:span text:style-name="T648">' just for the purpose and test by running ACAS. For this to work you will need to pass the ACAS directory parameter when loading a ACAS sub-system e.g., for sales you would run </text:span></text:p>
          <text:p text:style-name="P302">'<text:span text:style-name="T504">sales <text:s/>ACAS_LEDGERS=/home/username/ACAS/test-a</text:span>'.</text:p>
          <text:p text:style-name="P295"/>
          <text:p text:style-name="P295"><text:span text:style-name="T624">WARNING</text:span><text:span text:style-name="T649">: If you forget to do this, you will be using the data from the standard directory as set up by the install scripts, e.g., </text:span><text:span text:style-name="T509">/home/username/ACAS</text:span><text:span text:style-name="T649">.</text:span></text:p>
          <text:p text:style-name="P303"/>
          <text:p text:style-name="P303">If running a RDBMS based system ensure you have set up back ups for it, at least for the ACAS database which by default is called ACASDB but you can change it to anything<text:span text:style-name="T497">,</text:span> having made sure it is the same one set up in the ACAS system parameter file. You should do it for all of your databases<text:span text:style-name="T497">,</text:span> along with the rdbms system databases, so just back up the lot on a regular basis.<text:span text:style-name="T643"> For users of webmin this is an easy process to set up.</text:span></text:p>
          <text:p text:style-name="P303"/>
        </text:list-item>
      </text:list>
      <text:p text:style-name="P216">For all above references to ACAS, substitute OE as needed.<text:span text:style-name="T660"> There is NO support for OE </text:span><text:span text:style-name="T661">or u</text:span><text:span text:style-name="T660">sing a RDB database unless migrated over to ACAS.</text:span></text:p>
      <text:h text:style-name="P265" text:outline-level="1"><text:bookmark-start text:name="__RefHeading___Toc36439_3045465610"/><text:reference-mark-start text:name="Command Summary"/>Appendix C<text:bookmark-end text:name="__RefHeading___Toc36439_3045465610"/><text:reference-mark-end text:name="Command Summary"/></text:h>
      <text:h text:style-name="Heading_20_2" text:outline-level="3"><text:bookmark-start text:name="__RefHeading___Toc35949_1697219353"/>Command <text:span text:style-name="T650">Key </text:span>Summary<text:bookmark-end text:name="__RefHeading___Toc35949_1697219353"/></text:h>
      <text:p text:style-name="P200"/>
      <text:p text:style-name="P137">Note that these can be slightly different depending on the Cobol compiler you use, <text:span text:style-name="T651">the operating system</text:span> and/or your system settings.</text:p>
      <text:p text:style-name="P137"/>
      <text:p text:style-name="P138">Escape: <text:span text:style-name="T643"><text:tab/><text:tab/></text:span>Ends the current function or program <text:span text:style-name="T650">other than menus</text:span>.</text:p>
      <text:p text:style-name="P138"/>
      <text:p text:style-name="P131">Return: <text:s/><text:span text:style-name="T643"><text:tab/><text:tab/></text:span>Enters data and advances to next request, accepts default value,</text:p>
      <text:p text:style-name="P131"><text:span text:style-name="T643"><text:tab/><text:tab/><text:tab/></text:span>moves cursor forward screen fields.</text:p>
      <text:p text:style-name="P131"/>
      <text:p text:style-name="P138">^ (UP ARROW):<text:tab/>Moves cursor back one field.</text:p>
      <text:p text:style-name="P138">Page Up:<text:tab/><text:tab/>As above<text:span text:style-name="T643"> or signals request to restart steps.</text:span></text:p>
      <text:p text:style-name="P138"/>
      <text:p text:style-name="P138">(Down ARROW): <text:tab/>Moves cursor forward one field.</text:p>
      <text:p text:style-name="P138">Page Down:<text:tab/><text:tab/>As above.</text:p>
      <text:p text:style-name="P138"/>
      <text:p text:style-name="P138">Tab:<text:tab/><text:tab/><text:tab/>Moves cursor right to next field<text:span text:style-name="T643"> or signal end of process step.</text:span></text:p>
      <text:p text:style-name="P158">END<text:tab/><text:tab/><text:tab/>See above for Tab.</text:p>
      <text:p text:style-name="P138">.</text:p>
      <text:p text:style-name="P138"/>
      <text:p text:style-name="P138">Back Tab:<text:tab/><text:tab/>Moves cursor left to previous field.</text:p>
      <text:p text:style-name="P138"/>
      <text:p text:style-name="P46">F1 to F10:<text:tab/><text:tab/>Where used, see specific program or function documentation.</text:p>
      <text:p text:style-name="P47"><text:tab/><text:tab/><text:tab/>For OE F1, F2 are often used when needed to offer extra functionality</text:p>
      <text:p text:style-name="P47"><text:tab/><text:tab/><text:tab/>for data entry.</text:p>
      <text:p text:style-name="P47"/>
      <text:p text:style-name="P48">Note that there are additional special keys used with OE - see the code base for details.</text:p>
      <text:p text:style-name="P48"/>
      <text:p text:style-name="P48"/>
      <text:p text:style-name="P48">This ends the OE manual with the following covering the copyright notices for the manual and the Cobol sources etc.</text:p>
      <text:h text:style-name="P265" text:outline-level="1"><text:bookmark-start text:name="__RefHeading___Toc51185_3119317922"/>Appendix D<text:bookmark-end text:name="__RefHeading___Toc51185_3119317922"/></text:h>
      <text:h text:style-name="Heading_20_2" text:outline-level="3"><text:bookmark-start text:name="__RefHeading___Toc35941_1697219353"/>GNU <text:span text:style-name="T643">G</text:span>eneral <text:span text:style-name="T643">P</text:span>ublic <text:span text:style-name="T643">L</text:span>icense Version 3, 29 June 2007<text:bookmark-end text:name="__RefHeading___Toc35941_1697219353"/></text:h>
      <text:p text:style-name="P204"/>
      <text:p text:style-name="P205"/>
      <text:p text:style-name="P207">Copyright (C) 2007 Free Software Foundation, Inc. &lt;http<text:span text:style-name="T656">s</text:span>://fsf.org/&gt;</text:p>
      <text:p text:style-name="P207">Everyone is permitted to copy and distribute verbatim copies of this license document, but changing it is not allowed.</text:p>
      <text:p text:style-name="P207"/>
      <text:p text:style-name="P201"/>
      <text:p text:style-name="Standard">PREAMBLE</text:p>
      <text:p text:style-name="P207"/>
      <text:p text:style-name="P228">The GNU General Public License is a free, copyleft license for software and other kinds of works.</text:p>
      <text:p text:style-name="P207"/>
      <text:p text:style-name="P228">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text:span text:style-name="T643"> </text:span>your programs, too.</text:p>
      <text:p text:style-name="P207"/>
      <text:p text:style-name="P207">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207"/>
      <text:p text:style-name="P207">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207"/>
      <text:p text:style-name="P207">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207"/>
      <text:p text:style-name="P207">Developers that use the GNU GPL protect your rights with two steps:</text:p>
      <text:p text:style-name="P207">(1) assert copyright on the software, and (2) offer you this License giving you legal permission to copy, distribute and/or modify it.</text:p>
      <text:p text:style-name="P207">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207"/>
      <text:p text:style-name="P207">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text:soft-page-break/>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207"/>
      <text:p text:style-name="P207">Finally, every program is threatened constantly by software patents. States should not allow patents to restrict development and use of software on general-purpose<text:span text:style-name="T643"> </text:span><text:s/>computers, but in those that do, we wish to avoid the special danger that patents applied to a free program could make it effectively proprietary. <text:s/>To prevent this, the GPL assures that patents cannot be used to render the program non-free.</text:p>
      <text:p text:style-name="P207"/>
      <text:p text:style-name="P207">The precise terms and conditions for copying, distribution and modification follow.</text:p>
      <text:p text:style-name="P207"/>
      <text:p text:style-name="P132"/>
      <text:p text:style-name="P132">TERMS AND CONDITIONS</text:p>
      <text:p text:style-name="P132"/>
      <text:p text:style-name="P132">0. Definitions.</text:p>
      <text:p text:style-name="P132"/>
      <text:p text:style-name="P132">"This License" refers to version 3 of the GNU General Public License.</text:p>
      <text:p text:style-name="P132"/>
      <text:p text:style-name="P132">"Copyright" also means copyright-like laws that apply to other kinds of works, such as semiconductor masks.</text:p>
      <text:p text:style-name="P132"/>
      <text:p text:style-name="P132">"The Program" refers to any copyrightable work licensed under this License. <text:s/>Each licensee is addressed as "you". <text:s/>"Licensees" and "recipients" may be individuals or organizations.</text:p>
      <text:p text:style-name="P132"/>
      <text:p text:style-name="P132">To "modify" a work means to copy from or adapt all or part of the work in a fashion requiring copyright permission, other than the making of an exact copy. <text:s/>The <text:s/>resulting work is called a "modified version" of the earlier work or a work "based on" the earlier work.</text:p>
      <text:p text:style-name="P202"/>
      <text:p text:style-name="P207">A "covered work" means either the unmodified Program or a work based on the Program.</text:p>
      <text:p text:style-name="P207"/>
      <text:p text:style-name="P207">To "propagate" a work means to do anything with it that, without permission, would make you directly or secondarily liable for infringement under applicable copyright law, except executing it on a computer or modifying a private copy. <text:s/>Propagation includes copying, distribution (with or without modification), making available to the<text:span text:style-name="T659"> </text:span>public, and in some countries other activities as well.</text:p>
      <text:p text:style-name="P207"/>
      <text:p text:style-name="P207">To "convey" a work means any kind of propagation that enables other parties to make or receive copies. <text:s/>Mere interaction with a user through a computer network, with no transfer of a copy, is not conveying.</text:p>
      <text:p text:style-name="P207"/>
      <text:p text:style-name="P20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207"><text:soft-page-break/></text:p>
      <text:p text:style-name="P207">1. Source Code.</text:p>
      <text:p text:style-name="P207"/>
      <text:p text:style-name="P207">The "source code" for a work means the preferred form of the work for making modifications to it. <text:s/>"Object code" means any non-source form of a work.</text:p>
      <text:p text:style-name="P207"/>
      <text:p text:style-name="P20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07"/>
      <text:p text:style-name="P20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07"/>
      <text:p text:style-name="P207">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07"/>
      <text:p text:style-name="P207">The Corresponding Source need not include anything that users can regenerate automatically from other parts of the Corresponding Source.</text:p>
      <text:p text:style-name="P207"/>
      <text:p text:style-name="P207">The Corresponding Source for a work in source code form is that same work.</text:p>
      <text:p text:style-name="P207"/>
      <text:p text:style-name="P27">2. Basic Permissions.</text:p>
      <text:p text:style-name="P27"/>
      <text:p text:style-name="P27">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text:span text:style-name="T659"> </text:span>rights of fair use or other equivalent, as provided by copyright law.</text:p>
      <text:p text:style-name="P27"/>
      <text:p text:style-name="P27">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ext:soft-page-break/>the terms of this License in conveying all material for which you do not control copyright. <text:s/>Those thus making or running the covered works</text:p>
      <text:p text:style-name="P27">for you must do so exclusively on your behalf, under your direction and control, on terms that prohibit them from making any copies of your copyrighted material outside their relationship with you.</text:p>
      <text:p text:style-name="P27"/>
      <text:p text:style-name="P27">Conveying under any other circumstances is permitted solely under the conditions stated below. <text:s/>Sub-licensing is not allowed; section 10 makes it unnecessary.</text:p>
      <text:p text:style-name="P27"/>
      <text:p text:style-name="P27">3. Protecting Users' Legal Rights From Anti-Circumvention Law.</text:p>
      <text:p text:style-name="P27"/>
      <text:p text:style-name="P2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7"/>
      <text:p text:style-name="P2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27"/>
      <text:p text:style-name="P27">4. Conveying Verbatim Copies.</text:p>
      <text:p text:style-name="P27"/>
      <text:p text:style-name="P2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text:span text:style-name="T659"> </text:span>keep intact all notices of the absence of any warranty; and give all recipients a copy of this License along with the Program.</text:p>
      <text:p text:style-name="P27"/>
      <text:p text:style-name="P27">You may charge any price or no price for each copy that you convey, and you may offer support or warranty protection for a fee.</text:p>
      <text:p text:style-name="P27"/>
      <text:p text:style-name="P27">5. Conveying Modified Source Versions.</text:p>
      <text:p text:style-name="P27"/>
      <text:p text:style-name="P27">You may convey a work based on the Program, or the modifications to produce it from the Program, in the form of source code under the terms of section 4, provided that you also meet all of these conditions:</text:p>
      <text:p text:style-name="P27"/>
      <text:p text:style-name="P27">a)<text:tab/>The work must carry prominent notices stating that you modified it, and giving a relevant date.</text:p>
      <text:p text:style-name="P27">b)<text:tab/>The work must carry prominent notices stating that it is released under this License and any conditions added under section 7. This requirement modifies the requirement in section 4 to "keep intact all notices".</text:p>
      <text:p text:style-name="P27">c)<text:tab/>You must license the entire work, as a whole, under this License to anyone who comes into possession of a copy. <text:s/>This License will therefore apply, along with any applicable section 7 additional terms, to the whole of the work, and all its parts, regardless of how they are packaged. This License gives no permission to license the work in any other way, but it does not <text:s/>invalidate such permission if you have separately received it.</text:p>
      <text:p text:style-name="P27"><text:soft-page-break/>d)<text:tab/>If the work has interactive user interfaces, each must display Appropriate Legal Notices; however, if the Program has interactive <text:s/>interfaces that do not display <text:s/>Appropriate Legal Notices, your work need not make them do so.</text:p>
      <text:p text:style-name="P2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p>
      <text:p text:style-name="P27"/>
      <text:p text:style-name="P27">6. Conveying Non-Source Forms.</text:p>
      <text:p text:style-name="P27"/>
      <text:p text:style-name="P27">You may convey a covered work in object code form under the terms of sections 4 and 5, provided that you also convey the machine-readable Corresponding Source under the terms of this License, in one of these ways:</text:p>
      <text:p text:style-name="P27"/>
      <text:p text:style-name="P27"><text:span text:style-name="T657">a)<text:tab/></text:span>Convey the object code in, or embodied in, a physical product <text:s/>(including a physical distribution medium), accompanied by the Corresponding Source fixed on a durable physical medium customarily used for software interchange.</text:p>
      <text:p text:style-name="P27"><text:span text:style-name="T657">b)<text:tab/></text:span>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text:s/>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27"><text:span text:style-name="T657">c)<text:tab/></text:span>Convey individual copies of the object code with a copy of the written offer to provide the Corresponding Source. This <text:s/>alternative is allowed only occasionally and non<text:span text:style-name="T643"> </text:span>commercially, and <text:s/>only if you received the object code with such an offer, in accord with subsection 6b.</text:p>
      <text:p text:style-name="P27"><text:span text:style-name="T657">d)<text:tab/></text:span>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text:s/>If the place to <text:s/>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text:s/>Regardless of what server hosts the Corresponding Source, you remain obligated to ensure that it is available for as long as needed to satisfy these requirements.</text:p>
      <text:p text:style-name="P27"><text:span text:style-name="T657">e)<text:tab/></text:span>Convey the object code using peer-to-peer transmission, provided <text:s/>you inform other peers where the object code and Corresponding Source of the work are being offered to the general public at no charge under subsection 6d.</text:p>
      <text:list text:style-name="L3">
        <text:list-header>
          <text:p text:style-name="P276"/>
        </text:list-header>
      </text:list>
      <text:p text:style-name="P27">A separable portion of the object code, whose source code is excluded from the Corresponding Source as a System Library, need not be included in conveying the object code work.</text:p>
      <text:p text:style-name="P27"/>
      <text:p text:style-name="P27"><text:soft-page-break/>A "User Product" is either (1) a "consumer product", which means any tangible personal property which is normally used for personal, family, or household purposes, or (2) anything designed or sold for incorporation into a dwelling. <text:s/>In determining whether a product is a consumer product, doubtful cases shall be resolved in favour of coverage. <text:s/>For a particular product received by a particular user, "normally used" refers to a 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p>
      <text:p text:style-name="P27"/>
      <text:p text:style-name="P27">"Installation Information" for a User Product means any methods, 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p>
      <text:p text:style-name="P27"/>
      <text:p text:style-name="P2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text:p>
      <text:p text:style-name="P27">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p>
      <text:p text:style-name="P27"/>
      <text:p text:style-name="P27">The requirement to provide Installation Information does not include a 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p>
      <text:p text:style-name="P27"/>
      <text:p text:style-name="P2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27"/>
      <text:p text:style-name="P27">7. Additional Terms.</text:p>
      <text:p text:style-name="P27"/>
      <text:p text:style-name="P2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text:span text:style-name="T659"> </text:span>under those permissions, but the entire Program remains governed by this License without regard to the additional permissions.</text:p>
      <text:p text:style-name="P27"/>
      <text:p text:style-name="P27">When you convey a copy of a covered work, you may at your option remove any additional permissions from that copy, or from any part of it. <text:s/>(Additional <text:s/>permissions may be written <text:soft-page-break/>to require their own removal in certain cases when you modify the work.) <text:s/>You may place additional permissions on material, added by you to a covered work, for which you have or can give appropriate copyright permission.</text:p>
      <text:p text:style-name="P27"/>
      <text:p text:style-name="P27">Notwithstanding any other provision of this License, for material you add to a covered work, you may (if authorized by the copyright holders of that material) supplement the terms of this License with terms:</text:p>
      <text:p text:style-name="P27"/>
      <text:p text:style-name="P27">e)<text:tab/>Disclaiming warranty or limiting liability differently from the <text:s/>terms of sections 15 and 16 of this License; or</text:p>
      <text:p text:style-name="P27">b)<text:tab/>Requiring preservation of specified reasonable legal notices or <text:s/>author attributions in that material or in the Appropriate Legal Notices displayed by works containing it; or</text:p>
      <text:p text:style-name="P27"><text:span text:style-name="T658">c)<text:tab/></text:span>Prohibiting misrepresentation of the origin of that material, or requiring that modified versions of such material be marked in reasonable ways as different from the original version; or</text:p>
      <text:p text:style-name="P27"><text:span text:style-name="T658">d)<text:tab/></text:span>Limiting the use for publicity purposes of names of licensor's or authors of the material; or</text:p>
      <text:p text:style-name="P27"><text:span text:style-name="T658">e)<text:tab/></text:span>Declining to grant rights under trademark law for use of some trade names, trademarks, or service marks; or</text:p>
      <text:p text:style-name="P27"><text:span text:style-name="T658">f)<text:tab/></text:span>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27"/>
      <text:p text:style-name="P27">All other non-permissive additional terms are considered "further restrictions" within the meaning of section 10. <text:s/>If the Program as you received it, or any part of it, contains a notice stating that it is governed by this License along with a term that is a further restriction, you may remove that term. <text:s/>If a license document contains<text:span text:style-name="T659"> </text:span>a further restriction but permits re-licensing or conveying under this License, you may add to a covered work material governed by the terms of that license document, provided that the further restriction does not survive such re-licensing or conveying.</text:p>
      <text:p text:style-name="P27"/>
      <text:p text:style-name="P27">If you add terms to a covered work in accord with this section, you must place, in the relevant source files, a statement of the additional terms that apply to those files, or a notice indicating where to find the applicable terms.</text:p>
      <text:p text:style-name="P27"/>
      <text:p text:style-name="P27">Additional terms, permissive or non-permissive, may be stated in the form of a separately written license, or stated as exceptions; the above requirements apply either way.</text:p>
      <text:p text:style-name="P27"/>
      <text:p text:style-name="P27">8. Termination.</text:p>
      <text:p text:style-name="P27"/>
      <text:p text:style-name="P27">You may not propagate or modify a covered work except as expressly provided under this License. <text:s/>Any attempt otherwise to propagate or modify it is void, and will automatically terminate your rights under this License (including any patent licenses granted under the third paragraph of section 11).</text:p>
      <text:p text:style-name="P27"/>
      <text:p text:style-name="P27">However, if you cease all violation of this License, then your license from a particular copyright holder is reinstated (a) provisionally, unless and until the copyright holder explicitly and finally terminates your license, and (b) permanently, if the copyright holder <text:soft-page-break/>fails to notify you of the violation by some reasonable means<text:span text:style-name="T659"> </text:span>prior to 60 days after the cessation.</text:p>
      <text:p text:style-name="P27"/>
      <text:p text:style-name="P2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7"/>
      <text:p text:style-name="P27">Termination of your rights under this section does not terminate the licenses of parties who have received copies or rights from you under this License. <text:s/>If your rights have been terminated and not permanently reinstated, you do not qualify to receive new licenses for the same material under section 10.</text:p>
      <text:p text:style-name="P27"/>
      <text:p text:style-name="P27">9. Acceptance Not Required for Having Copies.</text:p>
      <text:p text:style-name="P27"/>
      <text:p text:style-name="P27">You are not required to accept this License in order to receive or run a copy of the Program. <text:s/>Ancillary propagation of a covered work occurring solely as a consequence of using peer-to-peer transmission to receive a copy likewise does not require acceptance. However, nothing other than this License grants you permission to propagate or modify any covered work. <text:s/>These actions infringe copyright if you do<text:span text:style-name="T659"> </text:span>not accept this License. Therefore, by modifying or propagating a covered work, you indicate your acceptance of this License to do so.</text:p>
      <text:p text:style-name="P27"/>
      <text:p text:style-name="P27">10. Automatic Licensing of Downstream Recipients.</text:p>
      <text:p text:style-name="P27"/>
      <text:p text:style-name="P27">Each time you convey a covered work, the recipient automatically receives a license from the original licensor's, to run, modify and propagate that work, subject to this License. <text:s/>You are not responsible for enforcing compliance by third parties with this License.</text:p>
      <text:p text:style-name="P27"/>
      <text:p text:style-name="P27">An "entity transaction" is a transaction transferring control of an organization, or substantially all assets of one, or subdividing an organization, or merging <text:s/>organizations. <text:s/>If propagation of a covered work results from an entity transaction, each party to that transaction who receives a copy of the work also receives whatever<text:span text:style-name="T659"> </text:span>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27"/>
      <text:p text:style-name="P27">You may not impose any further restrictions on the exercise of the rights granted or affirmed under this License. <text:s/>For example, you may not impose a license fee, royalty, or other charge for exercise of rights granted under this License, and you may not initiate litigation (including a cross-claim or counter-claim in a lawsuit) alleging that<text:span text:style-name="T659"> </text:span>any patent claim is infringed by making, using, selling, offering for sale, or importing the Program or any portion of it.</text:p>
      <text:p text:style-name="P27"/>
      <text:p text:style-name="P27">11. Patents.</text:p>
      <text:p text:style-name="P27"/>
      <text:p text:style-name="P27">A "contributor" is a copyright holder who authorizes use under this License of the Program or a work on which the Program is based. <text:s/>The work thus licensed is called the contributor's "contributor version".</text:p>
      <text:p text:style-name="P27"/>
      <text:p text:style-name="P27"><text:soft-page-break/>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text:span text:style-name="T659"> </text:span>consequence of further modification of the contributor version. <text:s/>For purposes of this definition, "control" includes the right to grant patent sub-licenses in a manner consistent with the requirements of this License.</text:p>
      <text:p text:style-name="P27"/>
      <text:p text:style-name="P27">Each contributor grants you a non-exclusive, worldwide, royalty-free patent license under the contributor's essential patent claims, to make, use, sell, offer for sale, import and otherwise run, modify and propagate the contents of its contributor version.</text:p>
      <text:p text:style-name="P27"/>
      <text:p text:style-name="P27">In the following three paragraphs, a "patent license" is any express 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p>
      <text:p text:style-name="P27"/>
      <text:p text:style-name="P2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text:span text:style-name="T659"> </text:span>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text:span text:style-name="T659"> </text:span>country that you have reason to believe are valid.</text:p>
      <text:p text:style-name="P27"/>
      <text:p text:style-name="P2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text:span text:style-name="T659"> </text:span>work and works based on it.</text:p>
      <text:p text:style-name="P27"/>
      <text:p text:style-name="P27">A patent license is "discriminatory" if it does not include within the scope of its coverage, prohibits the exercise of, or is conditioned on the non-exercise of one or more of the rights that are specifically granted under this License. <text:s/>You may not convey a covered work if you are a party to an arrangement with a third party that is<text:span text:style-name="T659"> </text:span>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text:span text:style-name="T659"> </text:span>conveyed by you (or copies made from those copies), or (b) primarily for and in connection with specific products or compilations that contain the covered work, unless you entered into that arrangement, or that patent license was granted, prior to 28 March 2007.</text:p>
      <text:p text:style-name="P27"/>
      <text:p text:style-name="P27"><text:soft-page-break/>Nothing in this License shall be construed as excluding or limiting any implied license or other defences to infringement that may otherwise be available to you under applicable patent law.</text:p>
      <text:p text:style-name="P27"/>
      <text:p text:style-name="P27">12. No Surrender of Others' Freedom.</text:p>
      <text:p text:style-name="P27"/>
      <text:p text:style-name="P27">If conditions are imposed on you (whether by court order, agreement or otherwise) that contradict the conditions of this License, they do not excuse you from the conditions of this License. <text:s/>If you cannot convey a covered work so as to satisfy simultaneously your obligations under this License and any other pertinent <text:s/>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27"/>
      <text:p text:style-name="P27">13. Use with the GNU Affero General Public License.</text:p>
      <text:p text:style-name="P27"/>
      <text:p text:style-name="P27">Notwithstanding any other provision of this License, you have 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text:span text:style-name="T659"> </text:span>combination as such.</text:p>
      <text:p text:style-name="P27"/>
      <text:p text:style-name="P27">14. Revised Versions of this License.</text:p>
      <text:p text:style-name="P27"/>
      <text:p text:style-name="P27">The Free Software Foundation may publish revised and/or new versions of the GNU General Public License from time to time. <text:s/>Such new versions will be similar in spirit to the present version, but may differ in detail to address new problems or concerns.</text:p>
      <text:p text:style-name="P27"/>
      <text:p text:style-name="P27">Each version is given a distinguishing version number. <text:s/>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text:s/>License, you may choose any version ever published by the Free Software Foundation.</text:p>
      <text:p text:style-name="P27"/>
      <text:p text:style-name="P27">If the Program specifies that a proxy can decide which future versions of the GNU General Public License can be used, that proxy's public statement of acceptance of a version permanently authorizes you to choose that version for the Program.</text:p>
      <text:p text:style-name="P27"/>
      <text:p text:style-name="P27">Later license versions may give you additional or different permissions. <text:s/>However, no additional obligations are imposed on any author or copyright holder as a result of your choosing to follow a later version.</text:p>
      <text:p text:style-name="P27"/>
      <text:p text:style-name="P27">15. Disclaimer of Warranty.</text:p>
      <text:p text:style-name="P27"/>
      <text:p text:style-name="P27">THERE IS NO WARRANTY FOR THE PROGRAM, TO THE EXTENT <text:s/>PERMITTED BY APPLICABLE LAW. <text:s/>EXCEPT WHEN OTHERWISE STATED IN WRITING THE COPYRIGHT HOLDERS AND/OR OTHER PARTIES PROVIDE THE PROGRAM "AS IS" <text:soft-page-break/>WITHOUT WARRANTY OF ANY KIND, EITHER EXPRESSED OR IMPLIED, INCLUDING, BUT NOT LIMITED TO, THE IMPLIED WARRANTIES OF MERCHANTABILITY AND FITNESS FOR A PARTICULAR PURPOSE. <text:s/>THE ENTIRE RISK AS TO THE QUALITY AND PERFORMANCE OF THE PROGRAM IS WITH YOU. <text:s/>SHOULD THE <text:s/>PROGRAM PROVE DEFECTIVE, YOU ASSUME THE COST OF ALL NECESSARY SERVICING, REPAIR OR CORRECTION.</text:p>
      <text:p text:style-name="P27"/>
      <text:p text:style-name="P27">16. Limitation of Liability.</text:p>
      <text:p text:style-name="P27"/>
      <text:p text:style-name="P2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text:s text:c="3"/>POSSIBILITY OF SUCH DAMAGES.</text:p>
      <text:p text:style-name="P27"/>
      <text:p text:style-name="P27">17. Interpretation of Sections 15 and 16.</text:p>
      <text:p text:style-name="P27"/>
      <text:p text:style-name="P2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27"/>
      <text:p text:style-name="P30">END OF TERMS AND CONDITIONS</text:p>
      <text:p text:style-name="P203"/>
      <text:h text:style-name="P265" text:outline-level="1"><text:bookmark-start text:name="__RefHeading___Toc51185_3119317922 Copy 1"/>Appendix E<text:bookmark-end text:name="__RefHeading___Toc51185_3119317922 Copy 1"/></text:h>
      <text:h text:style-name="Heading_20_2" text:outline-level="3"><text:bookmark-start text:name="__RefHeading___Toc51187_3119317922"/>Document Copyright Notice<text:bookmark-end text:name="__RefHeading___Toc51187_3119317922"/></text:h>
      <text:p text:style-name="P170"/>
      <text:p text:style-name="P132">Creative Commons Attribution-ShareAlike 4.0 International Public License</text:p>
      <text:p text:style-name="P132">By exercising the Licensed Rights (defined below), You accept and agree to be bound by the terms and conditions of this Creative Commons Attribution-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207"><text:bookmark text:name="s1"/><text:span text:style-name="Strong_20_Emphasis"><text:span text:style-name="T292">Section 1 – Definitions.</text:span></text:span></text:p>
      <text:list text:style-name="L4">
        <text:list-item>
          <text:p text:style-name="P296"><text:bookmark text:name="s1a"/><text:span text:style-name="Strong_20_Emphasis"><text:span text:style-name="T292">Adapted Material</text:span></text:span><text:span text:style-name="T292">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ed in timed relation with a moving image. </text:span></text:p>
        </text:list-item>
        <text:list-item>
          <text:p text:style-name="P296"><text:bookmark text:name="s1b"/><text:span text:style-name="Strong_20_Emphasis"><text:span text:style-name="T292">Adapter's License</text:span></text:span><text:span text:style-name="T292"> means the license You apply to Your Copyright and Similar Rights in Your contributions to Adapted Material in accordance with the terms and conditions of this Public License. </text:span></text:p>
        </text:list-item>
        <text:list-item>
          <text:p text:style-name="P304"><text:bookmark text:name="s1c"/><text:span text:style-name="Strong_20_Emphasis"><text:span text:style-name="T292">BY-SA Compatible License</text:span></text:span><text:span text:style-name="T292"> means a license listed at </text:span><text:a xlink:type="simple" xlink:href="http://creativecommons.org/compatiblelicenses" text:style-name="Internet_20_link" text:visited-style-name="Visited_20_Internet_20_Link"><text:span text:style-name="T292">creativecommons.org/compatiblelicenses</text:span></text:a><text:span text:style-name="T292">, approved by Creative Commons as essentially the equivalent of this Public License. </text:span></text:p>
        </text:list-item>
        <text:list-item>
          <text:p text:style-name="P296"><text:bookmark text:name="s1d"/><text:span text:style-name="Strong_20_Emphasis"><text:span text:style-name="T292">Copyright and Similar Rights</text:span></text:span><text:span text:style-name="T292"> means copyright and/or similar rights closely related to copyright including, without limitation, performance, broadcast, sound recording, and Sui Generis Database Rights, without regard to how the rights are labelled or categorized. For purposes of this Public License, the rights specified in Section </text:span><text:a xlink:type="simple" xlink:href="http://creativecommons.org/licenses/by-sa/4.0/legalcode#s2b" text:style-name="Internet_20_link" text:visited-style-name="Visited_20_Internet_20_Link"><text:span text:style-name="T292">2(b)(1)-(2)</text:span></text:a><text:span text:style-name="T292"> are not Copyright and Similar Rights. </text:span></text:p>
        </text:list-item>
        <text:list-item>
          <text:p text:style-name="P296"><text:bookmark text:name="s1e"/><text:span text:style-name="Strong_20_Emphasis"><text:span text:style-name="T292">Effective Technological Measures</text:span></text:span><text:span text:style-name="T292"> means those measures that, in the absence of proper authority, may not be circumvented under laws fulfilling obligations under Article 11 of the WIPO Copyright Treaty adopted on December 20, 1996, and/or similar international agreements. </text:span></text:p>
        </text:list-item>
        <text:list-item>
          <text:p text:style-name="P296"><text:bookmark text:name="s1f"/><text:span text:style-name="Strong_20_Emphasis"><text:span text:style-name="T292">Exceptions and Limitations</text:span></text:span><text:span text:style-name="T292"> means fair use, fair dealing, and/or any other exception or limitation to Copyright and Similar Rights that applies to Your use of the Licensed Material. </text:span></text:p>
        </text:list-item>
        <text:list-item>
          <text:p text:style-name="P296"><text:bookmark text:name="s1g"/><text:span text:style-name="Strong_20_Emphasis"><text:span text:style-name="T292">License Elements</text:span></text:span><text:span text:style-name="T292"> means the license attributes listed in the name of a Creative Commons Public License. The License Elements of this Public License are Attribution and Share Alike. </text:span></text:p>
        </text:list-item>
        <text:list-item>
          <text:p text:style-name="P296"><text:bookmark text:name="s1h"/><text:span text:style-name="Strong_20_Emphasis"><text:span text:style-name="T292">Licensed Material</text:span></text:span><text:span text:style-name="T292"> means the artistic or literary work, database, or other material to which the Licensor applied this Public License. </text:span></text:p>
        </text:list-item>
        <text:list-item>
          <text:p text:style-name="P296"><text:bookmark text:name="s1i"/><text:span text:style-name="Strong_20_Emphasis"><text:span text:style-name="T292">Licensed Rights</text:span></text:span><text:span text:style-name="T292"> means the rights granted to You subject to the terms and conditions of this Public License, which are limited to all Copyright and Similar Rights that apply to Your use of the Licensed Material and that the Licensor has authority to license. </text:span></text:p>
        </text:list-item>
        <text:list-item>
          <text:p text:style-name="P296"><text:bookmark text:name="s1j"/><text:soft-page-break/><text:span text:style-name="Strong_20_Emphasis"><text:span text:style-name="T292">Licensor</text:span></text:span><text:span text:style-name="T292"> means the individual(s) or entity(ies) granting rights under this Public License. </text:span></text:p>
        </text:list-item>
        <text:list-item>
          <text:p text:style-name="P296"><text:bookmark text:name="s1k"/><text:span text:style-name="Strong_20_Emphasis"><text:span text:style-name="T292">Share</text:span></text:span><text:span text:style-name="T292">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 </text:span></text:p>
        </text:list-item>
        <text:list-item>
          <text:p text:style-name="P296"><text:bookmark text:name="s1l"/><text:span text:style-name="Strong_20_Emphasis"><text:span text:style-name="T292">Sui Generis Database Rights</text:span></text:span><text:span text:style-name="T292"> means rights other than copyright resulting from Directive 96/9/EC of the European Parliament and of the Council of 11 March 1996 on the legal protection of databases, as amended and/or succeeded, as well as other essentially equivalent rights anywhere in the world. </text:span></text:p>
        </text:list-item>
        <text:list-item>
          <text:p text:style-name="P296"><text:bookmark text:name="s1m"/><text:span text:style-name="Strong_20_Emphasis"><text:span text:style-name="T292">You</text:span></text:span><text:span text:style-name="T292"> means the individual or entity exercising the Licensed Rights under this Public License. </text:span><text:span text:style-name="Strong_20_Emphasis"><text:span text:style-name="T292">Your</text:span></text:span><text:span text:style-name="T292"> has a corresponding meaning. </text:span></text:p>
        </text:list-item>
      </text:list>
      <text:p text:style-name="P207"><text:bookmark text:name="s2"/><text:span text:style-name="Strong_20_Emphasis"><text:span text:style-name="T292">Section 2 – Scope.</text:span></text:span></text:p>
      <text:list text:style-name="L5">
        <text:list-item>
          <text:p text:style-name="P297"><text:bookmark text:name="s2a"/><text:span text:style-name="Strong_20_Emphasis"><text:span text:style-name="T292">License grant</text:span></text:span><text:span text:style-name="T292">. </text:span></text:p>
          <text:list>
            <text:list-item>
              <text:p text:style-name="P280"><text:bookmark text:name="s2a1"/>Subject to the terms and conditions of this Public License, the Licensor hereby grants You a worldwide, royalty-free, non-sublicensable, non-exclusive, irrevocable license to exercise the Licensed Rights in the Licensed Material to: </text:p>
              <text:list>
                <text:list-item>
                  <text:p text:style-name="P280"><text:bookmark text:name="s2a1A"/>reproduce and Share the Licensed Material, in whole or in part; and </text:p>
                </text:list-item>
                <text:list-item>
                  <text:p text:style-name="P280"><text:bookmark text:name="s2a1B"/>produce, reproduce, and Share Adapted Material. </text:p>
                </text:list-item>
              </text:list>
            </text:list-item>
            <text:list-item>
              <text:p text:style-name="P280"><text:bookmark text:name="s2a2"/><text:span text:style-name="T655">Exceptions and Limitations</text:span>. For the avoidance of doubt, where Exceptions and Limitations apply to Your use, this Public License does not apply, and You do not need to comply with its terms and conditions. </text:p>
            </text:list-item>
            <text:list-item>
              <text:p text:style-name="P297"><text:bookmark text:name="s2a3"/><text:span text:style-name="T339">Term</text:span><text:span text:style-name="T292">. The term of this Public License is specified in Section </text:span><text:a xlink:type="simple" xlink:href="http://creativecommons.org/licenses/by-sa/4.0/legalcode#s6a" text:style-name="Internet_20_link" text:visited-style-name="Visited_20_Internet_20_Link"><text:span text:style-name="T292">6(a)</text:span></text:a><text:span text:style-name="T292">. </text:span></text:p>
            </text:list-item>
            <text:list-item>
              <text:p text:style-name="P297"><text:bookmark text:name="s2a4"/><text:span text:style-name="T339">Media and formats; technical modifications allowed</text:span><text:span text:style-name="T292">.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text:span><text:a xlink:type="simple" xlink:href="http://creativecommons.org/licenses/by-sa/4.0/legalcode#s2a4" text:style-name="Internet_20_link" text:visited-style-name="Visited_20_Internet_20_Link"><text:span text:style-name="T292">2(a)(4)</text:span></text:a><text:span text:style-name="T292"> never produces Adapted Material. </text:span></text:p>
            </text:list-item>
            <text:list-item>
              <text:p text:style-name="P280"><text:bookmark text:name="s2a5"/><text:span text:style-name="T655">Downstream recipients</text:span>. </text:p>
              <text:list>
                <text:list-item>
                  <text:p text:style-name="P280"><text:bookmark text:name="s2a5A"/><text:span text:style-name="T655">Offer from the Licensor – Licensed Material</text:span>. Every recipient of the Licensed Material automatically receives an offer from the Licensor to exercise the Licensed Rights under the terms and conditions of this Public License. </text:p>
                </text:list-item>
                <text:list-item>
                  <text:p text:style-name="P280"><text:bookmark text:name="s2a5B"/><text:span text:style-name="T655">Additional offer from the Licensor – Adapted Material</text:span>. Every recipient of Adapted Material from You automatically receives an offer from the Licensor to exercise the Licensed Rights in the Adapted Material under the conditions of the Adapter’s License You apply. </text:p>
                </text:list-item>
                <text:list-item>
                  <text:p text:style-name="P280"><text:bookmark text:name="s2a5C"/><text:span text:style-name="T655">No downstream restrictions</text:span>. You may not offer or impose any additional or different terms or conditions on, or apply any Effective Technological Measures to, the Licensed Material if doing so restricts exercise of the Licensed Rights by any recipient of the Licensed Material. </text:p>
                </text:list-item>
              </text:list>
            </text:list-item>
            <text:list-item>
              <text:p text:style-name="P297"><text:bookmark text:name="s2a6"/><text:soft-page-break/><text:span text:style-name="T339">No endorsement</text:span><text:span text:style-name="T292">.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text:span><text:a xlink:type="simple" xlink:href="http://creativecommons.org/licenses/by-sa/4.0/legalcode#s3a1Ai" text:style-name="Internet_20_link" text:visited-style-name="Visited_20_Internet_20_Link"><text:span text:style-name="T292">3(a)(1)(A)(i)</text:span></text:a><text:span text:style-name="T292">. </text:span></text:p>
            </text:list-item>
          </text:list>
        </text:list-item>
        <text:list-item>
          <text:p text:style-name="P297"><text:bookmark text:name="s2b"/><text:span text:style-name="Strong_20_Emphasis"><text:span text:style-name="T292">Other rights</text:span></text:span><text:span text:style-name="T292">.</text:span></text:p>
          <text:list>
            <text:list-item>
              <text:p text:style-name="P280"><text:bookmark text:name="s2b1"/>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 </text:p>
            </text:list-item>
            <text:list-item>
              <text:p text:style-name="P280"><text:bookmark text:name="s2b2"/>Patent and trademark rights are not licensed under this Public License. </text:p>
            </text:list-item>
            <text:list-item>
              <text:p text:style-name="P280"><text:bookmark text:name="s2b3"/>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text:p>
            </text:list-item>
          </text:list>
        </text:list-item>
      </text:list>
      <text:p text:style-name="P207"><text:bookmark text:name="s3"/><text:span text:style-name="Strong_20_Emphasis"><text:span text:style-name="T292">Section 3 – License Conditions.</text:span></text:span></text:p>
      <text:p text:style-name="P132">Your exercise of the Licensed Rights is expressly made subject to the following conditions.</text:p>
      <text:list text:style-name="L6">
        <text:list-item>
          <text:p text:style-name="P298"><text:bookmark text:name="s3a"/><text:span text:style-name="Strong_20_Emphasis"><text:span text:style-name="T292">Attribution</text:span></text:span><text:span text:style-name="T292">.</text:span></text:p>
          <text:list>
            <text:list-item>
              <text:p text:style-name="P281"><text:bookmark text:name="s3a1"/>If You Share the Licensed Material (including in modified form), You must:</text:p>
              <text:list>
                <text:list-item>
                  <text:p text:style-name="P281"><text:bookmark text:name="s3a1A"/>retain the following if it is supplied by the Licensor with the Licensed Material: </text:p>
                  <text:list>
                    <text:list-item>
                      <text:p text:style-name="P281"><text:bookmark text:name="s3a1Ai"/>identification of the creator(s) of the Licensed Material and any others designated to receive attribution, in any reasonable manner requested by the Licensor (including by pseudonym if designated); </text:p>
                    </text:list-item>
                    <text:list-item>
                      <text:p text:style-name="P281"><text:bookmark text:name="s3a1Aii"/>a copyright notice; </text:p>
                    </text:list-item>
                    <text:list-item>
                      <text:p text:style-name="P281"><text:bookmark text:name="s3a1Aiii"/>a notice that refers to this Public License; </text:p>
                    </text:list-item>
                    <text:list-item>
                      <text:p text:style-name="P281"><text:bookmark text:name="s3a1Aiv"/>a notice that refers to the disclaimer of warranties; </text:p>
                    </text:list-item>
                    <text:list-item>
                      <text:p text:style-name="P281"><text:bookmark text:name="s3a1Av"/>a URI or hyperlink to the Licensed Material to the extent reasonably practicable; </text:p>
                    </text:list-item>
                  </text:list>
                </text:list-item>
                <text:list-item>
                  <text:p text:style-name="P281"><text:bookmark text:name="s3a1B"/>indicate if You modified the Licensed Material and retain an indication of any previous modifications; and </text:p>
                </text:list-item>
                <text:list-item>
                  <text:p text:style-name="P281"><text:bookmark text:name="s3a1C"/>indicate the Licensed Material is licensed under this Public License, and include the text of, or the URI or hyperlink to, this Public License. </text:p>
                </text:list-item>
              </text:list>
            </text:list-item>
            <text:list-item>
              <text:p text:style-name="P298"><text:bookmark text:name="s3a2"/><text:span text:style-name="T292">You may satisfy the conditions in Section </text:span><text:a xlink:type="simple" xlink:href="http://creativecommons.org/licenses/by-sa/4.0/legalcode#s3a1" text:style-name="Internet_20_link" text:visited-style-name="Visited_20_Internet_20_Link"><text:span text:style-name="T292">3(a)(1)</text:span></text:a><text:span text:style-name="T292"> in any reasonable manner based on the medium, means, and context in which You Share the Licensed Material. For example, it may be reasonable to satisfy the conditions by providing a URI or hyperlink to a resource that includes the required information. </text:span></text:p>
            </text:list-item>
            <text:list-item>
              <text:p text:style-name="P298"><text:bookmark text:name="s3a3"/><text:span text:style-name="T292">If requested by the Licensor, You must remove any of the information required by Section </text:span><text:a xlink:type="simple" xlink:href="http://creativecommons.org/licenses/by-sa/4.0/legalcode#s3a1A" text:style-name="Internet_20_link" text:visited-style-name="Visited_20_Internet_20_Link"><text:span text:style-name="T292">3(a)(1)(A)</text:span></text:a><text:span text:style-name="T292"> to the extent reasonably practicable. </text:span></text:p>
            </text:list-item>
          </text:list>
        </text:list-item>
        <text:list-item>
          <text:p text:style-name="P298"><text:span text:style-name="Strong_20_Emphasis"><text:span text:style-name="T292">Share Alike.</text:span></text:span><text:span text:style-name="T292"> </text:span></text:p>
          <text:p text:style-name="P298"><text:span text:style-name="T292">In addition to the conditions in Section </text:span><text:a xlink:type="simple" xlink:href="http://creativecommons.org/licenses/by-sa/4.0/legalcode#s3a" text:style-name="Internet_20_link" text:visited-style-name="Visited_20_Internet_20_Link"><text:span text:style-name="T292">3(a)</text:span></text:a><text:span text:style-name="T292">, if You Share Adapted Material You produce, the following conditions also apply.</text:span></text:p>
          <text:list>
            <text:list-item>
              <text:p text:style-name="P281"><text:bookmark text:name="s3b1"/>The Adapter’s License You apply must be a Creative Commons license with the same License Elements, this version or later, or a BY-SA Compatible License. </text:p>
            </text:list-item>
            <text:list-item>
              <text:p text:style-name="P281"><text:bookmark text:name="s3b2"/><text:soft-page-break/>You must include the text of, or the URI or hyperlink to, the Adapter's License You apply. You may satisfy this condition in any reasonable manner based on the medium, means, and context in which You Share Adapted Material. </text:p>
            </text:list-item>
            <text:list-item>
              <text:p text:style-name="P281"><text:bookmark text:name="s3b3"/>You may not offer or impose any additional or different terms or conditions on, or apply any Effective Technological Measures to, Adapted Material that restrict exercise of the rights granted under the Adapter's License You apply. </text:p>
            </text:list-item>
          </text:list>
        </text:list-item>
      </text:list>
      <text:p text:style-name="P207"><text:bookmark text:name="s4"/><text:span text:style-name="Strong_20_Emphasis"><text:span text:style-name="T292">Section 4 – Sui Generis Database Rights.</text:span></text:span></text:p>
      <text:p text:style-name="P132">Where the Licensed Rights include Sui Generis Database Rights that apply to Your use of the Licensed Material:</text:p>
      <text:list text:style-name="L7">
        <text:list-item>
          <text:p text:style-name="P299"><text:bookmark text:name="s4a"/><text:span text:style-name="T292">for the avoidance of doubt, Section </text:span><text:a xlink:type="simple" xlink:href="http://creativecommons.org/licenses/by-sa/4.0/legalcode#s2a1" text:style-name="Internet_20_link" text:visited-style-name="Visited_20_Internet_20_Link"><text:span text:style-name="T292">2(a)(1)</text:span></text:a><text:span text:style-name="T292"> grants You the right to extract, reuse, reproduce, and Share all or a substantial portion of the contents of the database; </text:span></text:p>
        </text:list-item>
        <text:list-item>
          <text:p text:style-name="P299"><text:bookmark text:name="s4b"/><text:span text:style-name="T292">if You include all or a substantial portion of the database contents in a database in which You have Sui Generis Database Rights, then the database in which You have Sui Generis Database Rights (but not its individual contents) is Adapted Material, including for purposes of Section </text:span><text:a xlink:type="simple" xlink:href="http://creativecommons.org/licenses/by-sa/4.0/legalcode#s3b" text:style-name="Internet_20_link" text:visited-style-name="Visited_20_Internet_20_Link"><text:span text:style-name="T292">3(b)</text:span></text:a><text:span text:style-name="T292">; and </text:span></text:p>
        </text:list-item>
        <text:list-item>
          <text:p text:style-name="P299"><text:bookmark text:name="s4c"/><text:span text:style-name="T292">You must comply with the conditions in Section </text:span><text:a xlink:type="simple" xlink:href="http://creativecommons.org/licenses/by-sa/4.0/legalcode#s3a" text:style-name="Internet_20_link" text:visited-style-name="Visited_20_Internet_20_Link"><text:span text:style-name="T292">3(a)</text:span></text:a><text:span text:style-name="T292"> if You Share all or a substantial portion of the contents of the database. </text:span></text:p>
        </text:list-item>
      </text:list>
      <text:p text:style-name="P207"><text:span text:style-name="T292">For the avoidance of doubt, this Section </text:span><text:a xlink:type="simple" xlink:href="http://creativecommons.org/licenses/by-sa/4.0/legalcode#s4" text:style-name="Internet_20_link" text:visited-style-name="Visited_20_Internet_20_Link"><text:span text:style-name="T292">4</text:span></text:a><text:span text:style-name="T292"> supplements and does not replace Your obligations under this Public License where the Licensed Rights include other Copyright and Similar Rights. </text:span></text:p>
      <text:p text:style-name="P207"><text:bookmark text:name="s5"/><text:span text:style-name="Strong_20_Emphasis"><text:span text:style-name="T292">Section 5 – Disclaimer of Warranties and Limitation of Liability.</text:span></text:span></text:p>
      <text:list text:style-name="L8">
        <text:list-item>
          <text:p text:style-name="P300"><text:bookmark text:name="s5a"/><text:span text:style-name="Strong_20_Emphasis"><text:span text:style-name="T340">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span></text:span><text:span text:style-name="T340"> </text:span></text:p>
        </text:list-item>
        <text:list-item>
          <text:p text:style-name="P300"><text:bookmark text:name="s5b"/><text:span text:style-name="Strong_20_Emphasis"><text:span text:style-name="T340">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span></text:span><text:span text:style-name="T340"> </text:span></text:p>
        </text:list-item>
      </text:list>
      <text:list text:style-name="L9">
        <text:list-item>
          <text:p text:style-name="P282"><text:bookmark text:name="s5c"/>The disclaimer of warranties and limitation of liability provided above shall be interpreted in a manner that, to the extent possible, most closely approximates an absolute disclaimer and waiver of all liability. </text:p>
        </text:list-item>
      </text:list>
      <text:p text:style-name="P207"><text:bookmark text:name="s6"/><text:span text:style-name="Strong_20_Emphasis"><text:span text:style-name="T292">Section 6 – Term and Termination.</text:span></text:span></text:p>
      <text:list text:style-name="L10">
        <text:list-item>
          <text:p text:style-name="P283"><text:bookmark text:name="s6a"/>This Public License applies for the term of the Copyright and Similar Rights licensed here. However, if You fail to comply with this Public License, then Your rights under this Public License terminate automatically. </text:p>
        </text:list-item>
        <text:list-item>
          <text:p text:style-name="P301"><text:bookmark text:name="s6b"/><text:span text:style-name="T292">Where Your right to use the Licensed Material has terminated under Section </text:span><text:a xlink:type="simple" xlink:href="http://creativecommons.org/licenses/by-sa/4.0/legalcode#s6a" text:style-name="Internet_20_link" text:visited-style-name="Visited_20_Internet_20_Link"><text:span text:style-name="T292">6(a)</text:span></text:a><text:span text:style-name="T292">, it reinstates:</text:span></text:p>
          <text:list>
            <text:list-item>
              <text:p text:style-name="P283"><text:bookmark text:name="s6b1"/>automatically as of the date the violation is cured, provided it is cured within 30 days of Your discovery of the violation; or </text:p>
            </text:list-item>
            <text:list-item>
              <text:p text:style-name="P283"><text:bookmark text:name="s6b2"/>upon express reinstatement by the Licensor. </text:p>
            </text:list-item>
          </text:list>
          <text:p text:style-name="P301"><text:soft-page-break/><text:span text:style-name="T292">For the avoidance of doubt, this Section </text:span><text:a xlink:type="simple" xlink:href="http://creativecommons.org/licenses/by-sa/4.0/legalcode#s6b" text:style-name="Internet_20_link" text:visited-style-name="Visited_20_Internet_20_Link"><text:span text:style-name="T292">6(b)</text:span></text:a><text:span text:style-name="T292"> does not affect any right the Licensor may have to seek remedies for Your violations of this Public License. </text:span></text:p>
        </text:list-item>
        <text:list-item>
          <text:p text:style-name="P283"><text:bookmark text:name="s6c"/>For the avoidance of doubt, the Licensor may also offer the Licensed Material under separate terms or conditions or stop distributing the Licensed Material at any time; however, doing so will not terminate this Public License. </text:p>
        </text:list-item>
        <text:list-item>
          <text:p text:style-name="P301"><text:bookmark text:name="s6d"/><text:span text:style-name="T292">Sections </text:span><text:a xlink:type="simple" xlink:href="http://creativecommons.org/licenses/by-sa/4.0/legalcode#s1" text:style-name="Internet_20_link" text:visited-style-name="Visited_20_Internet_20_Link"><text:span text:style-name="T292">1</text:span></text:a><text:span text:style-name="T292">, </text:span><text:a xlink:type="simple" xlink:href="http://creativecommons.org/licenses/by-sa/4.0/legalcode#s5" text:style-name="Internet_20_link" text:visited-style-name="Visited_20_Internet_20_Link"><text:span text:style-name="T292">5</text:span></text:a><text:span text:style-name="T292">, </text:span><text:a xlink:type="simple" xlink:href="http://creativecommons.org/licenses/by-sa/4.0/legalcode#s6" text:style-name="Internet_20_link" text:visited-style-name="Visited_20_Internet_20_Link"><text:span text:style-name="T292">6</text:span></text:a><text:span text:style-name="T292">, </text:span><text:a xlink:type="simple" xlink:href="http://creativecommons.org/licenses/by-sa/4.0/legalcode#s7" text:style-name="Internet_20_link" text:visited-style-name="Visited_20_Internet_20_Link"><text:span text:style-name="T292">7</text:span></text:a><text:span text:style-name="T292">, and </text:span><text:a xlink:type="simple" xlink:href="http://creativecommons.org/licenses/by-sa/4.0/legalcode#s8" text:style-name="Internet_20_link" text:visited-style-name="Visited_20_Internet_20_Link"><text:span text:style-name="T292">8</text:span></text:a><text:span text:style-name="T292"> survive termination of this Public License. </text:span></text:p>
        </text:list-item>
      </text:list>
      <text:p text:style-name="P207"><text:bookmark text:name="s7"/><text:span text:style-name="Strong_20_Emphasis"><text:span text:style-name="T292">Section 7 – Other Terms and Conditions.</text:span></text:span></text:p>
      <text:list text:style-name="L11">
        <text:list-item>
          <text:p text:style-name="P284"><text:bookmark text:name="s7a"/>The Licensor shall not be bound by any additional or different terms or conditions communicated by You unless expressly agreed. </text:p>
        </text:list-item>
        <text:list-item>
          <text:p text:style-name="P284"><text:bookmark text:name="s7b"/>Any arrangements, understandings, or agreements regarding the Licensed Material not stated herein are separate from and independent of the terms and conditions of this Public License. </text:p>
        </text:list-item>
      </text:list>
      <text:p text:style-name="P207"><text:bookmark text:name="s8"/><text:span text:style-name="Strong_20_Emphasis"><text:span text:style-name="T292">Section 8 – Interpretation.</text:span></text:span></text:p>
      <text:list text:style-name="L12">
        <text:list-item>
          <text:p text:style-name="P285"><text:bookmark text:name="s8a"/>For the avoidance of doubt, this Public License does not, and shall not be interpreted to, reduce, limit, restrict, or impose conditions on any use of the Licensed Material that could lawfully be made without permission under this Public License. </text:p>
        </text:list-item>
        <text:list-item>
          <text:p text:style-name="P285"><text:bookmark text:name="s8b"/>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 </text:p>
        </text:list-item>
        <text:list-item>
          <text:p text:style-name="P285"><text:bookmark text:name="s8c"/>No term or condition of this Public License will be waived and no failure to comply consented to unless expressly agreed to by the Licensor. </text:p>
        </text:list-item>
        <text:list-item>
          <text:p text:style-name="P285"><text:bookmark text:name="s8d"/>Nothing in this Public License constitutes or may be interpreted as a limitation upon, or waiver of, any privileges and immunities that apply to the Licensor or You, including from the legal processes of any jurisdiction or authority. </text:p>
          <text:p text:style-name="P285"/>
        </text:list-item>
      </text:list>
      <text:p text:style-name="P207"><text:span text:style-name="T292">Creative Commons is not a party to its public licenses. Notwithstanding, Creative Commons may elect to apply one of its public licenses to material it publishes and in those instances will be considered the “Licensor.” Except for the limited purpose of indicating that material is shared under a Creative Commons public license or as otherwise permitted by the Creative Commons policies published at </text:span><text:a xlink:type="simple" xlink:href="http://creativecommons.org/policies" text:style-name="Internet_20_link" text:visited-style-name="Visited_20_Internet_20_Link"><text:span text:style-name="T292">creativecommons.org/policies</text:span></text:a><text:span text:style-name="T292">,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line-break/><text:line-break/></text:span>Creative Commons may be contacted at <text:a xlink:type="simple" xlink:href="http://creativecommons.org/" text:style-name="Internet_20_link" text:visited-style-name="Visited_20_Internet_20_Link">creativecommons.org</text:a>.</text:p>
      <text:p text:style-name="P217"/>
      <text:p text:style-name="P2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imbus Roman No9 L" svg:font-family="'Nimbus Roman No9 L'"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GB"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6pt" fo:font-weight="bold" style:font-size-asian="18pt" style:font-weight-asian="bold" style:font-size-complex="18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044cm" fo:margin-right="0cm" fo:text-indent="-0.818cm" style:auto-text-indent="false"/>
      <style:text-properties style:font-name="Courier New" fo:font-family="'Courier New'" style:font-family-generic="modern" fo:language="en" fo:country="US" style:font-name-asian="Courier New" style:font-family-asian="'Courier New'" style:font-family-generic-asian="modern" style:font-name-complex="Courier New" style:font-family-complex="'Courier New'" style:font-family-generic-complex="modern" style:language-complex="ar" style:country-complex="SA"/>
    </style:style>
    <style:style style:name="Heading_20_3" style:display-name="Heading 3" style:family="paragraph" style:parent-style-name="Standard" style:next-style-name="Text_20_body" style:default-outline-level="4" style:class="text">
      <style:paragraph-properties fo:margin-left="0.035cm" fo:margin-right="0cm" fo:margin-top="0.035cm" fo:margin-bottom="0cm" style:contextual-spacing="false" fo:line-height="115%" fo:text-indent="0cm" style:auto-text-indent="false"/>
      <style:text-properties style:font-name="Arial3" fo:font-family="Arial" style:font-style-name="Regular" style:font-family-generic="swiss" style:font-pitch="variable" fo:font-size="12pt" fo:language="en" fo:country="GB" fo:font-weight="bold" style:font-name-asian="Courier New" style:font-family-asian="'Courier New'" style:font-family-generic-asian="modern" style:font-size-asian="12pt" style:font-name-complex="Courier New" style:font-family-complex="'Courier New'" style:font-family-generic-complex="modern" style:font-size-complex="12pt" style:language-complex="ar" style:country-complex="SA"/>
    </style:style>
    <style:style style:name="Heading_20_2" style:display-name="Heading 2" style:family="paragraph" style:parent-style-name="Standard" style:next-style-name="Text_20_body" style:default-outline-level="3" style:class="text">
      <style:paragraph-properties fo:margin-left="0.035cm" fo:margin-right="0cm" fo:margin-top="0.035cm" fo:margin-bottom="0cm" style:contextual-spacing="false" fo:text-indent="0cm" style:auto-text-indent="false"/>
      <style:text-properties style:font-name="Arial2" fo:font-family="Arial" style:font-style-name="Bold" style:font-family-generic="swiss" style:font-pitch="variable" fo:font-size="14pt" fo:language="en" fo:country="GB" fo:font-weight="bold" style:font-name-asian="Courier New" style:font-family-asian="'Courier New'" style:font-family-generic-asian="modern" style:font-size-asian="12pt" style:font-weight-asian="bold" style:font-name-complex="Courier New" style:font-family-complex="'Courier New'" style:font-family-generic-complex="modern" style:font-size-complex="12pt" style:language-complex="ar" style:country-complex="SA" style:font-weight-complex="bold"/>
    </style:style>
    <style:style style:name="Heading_20_4" style:display-name="Heading 4" style:family="paragraph" style:parent-style-name="Standard" style:next-style-name="Text_20_body" style:default-outline-level="5" style:class="text">
      <style:text-properties style:font-name="Courier New" fo:font-family="'Courier New'" style:font-family-generic="modern" fo:font-size="11.5pt" fo:language="en" fo:country="US" style:font-name-asian="Courier New" style:font-family-asian="'Courier New'" style:font-family-generic-asian="modern" style:font-size-asian="11.5pt" style:font-name-complex="Courier New" style:font-family-complex="'Courier New'" style:font-family-generic-complex="modern" style:font-size-complex="11.5pt" style:language-complex="ar" style:country-complex="SA"/>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8Num3z0" style:family="text">
      <style:text-properties fo:letter-spacing="-0.002cm" fo:language="en" fo:country="US" style:language-complex="ar" style:country-complex="SA" style:text-scale="86%"/>
    </style:style>
    <style:style style:name="WW8Num3z1" style:family="text">
      <style:text-properties fo:color="#161616" loext:opacity="100%" style:font-name="Courier New" fo:font-family="'Courier New'" style:font-family-generic="modern" fo:font-size="12pt" fo:letter-spacing="-0.002cm" fo:language="en" fo:country="US" fo:font-style="normal" fo:font-weight="normal" style:font-name-asian="Courier New" style:font-family-asian="'Courier New'" style:font-family-generic-asian="modern" style:font-size-asian="12pt" style:font-style-asian="normal" style:font-weight-asian="normal" style:font-name-complex="Courier New" style:font-family-complex="'Courier New'" style:font-family-generic-complex="modern" style:font-size-complex="12pt" style:language-complex="ar" style:country-complex="SA" style:font-style-complex="normal" style:font-weight-complex="normal" style:text-scale="88%"/>
    </style:style>
    <style:style style:name="WW8Num3z2" style:family="text">
      <style:text-properties fo:language="en" fo:country="US" style:language-complex="ar" style:country-complex="SA"/>
    </style:style>
    <style:style style:name="WW8Num1z0" style:family="text">
      <style:text-properties style:font-name="Courier New" fo:font-family="'Courier New'" style:font-family-generic="modern" fo:font-size="11.5pt" fo:letter-spacing="-0.002cm" fo:language="en" fo:country="US" fo:font-style="normal" fo:font-weight="normal" style:font-name-asian="Courier New" style:font-family-asian="'Courier New'" style:font-family-generic-asian="modern" style:font-size-asian="11.5pt" style:font-style-asian="normal" style:font-weight-asian="normal" style:font-name-complex="Courier New" style:font-family-complex="'Courier New'" style:font-family-generic-complex="modern" style:font-size-complex="11.5pt" style:language-complex="ar" style:country-complex="SA" style:font-style-complex="normal" style:font-weight-complex="normal" style:text-scale="90%"/>
    </style:style>
    <style:style style:name="WW8Num1z1" style:family="text">
      <style:text-properties fo:language="en" fo:country="US" style:language-complex="ar" style:country-complex="SA"/>
    </style:style>
    <style:style style:name="WW8Num5z0" style:family="text">
      <style:text-properties style:font-name="Courier New" fo:font-family="'Courier New'" style:font-family-generic="modern" fo:font-size="11.5pt" fo:letter-spacing="normal" fo:language="en" fo:country="US" fo:font-style="normal" fo:font-weight="normal" style:font-name-asian="Courier New" style:font-family-asian="'Courier New'" style:font-family-generic-asian="modern" style:font-size-asian="11.5pt" style:font-style-asian="normal" style:font-weight-asian="normal" style:font-name-complex="Courier New" style:font-family-complex="'Courier New'" style:font-family-generic-complex="modern" style:font-size-complex="11.5pt" style:language-complex="ar" style:country-complex="SA" style:font-style-complex="normal" style:font-weight-complex="normal" style:text-scale="109%"/>
    </style:style>
    <style:style style:name="WW8Num5z1" style:family="text">
      <style:text-properties fo:language="en" fo:country="US" style:language-complex="ar" style:country-complex="SA"/>
    </style:style>
    <style:style style:name="WW8Num2z0" style:family="text">
      <style:text-properties style:font-name="Courier New" fo:font-family="'Courier New'" style:font-family-generic="modern" fo:font-size="11.5pt" fo:letter-spacing="-0.002cm" fo:language="en" fo:country="US" fo:font-style="normal" fo:font-weight="normal" style:font-name-asian="Courier New" style:font-family-asian="'Courier New'" style:font-family-generic-asian="modern" style:font-size-asian="11.5pt" style:font-style-asian="normal" style:font-weight-asian="normal" style:font-name-complex="Courier New" style:font-family-complex="'Courier New'" style:font-family-generic-complex="modern" style:font-size-complex="11.5pt" style:language-complex="ar" style:country-complex="SA" style:font-style-complex="normal" style:font-weight-complex="normal" style:text-scale="90%"/>
    </style:style>
    <style:style style:name="WW8Num2z1" style:family="text">
      <style:text-properties fo:language="en" fo:country="US" style:language-complex="ar" style:country-complex="SA"/>
    </style:style>
    <style:style style:name="WW8Num4z0" style:family="text">
      <style:text-properties style:font-name="Courier New" fo:font-family="'Courier New'" style:font-family-generic="modern" fo:font-size="11.5pt" fo:letter-spacing="-0.002cm" fo:language="en" fo:country="US" fo:font-style="normal" fo:font-weight="normal" style:font-name-asian="Courier New" style:font-family-asian="'Courier New'" style:font-family-generic-asian="modern" style:font-size-asian="11.5pt" style:font-style-asian="normal" style:font-weight-asian="normal" style:font-name-complex="Courier New" style:font-family-complex="'Courier New'" style:font-family-generic-complex="modern" style:font-size-complex="11.5pt" style:language-complex="ar" style:country-complex="SA" style:font-style-complex="normal" style:font-weight-complex="normal" style:text-scale="90%"/>
    </style:style>
    <style:style style:name="WW8Num4z1" style:family="text">
      <style:text-properties fo:language="en" fo:country="US" style:language-complex="ar" style:country-complex="SA"/>
    </style:style>
    <style:style style:name="WW8Num6z0" style:family="text">
      <style:text-properties style:font-name="Arial1" fo:font-family="Arial" style:font-family-generic="swiss" style:font-pitch="variable" fo:font-size="3.5pt" fo:letter-spacing="normal" fo:language="en" fo:country="US" fo:font-style="normal" fo:font-weight="normal" style:font-name-asian="Arial1" style:font-family-asian="Arial" style:font-family-generic-asian="swiss" style:font-pitch-asian="variable" style:font-size-asian="3.5pt" style:font-style-asian="normal" style:font-weight-asian="normal" style:font-name-complex="Arial1" style:font-family-complex="Arial" style:font-family-generic-complex="swiss" style:font-pitch-complex="variable" style:font-size-complex="3.5pt" style:language-complex="ar" style:country-complex="SA" style:font-style-complex="normal" style:font-weight-complex="normal" style:text-scale="100%"/>
    </style:style>
    <style:style style:name="WW8Num6z1" style:family="text">
      <style:text-properties fo:language="en" fo:country="US" style:language-complex="ar" style:country-complex="SA"/>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list-level-style-number text:level="1" text:style-name="Numbering_20_Symbols" loext:num-list-format="%1%)" style:num-suffix=")" style:num-format="A">
        <style:list-level-properties text:list-level-position-and-space-mode="label-alignment">
          <style:list-level-label-alignment text:label-followed-by="listtab" fo:text-indent="-0.797cm" fo:margin-left="1.011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27cm" fo:text-indent="-0.64cm" fo:margin-left="2.76cm"/>
        </style:list-level-properties>
      </text:list-level-style-number>
      <text:list-level-style-bullet text:level="3" text:style-name="WW8Num3z2" loext:num-list-format="%3%." style:num-suffix="." text:bullet-char="•">
        <style:list-level-properties text:list-level-position-and-space-mode="label-alignment">
          <style:list-level-label-alignment text:label-followed-by="listtab" fo:text-indent="-0.64cm" fo:margin-left="4.357cm"/>
        </style:list-level-properties>
        <style:text-properties style:font-name="Arial"/>
      </text:list-level-style-bullet>
      <text:list-level-style-bullet text:level="4" text:style-name="WW8Num3z2" loext:num-list-format="%4%." style:num-suffix="." text:bullet-char="•">
        <style:list-level-properties text:list-level-position-and-space-mode="label-alignment">
          <style:list-level-label-alignment text:label-followed-by="listtab" fo:text-indent="-0.64cm" fo:margin-left="5.962cm"/>
        </style:list-level-properties>
        <style:text-properties style:font-name="Arial"/>
      </text:list-level-style-bullet>
      <text:list-level-style-bullet text:level="5" text:style-name="WW8Num3z2" loext:num-list-format="%5%." style:num-suffix="." text:bullet-char="•">
        <style:list-level-properties text:list-level-position-and-space-mode="label-alignment">
          <style:list-level-label-alignment text:label-followed-by="listtab" fo:text-indent="-0.64cm" fo:margin-left="7.569cm"/>
        </style:list-level-properties>
        <style:text-properties style:font-name="Arial"/>
      </text:list-level-style-bullet>
      <text:list-level-style-bullet text:level="6" text:style-name="WW8Num3z2" loext:num-list-format="%6%." style:num-suffix="." text:bullet-char="•">
        <style:list-level-properties text:list-level-position-and-space-mode="label-alignment">
          <style:list-level-label-alignment text:label-followed-by="listtab" fo:text-indent="-0.64cm" fo:margin-left="9.174cm"/>
        </style:list-level-properties>
        <style:text-properties style:font-name="Arial"/>
      </text:list-level-style-bullet>
      <text:list-level-style-bullet text:level="7" text:style-name="WW8Num3z2" loext:num-list-format="%7%." style:num-suffix="." text:bullet-char="•">
        <style:list-level-properties text:list-level-position-and-space-mode="label-alignment">
          <style:list-level-label-alignment text:label-followed-by="listtab" fo:text-indent="-0.64cm" fo:margin-left="10.781cm"/>
        </style:list-level-properties>
        <style:text-properties style:font-name="Arial"/>
      </text:list-level-style-bullet>
      <text:list-level-style-bullet text:level="8" text:style-name="WW8Num3z2" loext:num-list-format="%8%." style:num-suffix="." text:bullet-char="•">
        <style:list-level-properties text:list-level-position-and-space-mode="label-alignment">
          <style:list-level-label-alignment text:label-followed-by="listtab" fo:text-indent="-0.64cm" fo:margin-left="12.386cm"/>
        </style:list-level-properties>
        <style:text-properties style:font-name="Arial"/>
      </text:list-level-style-bullet>
      <text:list-level-style-bullet text:level="9" text:style-name="WW8Num3z2" loext:num-list-format="%9%." style:num-suffix="." text:bullet-char="•">
        <style:list-level-properties text:list-level-position-and-space-mode="label-alignment">
          <style:list-level-label-alignment text:label-followed-by="listtab" fo:text-indent="-0.64cm" fo:margin-left="13.993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fo:text-indent="-0.624cm" fo:margin-left="2.828cm"/>
        </style:list-level-properties>
      </text:list-level-style-number>
      <text:list-level-style-bullet text:level="2" text:style-name="WW8Num1z1" loext:num-list-format="%2%." style:num-suffix="." text:bullet-char="•">
        <style:list-level-properties text:list-level-position-and-space-mode="label-alignment">
          <style:list-level-label-alignment text:label-followed-by="listtab" fo:text-indent="-0.624cm" fo:margin-left="4.258cm"/>
        </style:list-level-properties>
        <style:text-properties style:font-name="Arial"/>
      </text:list-level-style-bullet>
      <text:list-level-style-bullet text:level="3" text:style-name="WW8Num1z1" loext:num-list-format="%3%." style:num-suffix="." text:bullet-char="•">
        <style:list-level-properties text:list-level-position-and-space-mode="label-alignment">
          <style:list-level-label-alignment text:label-followed-by="listtab" fo:text-indent="-0.624cm" fo:margin-left="5.696cm"/>
        </style:list-level-properties>
        <style:text-properties style:font-name="Arial"/>
      </text:list-level-style-bullet>
      <text:list-level-style-bullet text:level="4" text:style-name="WW8Num1z1" loext:num-list-format="%4%." style:num-suffix="." text:bullet-char="•">
        <style:list-level-properties text:list-level-position-and-space-mode="label-alignment">
          <style:list-level-label-alignment text:label-followed-by="listtab" fo:text-indent="-0.624cm" fo:margin-left="7.133cm"/>
        </style:list-level-properties>
        <style:text-properties style:font-name="Arial"/>
      </text:list-level-style-bullet>
      <text:list-level-style-bullet text:level="5" text:style-name="WW8Num1z1" loext:num-list-format="%5%." style:num-suffix="." text:bullet-char="•">
        <style:list-level-properties text:list-level-position-and-space-mode="label-alignment">
          <style:list-level-label-alignment text:label-followed-by="listtab" fo:text-indent="-0.624cm" fo:margin-left="8.571cm"/>
        </style:list-level-properties>
        <style:text-properties style:font-name="Arial"/>
      </text:list-level-style-bullet>
      <text:list-level-style-bullet text:level="6" text:style-name="WW8Num1z1" loext:num-list-format="%6%." style:num-suffix="." text:bullet-char="•">
        <style:list-level-properties text:list-level-position-and-space-mode="label-alignment">
          <style:list-level-label-alignment text:label-followed-by="listtab" fo:text-indent="-0.624cm" fo:margin-left="10.008cm"/>
        </style:list-level-properties>
        <style:text-properties style:font-name="Arial"/>
      </text:list-level-style-bullet>
      <text:list-level-style-bullet text:level="7" text:style-name="WW8Num1z1" loext:num-list-format="%7%." style:num-suffix="." text:bullet-char="•">
        <style:list-level-properties text:list-level-position-and-space-mode="label-alignment">
          <style:list-level-label-alignment text:label-followed-by="listtab" fo:text-indent="-0.624cm" fo:margin-left="11.444cm"/>
        </style:list-level-properties>
        <style:text-properties style:font-name="Arial"/>
      </text:list-level-style-bullet>
      <text:list-level-style-bullet text:level="8" text:style-name="WW8Num1z1" loext:num-list-format="%8%." style:num-suffix="." text:bullet-char="•">
        <style:list-level-properties text:list-level-position-and-space-mode="label-alignment">
          <style:list-level-label-alignment text:label-followed-by="listtab" fo:text-indent="-0.624cm" fo:margin-left="12.882cm"/>
        </style:list-level-properties>
        <style:text-properties style:font-name="Arial"/>
      </text:list-level-style-bullet>
      <text:list-level-style-bullet text:level="9" text:style-name="WW8Num1z1" loext:num-list-format="%9%." style:num-suffix="." text:bullet-char="•">
        <style:list-level-properties text:list-level-position-and-space-mode="label-alignment">
          <style:list-level-label-alignment text:label-followed-by="listtab" fo:text-indent="-0.624cm" fo:margin-left="14.319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format="1" text:start-value="2">
        <style:list-level-properties text:list-level-position-and-space-mode="label-alignment">
          <style:list-level-label-alignment text:label-followed-by="listtab" fo:text-indent="-0.439cm" fo:margin-left="2.526cm"/>
        </style:list-level-properties>
      </text:list-level-style-number>
      <text:list-level-style-bullet text:level="2" text:style-name="WW8Num5z1" loext:num-list-format="%2%." style:num-suffix="." text:bullet-char="•">
        <style:list-level-properties text:list-level-position-and-space-mode="label-alignment">
          <style:list-level-label-alignment text:label-followed-by="listtab" fo:text-indent="-0.439cm" fo:margin-left="4.008cm"/>
        </style:list-level-properties>
        <style:text-properties style:font-name="Arial"/>
      </text:list-level-style-bullet>
      <text:list-level-style-bullet text:level="3" text:style-name="WW8Num5z1" loext:num-list-format="%3%." style:num-suffix="." text:bullet-char="•">
        <style:list-level-properties text:list-level-position-and-space-mode="label-alignment">
          <style:list-level-label-alignment text:label-followed-by="listtab" fo:text-indent="-0.439cm" fo:margin-left="5.477cm"/>
        </style:list-level-properties>
        <style:text-properties style:font-name="Arial"/>
      </text:list-level-style-bullet>
      <text:list-level-style-bullet text:level="4" text:style-name="WW8Num5z1" loext:num-list-format="%4%." style:num-suffix="." text:bullet-char="•">
        <style:list-level-properties text:list-level-position-and-space-mode="label-alignment">
          <style:list-level-label-alignment text:label-followed-by="listtab" fo:text-indent="-0.439cm" fo:margin-left="6.944cm"/>
        </style:list-level-properties>
        <style:text-properties style:font-name="Arial"/>
      </text:list-level-style-bullet>
      <text:list-level-style-bullet text:level="5" text:style-name="WW8Num5z1" loext:num-list-format="%5%." style:num-suffix="." text:bullet-char="•">
        <style:list-level-properties text:list-level-position-and-space-mode="label-alignment">
          <style:list-level-label-alignment text:label-followed-by="listtab" fo:text-indent="-0.439cm" fo:margin-left="8.414cm"/>
        </style:list-level-properties>
        <style:text-properties style:font-name="Arial"/>
      </text:list-level-style-bullet>
      <text:list-level-style-bullet text:level="6" text:style-name="WW8Num5z1" loext:num-list-format="%6%." style:num-suffix="." text:bullet-char="•">
        <style:list-level-properties text:list-level-position-and-space-mode="label-alignment">
          <style:list-level-label-alignment text:label-followed-by="listtab" fo:text-indent="-0.439cm" fo:margin-left="9.881cm"/>
        </style:list-level-properties>
        <style:text-properties style:font-name="Arial"/>
      </text:list-level-style-bullet>
      <text:list-level-style-bullet text:level="7" text:style-name="WW8Num5z1" loext:num-list-format="%7%." style:num-suffix="." text:bullet-char="•">
        <style:list-level-properties text:list-level-position-and-space-mode="label-alignment">
          <style:list-level-label-alignment text:label-followed-by="listtab" fo:text-indent="-0.439cm" fo:margin-left="11.351cm"/>
        </style:list-level-properties>
        <style:text-properties style:font-name="Arial"/>
      </text:list-level-style-bullet>
      <text:list-level-style-bullet text:level="8" text:style-name="WW8Num5z1" loext:num-list-format="%8%." style:num-suffix="." text:bullet-char="•">
        <style:list-level-properties text:list-level-position-and-space-mode="label-alignment">
          <style:list-level-label-alignment text:label-followed-by="listtab" fo:text-indent="-0.439cm" fo:margin-left="12.818cm"/>
        </style:list-level-properties>
        <style:text-properties style:font-name="Arial"/>
      </text:list-level-style-bullet>
      <text:list-level-style-bullet text:level="9" text:style-name="WW8Num5z1" loext:num-list-format="%9%." style:num-suffix="." text:bullet-char="•">
        <style:list-level-properties text:list-level-position-and-space-mode="label-alignment">
          <style:list-level-label-alignment text:label-followed-by="listtab" fo:text-indent="-0.439cm" fo:margin-left="14.288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24cm" fo:margin-left="2.813cm"/>
        </style:list-level-properties>
      </text:list-level-style-number>
      <text:list-level-style-bullet text:level="2" text:style-name="WW8Num2z1" loext:num-list-format="%2%." style:num-suffix="." text:bullet-char="•">
        <style:list-level-properties text:list-level-position-and-space-mode="label-alignment">
          <style:list-level-label-alignment text:label-followed-by="listtab" fo:text-indent="-0.624cm" fo:margin-left="4.269cm"/>
        </style:list-level-properties>
        <style:text-properties style:font-name="Arial"/>
      </text:list-level-style-bullet>
      <text:list-level-style-bullet text:level="3" text:style-name="WW8Num2z1" loext:num-list-format="%3%." style:num-suffix="." text:bullet-char="•">
        <style:list-level-properties text:list-level-position-and-space-mode="label-alignment">
          <style:list-level-label-alignment text:label-followed-by="listtab" fo:text-indent="-0.624cm" fo:margin-left="5.717cm"/>
        </style:list-level-properties>
        <style:text-properties style:font-name="Arial"/>
      </text:list-level-style-bullet>
      <text:list-level-style-bullet text:level="4" text:style-name="WW8Num2z1" loext:num-list-format="%4%." style:num-suffix="." text:bullet-char="•">
        <style:list-level-properties text:list-level-position-and-space-mode="label-alignment">
          <style:list-level-label-alignment text:label-followed-by="listtab" fo:text-indent="-0.624cm" fo:margin-left="7.163cm"/>
        </style:list-level-properties>
        <style:text-properties style:font-name="Arial"/>
      </text:list-level-style-bullet>
      <text:list-level-style-bullet text:level="5" text:style-name="WW8Num2z1" loext:num-list-format="%5%." style:num-suffix="." text:bullet-char="•">
        <style:list-level-properties text:list-level-position-and-space-mode="label-alignment">
          <style:list-level-label-alignment text:label-followed-by="listtab" fo:text-indent="-0.624cm" fo:margin-left="8.611cm"/>
        </style:list-level-properties>
        <style:text-properties style:font-name="Arial"/>
      </text:list-level-style-bullet>
      <text:list-level-style-bullet text:level="6" text:style-name="WW8Num2z1" loext:num-list-format="%6%." style:num-suffix="." text:bullet-char="•">
        <style:list-level-properties text:list-level-position-and-space-mode="label-alignment">
          <style:list-level-label-alignment text:label-followed-by="listtab" fo:text-indent="-0.624cm" fo:margin-left="10.058cm"/>
        </style:list-level-properties>
        <style:text-properties style:font-name="Arial"/>
      </text:list-level-style-bullet>
      <text:list-level-style-bullet text:level="7" text:style-name="WW8Num2z1" loext:num-list-format="%7%." style:num-suffix="." text:bullet-char="•">
        <style:list-level-properties text:list-level-position-and-space-mode="label-alignment">
          <style:list-level-label-alignment text:label-followed-by="listtab" fo:text-indent="-0.624cm" fo:margin-left="11.506cm"/>
        </style:list-level-properties>
        <style:text-properties style:font-name="Arial"/>
      </text:list-level-style-bullet>
      <text:list-level-style-bullet text:level="8" text:style-name="WW8Num2z1" loext:num-list-format="%8%." style:num-suffix="." text:bullet-char="•">
        <style:list-level-properties text:list-level-position-and-space-mode="label-alignment">
          <style:list-level-label-alignment text:label-followed-by="listtab" fo:text-indent="-0.624cm" fo:margin-left="12.952cm"/>
        </style:list-level-properties>
        <style:text-properties style:font-name="Arial"/>
      </text:list-level-style-bullet>
      <text:list-level-style-bullet text:level="9" text:style-name="WW8Num2z1" loext:num-list-format="%9%." style:num-suffix="." text:bullet-char="•">
        <style:list-level-properties text:list-level-position-and-space-mode="label-alignment">
          <style:list-level-label-alignment text:label-followed-by="listtab" fo:text-indent="-0.624cm" fo:margin-left="14.4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24cm" fo:margin-left="2.847cm"/>
        </style:list-level-properties>
      </text:list-level-style-number>
      <text:list-level-style-bullet text:level="2" text:style-name="WW8Num4z1" loext:num-list-format="%2%." style:num-suffix="." text:bullet-char="•">
        <style:list-level-properties text:list-level-position-and-space-mode="label-alignment">
          <style:list-level-label-alignment text:label-followed-by="listtab" fo:text-indent="-0.624cm" fo:margin-left="4.295cm"/>
        </style:list-level-properties>
        <style:text-properties style:font-name="Arial"/>
      </text:list-level-style-bullet>
      <text:list-level-style-bullet text:level="3" text:style-name="WW8Num4z1" loext:num-list-format="%3%." style:num-suffix="." text:bullet-char="•">
        <style:list-level-properties text:list-level-position-and-space-mode="label-alignment">
          <style:list-level-label-alignment text:label-followed-by="listtab" fo:text-indent="-0.624cm" fo:margin-left="5.733cm"/>
        </style:list-level-properties>
        <style:text-properties style:font-name="Arial"/>
      </text:list-level-style-bullet>
      <text:list-level-style-bullet text:level="4" text:style-name="WW8Num4z1" loext:num-list-format="%4%." style:num-suffix="." text:bullet-char="•">
        <style:list-level-properties text:list-level-position-and-space-mode="label-alignment">
          <style:list-level-label-alignment text:label-followed-by="listtab" fo:text-indent="-0.624cm" fo:margin-left="7.17cm"/>
        </style:list-level-properties>
        <style:text-properties style:font-name="Arial"/>
      </text:list-level-style-bullet>
      <text:list-level-style-bullet text:level="5" text:style-name="WW8Num4z1" loext:num-list-format="%5%." style:num-suffix="." text:bullet-char="•">
        <style:list-level-properties text:list-level-position-and-space-mode="label-alignment">
          <style:list-level-label-alignment text:label-followed-by="listtab" fo:text-indent="-0.624cm" fo:margin-left="8.608cm"/>
        </style:list-level-properties>
        <style:text-properties style:font-name="Arial"/>
      </text:list-level-style-bullet>
      <text:list-level-style-bullet text:level="6" text:style-name="WW8Num4z1" loext:num-list-format="%6%." style:num-suffix="." text:bullet-char="•">
        <style:list-level-properties text:list-level-position-and-space-mode="label-alignment">
          <style:list-level-label-alignment text:label-followed-by="listtab" fo:text-indent="-0.624cm" fo:margin-left="10.045cm"/>
        </style:list-level-properties>
        <style:text-properties style:font-name="Arial"/>
      </text:list-level-style-bullet>
      <text:list-level-style-bullet text:level="7" text:style-name="WW8Num4z1" loext:num-list-format="%7%." style:num-suffix="." text:bullet-char="•">
        <style:list-level-properties text:list-level-position-and-space-mode="label-alignment">
          <style:list-level-label-alignment text:label-followed-by="listtab" fo:text-indent="-0.624cm" fo:margin-left="11.483cm"/>
        </style:list-level-properties>
        <style:text-properties style:font-name="Arial"/>
      </text:list-level-style-bullet>
      <text:list-level-style-bullet text:level="8" text:style-name="WW8Num4z1" loext:num-list-format="%8%." style:num-suffix="." text:bullet-char="•">
        <style:list-level-properties text:list-level-position-and-space-mode="label-alignment">
          <style:list-level-label-alignment text:label-followed-by="listtab" fo:text-indent="-0.624cm" fo:margin-left="12.92cm"/>
        </style:list-level-properties>
        <style:text-properties style:font-name="Arial"/>
      </text:list-level-style-bullet>
      <text:list-level-style-bullet text:level="9" text:style-name="WW8Num4z1" loext:num-list-format="%9%." style:num-suffix="." text:bullet-char="•">
        <style:list-level-properties text:list-level-position-and-space-mode="label-alignment">
          <style:list-level-label-alignment text:label-followed-by="listtab" fo:text-indent="-0.624cm" fo:margin-left="14.358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215cm" fo:margin-left="1.422cm"/>
        </style:list-level-properties>
        <style:text-properties style:font-name="Arial1"/>
      </text:list-level-style-bullet>
      <text:list-level-style-bullet text:level="2" text:style-name="WW8Num6z1" loext:num-list-format="%2%." style:num-suffix="." text:bullet-char="•">
        <style:list-level-properties text:list-level-position-and-space-mode="label-alignment">
          <style:list-level-label-alignment text:label-followed-by="listtab" fo:text-indent="-0.215cm" fo:margin-left="1.827cm"/>
        </style:list-level-properties>
        <style:text-properties style:font-name="Arial"/>
      </text:list-level-style-bullet>
      <text:list-level-style-bullet text:level="3" text:style-name="WW8Num6z1" loext:num-list-format="%3%." style:num-suffix="." text:bullet-char="•">
        <style:list-level-properties text:list-level-position-and-space-mode="label-alignment">
          <style:list-level-label-alignment text:label-followed-by="listtab" fo:text-indent="-0.215cm" fo:margin-left="2.244cm"/>
        </style:list-level-properties>
        <style:text-properties style:font-name="Arial"/>
      </text:list-level-style-bullet>
      <text:list-level-style-bullet text:level="4" text:style-name="WW8Num6z1" loext:num-list-format="%4%." style:num-suffix="." text:bullet-char="•">
        <style:list-level-properties text:list-level-position-and-space-mode="label-alignment">
          <style:list-level-label-alignment text:label-followed-by="listtab" fo:text-indent="-0.215cm" fo:margin-left="2.66cm"/>
        </style:list-level-properties>
        <style:text-properties style:font-name="Arial"/>
      </text:list-level-style-bullet>
      <text:list-level-style-bullet text:level="5" text:style-name="WW8Num6z1" loext:num-list-format="%5%." style:num-suffix="." text:bullet-char="•">
        <style:list-level-properties text:list-level-position-and-space-mode="label-alignment">
          <style:list-level-label-alignment text:label-followed-by="listtab" fo:text-indent="-0.215cm" fo:margin-left="3.076cm"/>
        </style:list-level-properties>
        <style:text-properties style:font-name="Arial"/>
      </text:list-level-style-bullet>
      <text:list-level-style-bullet text:level="6" text:style-name="WW8Num6z1" loext:num-list-format="%6%." style:num-suffix="." text:bullet-char="•">
        <style:list-level-properties text:list-level-position-and-space-mode="label-alignment">
          <style:list-level-label-alignment text:label-followed-by="listtab" fo:text-indent="-0.215cm" fo:margin-left="3.493cm"/>
        </style:list-level-properties>
        <style:text-properties style:font-name="Arial"/>
      </text:list-level-style-bullet>
      <text:list-level-style-bullet text:level="7" text:style-name="WW8Num6z1" loext:num-list-format="%7%." style:num-suffix="." text:bullet-char="•">
        <style:list-level-properties text:list-level-position-and-space-mode="label-alignment">
          <style:list-level-label-alignment text:label-followed-by="listtab" fo:text-indent="-0.215cm" fo:margin-left="3.909cm"/>
        </style:list-level-properties>
        <style:text-properties style:font-name="Arial"/>
      </text:list-level-style-bullet>
      <text:list-level-style-bullet text:level="8" text:style-name="WW8Num6z1" loext:num-list-format="%8%." style:num-suffix="." text:bullet-char="•">
        <style:list-level-properties text:list-level-position-and-space-mode="label-alignment">
          <style:list-level-label-alignment text:label-followed-by="listtab" fo:text-indent="-0.215cm" fo:margin-left="4.325cm"/>
        </style:list-level-properties>
        <style:text-properties style:font-name="Arial"/>
      </text:list-level-style-bullet>
      <text:list-level-style-bullet text:level="9" text:style-name="WW8Num6z1" loext:num-list-format="%9%." style:num-suffix="." text:bullet-char="•">
        <style:list-level-properties text:list-level-position-and-space-mode="label-alignment">
          <style:list-level-label-alignment text:label-followed-by="listtab" fo:text-indent="-0.215cm" fo:margin-left="4.743cm"/>
        </style:list-level-properties>
        <style:text-properties style:font-name="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002" officeooo:paragraph-rsid="0017f60d"/>
    </style:style>
    <style:style style:name="MP2" style:family="paragraph" style:parent-style-name="Text_20_body">
      <style:paragraph-properties fo:line-height="5%"/>
      <style:text-properties fo:font-size="10pt" fo:language="none" fo:country="none" style:font-size-asian="10pt" style:language-asian="none" style:country-asian="none"/>
    </style:style>
    <style:style style:name="MP3" style:family="paragraph" style:parent-style-name="Standard">
      <style:paragraph-properties fo:margin-left="0.035cm" fo:margin-right="0cm" fo:margin-top="0.035cm" fo:margin-bottom="0cm" style:contextual-spacing="false" fo:text-indent="0cm" style:auto-text-indent="false"/>
    </style:style>
    <style:style style:name="MP4" style:family="paragraph" style:parent-style-name="Text_20_body">
      <style:paragraph-properties fo:margin-left="0.035cm" fo:margin-right="0cm" fo:margin-top="0.035cm" fo:margin-bottom="0cm" style:contextual-spacing="false" fo:text-indent="0cm" style:auto-text-indent="false"/>
    </style:style>
    <style:style style:name="MP5" style:family="paragraph" style:parent-style-name="Standard">
      <style:paragraph-properties fo:margin-left="0.035cm" fo:margin-right="0cm" fo:margin-top="0.023cm" fo:margin-bottom="0cm" style:contextual-spacing="false" fo:text-indent="0cm" style:auto-text-indent="false"/>
    </style:style>
    <style:style style:name="MP6" style:family="paragraph" style:parent-style-name="Standard">
      <style:paragraph-properties fo:margin-left="0.035cm" fo:margin-right="0cm" fo:margin-top="0.019cm" fo:margin-bottom="0cm" style:contextual-spacing="false" fo:text-indent="0cm" style:auto-text-indent="false"/>
    </style:style>
    <style:style style:name="MP7" style:family="paragraph" style:parent-style-name="Standard">
      <style:paragraph-properties fo:margin-left="0.035cm" fo:margin-right="0cm" fo:margin-top="0.035cm" fo:margin-bottom="0cm" style:contextual-spacing="false" fo:text-indent="0cm" style:auto-text-indent="false"/>
      <style:text-properties fo:font-size="11.5pt" style:font-size-asian="11.5pt" style:text-scale="95%"/>
    </style:style>
    <style:style style:name="MP8" style:family="paragraph" style:parent-style-name="Standard">
      <style:paragraph-properties fo:margin-left="0.035cm" fo:margin-right="0cm" fo:margin-top="0.035cm" fo:margin-bottom="0cm" style:contextual-spacing="false" fo:text-indent="0cm" style:auto-text-indent="false"/>
      <style:text-properties fo:font-size="12.5pt" style:font-size-asian="12.5pt" style:text-scale="85%"/>
    </style:style>
    <style:style style:name="MP9" style:family="paragraph" style:parent-style-name="Standard">
      <style:paragraph-properties fo:margin-left="0.035cm" fo:margin-right="0cm" fo:margin-top="0.035cm" fo:margin-bottom="0cm" style:contextual-spacing="false" fo:text-indent="0cm" style:auto-text-indent="false"/>
      <style:text-properties fo:font-size="12pt" style:font-size-asian="12pt"/>
    </style:style>
    <style:style style:name="MP10" style:family="paragraph" style:parent-style-name="Standard">
      <style:paragraph-properties fo:margin-left="0.035cm" fo:margin-right="0cm" fo:margin-top="0.035cm" fo:margin-bottom="0cm" style:contextual-spacing="false" fo:text-indent="0cm" style:auto-text-indent="false"/>
      <style:text-properties fo:font-size="12.5pt" style:font-size-asian="12.5pt" style:text-scale="90%"/>
    </style:style>
    <style:style style:name="MP11" style:family="paragraph" style:parent-style-name="Standard">
      <style:paragraph-properties fo:margin-left="0.035cm" fo:margin-right="0cm" fo:margin-top="0.035cm" fo:margin-bottom="0cm" style:contextual-spacing="false" fo:text-indent="0cm" style:auto-text-indent="false"/>
      <style:text-properties fo:font-size="13pt" style:font-size-asian="13pt" style:text-scale="80%"/>
    </style:style>
    <style:style style:name="MP12" style:family="paragraph" style:parent-style-name="Standard">
      <style:paragraph-properties fo:margin-left="0.035cm" fo:margin-right="0cm" fo:margin-top="0.035cm" fo:margin-bottom="0cm" style:contextual-spacing="false" fo:text-indent="0cm" style:auto-text-indent="false"/>
      <style:text-properties fo:font-size="11.5pt" style:font-size-asian="11.5pt"/>
    </style:style>
    <style:style style:name="MP13" style:family="paragraph" style:parent-style-name="Standard">
      <style:paragraph-properties fo:margin-left="0.035cm" fo:margin-right="0cm" fo:margin-top="0.035cm" fo:margin-bottom="0cm" style:contextual-spacing="false" fo:text-indent="0cm" style:auto-text-indent="false"/>
      <style:text-properties fo:font-size="12pt" style:font-size-asian="12pt" style:text-scale="90%"/>
    </style:style>
    <style:style style:name="MP14" style:family="paragraph" style:parent-style-name="Standard">
      <style:paragraph-properties fo:margin-left="0.466cm" fo:margin-right="0cm" fo:margin-top="0.021cm" fo:margin-bottom="0cm" style:contextual-spacing="false" fo:text-indent="0cm" style:auto-text-indent="false"/>
      <style:text-properties style:font-name="Arial1" fo:font-size="12pt" fo:letter-spacing="-0.018cm" fo:font-style="italic" style:font-size-asian="12pt" style:font-style-asian="italic"/>
    </style:style>
    <style:style style:name="MP15" style:family="paragraph" style:parent-style-name="Standard">
      <style:paragraph-properties fo:margin-left="0.035cm" fo:margin-right="0cm" fo:margin-top="0.388cm" fo:margin-bottom="0cm" style:contextual-spacing="false" fo:text-indent="0cm" style:auto-text-indent="false"/>
      <style:text-properties fo:font-size="12pt" fo:font-weight="bold" style:font-size-asian="12pt" style:font-weight-asian="bold" style:text-scale="95%"/>
    </style:style>
    <style:style style:name="MP16" style:family="paragraph" style:parent-style-name="Standard">
      <style:paragraph-properties fo:margin-left="0.035cm" fo:margin-right="0cm" fo:margin-top="0.023cm" fo:margin-bottom="0cm" style:contextual-spacing="false" fo:text-indent="0cm" style:auto-text-indent="false"/>
      <style:text-properties style:font-name="Arial1" fo:font-size="10pt" fo:letter-spacing="-0.004cm" style:font-size-asian="10pt" style:text-scale="135%"/>
    </style:style>
    <style:style style:name="MP17" style:family="paragraph" style:parent-style-name="Standard">
      <style:paragraph-properties fo:margin-left="0.035cm" fo:margin-right="0cm" fo:margin-top="0.035cm" fo:margin-bottom="0cm" style:contextual-spacing="false" fo:text-indent="0cm" style:auto-text-indent="false"/>
      <style:text-properties fo:font-size="12pt" fo:font-weight="bold" style:font-size-asian="12pt" style:font-weight-asian="bold" style:text-scale="95%"/>
    </style:style>
    <style:style style:name="MP18" style:family="paragraph" style:parent-style-name="Standard">
      <style:paragraph-properties fo:margin-left="0.035cm" fo:margin-right="0cm" fo:margin-top="0.035cm" fo:margin-bottom="0cm" style:contextual-spacing="false" fo:text-indent="0cm" style:auto-text-indent="false"/>
      <style:text-properties fo:font-size="12pt" fo:font-weight="bold" style:font-size-asian="12pt" style:font-weight-asian="bold" style:text-scale="90%"/>
    </style:style>
    <style:style style:name="MP19" style:family="paragraph" style:parent-style-name="Standard">
      <style:paragraph-properties fo:margin-left="0.106cm" fo:margin-right="0cm" fo:margin-top="0.023cm" fo:margin-bottom="0cm" style:contextual-spacing="false" fo:text-indent="0cm" style:auto-text-indent="false"/>
    </style:style>
    <style:style style:name="MP20" style:family="paragraph" style:parent-style-name="Text_20_body">
      <style:paragraph-properties fo:margin-left="0.106cm" fo:margin-right="0cm" fo:margin-top="0.035cm" fo:margin-bottom="0cm" style:contextual-spacing="false" fo:text-indent="0cm" style:auto-text-indent="false"/>
    </style:style>
    <style:style style:name="MP21" style:family="paragraph" style:parent-style-name="Standard">
      <style:paragraph-properties fo:margin-left="0.035cm" fo:margin-right="0cm" fo:margin-top="0.025cm" fo:margin-bottom="0cm" style:contextual-spacing="false" fo:text-indent="0cm" style:auto-text-indent="false"/>
    </style:style>
    <style:style style:name="MP22" style:family="paragraph" style:parent-style-name="Standard">
      <style:paragraph-properties fo:margin-left="0.035cm" fo:margin-right="0cm" fo:margin-top="0.035cm" fo:margin-bottom="0cm" style:contextual-spacing="false" fo:text-indent="0cm" style:auto-text-indent="false"/>
      <style:text-properties fo:letter-spacing="-0.004cm" style:text-scale="90%"/>
    </style:style>
    <style:style style:name="MP23" style:family="paragraph" style:parent-style-name="Standard">
      <style:paragraph-properties fo:margin-left="0.035cm" fo:margin-right="0cm" fo:margin-top="0.019cm" fo:margin-bottom="0cm" style:contextual-spacing="false" fo:text-indent="0cm" style:auto-text-indent="false"/>
      <style:text-properties style:font-name="Times New Roman" fo:font-size="10.5pt" fo:letter-spacing="-0.004cm" fo:font-weight="bold" style:font-size-asian="10.5pt" style:font-weight-asian="bold" style:text-scale="130%"/>
    </style:style>
    <style:style style:name="MP24" style:family="paragraph" style:parent-style-name="Standard">
      <style:paragraph-properties fo:margin-left="0.035cm" fo:margin-right="0cm" fo:margin-top="0.023cm" fo:margin-bottom="0cm" style:contextual-spacing="false" fo:text-indent="0cm" style:auto-text-indent="false"/>
      <style:text-properties style:font-name="Arial1" fo:font-size="10pt" fo:letter-spacing="-0.004cm" style:font-size-asian="10pt" style:text-scale="130%"/>
    </style:style>
    <style:style style:name="MP25" style:family="paragraph" style:parent-style-name="Text_20_body">
      <style:paragraph-properties fo:line-height="5%"/>
      <style:text-properties fo:font-size="1pt" style:font-size-asian="1pt"/>
    </style:style>
    <style:style style:name="MP26" style:family="paragraph" style:parent-style-name="Text_20_body">
      <style:paragraph-properties fo:margin-left="0.035cm" fo:margin-right="0cm" fo:margin-top="0.035cm" fo:margin-bottom="0cm" style:contextual-spacing="false" fo:text-indent="0cm" style:auto-text-indent="false"/>
      <style:text-properties fo:letter-spacing="-0.007cm" style:text-scale="85%"/>
    </style:style>
    <style:style style:name="MP27" style:family="paragraph" style:parent-style-name="Standard">
      <style:paragraph-properties fo:margin-left="0.106cm" fo:margin-right="0cm" fo:margin-top="0.019cm" fo:margin-bottom="0cm" style:contextual-spacing="false" fo:text-indent="0cm" style:auto-text-indent="false"/>
    </style:style>
    <style:style style:name="MP28" style:family="paragraph" style:parent-style-name="Standard">
      <style:paragraph-properties fo:margin-left="0.106cm" fo:margin-right="0cm" fo:margin-top="0.035cm" fo:margin-bottom="0cm" style:contextual-spacing="false" fo:text-indent="0cm" style:auto-text-indent="false"/>
    </style:style>
    <style:style style:name="MT1" style:family="text">
      <style:text-properties officeooo:rsid="0017f60d"/>
    </style:style>
    <style:style style:name="MT2" style:family="text">
      <style:text-properties officeooo:rsid="00db125e"/>
    </style:style>
    <style:style style:name="MT3" style:family="text">
      <style:text-properties fo:color="#151515" loext:opacity="100%" fo:font-size="12pt" style:font-size-asian="12pt" style:text-scale="85%"/>
    </style:style>
    <style:style style:name="MT4" style:family="text">
      <style:text-properties fo:color="#151515" loext:opacity="100%" fo:font-size="12pt" fo:letter-spacing="-0.012cm" style:font-size-asian="12pt" style:text-scale="85%"/>
    </style:style>
    <style:style style:name="MT5" style:family="text">
      <style:text-properties fo:color="#151515" loext:opacity="100%" fo:font-size="12pt" fo:letter-spacing="-0.019cm" style:font-size-asian="12pt" style:text-scale="85%"/>
    </style:style>
    <style:style style:name="MT6" style:family="text">
      <style:text-properties fo:color="#151515" loext:opacity="100%" fo:font-size="12pt" fo:letter-spacing="-0.023cm" style:font-size-asian="12pt"/>
    </style:style>
    <style:style style:name="MT7" style:family="text">
      <style:text-properties fo:color="#151515" loext:opacity="100%" fo:font-size="12pt" fo:letter-spacing="-0.021cm" style:font-size-asian="12pt" style:text-scale="85%"/>
    </style:style>
    <style:style style:name="MT8" style:family="text">
      <style:text-properties fo:color="#151515" loext:opacity="100%" fo:font-size="12pt" fo:letter-spacing="-0.004cm" style:font-size-asian="12pt" style:text-scale="85%"/>
    </style:style>
    <style:style style:name="MT9" style:family="text">
      <style:text-properties fo:color="#151515" loext:opacity="100%" fo:font-size="12pt" fo:letter-spacing="-0.037cm" style:font-size-asian="12pt"/>
    </style:style>
    <style:style style:name="MT10" style:family="text">
      <style:text-properties fo:color="#151515" loext:opacity="100%" fo:font-size="12pt" fo:letter-spacing="-0.009cm" style:font-size-asian="12pt" style:text-scale="85%"/>
    </style:style>
    <style:style style:name="MT11" style:family="text">
      <style:text-properties fo:color="#1f1f1f" loext:opacity="100%" style:text-scale="90%"/>
    </style:style>
    <style:style style:name="MT12" style:family="text">
      <style:text-properties fo:color="#1f1f1f" loext:opacity="100%" fo:letter-spacing="-0.037cm" style:text-scale="90%"/>
    </style:style>
    <style:style style:name="MT13" style:family="text">
      <style:text-properties fo:color="#1f1f1f" loext:opacity="100%" fo:letter-spacing="-0.011cm" style:text-scale="90%"/>
    </style:style>
    <style:style style:name="MT14" style:family="text">
      <style:text-properties fo:color="#1f1f1f" loext:opacity="100%" fo:letter-spacing="-0.009cm" style:text-scale="90%"/>
    </style:style>
    <style:style style:name="MT15" style:family="text">
      <style:text-properties fo:color="#1f1f1f" loext:opacity="100%" fo:letter-spacing="-0.018cm" style:text-scale="90%"/>
    </style:style>
    <style:style style:name="MT16" style:family="text">
      <style:text-properties fo:color="#1f1f1f" loext:opacity="100%" style:text-scale="85%"/>
    </style:style>
    <style:style style:name="MT17" style:family="text">
      <style:text-properties fo:color="#1f1f1f" loext:opacity="100%" fo:letter-spacing="0.026cm"/>
    </style:style>
    <style:style style:name="MT18" style:family="text">
      <style:text-properties fo:color="#1f1f1f" loext:opacity="100%" fo:letter-spacing="-0.009cm" style:text-scale="85%"/>
    </style:style>
    <style:style style:name="MT19" style:family="text">
      <style:text-properties fo:color="#1d1d1d" loext:opacity="100%" style:font-name="Arial1" fo:font-size="10.5pt" style:font-size-asian="10.5pt" style:font-name-complex="Arial1" style:text-scale="85%"/>
    </style:style>
    <style:style style:name="MT20" style:family="text">
      <style:text-properties fo:color="#1d1d1d" loext:opacity="100%" style:font-name="Arial1" fo:font-size="10.5pt" fo:letter-spacing="-0.002cm" style:font-size-asian="10.5pt" style:font-name-complex="Arial1" style:text-scale="85%"/>
    </style:style>
    <style:style style:name="MT21" style:family="text">
      <style:text-properties fo:color="#1d1d1d" loext:opacity="100%" style:font-name="Arial1" fo:font-size="10.5pt" fo:letter-spacing="-0.039cm" style:font-size-asian="10.5pt" style:font-name-complex="Arial1" style:text-scale="85%"/>
    </style:style>
    <style:style style:name="MT22" style:family="text">
      <style:text-properties fo:color="#1d1d1d" loext:opacity="100%" style:font-name="Arial1" fo:font-size="10.5pt" fo:letter-spacing="-0.005cm" style:font-size-asian="10.5pt" style:font-name-complex="Arial1"/>
    </style:style>
    <style:style style:name="MT23" style:family="text">
      <style:text-properties fo:color="#1d1d1d" loext:opacity="100%" style:font-name="Arial1" fo:font-size="10.5pt" fo:letter-spacing="-0.035cm" style:font-size-asian="10.5pt" style:font-name-complex="Arial1" style:text-scale="85%"/>
    </style:style>
    <style:style style:name="MT24" style:family="text">
      <style:text-properties fo:color="#1d1d1d" loext:opacity="100%" style:font-name="Arial1" fo:font-size="10.5pt" fo:letter-spacing="-0.018cm" style:font-size-asian="10.5pt" style:font-name-complex="Arial1" style:text-scale="85%"/>
    </style:style>
    <style:style style:name="MT25" style:family="text">
      <style:text-properties fo:color="#1c1c1c" loext:opacity="100%" style:font-name="Arial1" fo:font-size="10.5pt" style:font-size-asian="10.5pt" style:font-name-complex="Arial1" style:text-scale="85%"/>
    </style:style>
    <style:style style:name="MT26" style:family="text">
      <style:text-properties fo:color="#1c1c1c" loext:opacity="100%" style:font-name="Arial1" fo:font-size="10.5pt" fo:letter-spacing="-0.004cm" style:font-size-asian="10.5pt" style:font-name-complex="Arial1" style:text-scale="85%"/>
    </style:style>
    <style:style style:name="MT27" style:family="text">
      <style:text-properties fo:color="#1c1c1c" loext:opacity="100%" style:font-name="Arial1" fo:font-size="10.5pt" fo:letter-spacing="-0.039cm" style:font-size-asian="10.5pt" style:font-name-complex="Arial1" style:text-scale="85%"/>
    </style:style>
    <style:style style:name="MT28" style:family="text">
      <style:text-properties fo:color="#1c1c1c" loext:opacity="100%" style:font-name="Arial1" fo:font-size="10.5pt" fo:letter-spacing="-0.007cm" style:font-size-asian="10.5pt" style:font-name-complex="Arial1"/>
    </style:style>
    <style:style style:name="MT29" style:family="text">
      <style:text-properties fo:color="#2a2a2a" loext:opacity="100%" style:font-name="Arial1" fo:font-size="10.5pt" style:font-size-asian="10.5pt" style:font-name-complex="Arial1" style:text-scale="85%"/>
    </style:style>
    <style:style style:name="MT30" style:family="text">
      <style:text-properties fo:color="#2a2a2a" loext:opacity="100%" style:font-name="Arial1" fo:font-size="10.5pt" fo:letter-spacing="-0.03cm" style:font-size-asian="10.5pt" style:font-name-complex="Arial1" style:text-scale="85%"/>
    </style:style>
    <style:style style:name="MT31" style:family="text">
      <style:text-properties fo:color="#1c1c1c" loext:opacity="100%" style:font-name="Arial1" fo:font-size="10.5pt" fo:letter-spacing="-0.021cm" style:font-size-asian="10.5pt" style:font-name-complex="Arial1" style:text-scale="85%"/>
    </style:style>
    <style:style style:name="MT32" style:family="text">
      <style:text-properties fo:color="#161616" loext:opacity="100%" fo:font-size="12pt" style:font-size-asian="12pt" style:text-scale="90%"/>
    </style:style>
    <style:style style:name="MT33" style:family="text">
      <style:text-properties fo:color="#161616" loext:opacity="100%" fo:font-size="12pt" fo:letter-spacing="-0.039cm" style:font-size-asian="12pt" style:text-scale="90%"/>
    </style:style>
    <style:style style:name="MT34" style:family="text">
      <style:text-properties fo:color="#161616" loext:opacity="100%" fo:font-size="12pt" fo:letter-spacing="-0.021cm" style:font-size-asian="12pt" style:text-scale="90%"/>
    </style:style>
    <style:style style:name="MT35" style:family="text">
      <style:text-properties fo:color="#161616" loext:opacity="100%" fo:font-size="12pt" fo:letter-spacing="-0.034cm" style:font-size-asian="12pt" style:text-scale="90%"/>
    </style:style>
    <style:style style:name="MT36" style:family="text">
      <style:text-properties fo:color="#161616" loext:opacity="100%" fo:font-size="12pt" fo:letter-spacing="-0.012cm" style:font-size-asian="12pt" style:text-scale="90%"/>
    </style:style>
    <style:style style:name="MT37" style:family="text">
      <style:text-properties fo:color="#161616" loext:opacity="100%" fo:font-size="12pt" fo:letter-spacing="-0.019cm" style:font-size-asian="12pt" style:text-scale="90%"/>
    </style:style>
    <style:style style:name="MT38" style:family="text">
      <style:text-properties fo:color="#161616" loext:opacity="100%" fo:font-size="12pt" fo:letter-spacing="-0.025cm" style:font-size-asian="12pt" style:text-scale="90%"/>
    </style:style>
    <style:style style:name="MT39" style:family="text">
      <style:text-properties fo:color="#161616" loext:opacity="100%" fo:font-size="12pt" fo:letter-spacing="-0.055cm" style:font-size-asian="12pt" style:text-scale="90%"/>
    </style:style>
    <style:style style:name="MT40" style:family="text">
      <style:text-properties fo:color="#161616" loext:opacity="100%" fo:font-size="12pt" fo:letter-spacing="-0.018cm" style:font-size-asian="12pt" style:text-scale="90%"/>
    </style:style>
    <style:style style:name="MT41" style:family="text">
      <style:text-properties fo:color="#161616" loext:opacity="100%" fo:font-size="12.5pt" style:font-size-asian="12.5pt" style:text-scale="85%"/>
    </style:style>
    <style:style style:name="MT42" style:family="text">
      <style:text-properties fo:color="#161616" loext:opacity="100%" fo:font-size="12.5pt" fo:letter-spacing="-0.018cm" style:font-size-asian="12.5pt" style:text-scale="85%"/>
    </style:style>
    <style:style style:name="MT43" style:family="text">
      <style:text-properties fo:color="#161616" loext:opacity="100%" fo:font-size="12.5pt" fo:letter-spacing="-0.025cm" style:font-size-asian="12.5pt" style:text-scale="85%"/>
    </style:style>
    <style:style style:name="MT44" style:family="text">
      <style:text-properties fo:color="#161616" loext:opacity="100%" fo:font-size="12.5pt" fo:letter-spacing="-0.026cm" style:font-size-asian="12.5pt" style:text-scale="85%"/>
    </style:style>
    <style:style style:name="MT45" style:family="text">
      <style:text-properties fo:color="#161616" loext:opacity="100%" fo:font-size="12.5pt" fo:letter-spacing="-0.007cm" style:font-size-asian="12.5pt" style:text-scale="85%"/>
    </style:style>
    <style:style style:name="MT46" style:family="text">
      <style:text-properties fo:color="#161616" loext:opacity="100%" fo:font-size="12pt" style:font-size-asian="12pt" style:text-scale="85%"/>
    </style:style>
    <style:style style:name="MT47" style:family="text">
      <style:text-properties fo:color="#161616" loext:opacity="100%" fo:font-size="12pt" fo:letter-spacing="-0.023cm" style:font-size-asian="12pt" style:text-scale="85%"/>
    </style:style>
    <style:style style:name="MT48" style:family="text">
      <style:text-properties fo:color="#161616" loext:opacity="100%" fo:font-size="12pt" fo:letter-spacing="-0.019cm" style:font-size-asian="12pt" style:text-scale="85%"/>
    </style:style>
    <style:style style:name="MT49" style:family="text">
      <style:text-properties fo:color="#161616" loext:opacity="100%" fo:font-size="12pt" fo:letter-spacing="-0.021cm" style:font-size-asian="12pt"/>
    </style:style>
    <style:style style:name="MT50" style:family="text">
      <style:text-properties fo:color="#161616" loext:opacity="100%" fo:font-size="12pt" fo:letter-spacing="-0.018cm" style:font-size-asian="12pt" style:text-scale="85%"/>
    </style:style>
    <style:style style:name="MT51" style:family="text">
      <style:text-properties fo:color="#161616" loext:opacity="100%" fo:font-size="12pt" fo:letter-spacing="-0.004cm" style:font-size-asian="12pt" style:text-scale="85%"/>
    </style:style>
    <style:style style:name="MT52" style:family="text">
      <style:text-properties fo:color="#161616" loext:opacity="100%" fo:font-size="12pt" fo:letter-spacing="-0.007cm" style:font-size-asian="12pt" style:text-scale="85%"/>
    </style:style>
    <style:style style:name="MT53" style:family="text">
      <style:text-properties fo:color="#161616" loext:opacity="100%" fo:font-size="12pt" fo:letter-spacing="-0.009cm" style:font-size-asian="12pt" style:text-scale="85%"/>
    </style:style>
    <style:style style:name="MT54" style:family="text">
      <style:text-properties fo:color="#161616" loext:opacity="100%" style:font-name="Times New Roman" style:text-scale="85%"/>
    </style:style>
    <style:style style:name="MT55" style:family="text">
      <style:text-properties fo:color="#161616" loext:opacity="100%" style:font-name="Times New Roman" fo:letter-spacing="0.009cm"/>
    </style:style>
    <style:style style:name="MT56" style:family="text">
      <style:text-properties fo:color="#161616" loext:opacity="100%" style:font-name="Times New Roman" fo:letter-spacing="0.086cm"/>
    </style:style>
    <style:style style:name="MT57" style:family="text">
      <style:text-properties fo:color="#161616" loext:opacity="100%" style:font-name="Times New Roman" fo:letter-spacing="-0.012cm" style:text-scale="85%"/>
    </style:style>
    <style:style style:name="MT58" style:family="text">
      <style:text-properties style:text-scale="80%"/>
    </style:style>
    <style:style style:name="MT59" style:family="text">
      <style:text-properties fo:letter-spacing="-0.009cm"/>
    </style:style>
    <style:style style:name="MT60" style:family="text">
      <style:text-properties fo:letter-spacing="0.069cm"/>
    </style:style>
    <style:style style:name="MT61" style:family="text">
      <style:text-properties fo:letter-spacing="-0.018cm" style:text-scale="65%"/>
    </style:style>
    <style:style style:name="MT62" style:family="text">
      <style:text-properties style:text-scale="85%"/>
    </style:style>
    <style:style style:name="MT63" style:family="text">
      <style:text-properties fo:letter-spacing="0.018cm"/>
    </style:style>
    <style:style style:name="MT64" style:family="text">
      <style:text-properties fo:letter-spacing="-0.009cm" style:text-scale="85%"/>
    </style:style>
    <style:style style:name="MT65" style:family="text">
      <style:text-properties style:font-name="Times New Roman" fo:font-size="10.5pt" style:font-size-asian="10.5pt" style:text-scale="95%"/>
    </style:style>
    <style:style style:name="MT66" style:family="text">
      <style:text-properties style:font-name="Times New Roman" fo:font-size="10.5pt" fo:letter-spacing="0.056cm" style:font-size-asian="10.5pt"/>
    </style:style>
    <style:style style:name="MT67" style:family="text">
      <style:text-properties style:font-name="Times New Roman" fo:font-size="10.5pt" fo:letter-spacing="-0.009cm" style:font-size-asian="10.5pt" style:text-scale="90%"/>
    </style:style>
    <style:style style:name="MT68" style:family="text">
      <style:text-properties fo:font-size="12pt" style:font-size-asian="12pt" style:text-scale="85%"/>
    </style:style>
    <style:style style:name="MT69" style:family="text">
      <style:text-properties fo:font-size="12pt" fo:letter-spacing="-0.026cm" style:font-size-asian="12pt" style:text-scale="85%"/>
    </style:style>
    <style:style style:name="MT70" style:family="text">
      <style:text-properties fo:font-size="12pt" fo:letter-spacing="-0.025cm" style:font-size-asian="12pt"/>
    </style:style>
    <style:style style:name="MT71" style:family="text">
      <style:text-properties fo:font-size="12pt" fo:letter-spacing="-0.025cm" style:font-size-asian="12pt" style:text-scale="85%"/>
    </style:style>
    <style:style style:name="MT72" style:family="text">
      <style:text-properties fo:font-size="12pt" fo:letter-spacing="-0.018cm" style:font-size-asian="12pt" style:text-scale="85%"/>
    </style:style>
    <style:style style:name="MT73" style:family="text">
      <style:text-properties fo:font-size="12pt" fo:letter-spacing="-0.004cm" style:font-size-asian="12pt" style:text-scale="85%"/>
    </style:style>
    <style:style style:name="MT74" style:family="text">
      <style:text-properties fo:font-size="12pt" fo:letter-spacing="-0.007cm" style:font-size-asian="12pt" style:text-scale="85%"/>
    </style:style>
    <style:style style:name="MT75" style:family="text">
      <style:text-properties fo:font-size="12pt" fo:letter-spacing="-0.009cm" style:font-size-asian="12pt" style:text-scale="85%"/>
    </style:style>
    <style:style style:name="MT76" style:family="text">
      <style:text-properties style:font-name="Arial1" fo:font-size="10.5pt" style:font-size-asian="10.5pt" style:text-scale="90%"/>
    </style:style>
    <style:style style:name="MT77" style:family="text">
      <style:text-properties style:font-name="Arial1" fo:font-size="10.5pt" fo:letter-spacing="0.035cm" style:font-size-asian="10.5pt"/>
    </style:style>
    <style:style style:name="MT78" style:family="text">
      <style:text-properties style:font-name="Arial1" fo:font-size="10.5pt" fo:letter-spacing="-0.014cm" style:font-size-asian="10.5pt" style:text-scale="90%"/>
    </style:style>
    <style:style style:name="MT79" style:family="text">
      <style:text-properties style:font-name="Arial1" fo:font-size="10.5pt" fo:letter-spacing="-0.016cm" style:font-size-asian="10.5pt" style:text-scale="90%"/>
    </style:style>
    <style:style style:name="MT80" style:family="text">
      <style:text-properties style:font-name="Arial1" fo:font-size="10.5pt" fo:letter-spacing="-0.018cm" style:font-size-asian="10.5pt" style:text-scale="90%"/>
    </style:style>
    <style:style style:name="MT81" style:family="text">
      <style:text-properties fo:letter-spacing="0.026cm"/>
    </style:style>
    <style:style style:name="MT82" style:family="text">
      <style:text-properties style:text-scale="90%"/>
    </style:style>
    <style:style style:name="MT83" style:family="text">
      <style:text-properties fo:letter-spacing="-0.014cm" style:text-scale="90%"/>
    </style:style>
    <style:style style:name="MT84" style:family="text">
      <style:text-properties fo:letter-spacing="-0.051cm" style:text-scale="90%"/>
    </style:style>
    <style:style style:name="MT85" style:family="text">
      <style:text-properties fo:letter-spacing="-0.012cm" style:text-scale="90%"/>
    </style:style>
    <style:style style:name="MT86" style:family="text">
      <style:text-properties fo:letter-spacing="-0.018cm" style:text-scale="90%"/>
    </style:style>
    <style:style style:name="MT87" style:family="text">
      <style:text-properties style:font-name="Times New Roman" style:text-scale="95%"/>
    </style:style>
    <style:style style:name="MT88" style:family="text">
      <style:text-properties style:font-name="Times New Roman" fo:letter-spacing="0.039cm"/>
    </style:style>
    <style:style style:name="MT89" style:family="text">
      <style:text-properties style:font-name="Times New Roman" fo:letter-spacing="-0.005cm" style:text-scale="95%"/>
    </style:style>
    <style:style style:name="MT90" style:family="text">
      <style:text-properties style:font-name="Times New Roman" fo:letter-spacing="-0.018cm" style:text-scale="95%"/>
    </style:style>
    <style:style style:name="MT91" style:family="text">
      <style:text-properties fo:letter-spacing="-0.021cm" style:text-scale="90%"/>
    </style:style>
    <style:style style:name="MT92" style:family="text">
      <style:text-properties fo:letter-spacing="-0.025cm" style:text-scale="90%"/>
    </style:style>
    <style:style style:name="MT93" style:family="text">
      <style:text-properties fo:letter-spacing="-0.023cm" style:text-scale="90%"/>
    </style:style>
    <style:style style:name="MT94" style:family="text">
      <style:text-properties style:font-name="Times New Roman" fo:font-size="10.5pt" style:font-size-asian="10.5pt" style:text-scale="85%"/>
    </style:style>
    <style:style style:name="MT95" style:family="text">
      <style:text-properties style:font-name="Times New Roman" fo:font-size="10.5pt" fo:letter-spacing="0.074cm" style:font-size-asian="10.5pt"/>
    </style:style>
    <style:style style:name="MT96" style:family="text">
      <style:text-properties style:font-name="Times New Roman" fo:font-size="10.5pt" fo:letter-spacing="0.025cm" style:font-size-asian="10.5pt"/>
    </style:style>
    <style:style style:name="MT97" style:family="text">
      <style:text-properties style:font-name="Times New Roman" fo:font-size="10.5pt" fo:letter-spacing="0.005cm" style:font-size-asian="10.5pt"/>
    </style:style>
    <style:style style:name="MT98" style:family="text">
      <style:text-properties style:font-name="Times New Roman" fo:font-size="10.5pt" fo:letter-spacing="-0.018cm" style:font-size-asian="10.5pt" style:text-scale="85%"/>
    </style:style>
    <style:style style:name="MT99" style:family="text">
      <style:text-properties fo:letter-spacing="-0.026cm" style:text-scale="90%"/>
    </style:style>
    <style:style style:name="MT100" style:family="text">
      <style:text-properties fo:letter-spacing="-0.035cm" style:text-scale="90%"/>
    </style:style>
    <style:style style:name="MT101" style:family="text">
      <style:text-properties style:font-name="Times New Roman" style:text-scale="90%"/>
    </style:style>
    <style:style style:name="MT102" style:family="text">
      <style:text-properties style:font-name="Times New Roman" fo:letter-spacing="0.051cm"/>
    </style:style>
    <style:style style:name="MT103" style:family="text">
      <style:text-properties style:font-name="Times New Roman"/>
    </style:style>
    <style:style style:name="MT104" style:family="text">
      <style:text-properties style:font-name="Times New Roman" fo:letter-spacing="-0.009cm" style:text-scale="90%"/>
    </style:style>
    <style:style style:name="MT105" style:family="text">
      <style:text-properties fo:letter-spacing="-0.03cm" style:text-scale="90%"/>
    </style:style>
    <style:style style:name="MT106" style:family="text">
      <style:text-properties style:font-name="Times New Roman" fo:font-size="10pt" style:font-size-asian="10pt" style:text-scale="90%"/>
    </style:style>
    <style:style style:name="MT107" style:family="text">
      <style:text-properties style:font-name="Times New Roman" fo:font-size="10pt" fo:letter-spacing="0.085cm" style:font-size-asian="10pt"/>
    </style:style>
    <style:style style:name="MT108" style:family="text">
      <style:text-properties style:font-name="Times New Roman" fo:font-size="10pt" fo:letter-spacing="0.023cm" style:font-size-asian="10pt"/>
    </style:style>
    <style:style style:name="MT109" style:family="text">
      <style:text-properties style:font-name="Times New Roman" fo:font-size="10pt" fo:letter-spacing="0.002cm" style:font-size-asian="10pt"/>
    </style:style>
    <style:style style:name="MT110" style:family="text">
      <style:text-properties style:font-name="Times New Roman" fo:font-size="10pt" fo:letter-spacing="-0.018cm" style:font-size-asian="10pt" style:text-scale="90%"/>
    </style:style>
    <style:style style:name="MT111" style:family="text">
      <style:text-properties fo:letter-spacing="-0.048cm" style:text-scale="90%"/>
    </style:style>
    <style:style style:name="MT112" style:family="text">
      <style:text-properties fo:letter-spacing="-0.002cm" style:text-scale="90%"/>
    </style:style>
    <style:style style:name="MT113" style:family="text">
      <style:text-properties style:font-name="Times New Roman" fo:font-size="10.5pt" fo:letter-spacing="0.06cm" style:font-size-asian="10.5pt"/>
    </style:style>
    <style:style style:name="MT114" style:family="text">
      <style:text-properties style:font-name="Times New Roman" fo:font-size="10.5pt" fo:letter-spacing="-0.002cm" style:font-size-asian="10.5pt"/>
    </style:style>
    <style:style style:name="MT115" style:family="text">
      <style:text-properties style:font-name="Times New Roman" fo:font-size="10.5pt" fo:letter-spacing="-0.007cm" style:font-size-asian="10.5pt" style:text-scale="95%"/>
    </style:style>
    <style:style style:name="MT116" style:family="text">
      <style:text-properties style:font-name="Times New Roman" fo:font-size="10.5pt" fo:letter-spacing="-0.021cm" style:font-size-asian="10.5pt" style:text-scale="95%"/>
    </style:style>
    <style:style style:name="MT117" style:family="text">
      <style:text-properties fo:letter-spacing="-0.012cm"/>
    </style:style>
    <style:style style:name="MT118" style:family="text">
      <style:text-properties fo:letter-spacing="0.074cm"/>
    </style:style>
    <style:style style:name="MT119" style:family="text">
      <style:text-properties fo:letter-spacing="-0.018cm" style:text-scale="70%"/>
    </style:style>
    <style:style style:name="MT120" style:family="text">
      <style:text-properties fo:font-size="12.5pt" style:font-size-asian="12.5pt" style:text-scale="90%"/>
    </style:style>
    <style:style style:name="MT121" style:family="text">
      <style:text-properties fo:font-size="12.5pt" fo:letter-spacing="-0.056cm" style:font-size-asian="12.5pt" style:text-scale="90%"/>
    </style:style>
    <style:style style:name="MT122" style:family="text">
      <style:text-properties fo:font-size="12.5pt" fo:letter-spacing="-0.041cm" style:font-size-asian="12.5pt" style:text-scale="90%"/>
    </style:style>
    <style:style style:name="MT123" style:family="text">
      <style:text-properties fo:font-size="12.5pt" fo:letter-spacing="-0.051cm" style:font-size-asian="12.5pt" style:text-scale="90%"/>
    </style:style>
    <style:style style:name="MT124" style:family="text">
      <style:text-properties fo:font-size="12.5pt" fo:letter-spacing="-0.039cm" style:font-size-asian="12.5pt" style:text-scale="90%"/>
    </style:style>
    <style:style style:name="MT125" style:family="text">
      <style:text-properties fo:font-size="12.5pt" style:font-size-asian="12.5pt" style:text-scale="65%"/>
    </style:style>
    <style:style style:name="MT126" style:family="text">
      <style:text-properties fo:font-size="12.5pt" fo:letter-spacing="-0.023cm" style:font-size-asian="12.5pt"/>
    </style:style>
    <style:style style:name="MT127" style:family="text">
      <style:text-properties fo:font-size="12.5pt" fo:letter-spacing="-0.004cm" style:font-size-asian="12.5pt"/>
    </style:style>
    <style:style style:name="MT128" style:family="text">
      <style:text-properties fo:font-size="12.5pt" fo:letter-spacing="-0.018cm" style:font-size-asian="12.5pt" style:text-scale="90%"/>
    </style:style>
    <style:style style:name="MT129" style:family="text">
      <style:text-properties fo:letter-spacing="-0.037cm" style:text-scale="90%"/>
    </style:style>
    <style:style style:name="MT130" style:family="text">
      <style:text-properties fo:letter-spacing="-0.018cm"/>
    </style:style>
    <style:style style:name="MT131" style:family="text">
      <style:text-properties style:font-name="Times New Roman" fo:font-size="10.5pt" fo:letter-spacing="0.064cm" style:font-size-asian="10.5pt"/>
    </style:style>
    <style:style style:name="MT132" style:family="text">
      <style:text-properties style:font-name="Times New Roman" fo:font-size="10.5pt" fo:letter-spacing="-0.009cm" style:font-size-asian="10.5pt" style:text-scale="95%"/>
    </style:style>
    <style:style style:name="MT133" style:family="text">
      <style:text-properties fo:letter-spacing="-0.049cm" style:text-scale="90%"/>
    </style:style>
    <style:style style:name="MT134" style:family="text">
      <style:text-properties fo:letter-spacing="-0.007cm" style:text-scale="90%"/>
    </style:style>
    <style:style style:name="MT135" style:family="text">
      <style:text-properties style:font-name="Times New Roman" fo:font-size="10.5pt" fo:letter-spacing="0.086cm" style:font-size-asian="10.5pt"/>
    </style:style>
    <style:style style:name="MT136" style:family="text">
      <style:text-properties style:font-name="Times New Roman" fo:font-size="10.5pt" fo:letter-spacing="0.023cm" style:font-size-asian="10.5pt"/>
    </style:style>
    <style:style style:name="MT137" style:family="text">
      <style:text-properties style:font-name="Times New Roman" fo:font-size="10.5pt" fo:letter-spacing="-0.009cm" style:font-size-asian="10.5pt" style:text-scale="85%"/>
    </style:style>
    <style:style style:name="MT138" style:family="text">
      <style:text-properties fo:letter-spacing="-0.011cm"/>
    </style:style>
    <style:style style:name="MT139" style:family="text">
      <style:text-properties fo:letter-spacing="-0.051cm"/>
    </style:style>
    <style:style style:name="MT140" style:family="text">
      <style:text-properties style:font-name="Arial1" fo:font-size="9.5pt" fo:letter-spacing="-0.011cm" fo:font-style="italic" style:font-size-asian="9.5pt" style:font-style-asian="italic"/>
    </style:style>
    <style:style style:name="MT141" style:family="text">
      <style:text-properties style:font-name="Arial1" fo:font-size="9.5pt" fo:letter-spacing="0.071cm" fo:font-style="italic" style:font-size-asian="9.5pt" style:font-style-asian="italic"/>
    </style:style>
    <style:style style:name="MT142" style:family="text">
      <style:text-properties fo:letter-spacing="-0.021cm"/>
    </style:style>
    <style:style style:name="MT143" style:family="text">
      <style:text-properties style:font-name="Times New Roman" fo:font-size="10.5pt" fo:letter-spacing="0.078cm" style:font-size-asian="10.5pt"/>
    </style:style>
    <style:style style:name="MT144" style:family="text">
      <style:text-properties style:font-name="Times New Roman" fo:font-size="10pt" fo:letter-spacing="-0.009cm" fo:font-style="italic" style:font-size-asian="10pt" style:font-style-asian="italic" style:text-scale="95%"/>
    </style:style>
    <style:style style:name="MT145" style:family="text">
      <style:text-properties fo:font-size="11.5pt" style:font-size-asian="11.5pt" style:text-scale="90%"/>
    </style:style>
    <style:style style:name="MT146" style:family="text">
      <style:text-properties fo:font-size="11.5pt" fo:letter-spacing="-0.035cm" style:font-size-asian="11.5pt" style:text-scale="90%"/>
    </style:style>
    <style:style style:name="MT147" style:family="text">
      <style:text-properties fo:font-size="11.5pt" fo:letter-spacing="-0.018cm" style:font-size-asian="11.5pt" style:text-scale="90%"/>
    </style:style>
    <style:style style:name="MT148" style:family="text">
      <style:text-properties fo:letter-spacing="0.016cm"/>
    </style:style>
    <style:style style:name="MT149" style:family="text">
      <style:text-properties style:font-name="Times New Roman" fo:letter-spacing="0.132cm"/>
    </style:style>
    <style:style style:name="MT150" style:family="text">
      <style:text-properties style:font-name="Times New Roman" fo:letter-spacing="-0.009cm" style:text-scale="95%"/>
    </style:style>
    <style:style style:name="MT151" style:family="text">
      <style:text-properties fo:letter-spacing="-0.032cm" style:text-scale="90%"/>
    </style:style>
    <style:style style:name="MT152" style:family="text">
      <style:text-properties fo:letter-spacing="-0.028cm" style:text-scale="90%"/>
    </style:style>
    <style:style style:name="MT153" style:family="text">
      <style:text-properties style:font-name="Times New Roman" fo:letter-spacing="0.131cm"/>
    </style:style>
    <style:style style:name="MT154" style:family="text">
      <style:text-properties fo:letter-spacing="-0.004cm" style:text-scale="90%"/>
    </style:style>
    <style:style style:name="MT155" style:family="text">
      <style:text-properties style:font-name="Times New Roman" style:text-scale="80%"/>
    </style:style>
    <style:style style:name="MT156" style:family="text">
      <style:text-properties style:font-name="Times New Roman" fo:letter-spacing="0.081cm"/>
    </style:style>
    <style:style style:name="MT157" style:family="text">
      <style:text-properties style:font-name="Times New Roman" fo:letter-spacing="0.025cm"/>
    </style:style>
    <style:style style:name="MT158" style:family="text">
      <style:text-properties style:font-name="Times New Roman" fo:letter-spacing="-0.009cm" style:text-scale="75%"/>
    </style:style>
    <style:style style:name="MT159" style:family="text">
      <style:text-properties fo:letter-spacing="-0.023cm"/>
    </style:style>
    <style:style style:name="MT160" style:family="text">
      <style:text-properties fo:letter-spacing="0.072cm"/>
    </style:style>
    <style:style style:name="MT161" style:family="text">
      <style:text-properties fo:letter-spacing="0.014cm"/>
    </style:style>
    <style:style style:name="MT162" style:family="text">
      <style:text-properties fo:letter-spacing="-0.018cm" style:text-scale="60%"/>
    </style:style>
    <style:style style:name="MT163" style:family="text">
      <style:text-properties style:font-name="Arial1" fo:font-size="10pt" style:font-size-asian="10pt" style:text-scale="95%"/>
    </style:style>
    <style:style style:name="MT164" style:family="text">
      <style:text-properties style:font-name="Arial1" fo:font-size="10pt" fo:letter-spacing="0.041cm" style:font-size-asian="10pt"/>
    </style:style>
    <style:style style:name="MT165" style:family="text">
      <style:text-properties style:font-name="Arial1" fo:font-size="10pt" fo:letter-spacing="-0.019cm" style:font-size-asian="10pt" style:text-scale="95%"/>
    </style:style>
    <style:style style:name="MT166" style:family="text">
      <style:text-properties style:font-name="Arial1" fo:font-size="10pt" fo:letter-spacing="-0.011cm" style:font-size-asian="10pt" style:text-scale="95%"/>
    </style:style>
    <style:style style:name="MT167" style:family="text">
      <style:text-properties style:font-name="Arial1" fo:font-size="10pt" fo:letter-spacing="-0.018cm" style:font-size-asian="10pt" style:text-scale="95%"/>
    </style:style>
    <style:style style:name="MT168" style:family="text">
      <style:text-properties fo:letter-spacing="-0.011cm" style:text-scale="85%"/>
    </style:style>
    <style:style style:name="MT169" style:family="text">
      <style:text-properties fo:letter-spacing="0.035cm"/>
    </style:style>
    <style:style style:name="MT170" style:family="text">
      <style:text-properties fo:letter-spacing="-0.004cm" style:text-scale="80%"/>
    </style:style>
    <style:style style:name="MT171" style:family="text">
      <style:text-properties style:font-name="Arial1" fo:font-size="10pt" fo:font-weight="bold" style:font-size-asian="10pt" style:font-weight-asian="bold" style:text-scale="95%"/>
    </style:style>
    <style:style style:name="MT172" style:family="text">
      <style:text-properties style:font-name="Arial1" fo:font-size="10pt" fo:letter-spacing="0.071cm" fo:font-weight="bold" style:font-size-asian="10pt" style:font-weight-asian="bold"/>
    </style:style>
    <style:style style:name="MT173" style:family="text">
      <style:text-properties style:font-name="Arial1" fo:font-size="10pt" fo:letter-spacing="-0.009cm" fo:font-weight="bold" style:font-size-asian="10pt" style:font-weight-asian="bold" style:text-scale="90%"/>
    </style:style>
    <style:style style:name="MT174" style:family="text">
      <style:text-properties fo:letter-spacing="-0.004cm"/>
    </style:style>
    <style:style style:name="MT175" style:family="text">
      <style:text-properties fo:letter-spacing="-0.055cm"/>
    </style:style>
    <style:style style:name="MT176" style:family="text">
      <style:text-properties fo:letter-spacing="-0.056cm"/>
    </style:style>
    <style:style style:name="MT177" style:family="text">
      <style:text-properties fo:letter-spacing="-0.002cm"/>
    </style:style>
    <style:style style:name="MT178" style:family="text">
      <style:text-properties fo:letter-spacing="-0.009cm" style:text-scale="90%"/>
    </style:style>
    <style:style style:name="MT179" style:family="text">
      <style:text-properties style:font-name="Arial1" fo:font-size="9.5pt" style:font-size-asian="9.5pt"/>
    </style:style>
    <style:style style:name="MT180" style:family="text">
      <style:text-properties style:font-name="Arial1" fo:font-size="9.5pt" fo:letter-spacing="-0.018cm" style:font-size-asian="9.5pt"/>
    </style:style>
    <style:style style:name="MT181" style:family="text">
      <style:text-properties style:font-name="Arial1" fo:font-size="9.5pt" fo:letter-spacing="0.055cm" style:font-size-asian="9.5pt"/>
    </style:style>
    <style:style style:name="MT182" style:family="text">
      <style:text-properties style:font-name="Arial1" fo:font-size="9.5pt" fo:letter-spacing="-0.009cm" style:font-size-asian="9.5pt"/>
    </style:style>
    <style:style style:name="MT183" style:family="text">
      <style:text-properties fo:letter-spacing="-0.016cm"/>
    </style:style>
    <style:style style:name="MT184" style:family="text">
      <style:text-properties style:font-name="Times New Roman" fo:font-size="10.5pt" fo:letter-spacing="0.123cm" style:font-size-asian="10.5pt"/>
    </style:style>
    <style:style style:name="MT185" style:family="text">
      <style:text-properties style:font-name="Arial1" fo:font-size="10pt" fo:letter-spacing="0.053cm" fo:font-weight="bold" style:font-size-asian="10pt" style:font-weight-asian="bold"/>
    </style:style>
    <style:style style:name="MT186" style:family="text">
      <style:text-properties style:font-name="Arial1" fo:font-size="10pt" fo:letter-spacing="-0.018cm" fo:font-weight="bold" style:font-size-asian="10pt" style:font-weight-asian="bold" style:text-scale="85%"/>
    </style:style>
    <style:style style:name="MT187" style:family="text">
      <style:text-properties fo:letter-spacing="0.005cm"/>
    </style:style>
    <style:style style:name="MT188" style:family="text">
      <style:text-properties fo:letter-spacing="-0.042cm"/>
    </style:style>
    <style:style style:name="MT189" style:family="text">
      <style:text-properties fo:letter-spacing="0.065cm"/>
    </style:style>
    <style:style style:name="MT190" style:family="text">
      <style:text-properties fo:letter-spacing="0.011cm"/>
    </style:style>
    <style:style style:name="MT191" style:family="text">
      <style:text-properties fo:font-size="11.5pt" fo:letter-spacing="-0.004cm" style:font-size-asian="11.5pt"/>
    </style:style>
    <style:style style:name="MT192" style:family="text">
      <style:text-properties fo:font-size="11.5pt" fo:letter-spacing="-0.058cm" style:font-size-asian="11.5pt"/>
    </style:style>
    <style:style style:name="MT193" style:family="text">
      <style:text-properties style:font-name="Arial1" fo:font-size="10pt" fo:letter-spacing="-0.004cm" style:font-size-asian="10pt"/>
    </style:style>
    <style:style style:name="MT194" style:family="text">
      <style:text-properties style:font-name="Arial1" fo:font-size="10pt" fo:letter-spacing="0.056cm" style:font-size-asian="10pt"/>
    </style:style>
    <style:style style:name="MT195" style:family="text">
      <style:text-properties fo:font-size="11.5pt" fo:letter-spacing="-0.053cm" style:font-size-asian="11.5pt"/>
    </style:style>
    <style:style style:name="MT196" style:family="text">
      <style:text-properties style:font-name="Arial1" fo:font-size="10pt" fo:letter-spacing="-0.018cm" style:font-size-asian="10pt"/>
    </style:style>
    <style:style style:name="MT197" style:family="text">
      <style:text-properties fo:font-size="11.5pt" fo:letter-spacing="-0.011cm" style:font-size-asian="11.5pt"/>
    </style:style>
    <style:style style:name="MT198" style:family="text">
      <style:text-properties fo:font-size="11.5pt" fo:letter-spacing="-0.025cm" style:font-size-asian="11.5pt"/>
    </style:style>
    <style:style style:name="MT199" style:family="text">
      <style:text-properties style:font-name="Arial1" fo:font-size="10pt" fo:letter-spacing="-0.011cm" style:font-size-asian="10pt"/>
    </style:style>
    <style:style style:name="MT200" style:family="text">
      <style:text-properties style:font-name="Arial1" fo:font-size="10pt" fo:letter-spacing="-0.012cm" style:font-size-asian="10pt"/>
    </style:style>
    <style:style style:name="MT201" style:family="text">
      <style:text-properties style:font-name="Arial1" fo:font-size="9.5pt" style:font-size-asian="9.5pt" style:text-scale="95%"/>
    </style:style>
    <style:style style:name="MT202" style:family="text">
      <style:text-properties style:font-name="Arial1" fo:font-size="9.5pt" fo:letter-spacing="0.111cm" style:font-size-asian="9.5pt"/>
    </style:style>
    <style:style style:name="MT203" style:family="text">
      <style:text-properties style:font-name="Arial1" fo:font-size="10pt" fo:letter-spacing="0.042cm" style:font-size-asian="10pt"/>
    </style:style>
    <style:style style:name="MT204" style:family="text">
      <style:text-properties style:font-name="Arial1" fo:font-size="9.5pt" fo:letter-spacing="-0.018cm" style:font-size-asian="9.5pt" style:text-scale="95%"/>
    </style:style>
    <style:style style:name="MT205" style:family="text">
      <style:text-properties fo:letter-spacing="0.009cm"/>
    </style:style>
    <style:style style:name="MT206" style:family="text">
      <style:text-properties fo:letter-spacing="-0.007cm"/>
    </style:style>
    <style:style style:name="MT207" style:family="text">
      <style:text-properties fo:letter-spacing="-0.053cm"/>
    </style:style>
    <style:style style:name="MT208" style:family="text">
      <style:text-properties style:font-name="Times New Roman" fo:letter-spacing="-0.021cm"/>
    </style:style>
    <style:style style:name="MT209" style:family="text">
      <style:text-properties style:font-name="Times New Roman" fo:letter-spacing="0.035cm"/>
    </style:style>
    <style:style style:name="MT210" style:family="text">
      <style:text-properties style:font-name="Times New Roman" fo:letter-spacing="-0.009cm"/>
    </style:style>
    <style:style style:name="MT211" style:family="text">
      <style:text-properties fo:letter-spacing="0.028cm"/>
    </style:style>
    <style:style style:name="MT212" style:family="text">
      <style:text-properties style:font-name="Times New Roman" fo:font-size="10.5pt" fo:letter-spacing="0.102cm" style:font-size-asian="10.5pt"/>
    </style:style>
    <style:style style:name="MT213" style:family="text">
      <style:text-properties fo:letter-spacing="-0.032cm"/>
    </style:style>
    <style:style style:name="MT214" style:family="text">
      <style:text-properties style:font-name="Times New Roman" fo:font-size="10.5pt" style:font-size-asian="10.5pt" style:text-scale="105%"/>
    </style:style>
    <style:style style:name="MT215" style:family="text">
      <style:text-properties style:font-name="Times New Roman" fo:font-size="10.5pt" fo:letter-spacing="-0.007cm" style:font-name-asian="Times New Roman" style:font-size-asian="10.5pt" style:font-name-complex="Times New Roman" style:text-scale="105%"/>
    </style:style>
    <style:style style:name="MT216" style:family="text">
      <style:text-properties style:font-name="Times New Roman" fo:font-size="10.5pt" fo:letter-spacing="-0.007cm" style:font-size-asian="10.5pt" style:text-scale="120%"/>
    </style:style>
    <style:style style:name="MT217" style:family="text">
      <style:text-properties fo:font-size="12pt" style:font-size-asian="12pt" style:text-scale="80%"/>
    </style:style>
    <style:style style:name="MT218" style:family="text">
      <style:text-properties fo:font-size="12pt" fo:letter-spacing="0.037cm" style:font-size-asian="12pt"/>
    </style:style>
    <style:style style:name="MT219" style:family="text">
      <style:text-properties fo:font-size="12pt" fo:letter-spacing="-0.009cm" style:font-size-asian="12pt" style:text-scale="80%"/>
    </style:style>
    <style:style style:name="MT220" style:family="text">
      <style:text-properties fo:font-size="12pt" style:font-size-asian="12pt" style:text-scale="75%"/>
    </style:style>
    <style:style style:name="MT221" style:family="text">
      <style:text-properties fo:font-size="12pt" fo:letter-spacing="-0.011cm" style:font-size-asian="12pt"/>
    </style:style>
    <style:style style:name="MT222" style:family="text">
      <style:text-properties fo:font-size="12pt" style:font-size-asian="12pt" style:text-scale="70%"/>
    </style:style>
    <style:style style:name="MT223" style:family="text">
      <style:text-properties fo:font-size="12pt" fo:letter-spacing="0.074cm" style:font-size-asian="12pt"/>
    </style:style>
    <style:style style:name="MT224" style:family="text">
      <style:text-properties fo:font-size="12pt" fo:letter-spacing="-0.018cm" style:font-size-asian="12pt" style:text-scale="55%"/>
    </style:style>
    <style:style style:name="MT225" style:family="text">
      <style:text-properties fo:font-size="12pt" fo:letter-spacing="-0.004cm" style:font-size-asian="12pt" style:text-scale="80%"/>
    </style:style>
    <style:style style:name="MT226" style:family="text">
      <style:text-properties style:font-name="Arial1" fo:font-size="10pt" fo:letter-spacing="0.062cm" style:font-size-asian="10pt"/>
    </style:style>
    <style:style style:name="MT227" style:family="text">
      <style:text-properties fo:letter-spacing="-0.042cm" style:text-scale="90%"/>
    </style:style>
    <style:style style:name="MT228" style:family="text">
      <style:text-properties style:font-name="Times New Roman" fo:font-size="10.5pt" fo:letter-spacing="-0.028cm" style:font-size-asian="10.5pt" style:text-scale="105%"/>
    </style:style>
    <style:style style:name="MT229" style:family="text">
      <style:text-properties style:font-name="Times New Roman" fo:font-size="10.5pt" fo:letter-spacing="0.046cm" style:font-size-asian="10.5pt" style:text-scale="105%"/>
    </style:style>
    <style:style style:name="MT230" style:family="text">
      <style:text-properties style:font-name="Times New Roman" fo:font-size="10.5pt" fo:letter-spacing="-0.009cm" style:font-size-asian="10.5pt" style:text-scale="105%"/>
    </style:style>
    <style:style style:name="MT231" style:family="text">
      <style:text-properties fo:letter-spacing="-0.019cm" style:text-scale="90%"/>
    </style:style>
    <style:style style:name="MT232" style:family="text">
      <style:text-properties style:font-name="Times New Roman" style:text-scale="85%"/>
    </style:style>
    <style:style style:name="MT233" style:family="text">
      <style:text-properties style:font-name="Times New Roman" fo:letter-spacing="0.106cm"/>
    </style:style>
    <style:style style:name="MT234" style:family="text">
      <style:text-properties style:font-name="Times New Roman" fo:letter-spacing="0.007cm"/>
    </style:style>
    <style:style style:name="MT235" style:family="text">
      <style:text-properties style:font-name="Times New Roman" fo:letter-spacing="-0.012cm" style:text-scale="85%"/>
    </style:style>
    <style:style style:name="MT236" style:family="text">
      <style:text-properties fo:letter-spacing="-0.044cm" style:text-scale="90%"/>
    </style:style>
    <style:style style:name="MT237" style:family="text">
      <style:text-properties style:font-name="Times New Roman" fo:font-size="10.5pt" style:font-size-asian="10.5pt"/>
    </style:style>
    <style:style style:name="MT238" style:family="text">
      <style:text-properties style:font-name="Times New Roman" fo:font-size="10.5pt" fo:letter-spacing="0.069cm" style:font-size-asian="10.5pt"/>
    </style:style>
    <style:style style:name="MT239" style:family="text">
      <style:text-properties style:font-name="Times New Roman" fo:font-size="10.5pt" fo:letter-spacing="-0.011cm" style:font-size-asian="10.5pt"/>
    </style:style>
    <style:style style:name="MT240" style:family="text">
      <style:text-properties style:font-name="Times New Roman" fo:font-size="10.5pt" fo:letter-spacing="-0.014cm" style:font-size-asian="10.5pt"/>
    </style:style>
    <style:style style:name="MT241" style:family="text">
      <style:text-properties style:font-name="Times New Roman" fo:font-size="10.5pt" fo:letter-spacing="-0.018cm" style:font-size-asian="10.5pt"/>
    </style:style>
    <style:style style:name="MT242" style:family="text">
      <style:text-properties fo:letter-spacing="-0.007cm" style:text-scale="85%"/>
    </style:style>
    <style:style style:name="MT243" style:family="text">
      <style:text-properties fo:letter-spacing="0.037cm"/>
    </style:style>
    <style:style style:name="MT244" style:family="text">
      <style:text-properties style:font-name="Arial1" fo:font-size="10pt" fo:letter-spacing="-0.023cm" style:font-name-asian="Arial1" style:font-size-asian="10pt" style:font-name-complex="Arial1" style:text-scale="95%"/>
    </style:style>
    <style:style style:name="MT245" style:family="text">
      <style:text-properties style:font-name="Arial1" fo:font-size="10pt" fo:letter-spacing="-0.014cm" style:font-size-asian="10pt" style:text-scale="95%"/>
    </style:style>
    <style:style style:name="MT246" style:family="text">
      <style:text-properties style:font-name="Arial1" fo:font-size="10pt" fo:letter-spacing="-0.005cm" style:font-size-asian="10pt"/>
    </style:style>
    <style:style style:name="MT247" style:family="text">
      <style:text-properties style:font-name="Times New Roman" fo:font-size="10.5pt" style:font-size-asian="10.5pt" style:text-scale="120%"/>
    </style:style>
    <style:style style:name="MT248" style:family="text">
      <style:text-properties style:font-name="Times New Roman" fo:font-size="10.5pt" fo:letter-spacing="-0.012cm" style:font-size-asian="10.5pt" style:text-scale="120%"/>
    </style:style>
    <style:style style:name="MT249" style:family="text">
      <style:text-properties fo:letter-spacing="0.067cm"/>
    </style:style>
    <style:style style:name="MT250" style:family="text">
      <style:text-properties style:font-name="Arial1" fo:font-size="10pt" fo:letter-spacing="0.069cm" style:font-size-asian="10pt"/>
    </style:style>
    <style:style style:name="Mfr1"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87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08cm" fo:margin-bottom="0.494cm" fo:margin-left="2.364cm" fo:margin-right="1.976cm" style:writing-mode="lr-tb" style:layout-grid-color="#c0c0c0" style:layout-grid-lines="41"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8cm" fo:margin-left="0cm" fo:margin-right="0cm" fo:margin-bottom="1.009cm" style:dynamic-spacing="true"/>
      </style:header-style>
      <style:footer-style/>
    </style:page-layout>
    <style:page-layout style:name="Mpm5">
      <style:page-layout-properties fo:page-width="21.731cm" fo:page-height="28.063cm" style:num-format="1" style:print-orientation="portrait" fo:margin-top="1.087cm" fo:margin-bottom="0.494cm" fo:margin-left="2.328cm" fo:margin-right="2.187cm" style:writing-mode="lr-tb" style:layout-grid-color="#c0c0c0" style:layout-grid-lines="41"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002cm" style:dynamic-spacing="true"/>
      </style:header-style>
      <style:footer-style/>
    </style:page-layout>
    <style:page-layout style:name="Mpm6">
      <style:page-layout-properties fo:page-width="21.59cm" fo:page-height="27.94cm" style:num-format="1" style:print-orientation="portrait" fo:margin-top="1.028cm" fo:margin-bottom="2.568cm" fo:margin-left="2.328cm" fo:margin-right="2.01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cm" fo:margin-left="0cm" fo:margin-right="0cm" fo:margin-top="0.229cm" fo:background-color="transparent" style:dynamic-spacing="true" draw:fill="none" draw:fill-color="#729fcf"/>
      </style:footer-style>
    </style:page-layout>
    <style:page-layout style:name="Mpm7">
      <style:page-layout-properties fo:page-width="21.001cm" fo:page-height="29.7cm" style:num-format="1" style:print-orientation="portrait" fo:margin-top="1.162cm" fo:margin-bottom="2.552cm" fo:margin-left="2.223cm" fo:margin-right="2.081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cm" fo:margin-left="0cm" fo:margin-right="0cm" fo:margin-top="0.242cm" style:dynamic-spacing="true"/>
      </style:footer-style>
    </style:page-layout>
    <style:page-layout style:name="Mpm8">
      <style:page-layout-properties fo:page-width="21.59cm" fo:page-height="27.94cm" style:num-format="1" style:print-orientation="portrait" fo:margin-top="0.977cm" fo:margin-bottom="2.612cm" fo:margin-left="2.399cm" fo:margin-right="1.94cm" style:writing-mode="lr-tb" style:layout-grid-color="#c0c0c0" style:layout-grid-lines="38"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51cm" fo:margin-left="0cm" fo:margin-right="0cm" fo:margin-bottom="1.852cm" style:dynamic-spacing="true"/>
      </style:header-style>
      <style:footer-style>
        <style:header-footer-properties fo:min-height="0.351cm" fo:margin-left="0cm" fo:margin-right="0cm" fo:margin-top="0.252cm" style:dynamic-spacing="true"/>
      </style:footer-style>
    </style:page-layout>
    <style:page-layout style:name="Mpm9">
      <style:page-layout-properties fo:page-width="21.89cm" fo:page-height="28.152cm" style:num-format="1" style:print-orientation="portrait" fo:margin-top="1.45cm" fo:margin-bottom="1.572cm" fo:margin-left="2.575cm" fo:margin-right="2.117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1cm" fo:margin-left="0cm" fo:margin-right="0cm" fo:margin-bottom="1.803cm" style:dynamic-spacing="true"/>
      </style:header-style>
      <style:footer-style>
        <style:header-footer-properties fo:min-height="0.333cm" fo:margin-left="0cm" fo:margin-right="0cm" fo:margin-top="0.235cm" style:dynamic-spacing="true"/>
      </style:footer-style>
    </style:page-layout>
    <style:page-layout style:name="Mpm10">
      <style:page-layout-properties fo:page-width="21.837cm" fo:page-height="28.116cm" style:num-format="1" style:print-orientation="portrait" fo:margin-top="1.131cm" fo:margin-bottom="1.856cm" fo:margin-left="2.399cm" fo:margin-right="2.152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2cm" style:dynamic-spacing="true"/>
      </style:header-style>
      <style:footer-style>
        <style:header-footer-properties fo:min-height="0.332cm" fo:margin-left="0cm" fo:margin-right="0cm" fo:margin-top="0.233cm" style:dynamic-spacing="true"/>
      </style:footer-style>
    </style:page-layout>
    <style:page-layout style:name="Mpm11">
      <style:page-layout-properties fo:page-width="21.819cm" fo:page-height="28.099cm" style:num-format="1" style:print-orientation="portrait" fo:margin-top="0.824cm" fo:margin-bottom="2.071cm" fo:margin-left="2.328cm" fo:margin-right="2.293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22cm" fo:margin-left="0cm" fo:margin-right="0cm" fo:margin-bottom="2.323cm" style:dynamic-spacing="true"/>
      </style:header-style>
      <style:footer-style>
        <style:header-footer-properties fo:min-height="0.328cm" fo:margin-left="0cm" fo:margin-right="0cm" fo:margin-top="0.229cm" style:dynamic-spacing="true"/>
      </style:footer-style>
    </style:page-layout>
    <style:page-layout style:name="Mpm12">
      <style:page-layout-properties fo:page-width="21.713cm" fo:page-height="28cm" style:num-format="1" style:print-orientation="portrait" fo:margin-top="0.96cm" fo:margin-bottom="1.944cm" fo:margin-left="2.399cm" fo:margin-right="2.081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57cm" fo:margin-left="0cm" fo:margin-right="0cm" fo:margin-bottom="2.258cm" style:dynamic-spacing="true"/>
      </style:header-style>
      <style:footer-style>
        <style:header-footer-properties fo:min-height="0.349cm" fo:margin-left="0cm" fo:margin-right="0cm" fo:margin-top="0.25cm" style:dynamic-spacing="true"/>
      </style:footer-style>
    </style:page-layout>
    <style:page-layout style:name="Mpm13">
      <style:page-layout-properties fo:page-width="21.855cm" fo:page-height="28.134cm" style:num-format="1" style:print-orientation="portrait" fo:margin-top="0.824cm" fo:margin-bottom="2.071cm" fo:margin-left="2.328cm" fo:margin-right="2.223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17cm" fo:margin-left="0cm" fo:margin-right="0cm" fo:margin-bottom="1.018cm" style:dynamic-spacing="true"/>
      </style:header-style>
      <style:footer-style>
        <style:header-footer-properties fo:min-height="0.328cm" fo:margin-left="0cm" fo:margin-right="0cm" fo:margin-top="0.229cm" style:dynamic-spacing="true"/>
      </style:footer-style>
    </style:page-layout>
    <style:page-layout style:name="Mpm14">
      <style:page-layout-properties fo:page-width="21.643cm" fo:page-height="27.94cm" style:num-format="1" style:print-orientation="portrait" fo:margin-top="0.967cm" fo:margin-bottom="1.894cm" fo:margin-left="2.258cm" fo:margin-right="2.258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8cm" fo:margin-left="0cm" fo:margin-right="0cm" fo:margin-bottom="0.981cm" style:dynamic-spacing="true"/>
      </style:header-style>
      <style:footer-style>
        <style:header-footer-properties fo:min-height="0.328cm" fo:margin-left="0cm" fo:margin-right="0cm" fo:margin-top="0.229cm" style:dynamic-spacing="true"/>
      </style:footer-style>
    </style:page-layout>
    <style:page-layout style:name="Mpm15">
      <style:page-layout-properties fo:page-width="21.784cm" fo:page-height="28.063cm" style:num-format="1" style:print-orientation="portrait" fo:margin-top="0.9cm" fo:margin-bottom="2.028cm" fo:margin-left="2.364cm" fo:margin-right="2.117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46cm" fo:margin-left="0cm" fo:margin-right="0cm" fo:margin-bottom="2.247cm" style:dynamic-spacing="true"/>
      </style:header-style>
      <style:footer-style>
        <style:header-footer-properties fo:min-height="0.335cm" fo:margin-left="0cm" fo:margin-right="0cm" fo:margin-top="0.236cm" style:dynamic-spacing="true"/>
      </style:footer-style>
    </style:page-layout>
    <style:page-layout style:name="Mpm16">
      <style:page-layout-properties fo:page-width="21.713cm" fo:page-height="28cm" style:num-format="1" style:print-orientation="portrait" fo:margin-top="1.002cm" fo:margin-bottom="1.882cm" fo:margin-left="2.54cm" fo:margin-right="1.905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14cm" fo:margin-left="0cm" fo:margin-right="0cm" fo:margin-bottom="2.215cm" style:dynamic-spacing="true"/>
      </style:header-style>
      <style:footer-style>
        <style:header-footer-properties fo:min-height="0.34cm" fo:margin-left="0cm" fo:margin-right="0cm" fo:margin-top="0.242cm" style:dynamic-spacing="true"/>
      </style:footer-style>
    </style:page-layout>
    <style:page-layout style:name="Mpm17">
      <style:page-layout-properties fo:page-width="21.59cm" fo:page-height="27.94cm" style:num-format="1" style:print-orientation="portrait" fo:margin-top="0.9cm" fo:margin-bottom="1.901cm" fo:margin-left="2.364cm" fo:margin-right="2.011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81cm" fo:margin-left="0cm" fo:margin-right="0cm" fo:margin-bottom="2.282cm" style:dynamic-spacing="true"/>
      </style:header-style>
      <style:footer-style>
        <style:header-footer-properties fo:min-height="0.321cm" fo:margin-left="0cm" fo:margin-right="0cm" fo:margin-top="0.222cm" style:dynamic-spacing="true"/>
      </style:footer-style>
    </style:page-layout>
    <style:page-layout style:name="Mpm18">
      <style:page-layout-properties fo:page-width="21.59cm" fo:page-height="27.94cm" style:num-format="1" style:print-orientation="portrait" fo:margin-top="0.688cm" fo:margin-bottom="2.14cm" fo:margin-left="2.152cm" fo:margin-right="2.223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381cm" fo:margin-left="0cm" fo:margin-right="0cm" fo:margin-bottom="2.282cm" style:dynamic-spacing="true"/>
      </style:header-style>
      <style:footer-style>
        <style:header-footer-properties fo:min-height="0.33cm" fo:margin-left="0cm" fo:margin-right="0cm" fo:margin-top="0.231cm" style:dynamic-spacing="true"/>
      </style:footer-style>
    </style:page-layout>
    <style:page-layout style:name="Mpm19">
      <style:page-layout-properties fo:page-width="21.766cm" fo:page-height="28.063cm" style:num-format="1" style:print-orientation="portrait" fo:margin-top="0.951cm" fo:margin-bottom="2.028cm" fo:margin-left="2.434cm" fo:margin-right="2.152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31cm" fo:margin-left="0cm" fo:margin-right="0cm" fo:margin-bottom="1.032cm" style:dynamic-spacing="true"/>
      </style:header-style>
      <style:footer-style>
        <style:header-footer-properties fo:min-height="0.335cm" fo:margin-left="0cm" fo:margin-right="0cm" fo:margin-top="0.236cm" style:dynamic-spacing="true"/>
      </style:footer-style>
    </style:page-layout>
    <style:page-layout style:name="Mpm20">
      <style:page-layout-properties fo:page-width="21.784cm" fo:page-height="28.081cm" style:num-format="1" style:print-orientation="portrait" fo:margin-top="0.637cm" fo:margin-bottom="2.291cm" fo:margin-left="2.223cm" fo:margin-right="2.258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27cm" fo:margin-left="0cm" fo:margin-right="0cm" fo:margin-bottom="1.028cm" style:dynamic-spacing="true"/>
      </style:header-style>
      <style:footer-style>
        <style:header-footer-properties fo:min-height="0.319cm" fo:margin-left="0cm" fo:margin-right="0cm" fo:margin-top="0.22cm" style:dynamic-spacing="true"/>
      </style:footer-style>
    </style:page-layout>
    <style:page-layout style:name="Mpm21">
      <style:page-layout-properties fo:page-width="21.802cm" fo:page-height="28.081cm" style:num-format="1" style:print-orientation="portrait" fo:margin-top="0.824cm" fo:margin-bottom="2.071cm" fo:margin-left="2.469cm" fo:margin-right="2.081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3cm" fo:margin-left="0cm" fo:margin-right="0cm" fo:margin-bottom="1.194cm" style:dynamic-spacing="true"/>
      </style:header-style>
      <style:footer-style>
        <style:header-footer-properties fo:min-height="0.328cm" fo:margin-left="0cm" fo:margin-right="0cm" fo:margin-top="0.229cm" style:dynamic-spacing="true"/>
      </style:footer-style>
    </style:page-layout>
    <style:page-layout style:name="Mpm22">
      <style:page-layout-properties fo:page-width="21.731cm" fo:page-height="28.046cm" style:num-format="1" style:print-orientation="portrait" fo:margin-top="0.586cm" fo:margin-bottom="2.282cm" fo:margin-left="2.152cm" fo:margin-right="2.328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72cm" fo:margin-left="0cm" fo:margin-right="0cm" fo:margin-bottom="0.974cm" style:dynamic-spacing="true"/>
      </style:header-style>
      <style:footer-style>
        <style:header-footer-properties fo:min-height="0.328cm" fo:margin-left="0cm" fo:margin-right="0cm" fo:margin-top="0.229cm" style:dynamic-spacing="true"/>
      </style:footer-style>
    </style:page-layout>
    <style:page-layout style:name="Mpm23">
      <style:page-layout-properties fo:page-width="21.89cm" fo:page-height="28.152cm" style:num-format="1" style:print-orientation="portrait" fo:margin-top="1.314cm" fo:margin-bottom="1.739cm" fo:margin-left="2.469cm" fo:margin-right="2.258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2cm" fo:margin-left="0cm" fo:margin-right="0cm" fo:margin-bottom="1.021cm" style:dynamic-spacing="true"/>
      </style:header-style>
      <style:footer-style>
        <style:header-footer-properties fo:min-height="0.342cm" fo:margin-left="0cm" fo:margin-right="0cm" fo:margin-top="0.243cm" style:dynamic-spacing="true"/>
      </style:footer-style>
    </style:page-layout>
    <style:page-layout style:name="Mpm24">
      <style:page-layout-properties fo:page-width="21.59cm" fo:page-height="27.94cm" style:num-format="1" style:print-orientation="portrait" fo:margin-top="1.187cm" fo:margin-bottom="1.655cm" fo:margin-left="2.293cm" fo:margin-right="2.011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6cm" fo:margin-left="0cm" fo:margin-right="0cm" fo:margin-bottom="1.007cm" style:dynamic-spacing="true"/>
      </style:header-style>
      <style:footer-style>
        <style:header-footer-properties fo:min-height="0.321cm" fo:margin-left="0cm" fo:margin-right="0cm" fo:margin-top="0.222cm" style:dynamic-spacing="true"/>
      </style:footer-style>
    </style:page-layout>
    <style:page-layout style:name="Mpm25">
      <style:page-layout-properties fo:page-width="21.802cm" fo:page-height="28.081cm" style:num-format="1" style:print-orientation="portrait" fo:margin-top="1.145cm" fo:margin-bottom="1.688cm" fo:margin-left="2.575cm" fo:margin-right="1.94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84cm" fo:margin-left="0cm" fo:margin-right="0cm" fo:margin-bottom="1.085cm" style:dynamic-spacing="true"/>
      </style:header-style>
      <style:footer-style>
        <style:header-footer-properties fo:min-height="0.323cm" fo:margin-left="0cm" fo:margin-right="0cm" fo:margin-top="0.224cm" style:dynamic-spacing="true"/>
      </style:footer-style>
    </style:page-layout>
    <style:page-layout style:name="Mpm26">
      <style:page-layout-properties fo:page-width="21.89cm" fo:page-height="28.152cm" style:num-format="1" style:print-orientation="portrait" fo:margin-top="1.125cm" fo:margin-bottom="1.866cm" fo:margin-left="2.152cm" fo:margin-right="2.505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62cm" fo:margin-left="0cm" fo:margin-right="0cm" fo:margin-bottom="0.963cm" style:dynamic-spacing="true"/>
      </style:header-style>
      <style:footer-style>
        <style:header-footer-properties fo:min-height="0.321cm" fo:margin-left="0cm" fo:margin-right="0cm" fo:margin-top="0.222cm" style:dynamic-spacing="true"/>
      </style:footer-style>
    </style:page-layout>
    <style:page-layout style:name="Mpm27">
      <style:page-layout-properties fo:page-width="21.784cm" fo:page-height="28.081cm" style:num-format="1" style:print-orientation="portrait" fo:margin-top="1.256cm" fo:margin-bottom="1.282cm" fo:margin-left="2.611cm" fo:margin-right="1.87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02cm" fo:margin-left="0cm" fo:margin-right="0cm" fo:margin-bottom="0.303cm" style:dynamic-spacing="true"/>
      </style:header-style>
      <style:footer-style>
        <style:header-footer-properties fo:min-height="0.34cm" fo:margin-left="0cm" fo:margin-right="0cm" fo:margin-top="0.242cm" style:dynamic-spacing="true"/>
      </style:footer-style>
    </style:page-layout>
    <style:page-layout style:name="Mpm28">
      <style:page-layout-properties fo:page-width="21.784cm" fo:page-height="28.046cm" style:num-format="1" style:print-orientation="portrait" fo:margin-top="1.067cm" fo:margin-bottom="1.785cm" fo:margin-left="2.117cm" fo:margin-right="2.434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52cm" fo:margin-left="0cm" fo:margin-right="0cm" fo:margin-bottom="0.422cm" style:dynamic-spacing="true"/>
      </style:header-style>
      <style:footer-style>
        <style:header-footer-properties fo:min-height="0.332cm" fo:margin-left="0cm" fo:margin-right="0cm" fo:margin-top="0.233cm" style:dynamic-spacing="true"/>
      </style:footer-style>
    </style:page-layout>
    <style:page-layout style:name="Mpm29">
      <style:page-layout-properties fo:page-width="21.802cm" fo:page-height="28.063cm" style:num-format="1" style:print-orientation="portrait" fo:margin-top="1.129cm" fo:margin-bottom="1.859cm" fo:margin-left="2.434cm" fo:margin-right="2.152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328cm" fo:margin-left="0cm" fo:margin-right="0cm" fo:margin-top="0.229cm" style:dynamic-spacing="true"/>
      </style:footer-style>
    </style:page-layout>
    <style:page-layout style:name="Mpm30">
      <style:page-layout-properties fo:page-width="21.943cm" fo:page-height="28.152cm" style:num-format="1" style:print-orientation="portrait" fo:margin-top="1.543cm" fo:margin-bottom="1.519cm" fo:margin-left="2.505cm" fo:margin-right="2.152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2cm" fo:margin-left="0cm" fo:margin-right="0cm" fo:margin-bottom="1.004cm" style:dynamic-spacing="true"/>
      </style:header-style>
      <style:footer-style>
        <style:header-footer-properties fo:min-height="0.351cm" fo:margin-left="0cm" fo:margin-right="0cm" fo:margin-top="0.252cm" style:dynamic-spacing="true"/>
      </style:footer-style>
    </style:page-layout>
    <style:page-layout style:name="Mpm31">
      <style:page-layout-properties fo:page-width="21.855cm" fo:page-height="28.134cm" style:num-format="1" style:print-orientation="portrait" fo:margin-top="1.12cm" fo:margin-bottom="1.866cm" fo:margin-left="2.469cm" fo:margin-right="2.223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38cm" fo:margin-left="0cm" fo:margin-right="0cm" fo:margin-bottom="1.039cm" style:dynamic-spacing="true"/>
      </style:header-style>
      <style:footer-style>
        <style:header-footer-properties fo:min-height="0.321cm" fo:margin-left="0cm" fo:margin-right="0cm" fo:margin-top="0.222cm" style:dynamic-spacing="true"/>
      </style:footer-style>
    </style:page-layout>
    <style:page-layout style:name="Mpm32">
      <style:page-layout-properties fo:page-width="21.59cm" fo:page-height="27.94cm" style:num-format="1" style:print-orientation="portrait" fo:margin-top="1.256cm" fo:margin-bottom="1.588cm" fo:margin-left="2.469cm" fo:margin-right="1.834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72cm" fo:margin-left="0cm" fo:margin-right="0cm" fo:margin-bottom="0.974cm" style:dynamic-spacing="true"/>
      </style:header-style>
      <style:footer-style>
        <style:header-footer-properties fo:min-height="0.353cm" fo:margin-left="0cm" fo:margin-right="0cm" fo:margin-top="0.254cm" style:dynamic-spacing="true"/>
      </style:footer-style>
    </style:page-layout>
    <style:page-layout style:name="Mpm33">
      <style:page-layout-properties fo:page-width="21.696cm" fo:page-height="28cm" style:num-format="1" style:print-orientation="portrait" fo:margin-top="1.134cm" fo:margin-bottom="1.681cm" fo:margin-left="2.223cm" fo:margin-right="2.258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88cm" fo:margin-left="0cm" fo:margin-right="0cm" fo:margin-bottom="0.99cm" style:dynamic-spacing="true"/>
      </style:header-style>
      <style:footer-style>
        <style:header-footer-properties fo:min-height="0.33cm" fo:margin-left="0cm" fo:margin-right="0cm" fo:margin-top="0.231cm" style:dynamic-spacing="true"/>
      </style:footer-style>
    </style:page-layout>
    <style:page-layout style:name="Mpm34">
      <style:page-layout-properties fo:page-width="21.59cm" fo:page-height="27.94cm" style:num-format="1" style:print-orientation="portrait" fo:margin-top="0cm" fo:margin-bottom="0cm" fo:margin-left="3.034cm" fo:margin-right="3.034cm" style:writing-mode="lr-tb" style:layout-grid-color="#c0c0c0" style:layout-grid-lines="44"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1cm" fo:margin-left="0cm" fo:margin-right="0cm" fo:margin-bottom="3.112cm" style:dynamic-spacing="true"/>
      </style:header-style>
      <style:footer-style>
        <style:header-footer-properties fo:min-height="0.494cm" fo:margin-left="0cm" fo:margin-right="0cm" fo:margin-top="0.395cm" style:dynamic-spacing="true"/>
      </style:footer-style>
    </style:page-layout>
    <style:page-layout style:name="Mpm35">
      <style:page-layout-properties fo:page-width="21.999cm" fo:page-height="28.24cm" style:num-format="1" style:print-orientation="portrait" fo:margin-top="1.298cm" fo:margin-bottom="1.875cm" fo:margin-left="2.681cm" fo:margin-right="1.764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65cm" fo:margin-left="0cm" fo:margin-right="0cm" fo:margin-bottom="0.967cm" style:dynamic-spacing="true"/>
      </style:header-style>
      <style:footer-style>
        <style:header-footer-properties fo:min-height="0.347cm" fo:margin-left="0cm" fo:margin-right="0cm" fo:margin-top="0.249cm" style:dynamic-spacing="true"/>
      </style:footer-style>
    </style:page-layout>
    <style:page-layout style:name="Mpm36">
      <style:page-layout-properties fo:page-width="21.837cm" fo:page-height="28.116cm" style:num-format="1" style:print-orientation="portrait" fo:margin-top="0.924cm" fo:margin-bottom="1.919cm" fo:margin-left="2.223cm" fo:margin-right="2.081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22cm" fo:margin-left="0cm" fo:margin-right="0cm" fo:margin-bottom="1.023cm" style:dynamic-spacing="true"/>
      </style:header-style>
      <style:footer-style>
        <style:header-footer-properties fo:min-height="0.339cm" fo:margin-left="0cm" fo:margin-right="0cm" fo:margin-top="0.24cm" style:dynamic-spacing="true"/>
      </style:footer-style>
    </style:page-layout>
    <style:page-layout style:name="Mpm37">
      <style:page-layout-properties fo:page-width="21.999cm" fo:page-height="28.24cm" style:num-format="1" style:print-orientation="portrait" fo:margin-top="1.501cm" fo:margin-bottom="1.614cm" fo:margin-left="2.505cm" fo:margin-right="2.258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9cm" fo:margin-left="0cm" fo:margin-right="0cm" fo:margin-bottom="1.011cm" style:dynamic-spacing="true"/>
      </style:header-style>
      <style:footer-style>
        <style:header-footer-properties fo:min-height="0.326cm" fo:margin-left="0cm" fo:margin-right="0cm" fo:margin-top="0.228cm" style:dynamic-spacing="true"/>
      </style:footer-style>
    </style:page-layout>
    <style:page-layout style:name="Mpm38">
      <style:page-layout-properties fo:page-width="21.766cm" fo:page-height="28.046cm" style:num-format="1" style:print-orientation="portrait" fo:margin-top="1.08cm" fo:margin-bottom="1.789cm" fo:margin-left="2.469cm" fo:margin-right="2.011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0.328cm" fo:margin-left="0cm" fo:margin-right="0cm" fo:margin-top="0.229cm" style:dynamic-spacing="true"/>
      </style:footer-style>
    </style:page-layout>
    <style:page-layout style:name="Mpm39">
      <style:page-layout-properties fo:page-width="21.696cm" fo:page-height="28cm" style:num-format="1" style:print-orientation="portrait" fo:margin-top="1.087cm" fo:margin-bottom="1.857cm" fo:margin-left="2.54cm" fo:margin-right="1.976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65cm" fo:margin-left="0cm" fo:margin-right="0cm" fo:margin-bottom="0.967cm" style:dynamic-spacing="true"/>
      </style:header-style>
      <style:footer-style>
        <style:header-footer-properties fo:min-height="0.33cm" fo:margin-left="0cm" fo:margin-right="0cm" fo:margin-top="0.231cm" style:dynamic-spacing="true"/>
      </style:footer-style>
    </style:page-layout>
    <style:page-layout style:name="Mpm40">
      <style:page-layout-properties fo:page-width="21.855cm" fo:page-height="28.134cm" style:num-format="1" style:print-orientation="portrait" fo:margin-top="1.002cm" fo:margin-bottom="1.944cm" fo:margin-left="2.152cm" fo:margin-right="2.434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15cm" fo:margin-left="0cm" fo:margin-right="0cm" fo:margin-bottom="1.016cm" style:dynamic-spacing="true"/>
      </style:header-style>
      <style:footer-style>
        <style:header-footer-properties fo:min-height="0.349cm" fo:margin-left="0cm" fo:margin-right="0cm" fo:margin-top="0.25cm" style:dynamic-spacing="true"/>
      </style:footer-style>
    </style:page-layout>
    <style:page-layout style:name="Mpm41">
      <style:page-layout-properties fo:page-width="21.802cm" fo:page-height="28cm" style:num-format="1" style:print-orientation="portrait" fo:margin-top="1.162cm" fo:margin-bottom="1.773cm" fo:margin-left="2.611cm" fo:margin-right="1.94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95cm" fo:margin-left="0cm" fo:margin-right="0cm" fo:margin-bottom="0.997cm" style:dynamic-spacing="true"/>
      </style:header-style>
      <style:footer-style>
        <style:header-footer-properties fo:min-height="0.344cm" fo:margin-left="0cm" fo:margin-right="0cm" fo:margin-top="0.245cm" style:dynamic-spacing="true"/>
      </style:footer-style>
    </style:page-layout>
    <style:page-layout style:name="Mpm42">
      <style:page-layout-properties fo:page-width="21.766cm" fo:page-height="28.046cm" style:num-format="1" style:print-orientation="portrait" fo:margin-top="0.833cm" fo:margin-bottom="1.944cm" fo:margin-left="2.223cm" fo:margin-right="2.328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0.349cm" fo:margin-left="0cm" fo:margin-right="0cm" fo:margin-top="0.25cm" style:dynamic-spacing="true"/>
      </style:footer-style>
    </style:page-layout>
    <style:page-layout style:name="Mpm43">
      <style:page-layout-properties fo:page-width="21.713cm" fo:page-height="28cm" style:num-format="1" style:print-orientation="portrait" fo:margin-top="1.238cm" fo:margin-bottom="1.628cm" fo:margin-left="2.434cm" fo:margin-right="2.011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25cm" fo:margin-left="0cm" fo:margin-right="0cm" fo:margin-bottom="1.027cm" style:dynamic-spacing="true"/>
      </style:header-style>
      <style:footer-style>
        <style:header-footer-properties fo:min-height="0.347cm" fo:margin-left="0cm" fo:margin-right="0cm" fo:margin-top="0.249cm" style:dynamic-spacing="true"/>
      </style:footer-style>
    </style:page-layout>
    <style:page-layout style:name="Mpm44">
      <style:page-layout-properties fo:page-width="21.999cm" fo:page-height="28.275cm" style:num-format="1" style:print-orientation="portrait" fo:margin-top="1.492cm" fo:margin-bottom="1.623cm" fo:margin-left="2.505cm" fo:margin-right="2.223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18cm" fo:margin-left="0cm" fo:margin-right="0cm" fo:margin-bottom="1.02cm" style:dynamic-spacing="true"/>
      </style:header-style>
      <style:footer-style>
        <style:header-footer-properties fo:min-height="0.318cm" fo:margin-left="0cm" fo:margin-right="0cm" fo:margin-top="0.219cm" style:dynamic-spacing="true"/>
      </style:footer-style>
    </style:page-layout>
    <style:page-layout style:name="Mpm45">
      <style:page-layout-properties fo:page-width="21.731cm" fo:page-height="28cm" style:num-format="1" style:print-orientation="portrait" fo:margin-top="1.035cm" fo:margin-bottom="1.773cm" fo:margin-left="2.575cm" fo:margin-right="1.905cm" style:writing-mode="lr-tb" style:layout-grid-color="#c0c0c0" style:layout-grid-lines="39"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81cm" fo:margin-left="0cm" fo:margin-right="0cm" fo:margin-bottom="0.982cm" style:dynamic-spacing="true"/>
      </style:header-style>
      <style:footer-style>
        <style:header-footer-properties fo:min-height="0.344cm" fo:margin-left="0cm" fo:margin-right="0cm" fo:margin-top="0.24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der Entry</text:span><text:span text:style-name="MT2"><text:tab/><text:tab/></text:span>Page <text:page-number text:select-page="current">63</text:page-number></text:p>
      </style:footer>
      <style:footer-left>
        <text:p text:style-name="MP1">Page <text:page-number text:select-page="current">64</text:page-number><text:span text:style-name="MT2"><text:tab/><text:tab/></text:span><text:span text:style-name="MT1">Order Entry</text:span></text:p>
      </style:footer-left>
      <style:footer-first>
        <text:p text:style-name="MP1"><text:span text:style-name="MT2">ACAS - Sales Ledger<text:tab/><text:tab/></text:span>Page <text:page-number text:select-page="current">3</text:page-number></text:p>
      </style:footer-first>
    </style:master-page>
    <style:master-page style:name="Index" style:page-layout-name="Mpm2" draw:style-name="Mdp1" style:next-style-name="Standard"/>
    <style:master-page style:name="First_20_Page" style:display-name="First Page" style:page-layout-name="Mpm3" draw:style-name="Mdp1" style:next-style-name="Standard"/>
    <style:master-page style:name="Convert_20_2" style:display-name="Convert 2" style:page-layout-name="Mpm4" draw:style-name="Mdp1">
      <style:header>
        <text:p text:style-name="MP2"><draw:frame draw:style-name="Mfr1" draw:name="Frame7" text:anchor-type="char" svg:x="16.854cm" svg:y="1.095cm" svg:width="2.494cm" svg:height="0.552cm" draw:z-index="0"><draw:text-box><text:p text:style-name="MP3"><text:span text:style-name="MT3">Page</text:span><text:span text:style-name="MT4"> </text:span><text:span text:style-name="MT3"><text:page-number text:select-page="current">0</text:page-number></text:span><text:span text:style-name="MT5"><text:s/></text:span><text:span text:style-name="MT3">of</text:span><text:span text:style-name="MT6"> </text:span><text:span text:style-name="MT7">4</text:span></text:p></draw:text-box></draw:frame><draw:frame draw:style-name="Mfr1" draw:name="Frame6" text:anchor-type="char" svg:x="2.501cm" svg:y="1.044cm" svg:width="2.641cm" svg:height="0.552cm" draw:z-index="0"><draw:text-box><text:p text:style-name="MP3"><text:span text:style-name="MT8">Date:</text:span><text:span text:style-name="MT9"> </text:span><text:span text:style-name="MT8">JAN-</text:span><text:span text:style-name="MT10">82</text:span></text:p></draw:text-box></draw:frame></text:p>
      </style:header>
    </style:master-page>
    <style:master-page style:name="Convert_20_3" style:display-name="Convert 3" style:page-layout-name="Mpm5" draw:style-name="Mdp1">
      <style:header>
        <text:p text:style-name="MP2"><draw:frame draw:style-name="Mfr1" draw:name="Frame9" text:anchor-type="char" svg:x="16.805cm" svg:y="1.058cm" svg:width="2.484cm" svg:height="0.531cm" draw:z-index="0"><draw:text-box><text:p text:style-name="MP4"><text:span text:style-name="MT11">Page</text:span><text:span text:style-name="MT12"> </text:span><text:span text:style-name="MT11"><text:page-number text:select-page="current">0</text:page-number></text:span><text:span text:style-name="MT13"><text:s/></text:span><text:span text:style-name="MT11">of</text:span><text:span text:style-name="MT14"> </text:span><text:span text:style-name="MT15">4</text:span></text:p></draw:text-box></draw:frame><draw:frame draw:style-name="Mfr1" draw:name="Frame8" text:anchor-type="char" svg:x="2.443cm" svg:y="1.051cm" svg:width="2.648cm" svg:height="0.531cm" draw:z-index="0"><draw:text-box><text:p text:style-name="MP4"><text:span text:style-name="MT16">Date:</text:span><text:span text:style-name="MT17"> </text:span><text:span text:style-name="MT16">JAN-</text:span><text:span text:style-name="MT18">82</text:span></text:p></draw:text-box></draw:frame></text:p>
      </style:header>
    </style:master-page>
    <style:master-page style:name="Convert_20_5" style:display-name="Convert 5" style:page-layout-name="Mpm6" draw:style-name="Mdp1" style:next-style-name="Standard">
      <style:footer>
        <text:p text:style-name="MP2"><draw:frame draw:style-name="Mfr1" draw:name="Frame4" text:anchor-type="char" svg:x="10.481cm" svg:y="24.984cm" svg:width="1.242cm" svg:height="0.485cm" draw:z-index="0"><draw:text-box><text:p text:style-name="MP5"><text:span text:style-name="MT19">1</text:span><text:span text:style-name="MT20"> </text:span><text:span text:style-name="MT19">•</text:span><text:span text:style-name="MT21"> </text:span><text:span text:style-name="MT19">1</text:span><text:span text:style-name="MT22"> </text:span><text:span text:style-name="MT19">•</text:span><text:span text:style-name="MT23"> </text:span><text:span text:style-name="MT24"><text:page-number text:select-page="current">0</text:page-number></text:span></text:p></draw:text-box></draw:frame></text:p>
      </style:footer>
    </style:master-page>
    <style:master-page style:name="Convert_20_6" style:display-name="Convert 6" style:page-layout-name="Mpm7" draw:style-name="Mdp1" style:next-style-name="Standard">
      <style:footer>
        <text:p text:style-name="MP2"><draw:frame draw:style-name="Mfr1" draw:name="Frame12" text:anchor-type="char" svg:x="10.321cm" svg:y="25cm" svg:width="1.236cm" svg:height="0.485cm" draw:z-index="0"><draw:text-box><text:p text:style-name="MP5"><text:span text:style-name="MT25">1</text:span><text:span text:style-name="MT26"> </text:span><text:span text:style-name="MT25">•</text:span><text:span text:style-name="MT27"> </text:span><text:span text:style-name="MT25">1</text:span><text:span text:style-name="MT28"> </text:span><text:span text:style-name="MT29">•</text:span><text:span text:style-name="MT30"> </text:span><text:span text:style-name="MT31"><text:page-number text:select-page="current">0</text:page-number></text:span></text:p></draw:text-box></draw:frame></text:p>
      </style:footer>
    </style:master-page>
    <style:master-page style:name="Convert_20_7" style:display-name="Convert 7" style:page-layout-name="Mpm8" draw:style-name="Mdp1">
      <style:header>
        <text:p text:style-name="MP2"><draw:frame draw:style-name="Mfr1" draw:name="Frame29" text:anchor-type="char" svg:x="10.493cm" svg:y="1.85cm" svg:width="4.172cm" svg:height="0.552cm" draw:z-index="0"><draw:text-box><text:p text:style-name="MP3"><text:span text:style-name="MT32">C</text:span><text:span text:style-name="MT33"> </text:span><text:span text:style-name="MT32">O</text:span><text:span text:style-name="MT34"> </text:span><text:span text:style-name="MT32">M</text:span><text:span text:style-name="MT33"> </text:span><text:span text:style-name="MT32">P</text:span><text:span text:style-name="MT35"> </text:span><text:span text:style-name="MT32">O</text:span><text:span text:style-name="MT34"> </text:span><text:span text:style-name="MT32">N</text:span><text:span text:style-name="MT36"> </text:span><text:span text:style-name="MT32">E</text:span><text:span text:style-name="MT37"> </text:span><text:span text:style-name="MT32">N</text:span><text:span text:style-name="MT38"> </text:span><text:span text:style-name="MT32">T</text:span><text:span text:style-name="MT39"> </text:span><text:span text:style-name="MT40">S</text:span></text:p></draw:text-box></draw:frame><draw:frame draw:style-name="Mfr1" draw:name="Frame28" text:anchor-type="char" svg:x="7.497cm" svg:y="1.81cm" svg:width="2.431cm" svg:height="0.572cm" draw:z-index="0"><draw:text-box><text:p text:style-name="MP3"><text:span text:style-name="MT41">S</text:span><text:span text:style-name="MT42"> </text:span><text:span text:style-name="MT41">Y</text:span><text:span text:style-name="MT42"> </text:span><text:span text:style-name="MT41">S</text:span><text:span text:style-name="MT43"> </text:span><text:span text:style-name="MT41">T</text:span><text:span text:style-name="MT44"> </text:span><text:span text:style-name="MT41">E</text:span><text:span text:style-name="MT45"> </text:span><text:span text:style-name="MT42">M</text:span></text:p></draw:text-box></draw:frame><draw:frame draw:style-name="Mfr1" draw:name="Frame27" text:anchor-type="char" svg:x="16.926cm" svg:y="0.986cm" svg:width="2.485cm" svg:height="0.552cm" draw:z-index="0"><draw:text-box><text:p text:style-name="MP3"><text:span text:style-name="MT46">Page</text:span><text:span text:style-name="MT47"> </text:span><text:span text:style-name="MT46">4</text:span><text:span text:style-name="MT48"> </text:span><text:span text:style-name="MT46">of</text:span><text:span text:style-name="MT49"> </text:span><text:span text:style-name="MT50">4</text:span></text:p></draw:text-box></draw:frame><draw:frame draw:style-name="Mfr1" draw:name="Frame26" text:anchor-type="char" svg:x="2.544cm" svg:y="0.942cm" svg:width="2.632cm" svg:height="0.552cm" draw:z-index="0"><draw:text-box><text:p text:style-name="MP3"><text:span text:style-name="MT51">Date:</text:span><text:span text:style-name="MT52"> </text:span><text:span text:style-name="MT51">JAN-</text:span><text:span text:style-name="MT53">82</text:span></text:p></draw:text-box></draw:frame></text:p>
      </style:header>
      <style:footer>
        <text:p text:style-name="MP2"><draw:frame draw:style-name="Mfr1" draw:name="Frame25" text:anchor-type="char" svg:x="10.518cm" svg:y="24.94cm" svg:width="0.988cm" svg:height="0.501cm" draw:z-index="0"><draw:text-box><text:p text:style-name="MP6"><text:span text:style-name="MT54">1</text:span><text:span text:style-name="MT55"> </text:span><text:span text:style-name="MT54">.1</text:span><text:span text:style-name="MT56"> </text:span><text:span text:style-name="MT57">.4</text:span></text:p></draw:text-box></draw:frame></text:p>
      </style:footer>
    </style:master-page>
    <style:master-page style:name="Convert_20_8" style:display-name="Convert 8" style:page-layout-name="Mpm9" draw:style-name="Mdp1">
      <style:header>
        <text:p text:style-name="MP2"><draw:frame draw:style-name="Mfr1" draw:name="Frame34" text:anchor-type="char" svg:x="9.968cm" svg:y="2.729cm" svg:width="5.861cm" svg:height="0.531cm" draw:z-index="0"><draw:text-box><text:p text:style-name="MP7">SPECIFICATIONS</text:p></draw:text-box></draw:frame><draw:frame draw:style-name="Mfr1" draw:name="Frame33" text:anchor-type="char" svg:x="6.523cm" svg:y="2.708cm" svg:width="2.87cm" svg:height="0.572cm" draw:z-index="0"><draw:text-box><text:p text:style-name="MP8">PROGRAM</text:p></draw:text-box></draw:frame><draw:frame draw:style-name="Mfr1" draw:name="Frame32" text:anchor-type="char" svg:x="17.034cm" svg:y="1.45cm" svg:width="2.364cm" svg:height="0.531cm" draw:z-index="0"><draw:text-box><text:p text:style-name="MP4"><text:span text:style-name="MT58">Page</text:span><text:span text:style-name="MT59"> </text:span><text:span text:style-name="MT58">1</text:span><text:span text:style-name="MT60"> or </text:span><text:span text:style-name="MT61">1</text:span></text:p></draw:text-box></draw:frame><draw:frame draw:style-name="Mfr1" draw:name="Frame31" text:anchor-type="char" svg:x="2.681cm" svg:y="1.415cm" svg:width="2.639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30" text:anchor-type="char" svg:x="10.809cm" svg:y="26.183cm" svg:width="0.885cm" svg:height="0.482cm" draw:z-index="0"><draw:text-box><text:p text:style-name="MP6"><text:span text:style-name="MT65">5.</text:span><text:span text:style-name="MT66"> </text:span><text:span text:style-name="MT67">1.1</text:span></text:p></draw:text-box></draw:frame></text:p>
      </style:footer>
    </style:master-page>
    <style:master-page style:name="Convert_20_9" style:display-name="Convert 9" style:page-layout-name="Mpm10" draw:style-name="Mdp1">
      <style:header>
        <text:p text:style-name="MP2"><draw:frame draw:style-name="Mfr1" draw:name="Frame39" text:anchor-type="char" svg:x="9.805cm" svg:y="2.429cm" svg:width="5.879cm" svg:height="0.572cm" draw:z-index="0"><draw:text-box><text:p text:style-name="MP9">SPECIFICATIONS</text:p></draw:text-box></draw:frame><draw:frame draw:style-name="Mfr1" draw:name="Frame38" text:anchor-type="char" svg:x="6.362cm" svg:y="2.429cm" svg:width="2.87cm" svg:height="0.572cm" draw:z-index="0"><draw:text-box><text:p text:style-name="MP10">PROGRAM</text:p></draw:text-box></draw:frame><draw:frame draw:style-name="Mfr1" draw:name="Frame37" text:anchor-type="char" svg:x="16.852cm" svg:y="1.129cm" svg:width="2.415cm" svg:height="0.552cm" draw:z-index="0"><draw:text-box><text:p text:style-name="MP3"><text:span text:style-name="MT68">Page</text:span><text:span text:style-name="MT69"> </text:span><text:span text:style-name="MT68">1</text:span><text:span text:style-name="MT70"> </text:span><text:span text:style-name="MT68">of</text:span><text:span text:style-name="MT71"> </text:span><text:span text:style-name="MT72">6</text:span></text:p></draw:text-box></draw:frame><draw:frame draw:style-name="Mfr1" draw:name="Frame36" text:anchor-type="char" svg:x="2.519cm" svg:y="1.095cm" svg:width="2.633cm" svg:height="0.552cm" draw:z-index="0"><draw:text-box><text:p text:style-name="MP3"><text:span text:style-name="MT73">Date:</text:span><text:span text:style-name="MT74"> </text:span><text:span text:style-name="MT73">JAN-</text:span><text:span text:style-name="MT75">82</text:span></text:p></draw:text-box></draw:frame></text:p>
      </style:header>
      <style:footer>
        <text:p text:style-name="MP2"><draw:frame draw:style-name="Mfr1" draw:name="Frame35" text:anchor-type="char" svg:x="10.61cm" svg:y="25.857cm" svg:width="1.102cm" svg:height="0.485cm" draw:z-index="0"><draw:text-box><text:p text:style-name="MP5"><text:span text:style-name="MT76">6.</text:span><text:span text:style-name="MT77"> </text:span><text:span text:style-name="MT76">1</text:span><text:span text:style-name="MT78"> </text:span><text:span text:style-name="MT76">.</text:span><text:span text:style-name="MT79"> </text:span><text:span text:style-name="MT80">1</text:span></text:p></draw:text-box></draw:frame></text:p>
      </style:footer>
    </style:master-page>
    <style:master-page style:name="Convert_20_10" style:display-name="Convert 10" style:page-layout-name="Mpm11" draw:style-name="Mdp1">
      <style:header>
        <text:p text:style-name="MP2"><draw:frame draw:style-name="Mfr1" draw:name="Frame44" text:anchor-type="char" svg:x="9.703cm" svg:y="2.106cm" svg:width="5.876cm" svg:height="0.572cm" draw:z-index="0"><draw:text-box><text:p text:style-name="MP10">SPECIFICATIONS</text:p></draw:text-box></draw:frame><draw:frame draw:style-name="Mfr1" draw:name="Frame43" text:anchor-type="char" svg:x="6.269cm" svg:y="2.09cm" svg:width="2.879cm" svg:height="0.572cm" draw:z-index="0"><draw:text-box><text:p text:style-name="MP8">PROGRAM</text:p></draw:text-box></draw:frame><draw:frame draw:style-name="Mfr1" draw:name="Frame42" text:anchor-type="char" svg:x="2.418cm" svg:y="0.813cm" svg:width="2.648cm" svg:height="0.531cm" draw:z-index="0"><draw:text-box><text:p text:style-name="MP4"><text:span text:style-name="MT62">Date:</text:span><text:span text:style-name="MT81"> </text:span><text:span text:style-name="MT62">JAN-</text:span><text:span text:style-name="MT64">82</text:span></text:p></draw:text-box></draw:frame><draw:frame draw:style-name="Mfr1" draw:name="Frame41" text:anchor-type="char" svg:x="16.771cm" svg:y="0.788cm" svg:width="2.409cm" svg:height="0.531cm" draw:z-index="0"><draw:text-box><text:p text:style-name="MP4"><text:span text:style-name="MT82">Page</text:span><text:span text:style-name="MT83"> </text:span><text:span text:style-name="MT82">2</text:span><text:span text:style-name="MT84"> </text:span><text:span text:style-name="MT82">of</text:span><text:span text:style-name="MT85"> </text:span><text:span text:style-name="MT86">6</text:span></text:p></draw:text-box></draw:frame></text:p>
      </style:header>
      <style:footer>
        <text:p text:style-name="MP2"><draw:frame draw:style-name="Mfr1" draw:name="Frame40" text:anchor-type="char" svg:x="10.395cm" svg:y="25.626cm" svg:width="1.242cm" svg:height="0.501cm" draw:z-index="0"><draw:text-box><text:p text:style-name="MP6"><text:span text:style-name="MT87">6.</text:span><text:span text:style-name="MT88"> </text:span><text:span text:style-name="MT87">1</text:span><text:span text:style-name="MT89"> </text:span><text:span text:style-name="MT87">.</text:span><text:span text:style-name="MT89"> </text:span><text:span text:style-name="MT90"><text:page-number text:select-page="current">0</text:page-number></text:span></text:p></draw:text-box></draw:frame></text:p>
      </style:footer>
    </style:master-page>
    <style:master-page style:name="Convert_20_11" style:display-name="Convert 11" style:page-layout-name="Mpm12" draw:style-name="Mdp1">
      <style:header>
        <text:p text:style-name="MP2"><draw:frame draw:style-name="Mfr1" draw:name="Frame49" text:anchor-type="char" svg:x="9.781cm" svg:y="2.237cm" svg:width="5.868cm" svg:height="0.531cm" draw:z-index="0"><draw:text-box><text:p text:style-name="MP7">SPECIFICATIONS</text:p></draw:text-box></draw:frame><draw:frame draw:style-name="Mfr1" draw:name="Frame48" text:anchor-type="char" svg:x="6.336cm" svg:y="2.193cm" svg:width="2.872cm" svg:height="0.591cm" draw:z-index="0"><draw:text-box><text:p text:style-name="MP11">PROGRAM</text:p></draw:text-box></draw:frame><draw:frame draw:style-name="Mfr1" draw:name="Frame47" text:anchor-type="char" svg:x="16.829cm" svg:y="1cm" svg:width="2.418cm" svg:height="0.531cm" draw:z-index="0"><draw:text-box><text:p text:style-name="MP4"><text:span text:style-name="MT82">Page</text:span><text:span text:style-name="MT91"> </text:span><text:span text:style-name="MT82">3</text:span><text:span text:style-name="MT92"> </text:span><text:span text:style-name="MT82">of</text:span><text:span text:style-name="MT93"> </text:span><text:span text:style-name="MT86">6</text:span></text:p></draw:text-box></draw:frame><draw:frame draw:style-name="Mfr1" draw:name="Frame46" text:anchor-type="char" svg:x="2.485cm" svg:y="0.924cm" svg:width="2.632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45" text:anchor-type="char" svg:x="10.575cm" svg:y="25.684cm" svg:width="1.161cm" svg:height="0.482cm" draw:z-index="0"><draw:text-box><text:p text:style-name="MP6"><text:span text:style-name="MT94">6.</text:span><text:span text:style-name="MT95"> </text:span><text:span text:style-name="MT94">1</text:span><text:span text:style-name="MT96"> </text:span><text:span text:style-name="MT94">.</text:span><text:span text:style-name="MT97"> </text:span><text:span text:style-name="MT98"><text:page-number text:select-page="current">0</text:page-number></text:span></text:p></draw:text-box></draw:frame></text:p>
      </style:footer>
    </style:master-page>
    <style:master-page style:name="Convert_20_12" style:display-name="Convert 12" style:page-layout-name="Mpm13" draw:style-name="Mdp1">
      <style:header>
        <text:p text:style-name="MP2"><draw:frame draw:style-name="Mfr1" draw:name="Frame52" text:anchor-type="char" svg:x="2.452cm" svg:y="0.898cm" svg:width="2.648cm" svg:height="0.531cm" draw:z-index="0"><draw:text-box><text:p text:style-name="MP4"><text:span text:style-name="MT62">Date:</text:span><text:span text:style-name="MT81"> </text:span><text:span text:style-name="MT62">JAN-</text:span><text:span text:style-name="MT64">82</text:span></text:p></draw:text-box></draw:frame><draw:frame draw:style-name="Mfr1" draw:name="Frame51" text:anchor-type="char" svg:x="16.813cm" svg:y="0.788cm" svg:width="2.461cm" svg:height="0.531cm" draw:z-index="0"><draw:text-box><text:p text:style-name="MP4"><text:span text:style-name="MT82">Page</text:span><text:span text:style-name="MT99"> </text:span><text:span text:style-name="MT82">4</text:span><text:span text:style-name="MT100"> or </text:span><text:span text:style-name="MT86">6</text:span></text:p></draw:text-box></draw:frame></text:p>
      </style:header>
      <style:footer>
        <text:p text:style-name="MP2"><draw:frame draw:style-name="Mfr1" draw:name="Frame50" text:anchor-type="char" svg:x="10.437cm" svg:y="25.659cm" svg:width="1.074cm" svg:height="0.501cm" draw:z-index="0"><draw:text-box><text:p text:style-name="MP6"><text:span text:style-name="MT101">6.</text:span><text:span text:style-name="MT102"> </text:span><text:span text:style-name="MT101">1</text:span><text:span text:style-name="MT103"> </text:span><text:span text:style-name="MT104">.</text:span><text:span text:style-name="MT104"><text:page-number text:select-page="current">0</text:page-number></text:span></text:p></draw:text-box></draw:frame></text:p>
      </style:footer>
    </style:master-page>
    <style:master-page style:name="Convert_20_13" style:display-name="Convert 13" style:page-layout-name="Mpm14" draw:style-name="Mdp1">
      <style:header>
        <text:p text:style-name="MP2"><draw:frame draw:style-name="Mfr1" draw:name="Frame55" text:anchor-type="char" svg:x="16.72cm" svg:y="1.016cm" svg:width="2.402cm" svg:height="0.531cm" draw:z-index="0"><draw:text-box><text:p text:style-name="MP4"><text:span text:style-name="MT82">Page</text:span><text:span text:style-name="MT92"> </text:span><text:span text:style-name="MT82">5</text:span><text:span text:style-name="MT93"> </text:span><text:span text:style-name="MT82">of</text:span><text:span text:style-name="MT105"> </text:span><text:span text:style-name="MT86">6</text:span></text:p></draw:text-box></draw:frame><draw:frame draw:style-name="Mfr1" draw:name="Frame54" text:anchor-type="char" svg:x="2.367cm" svg:y="0.931cm" svg:width="2.639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53" text:anchor-type="char" svg:x="10.388cm" svg:y="25.658cm" svg:width="1.173cm" svg:height="0.462cm" draw:z-index="0"><draw:text-box><text:p text:style-name="MP6"><text:span text:style-name="MT106">6.</text:span><text:span text:style-name="MT107"> </text:span><text:span text:style-name="MT106">1</text:span><text:span text:style-name="MT108"> </text:span><text:span text:style-name="MT106">.</text:span><text:span text:style-name="MT109"> </text:span><text:span text:style-name="MT110"><text:page-number text:select-page="current">0</text:page-number></text:span></text:p></draw:text-box></draw:frame></text:p>
      </style:footer>
    </style:master-page>
    <style:master-page style:name="Convert_20_14" style:display-name="Convert 14" style:page-layout-name="Mpm15" draw:style-name="Mdp1">
      <style:header>
        <text:p text:style-name="MP2"><draw:frame draw:style-name="Mfr1" draw:name="Frame60" text:anchor-type="char" svg:x="9.892cm" svg:y="2.145cm" svg:width="5.868cm" svg:height="0.531cm" draw:z-index="0"><draw:text-box><text:p text:style-name="MP12">SPECIFICATIONS</text:p></draw:text-box></draw:frame><draw:frame draw:style-name="Mfr1" draw:name="Frame59" text:anchor-type="char" svg:x="6.458cm" svg:y="2.12cm" svg:width="2.861cm" svg:height="0.552cm" draw:z-index="0"><draw:text-box><text:p text:style-name="MP13">PROGRAM</text:p></draw:text-box></draw:frame><draw:frame draw:style-name="Mfr1" draw:name="Frame58" text:anchor-type="char" svg:x="16.965cm" svg:y="0.958cm" svg:width="2.461cm" svg:height="0.531cm" draw:z-index="0"><draw:text-box><text:p text:style-name="MP4"><text:span text:style-name="MT82">Page</text:span><text:span text:style-name="MT111"> </text:span><text:span text:style-name="MT82">6</text:span><text:span text:style-name="MT99"> </text:span><text:span text:style-name="MT82">of</text:span><text:span text:style-name="MT112"> </text:span><text:span text:style-name="MT86">6</text:span></text:p></draw:text-box></draw:frame><draw:frame draw:style-name="Mfr1" draw:name="Frame57" text:anchor-type="char" svg:x="2.612cm" svg:y="0.864cm" svg:width="2.632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56" text:anchor-type="char" svg:x="10.421cm" svg:y="25.642cm" svg:width="1.233cm" svg:height="0.482cm" draw:z-index="0"><draw:text-box><text:p text:style-name="MP6"><text:span text:style-name="MT65">6.</text:span><text:span text:style-name="MT113"> </text:span><text:span text:style-name="MT65">1</text:span><text:span text:style-name="MT114"> </text:span><text:span text:style-name="MT65">.</text:span><text:span text:style-name="MT115"> </text:span><text:span text:style-name="MT116"><text:page-number text:select-page="current">0</text:page-number></text:span></text:p></draw:text-box></draw:frame></text:p>
      </style:footer>
    </style:master-page>
    <style:master-page style:name="Convert_20_15" style:display-name="Convert 15" style:page-layout-name="Mpm16" draw:style-name="Mdp1">
      <style:header>
        <text:p text:style-name="MP2"><draw:frame draw:style-name="Mfr1" draw:name="Frame65" text:anchor-type="char" svg:x="6.541cm" svg:y="2.267cm" svg:width="2.863cm" svg:height="0.572cm" draw:z-index="0"><draw:text-box><text:p text:style-name="MP10">PROGRAM</text:p></draw:text-box></draw:frame><draw:frame draw:style-name="Mfr1" draw:name="Frame64" text:anchor-type="char" svg:x="9.987cm" svg:y="1.438cm" svg:width="5.86cm" svg:height="1.413cm" draw:z-index="0"><draw:text-box><text:p text:style-name="MP14">)</text:p><text:p text:style-name="MP15">SPECIFICATIONS</text:p></draw:text-box></draw:frame><draw:frame draw:style-name="Mfr1" draw:name="Frame63" text:anchor-type="char" svg:x="17.059cm" svg:y="1.118cm" svg:width="2.364cm" svg:height="0.531cm" draw:z-index="0"><draw:text-box><text:p text:style-name="MP4"><text:span text:style-name="MT58">Page</text:span><text:span text:style-name="MT117"> </text:span><text:span text:style-name="MT58">1</text:span><text:span text:style-name="MT118"> or </text:span><text:span text:style-name="MT119">1</text:span></text:p></draw:text-box></draw:frame><draw:frame draw:style-name="Mfr1" draw:name="Frame62" text:anchor-type="char" svg:x="2.706cm" svg:y="0.967cm" svg:width="2.632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61" text:anchor-type="char" svg:x="10.717cm" svg:y="25.737cm" svg:width="1.117cm" svg:height="0.466cm" draw:z-index="0"><draw:text-box><text:p text:style-name="MP16">7.1.1</text:p></draw:text-box></draw:frame></text:p>
      </style:footer>
    </style:master-page>
    <style:master-page style:name="Convert_20_16" style:display-name="Convert 16" style:page-layout-name="Mpm17" draw:style-name="Mdp1">
      <style:header>
        <text:p text:style-name="MP2"><draw:frame draw:style-name="Mfr1" draw:name="Frame70" text:anchor-type="char" svg:x="9.788cm" svg:y="2.166cm" svg:width="5.881cm" svg:height="0.572cm" draw:z-index="0"><draw:text-box><text:p text:style-name="MP3"><text:span text:style-name="MT120">S</text:span><text:span text:style-name="MT121"> </text:span><text:span text:style-name="MT120">P</text:span><text:span text:style-name="MT122"> </text:span><text:span text:style-name="MT120">E</text:span><text:span text:style-name="MT123"> </text:span><text:span text:style-name="MT120">C</text:span><text:span text:style-name="MT124"> </text:span><text:span text:style-name="MT125">\</text:span><text:span text:style-name="MT122"> </text:span><text:span text:style-name="MT120">F</text:span><text:span text:style-name="MT124"> </text:span><text:span text:style-name="MT125">I</text:span><text:span text:style-name="MT126"> </text:span><text:span text:style-name="MT120">C</text:span><text:span text:style-name="MT124"> </text:span><text:span text:style-name="MT120">A</text:span><text:span text:style-name="MT122"> </text:span><text:span text:style-name="MT120">T</text:span><text:span text:style-name="MT124"> </text:span><text:span text:style-name="MT125">I</text:span><text:span text:style-name="MT127"> </text:span><text:span text:style-name="MT120">O</text:span><text:span text:style-name="MT122"> </text:span><text:span text:style-name="MT120">N</text:span><text:span text:style-name="MT124"> </text:span><text:span text:style-name="MT128">S</text:span></text:p></draw:text-box></draw:frame><draw:frame draw:style-name="Mfr1" draw:name="Frame69" text:anchor-type="char" svg:x="6.346cm" svg:y="2.148cm" svg:width="2.879cm" svg:height="0.572cm" draw:z-index="0"><draw:text-box><text:p text:style-name="MP10">PROGRAM</text:p></draw:text-box></draw:frame><draw:frame draw:style-name="Mfr1" draw:name="Frame68" text:anchor-type="char" svg:x="2.503cm" svg:y="0.873cm" svg:width="2.648cm" svg:height="0.531cm" draw:z-index="0"><draw:text-box><text:p text:style-name="MP4"><text:span text:style-name="MT62">Date:</text:span><text:span text:style-name="MT81"> </text:span><text:span text:style-name="MT62">JAN-</text:span><text:span text:style-name="MT64">82</text:span></text:p></draw:text-box></draw:frame><draw:frame draw:style-name="Mfr1" draw:name="Frame67" text:anchor-type="char" svg:x="16.856cm" svg:y="0.864cm" svg:width="2.469cm" svg:height="0.531cm" draw:z-index="0"><draw:text-box><text:p text:style-name="MP4"><text:span text:style-name="MT82">Page</text:span><text:span text:style-name="MT129"> </text:span><text:span text:style-name="MT82">1</text:span><text:span text:style-name="MT130"> or </text:span><text:span text:style-name="MT86">6</text:span></text:p></draw:text-box></draw:frame></text:p>
      </style:header>
      <style:footer>
        <text:p text:style-name="MP2"><draw:frame draw:style-name="Mfr1" draw:name="Frame66" text:anchor-type="char" svg:x="10.467cm" svg:y="25.65cm" svg:width="0.998cm" svg:height="0.482cm" draw:z-index="0"><draw:text-box><text:p text:style-name="MP6"><text:span text:style-name="MT65">8</text:span><text:span text:style-name="MT114"> </text:span><text:span text:style-name="MT65">.1</text:span><text:span text:style-name="MT131"> </text:span><text:span text:style-name="MT132">.1</text:span></text:p></draw:text-box></draw:frame></text:p>
      </style:footer>
    </style:master-page>
    <style:master-page style:name="Convert_20_17" style:display-name="Convert 17" style:page-layout-name="Mpm18" draw:style-name="Mdp1">
      <style:header>
        <text:p text:style-name="MP2"><draw:frame draw:style-name="Mfr1" draw:name="Frame75" text:anchor-type="char" svg:x="9.537cm" svg:y="1.935cm" svg:width="5.853cm" svg:height="0.552cm" draw:z-index="0"><draw:text-box><text:p text:style-name="MP17">SPECIFICATIONS</text:p></draw:text-box></draw:frame><draw:frame draw:style-name="Mfr1" draw:name="Frame74" text:anchor-type="char" svg:x="6.096cm" svg:y="1.926cm" svg:width="2.858cm" svg:height="0.552cm" draw:z-index="0"><draw:text-box><text:p text:style-name="MP18">PROGRAM</text:p></draw:text-box></draw:frame><draw:frame draw:style-name="Mfr1" draw:name="Frame73" text:anchor-type="char" svg:x="16.584cm" svg:y="0.686cm" svg:width="2.409cm" svg:height="0.531cm" draw:z-index="0"><draw:text-box><text:p text:style-name="MP4"><text:span text:style-name="MT82">Page</text:span><text:span text:style-name="MT91"> </text:span><text:span text:style-name="MT82">2</text:span><text:span text:style-name="MT133"> </text:span><text:span text:style-name="MT82">of</text:span><text:span text:style-name="MT134"> </text:span><text:span text:style-name="MT86">6</text:span></text:p></draw:text-box></draw:frame><draw:frame draw:style-name="Mfr1" draw:name="Frame72" text:anchor-type="char" svg:x="2.24cm" svg:y="0.653cm" svg:width="2.648cm" svg:height="0.531cm" draw:z-index="0"><draw:text-box><text:p text:style-name="MP4"><text:span text:style-name="MT62">Date:</text:span><text:span text:style-name="MT81"> </text:span><text:span text:style-name="MT62">JAN-</text:span><text:span text:style-name="MT64">82</text:span></text:p></draw:text-box></draw:frame></text:p>
      </style:header>
      <style:footer>
        <text:p text:style-name="MP2"><draw:frame draw:style-name="Mfr1" draw:name="Frame71" text:anchor-type="char" svg:x="10.246cm" svg:y="25.412cm" svg:width="1.058cm" svg:height="0.482cm" draw:z-index="0"><draw:text-box><text:p text:style-name="MP6"><text:span text:style-name="MT94">8.</text:span><text:span text:style-name="MT135"> </text:span><text:span text:style-name="MT94">1</text:span><text:span text:style-name="MT136"> </text:span><text:span text:style-name="MT137">.</text:span><text:span text:style-name="MT137"><text:page-number text:select-page="current">0</text:page-number></text:span></text:p></draw:text-box></draw:frame></text:p>
      </style:footer>
    </style:master-page>
    <style:master-page style:name="Convert_20_18" style:display-name="Convert 18" style:page-layout-name="Mpm19" draw:style-name="Mdp1">
      <style:header>
        <text:p text:style-name="MP2"><draw:frame draw:style-name="Mfr1" draw:name="Frame78" text:anchor-type="char" svg:x="16.914cm" svg:y="0.94cm" svg:width="2.469cm" svg:height="0.531cm" draw:z-index="0"><draw:text-box><text:p text:style-name="MP4"><text:span text:style-name="MT138">Page</text:span><text:span text:style-name="MT139"> </text:span><text:span text:style-name="MT140">3</text:span><text:span text:style-name="MT141"> or </text:span><text:span text:style-name="MT142">6</text:span></text:p></draw:text-box></draw:frame><draw:frame draw:style-name="Mfr1" draw:name="Frame77" text:anchor-type="char" svg:x="2.563cm" svg:y="0.915cm" svg:width="2.641cm" svg:height="0.531cm" draw:z-index="0"><draw:text-box><text:p text:style-name="MP4"><text:span text:style-name="MT62">Date:</text:span><text:span text:style-name="MT81"> </text:span><text:span text:style-name="MT62">JAN-</text:span><text:span text:style-name="MT64">82</text:span></text:p></draw:text-box></draw:frame></text:p>
      </style:header>
      <style:footer>
        <text:p text:style-name="MP2"><draw:frame draw:style-name="Mfr1" draw:name="Frame76" text:anchor-type="char" svg:x="10.516cm" svg:y="25.633cm" svg:width="1.111cm" svg:height="0.482cm" draw:z-index="0"><draw:text-box><text:p text:style-name="MP6"><text:span text:style-name="MT65">8</text:span><text:span text:style-name="MT114"> </text:span><text:span text:style-name="MT65">.1</text:span><text:span text:style-name="MT143"> </text:span><text:span text:style-name="MT144">.</text:span><text:span text:style-name="MT144"><text:page-number text:select-page="current">0</text:page-number></text:span></text:p></draw:text-box></draw:frame></text:p>
      </style:footer>
    </style:master-page>
    <style:master-page style:name="Convert_20_19" style:display-name="Convert 19" style:page-layout-name="Mpm20" draw:style-name="Mdp1">
      <style:header>
        <text:p text:style-name="MP2"><draw:frame draw:style-name="Mfr1" draw:name="Frame81" text:anchor-type="char" svg:x="16.702cm" svg:y="0.626cm" svg:width="2.409cm" svg:height="0.531cm" draw:z-index="0"><draw:text-box><text:p text:style-name="MP3"><text:span text:style-name="MT145">Page</text:span><text:span text:style-name="MT146"> </text:span><text:span text:style-name="MT82">4</text:span><text:span text:style-name="MT130"> </text:span><text:span text:style-name="MT145">of</text:span><text:span text:style-name="MT147"> </text:span><text:span text:style-name="MT86">6</text:span></text:p></draw:text-box></draw:frame><draw:frame draw:style-name="Mfr1" draw:name="Frame80" text:anchor-type="char" svg:x="2.367cm" svg:y="0.601cm" svg:width="2.626cm" svg:height="0.531cm" draw:z-index="0"><draw:text-box><text:p text:style-name="MP4"><text:span text:style-name="MT62">Date:</text:span><text:span text:style-name="MT148"> </text:span><text:span text:style-name="MT62">JAN-</text:span><text:span text:style-name="MT64">82</text:span></text:p></draw:text-box></draw:frame></text:p>
      </style:header>
      <style:footer>
        <text:p text:style-name="MP2"><draw:frame draw:style-name="Mfr1" draw:name="Frame79" text:anchor-type="char" svg:x="10.287cm" svg:y="25.396cm" svg:width="1.016cm" svg:height="0.501cm" draw:z-index="0"><draw:text-box><text:p text:style-name="MP6"><text:span text:style-name="MT87">8.1</text:span><text:span text:style-name="MT149"> </text:span><text:span text:style-name="MT150">.4</text:span></text:p></draw:text-box></draw:frame></text:p>
      </style:footer>
    </style:master-page>
    <style:master-page style:name="Convert_20_20" style:display-name="Convert 20" style:page-layout-name="Mpm21" draw:style-name="Mdp1">
      <style:header>
        <text:p text:style-name="MP2"><draw:frame draw:style-name="Mfr1" draw:name="Frame84" text:anchor-type="char" svg:x="2.596cm" svg:y="0.907cm" svg:width="2.648cm" svg:height="0.531cm" draw:z-index="0"><draw:text-box><text:p text:style-name="MP4"><text:span text:style-name="MT62">Date:</text:span><text:span text:style-name="MT81"> </text:span><text:span text:style-name="MT62">JAN-</text:span><text:span text:style-name="MT64">82</text:span></text:p></draw:text-box></draw:frame><draw:frame draw:style-name="Mfr1" draw:name="Frame83" text:anchor-type="char" svg:x="16.974cm" svg:y="0.788cm" svg:width="2.39cm" svg:height="0.531cm" draw:z-index="0"><draw:text-box><text:p text:style-name="MP4"><text:span text:style-name="MT82">page</text:span><text:span text:style-name="MT129"> </text:span><text:span text:style-name="MT82">5</text:span><text:span text:style-name="MT151"> </text:span><text:span text:style-name="MT82">of</text:span><text:span text:style-name="MT152"> </text:span><text:span text:style-name="MT86">6</text:span></text:p></draw:text-box></draw:frame></text:p>
      </style:header>
      <style:footer>
        <text:p text:style-name="MP2"><draw:frame draw:style-name="Mfr1" draw:name="Frame82" text:anchor-type="char" svg:x="10.617cm" svg:y="25.608cm" svg:width="1.011cm" svg:height="0.501cm" draw:z-index="0"><draw:text-box><text:p text:style-name="MP6"><text:span text:style-name="MT87">8.1</text:span><text:span text:style-name="MT153"> </text:span><text:span text:style-name="MT150">.5</text:span></text:p></draw:text-box></draw:frame></text:p>
      </style:footer>
    </style:master-page>
    <style:master-page style:name="Convert_20_21" style:display-name="Convert 21" style:page-layout-name="Mpm22" draw:style-name="Mdp1">
      <style:header>
        <text:p text:style-name="MP2"><draw:frame draw:style-name="Mfr1" draw:name="Frame87" text:anchor-type="char" svg:x="16.602cm" svg:y="0.593cm" svg:width="2.409cm" svg:height="0.531cm" draw:z-index="0"><draw:text-box><text:p text:style-name="MP4"><text:span text:style-name="MT82">Page</text:span><text:span text:style-name="MT133"> </text:span><text:span text:style-name="MT82">6</text:span><text:span text:style-name="MT154"> </text:span><text:span text:style-name="MT82">of</text:span><text:span text:style-name="MT93"> </text:span><text:span text:style-name="MT91">6</text:span></text:p></draw:text-box></draw:frame><draw:frame draw:style-name="Mfr1" draw:name="Frame86" text:anchor-type="char" svg:x="2.265cm" svg:y="0.55cm" svg:width="2.648cm" svg:height="0.531cm" draw:z-index="0"><draw:text-box><text:p text:style-name="MP4"><text:span text:style-name="MT62">Date:</text:span><text:span text:style-name="MT81"> </text:span><text:span text:style-name="MT62">JAN-</text:span><text:span text:style-name="MT64">82</text:span></text:p></draw:text-box></draw:frame></text:p>
      </style:header>
      <style:footer>
        <text:p text:style-name="MP2"><draw:frame draw:style-name="Mfr1" draw:name="Frame85" text:anchor-type="char" svg:x="10.227cm" svg:y="25.363cm" svg:width="0.953cm" svg:height="0.501cm" draw:z-index="0"><draw:text-box><text:p text:style-name="MP6"><text:span text:style-name="MT155">8.</text:span><text:span text:style-name="MT156"> </text:span><text:span text:style-name="MT155">1</text:span><text:span text:style-name="MT157"> </text:span><text:span text:style-name="MT158">.6</text:span></text:p></draw:text-box></draw:frame></text:p>
      </style:footer>
    </style:master-page>
    <style:master-page style:name="Convert_20_22" style:display-name="Convert 22" style:page-layout-name="Mpm23" draw:style-name="Mdp1">
      <style:header>
        <text:p text:style-name="MP2"><draw:frame draw:style-name="Mfr1" draw:name="Frame90" text:anchor-type="char" svg:x="2.621cm" svg:y="1.314cm" svg:width="2.648cm" svg:height="0.531cm" draw:z-index="0"><draw:text-box><text:p text:style-name="MP4"><text:span text:style-name="MT62">Date:</text:span><text:span text:style-name="MT81"> </text:span><text:span text:style-name="MT62">JAN-</text:span><text:span text:style-name="MT64">82</text:span></text:p></draw:text-box></draw:frame><draw:frame draw:style-name="Mfr1" draw:name="Frame89" text:anchor-type="char" svg:x="16.983cm" svg:y="1.279cm" svg:width="2.348cm" svg:height="0.531cm" draw:z-index="0"><draw:text-box><text:p text:style-name="MP4"><text:span text:style-name="MT58">Page</text:span><text:span text:style-name="MT159"> </text:span><text:span text:style-name="MT58">1</text:span><text:span text:style-name="MT160"> </text:span><text:span text:style-name="MT58">of</text:span><text:span text:style-name="MT161"> </text:span><text:span text:style-name="MT162">1</text:span></text:p></draw:text-box></draw:frame></text:p>
      </style:header>
      <style:footer>
        <text:p text:style-name="MP2"><draw:frame draw:style-name="Mfr1" draw:name="Frame88" text:anchor-type="char" svg:x="10.479cm" svg:y="26.024cm" svg:width="1.175cm" svg:height="0.466cm" draw:z-index="0"><draw:text-box><text:p text:style-name="MP19"><text:span text:style-name="MT163"><text:page-number text:select-page="current">0</text:page-number></text:span><text:span text:style-name="MT163">.</text:span><text:span text:style-name="MT164"> </text:span><text:span text:style-name="MT163">1</text:span><text:span text:style-name="MT165"> </text:span><text:span text:style-name="MT163">.</text:span><text:span text:style-name="MT166"> </text:span><text:span text:style-name="MT167">1</text:span></text:p></draw:text-box></draw:frame></text:p>
      </style:footer>
    </style:master-page>
    <style:master-page style:name="Convert_20_23" style:display-name="Convert 23" style:page-layout-name="Mpm24" draw:style-name="Mdp1">
      <style:header>
        <text:p text:style-name="MP2"><draw:frame draw:style-name="Mfr1" draw:name="Frame93" text:anchor-type="char" svg:x="16.78cm" svg:y="1.321cm" svg:width="2.364cm" svg:height="0.531cm" draw:z-index="0"><draw:text-box><text:p text:style-name="MP4"><text:span text:style-name="MT62">Page</text:span><text:span text:style-name="MT168"> </text:span><text:span text:style-name="MT62">1</text:span><text:span text:style-name="MT169"> </text:span><text:span text:style-name="MT62">of</text:span><text:span text:style-name="MT59"> </text:span><text:span text:style-name="MT61">1</text:span></text:p></draw:text-box></draw:frame><draw:frame draw:style-name="Mfr1" draw:name="Frame92" text:anchor-type="char" svg:x="2.427cm" svg:y="1.152cm" svg:width="2.632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91" text:anchor-type="char" svg:x="10.178cm" svg:y="25.897cm" svg:width="1.326cm" svg:height="0.531cm" draw:z-index="0"><draw:text-box><text:p text:style-name="MP20"><text:span text:style-name="MT170"><text:page-number text:select-page="current">0</text:page-number></text:span><text:span text:style-name="MT170">.1.1</text:span></text:p></draw:text-box></draw:frame></text:p>
      </style:footer>
    </style:master-page>
    <style:master-page style:name="Convert_20_24" style:display-name="Convert 24" style:page-layout-name="Mpm25" draw:style-name="Mdp1">
      <style:header>
        <text:p text:style-name="MP2"><draw:frame draw:style-name="Mfr1" draw:name="Frame96" text:anchor-type="char" svg:x="2.757cm" svg:y="1.194cm" svg:width="2.639cm" svg:height="0.531cm" draw:z-index="0"><draw:text-box><text:p text:style-name="MP4"><text:span text:style-name="MT62">Date:</text:span><text:span text:style-name="MT63"> </text:span><text:span text:style-name="MT62">JAN-</text:span><text:span text:style-name="MT64">82</text:span></text:p></draw:text-box></draw:frame><draw:frame draw:style-name="Mfr1" draw:name="Frame95" text:anchor-type="char" svg:x="17.119cm" svg:y="1.109cm" svg:width="2.471cm" svg:height="0.531cm" draw:z-index="0"><draw:text-box><text:p text:style-name="MP4"><text:span text:style-name="MT82">Page</text:span><text:span text:style-name="MT129"> </text:span><text:span text:style-name="MT82">1</text:span><text:span text:style-name="MT138"> or </text:span><text:span text:style-name="MT86">2</text:span></text:p></draw:text-box></draw:frame></text:p>
      </style:header>
      <style:footer>
        <text:p text:style-name="MP2"><draw:frame draw:style-name="Mfr1" draw:name="Frame94" text:anchor-type="char" svg:x="10.44cm" svg:y="25.991cm" svg:width="1.196cm" svg:height="0.466cm" draw:z-index="0"><draw:text-box><text:p text:style-name="MP19"><text:span text:style-name="MT171"><text:page-number text:select-page="current">0</text:page-number></text:span><text:span text:style-name="MT171">.</text:span><text:span text:style-name="MT172"> </text:span><text:span text:style-name="MT173">1.1</text:span></text:p></draw:text-box></draw:frame></text:p>
      </style:footer>
    </style:master-page>
    <style:master-page style:name="Convert_20_25" style:display-name="Convert 25" style:page-layout-name="Mpm26" draw:style-name="Mdp1">
      <style:header>
        <text:p text:style-name="MP2"><draw:frame draw:style-name="Mfr1" draw:name="Frame99" text:anchor-type="char" svg:x="16.644cm" svg:y="1.09cm" svg:width="2.466cm" svg:height="0.512cm" draw:z-index="0"><draw:text-box><text:p text:style-name="MP3"><text:span text:style-name="MT174">Page</text:span><text:span text:style-name="MT175"> </text:span><text:span text:style-name="MT174">2</text:span><text:span text:style-name="MT176"> or </text:span><text:span text:style-name="MT130">2</text:span></text:p></draw:text-box></draw:frame><draw:frame draw:style-name="Mfr1" draw:name="Frame98" text:anchor-type="char" svg:x="2.291cm" svg:y="1.09cm" svg:width="2.625cm" svg:height="0.512cm" draw:z-index="0"><draw:text-box><text:p text:style-name="MP3"><text:span text:style-name="MT82">Date:</text:span><text:span text:style-name="MT177"> </text:span><text:span text:style-name="MT82">JAN-</text:span><text:span text:style-name="MT178">82</text:span></text:p></draw:text-box></draw:frame></text:p>
      </style:header>
      <style:footer>
        <text:p text:style-name="MP2"><draw:frame draw:style-name="Mfr1" draw:name="Frame97" text:anchor-type="char" svg:x="10.054cm" svg:y="25.889cm" svg:width="1.238cm" svg:height="0.446cm" draw:z-index="0"><draw:text-box><text:p text:style-name="MP21"><text:span text:style-name="MT179">11</text:span><text:span text:style-name="MT180"> </text:span><text:span text:style-name="MT179">.1</text:span><text:span text:style-name="MT181"> </text:span><text:span text:style-name="MT182">.2</text:span></text:p></draw:text-box></draw:frame></text:p>
      </style:footer>
    </style:master-page>
    <style:master-page style:name="Convert_20_26" style:display-name="Convert 26" style:page-layout-name="Mpm27" draw:style-name="Mdp1">
      <style:header>
        <text:p text:style-name="MP2"><draw:frame draw:style-name="Mfr1" draw:name="Frame102" text:anchor-type="char" svg:x="17.119cm" svg:y="1.221cm" svg:width="2.484cm" svg:height="0.531cm" draw:z-index="0"><draw:text-box><text:p text:style-name="MP4"><text:span text:style-name="MT82">Page</text:span><text:span text:style-name="MT129"> </text:span><text:span text:style-name="MT82">1</text:span><text:span text:style-name="MT183"> </text:span><text:span text:style-name="MT82">of</text:span><text:span text:style-name="MT152"> </text:span><text:span text:style-name="MT86">2</text:span></text:p></draw:text-box></draw:frame><draw:frame draw:style-name="Mfr1" draw:name="Frame101" text:anchor-type="char" svg:x="2.766cm" svg:y="1.221cm" svg:width="2.639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100" text:anchor-type="char" svg:x="10.513cm" svg:y="26.397cm" svg:width="1.295cm" svg:height="0.482cm" draw:z-index="0"><draw:text-box><text:p text:style-name="MP6"><text:span text:style-name="MT65">12.</text:span><text:span text:style-name="MT184"> </text:span><text:span text:style-name="MT171">1.</text:span><text:span text:style-name="MT185"> </text:span><text:span text:style-name="MT186">1</text:span></text:p></draw:text-box></draw:frame></text:p>
      </style:footer>
    </style:master-page>
    <style:master-page style:name="Convert_20_27" style:display-name="Convert 27" style:page-layout-name="Mpm28" draw:style-name="Mdp1">
      <style:header>
        <text:p text:style-name="MP2"><draw:frame draw:style-name="Mfr1" draw:name="Frame105" text:anchor-type="char" svg:x="2.224cm" svg:y="1.117cm" svg:width="2.639cm" svg:height="0.512cm" draw:z-index="0"><draw:text-box><text:p text:style-name="MP3"><text:span text:style-name="MT82">Date:</text:span><text:span text:style-name="MT187"> </text:span><text:span text:style-name="MT82">JAN-</text:span><text:span text:style-name="MT178">82</text:span></text:p></draw:text-box></draw:frame><draw:frame draw:style-name="Mfr1" draw:name="Frame104" text:anchor-type="char" svg:x="16.577cm" svg:y="1.032cm" svg:width="2.475cm" svg:height="0.512cm" draw:z-index="0"><draw:text-box><text:p text:style-name="MP3"><text:span text:style-name="MT174">Page</text:span><text:span text:style-name="MT175"> </text:span><text:span text:style-name="MT174">2</text:span><text:span text:style-name="MT176"> </text:span><text:span text:style-name="MT174">of</text:span><text:span text:style-name="MT188"> </text:span><text:span text:style-name="MT130">2</text:span></text:p></draw:text-box></draw:frame></text:p>
      </style:header>
      <style:footer>
        <text:p text:style-name="MP2"><draw:frame draw:style-name="Mfr1" draw:name="Frame103" text:anchor-type="char" svg:x="10.089cm" svg:y="25.869cm" svg:width="1.335cm" svg:height="0.512cm" draw:z-index="0"><draw:text-box><text:p text:style-name="MP22">12.1.2</text:p></draw:text-box></draw:frame></text:p>
      </style:footer>
    </style:master-page>
    <style:master-page style:name="Convert_20_28" style:display-name="Convert 28" style:page-layout-name="Mpm29" draw:style-name="Mdp1">
      <style:header>
        <text:p text:style-name="MP2"><draw:frame draw:style-name="Mfr1" draw:name="Frame108" text:anchor-type="char" svg:x="16.983cm" svg:y="1.127cm" svg:width="2.364cm" svg:height="0.531cm" draw:z-index="0"><draw:text-box><text:p text:style-name="MP4"><text:span text:style-name="MT58">Page</text:span><text:span text:style-name="MT117"> </text:span><text:span text:style-name="MT58">1</text:span><text:span text:style-name="MT189"> </text:span><text:span text:style-name="MT58">of</text:span><text:span text:style-name="MT190"> </text:span><text:span text:style-name="MT119">1</text:span></text:p></draw:text-box></draw:frame><draw:frame draw:style-name="Mfr1" draw:name="Frame107" text:anchor-type="char" svg:x="2.612cm" svg:y="1.094cm" svg:width="2.639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106" text:anchor-type="char" svg:x="10.388cm" svg:y="25.811cm" svg:width="1.277cm" svg:height="0.482cm" draw:z-index="0"><draw:text-box><text:p text:style-name="MP23">13.1.1</text:p></draw:text-box></draw:frame></text:p>
      </style:footer>
    </style:master-page>
    <style:master-page style:name="Convert_20_29" style:display-name="Convert 29" style:page-layout-name="Mpm30" draw:style-name="Mdp1">
      <style:header>
        <text:p text:style-name="MP2"><draw:frame draw:style-name="Mfr1" draw:name="Frame111" text:anchor-type="char" svg:x="16.999cm" svg:y="1.55cm" svg:width="2.406cm" svg:height="0.531cm" draw:z-index="0"><draw:text-box><text:p text:style-name="MP3"><text:span text:style-name="MT191">Page</text:span><text:span text:style-name="MT192"> </text:span><text:span text:style-name="MT193">1</text:span><text:span text:style-name="MT194"> </text:span><text:span text:style-name="MT191">of</text:span><text:span text:style-name="MT195"> </text:span><text:span text:style-name="MT196">1</text:span></text:p></draw:text-box></draw:frame><draw:frame draw:style-name="Mfr1" draw:name="Frame110" text:anchor-type="char" svg:x="2.655cm" svg:y="1.508cm" svg:width="2.626cm" svg:height="0.531cm" draw:z-index="0"><draw:text-box><text:p text:style-name="MP3"><text:span text:style-name="MT197">Date:</text:span><text:span text:style-name="MT198"> </text:span><text:span text:style-name="MT199">JAN-</text:span><text:span text:style-name="MT200">82</text:span></text:p></draw:text-box></draw:frame></text:p>
      </style:header>
      <style:footer>
        <text:p text:style-name="MP2"><draw:frame draw:style-name="Mfr1" draw:name="Frame109" text:anchor-type="char" svg:x="10.433cm" svg:y="26.245cm" svg:width="1.328cm" svg:height="0.466cm" draw:z-index="0"><draw:text-box><text:p text:style-name="MP24">14.1.1</text:p></draw:text-box></draw:frame></text:p>
      </style:footer>
    </style:master-page>
    <style:master-page style:name="Convert_20_30" style:display-name="Convert 30" style:page-layout-name="Mpm31" draw:style-name="Mdp1">
      <style:header>
        <text:p text:style-name="MP2"><draw:frame draw:style-name="Mfr1" draw:name="Frame114" text:anchor-type="char" svg:x="16.965cm" svg:y="1.085cm" svg:width="2.355cm" svg:height="0.531cm" draw:z-index="0"><draw:text-box><text:p text:style-name="MP4"><text:span text:style-name="MT58">Page</text:span><text:span text:style-name="MT159"> </text:span><text:span text:style-name="MT58">1</text:span><text:span text:style-name="MT160"> </text:span><text:span text:style-name="MT58">of</text:span><text:span text:style-name="MT187"> </text:span><text:span text:style-name="MT61">1</text:span></text:p></draw:text-box></draw:frame><draw:frame draw:style-name="Mfr1" draw:name="Frame113" text:anchor-type="char" svg:x="2.605cm" svg:y="1.094cm" svg:width="2.639cm" svg:height="0.531cm" draw:z-index="0"><draw:text-box><text:p text:style-name="MP4"><text:span text:style-name="MT62">Date:</text:span><text:span text:style-name="MT63"> </text:span><text:span text:style-name="MT62">JAN-</text:span><text:span text:style-name="MT64">82</text:span></text:p></draw:text-box></draw:frame></text:p>
      </style:header>
      <style:footer>
        <text:p text:style-name="MP2"><draw:frame draw:style-name="Mfr1" draw:name="Frame112" text:anchor-type="char" svg:x="10.375cm" svg:y="25.864cm" svg:width="1.305cm" svg:height="0.466cm" draw:z-index="0"><draw:text-box><text:p text:style-name="MP5"><text:span text:style-name="MT201">15.</text:span><text:span text:style-name="MT202"> </text:span><text:span text:style-name="MT163">1.</text:span><text:span text:style-name="MT203"> </text:span><text:span text:style-name="MT204">1</text:span></text:p></draw:text-box></draw:frame></text:p>
      </style:footer>
    </style:master-page>
    <style:master-page style:name="Convert_20_31" style:display-name="Convert 31" style:page-layout-name="Mpm32" draw:style-name="Mdp1">
      <style:header>
        <text:p text:style-name="MP2"><draw:frame draw:style-name="Mfr1" draw:name="Frame117" text:anchor-type="char" svg:x="16.947cm" svg:y="1.221cm" svg:width="2.466cm" svg:height="0.531cm" draw:z-index="0"><draw:text-box><text:p text:style-name="MP4"><text:span text:style-name="MT82">Page</text:span><text:span text:style-name="MT151"> </text:span><text:span text:style-name="MT62">1</text:span><text:span text:style-name="MT187"> or </text:span><text:span text:style-name="MT86">2</text:span></text:p></draw:text-box></draw:frame><draw:frame draw:style-name="Mfr1" draw:name="Frame116" text:anchor-type="char" svg:x="2.596cm" svg:y="1.221cm" svg:width="2.625cm" svg:height="0.531cm" draw:z-index="0"><draw:text-box><text:p text:style-name="MP4"><text:span text:style-name="MT62">Date:</text:span><text:span text:style-name="MT205"> </text:span><text:span text:style-name="MT62">JAN-</text:span><text:span text:style-name="MT64">82</text:span></text:p></draw:text-box></draw:frame></text:p>
      </style:header>
      <style:footer>
        <text:p text:style-name="MP2"><draw:frame draw:style-name="Mfr1" draw:name="Frame115" text:anchor-type="char" svg:x="10.375cm" svg:y="25.964cm" svg:width="1.376cm" svg:height="0.531cm" draw:z-index="0"><draw:text-box><text:p text:style-name="MP4"><text:span text:style-name="MT154">16.1.</text:span><text:span text:style-name="MT154"><text:page-number text:select-page="current">0</text:page-number></text:span></text:p></draw:text-box></draw:frame></text:p>
      </style:footer>
    </style:master-page>
    <style:master-page style:name="Convert_20_32" style:display-name="Convert 32" style:page-layout-name="Mpm33" draw:style-name="Mdp1">
      <style:header>
        <text:p text:style-name="MP2"><draw:frame draw:style-name="Mfr1" draw:name="Frame120" text:anchor-type="char" svg:x="2.342cm" svg:y="1.117cm" svg:width="2.642cm" svg:height="0.512cm" draw:z-index="0"><draw:text-box><text:p text:style-name="MP3"><text:span text:style-name="MT82">Date:</text:span><text:span text:style-name="MT161"> </text:span><text:span text:style-name="MT82">JAN-</text:span><text:span text:style-name="MT178">82</text:span></text:p></draw:text-box></draw:frame><draw:frame draw:style-name="Mfr1" draw:name="Frame119" text:anchor-type="char" svg:x="16.704cm" svg:y="1.099cm" svg:width="2.469cm" svg:height="0.512cm" draw:z-index="0"><draw:text-box><text:p text:style-name="MP3"><text:span text:style-name="MT206">Page</text:span><text:span text:style-name="MT139"> </text:span><text:span text:style-name="MT206">2</text:span><text:span text:style-name="MT207"> or </text:span><text:span text:style-name="MT130">2</text:span></text:p></draw:text-box></draw:frame></text:p>
      </style:header>
      <style:footer>
        <text:p text:style-name="MP2"><draw:frame draw:style-name="Mfr1" draw:name="Frame118" text:anchor-type="char" svg:x="10.139cm" svg:y="25.938cm" svg:width="1.362cm" svg:height="0.501cm" draw:z-index="0"><draw:text-box><text:p text:style-name="MP6"><text:span text:style-name="MT103">16</text:span><text:span text:style-name="MT208"> </text:span><text:span text:style-name="MT103">.1</text:span><text:span text:style-name="MT209"> </text:span><text:span text:style-name="MT210">.</text:span><text:span text:style-name="MT210"><text:page-number text:select-page="current">0</text:page-number></text:span></text:p></draw:text-box></draw:frame></text:p>
      </style:footer>
    </style:master-page>
    <style:master-page style:name="Convert_20_33" style:display-name="Convert 33" style:page-layout-name="Mpm34" draw:style-name="Mdp1">
      <style:header>
        <text:p text:style-name="MP25"/>
      </style:header>
      <style:footer>
        <text:p text:style-name="MP25"/>
      </style:footer>
    </style:master-page>
    <style:master-page style:name="Convert_20_34" style:display-name="Convert 34" style:page-layout-name="Mpm35" draw:style-name="Mdp1">
      <style:header>
        <text:p text:style-name="MP2"><draw:frame draw:style-name="Mfr1" draw:name="Frame122" text:anchor-type="char" svg:x="17.143cm" svg:y="1.263cm" svg:width="2.484cm" svg:height="0.531cm" draw:z-index="0"><draw:text-box><text:p text:style-name="MP4"><text:span text:style-name="MT82">Page</text:span><text:span text:style-name="MT129"> </text:span><text:span text:style-name="MT82">1</text:span><text:span text:style-name="MT206"> </text:span><text:span text:style-name="MT82">of</text:span><text:span text:style-name="MT129"> </text:span><text:span text:style-name="MT91">2</text:span></text:p></draw:text-box></draw:frame><draw:frame draw:style-name="Mfr1" draw:name="Frame123" text:anchor-type="char" svg:x="2.775cm" svg:y="1.314cm" svg:width="2.653cm" svg:height="0.531cm" draw:z-index="0"><draw:text-box><text:p text:style-name="MP4"><text:span text:style-name="MT62">Date:</text:span><text:span text:style-name="MT211"> </text:span><text:span text:style-name="MT62">JAN-</text:span><text:span text:style-name="MT64">82</text:span></text:p></draw:text-box></draw:frame></text:p>
      </style:header>
      <style:footer>
        <text:p text:style-name="MP2"><draw:frame draw:style-name="Mfr1" draw:name="Frame121" text:anchor-type="char" svg:x="10.698cm" svg:y="25.964cm" svg:width="1.272cm" svg:height="0.531cm" draw:z-index="0"><draw:text-box><text:p text:style-name="MP26">17.1.1</text:p></draw:text-box></draw:frame></text:p>
      </style:footer>
    </style:master-page>
    <style:master-page style:name="Convert_20_35" style:display-name="Convert 35" style:page-layout-name="Mpm36" draw:style-name="Mdp1">
      <style:header>
        <text:p text:style-name="MP2"><draw:frame draw:style-name="Mfr1" draw:name="Frame125" text:anchor-type="char" svg:x="16.685cm" svg:y="0.889cm" svg:width="2.475cm" svg:height="0.531cm" draw:z-index="0"><draw:text-box><text:p text:style-name="MP4"><text:span text:style-name="MT82">Page</text:span><text:span text:style-name="MT83"> </text:span><text:span text:style-name="MT82">2</text:span><text:span text:style-name="MT129"> </text:span><text:span text:style-name="MT82">of</text:span><text:span text:style-name="MT117"> </text:span><text:span text:style-name="MT86">2</text:span></text:p></draw:text-box></draw:frame><draw:frame draw:style-name="Mfr1" draw:name="Frame126" text:anchor-type="char" svg:x="2.334cm" svg:y="0.974cm" svg:width="2.648cm" svg:height="0.531cm" draw:z-index="0"><draw:text-box><text:p text:style-name="MP4"><text:span text:style-name="MT62">Date:</text:span><text:span text:style-name="MT81"> </text:span><text:span text:style-name="MT62">JAN-</text:span><text:span text:style-name="MT64">82</text:span></text:p></draw:text-box></draw:frame></text:p>
      </style:header>
      <style:footer>
        <text:p text:style-name="MP2"><draw:frame draw:style-name="Mfr1" draw:name="Frame124" text:anchor-type="char" svg:x="10.114cm" svg:y="25.802cm" svg:width="1.111cm" svg:height="0.482cm" draw:z-index="0"><draw:text-box><text:p text:style-name="MP6"><text:span text:style-name="MT65">17.</text:span><text:span text:style-name="MT212"> </text:span><text:span text:style-name="MT132">1.2</text:span></text:p></draw:text-box></draw:frame></text:p>
      </style:footer>
    </style:master-page>
    <style:master-page style:name="Convert_20_36" style:display-name="Convert 36" style:page-layout-name="Mpm37" draw:style-name="Mdp1">
      <style:header>
        <text:p text:style-name="MP2"><draw:frame draw:style-name="Mfr1" draw:name="Frame128" text:anchor-type="char" svg:x="2.639cm" svg:y="1.466cm" svg:width="2.625cm" svg:height="0.531cm" draw:z-index="0"><draw:text-box><text:p text:style-name="MP4"><text:span text:style-name="MT62">Date:</text:span><text:span text:style-name="MT205"> </text:span><text:span text:style-name="MT62">JAN-</text:span><text:span text:style-name="MT64">82</text:span></text:p></draw:text-box></draw:frame><draw:frame draw:style-name="Mfr1" draw:name="Frame129" text:anchor-type="char" svg:x="16.974cm" svg:y="1.492cm" svg:width="2.371cm" svg:height="0.531cm" draw:z-index="0"><draw:text-box><text:p text:style-name="MP4"><text:span text:style-name="MT62">Page</text:span><text:span text:style-name="MT213"> </text:span><text:span text:style-name="MT62">1</text:span><text:span text:style-name="MT211"> </text:span><text:span text:style-name="MT62">of</text:span><text:span text:style-name="MT138"> </text:span><text:span text:style-name="MT61">1</text:span></text:p></draw:text-box></draw:frame></text:p>
      </style:header>
      <style:footer>
        <text:p text:style-name="MP2"><draw:frame draw:style-name="Mfr1" draw:name="Frame127" text:anchor-type="char" svg:x="10.458cm" svg:y="26.234cm" svg:width="1.393cm" svg:height="0.482cm" draw:z-index="0"><draw:text-box><text:p text:style-name="MP27"><text:span text:style-name="MT214"><text:page-number text:select-page="current">0</text:page-number></text:span><text:span text:style-name="MT215"><text:s/></text:span><text:span text:style-name="MT216">.1.1</text:span></text:p></draw:text-box></draw:frame></text:p>
      </style:footer>
    </style:master-page>
    <style:master-page style:name="Convert_20_37" style:display-name="Convert 37" style:page-layout-name="Mpm38" draw:style-name="Mdp1">
      <style:header>
        <text:p text:style-name="MP2"><draw:frame draw:style-name="Mfr1" draw:name="Frame131" text:anchor-type="char" svg:x="2.612cm" svg:y="1.044cm" svg:width="2.626cm" svg:height="0.552cm" draw:z-index="0"><draw:text-box><text:p text:style-name="MP3"><text:span text:style-name="MT217">Date:</text:span><text:span text:style-name="MT218"> </text:span><text:span text:style-name="MT217">JAN-</text:span><text:span text:style-name="MT219">82</text:span></text:p></draw:text-box></draw:frame><draw:frame draw:style-name="Mfr1" draw:name="Frame132" text:anchor-type="char" svg:x="16.99cm" svg:y="1.113cm" svg:width="2.342cm" svg:height="0.552cm" draw:z-index="0"><draw:text-box><text:p text:style-name="MP3"><text:span text:style-name="MT220">Page</text:span><text:span text:style-name="MT221"> </text:span><text:span text:style-name="MT222">1</text:span><text:span text:style-name="MT223"> or </text:span><text:span text:style-name="MT224">1</text:span></text:p></draw:text-box></draw:frame></text:p>
      </style:header>
      <style:footer>
        <text:p text:style-name="MP2"><draw:frame draw:style-name="Mfr1" draw:name="Frame130" text:anchor-type="char" svg:x="10.252cm" svg:y="25.866cm" svg:width="1.348cm" svg:height="0.552cm" draw:z-index="0"><draw:text-box><text:p text:style-name="MP28"><text:span text:style-name="MT225"><text:page-number text:select-page="current">0</text:page-number></text:span><text:span text:style-name="MT225">.1.1</text:span></text:p></draw:text-box></draw:frame></text:p>
      </style:footer>
    </style:master-page>
    <style:master-page style:name="Convert_20_38" style:display-name="Convert 38" style:page-layout-name="Mpm39" draw:style-name="Mdp1">
      <style:header>
        <text:p text:style-name="MP2"><draw:frame draw:style-name="Mfr1" draw:name="Frame134" text:anchor-type="char" svg:x="2.706cm" svg:y="1.051cm" svg:width="2.63cm" svg:height="0.531cm" draw:z-index="0"><draw:text-box><text:p text:style-name="MP4"><text:span text:style-name="MT62">Date:</text:span><text:span text:style-name="MT205"> </text:span><text:span text:style-name="MT62">JAN-</text:span><text:span text:style-name="MT64">82</text:span></text:p></draw:text-box></draw:frame><draw:frame draw:style-name="Mfr1" draw:name="Frame135" text:anchor-type="char" svg:x="17.059cm" svg:y="1.076cm" svg:width="2.484cm" svg:height="0.531cm" draw:z-index="0"><draw:text-box><text:p text:style-name="MP4"><text:span text:style-name="MT82">Page</text:span><text:span text:style-name="MT129"> </text:span><text:span text:style-name="MT82">1</text:span><text:span text:style-name="MT206"> </text:span><text:span text:style-name="MT82">of</text:span><text:span text:style-name="MT129"> </text:span><text:span text:style-name="MT86">4</text:span></text:p></draw:text-box></draw:frame></text:p>
      </style:header>
      <style:footer>
        <text:p text:style-name="MP2"><draw:frame draw:style-name="Mfr1" draw:name="Frame133" text:anchor-type="char" svg:x="10.4cm" svg:y="25.762cm" svg:width="1.383cm" svg:height="0.466cm" draw:z-index="0"><draw:text-box><text:p text:style-name="MP19"><text:span text:style-name="MT163"><text:page-number text:select-page="current">0</text:page-number></text:span><text:span text:style-name="MT163">.</text:span><text:span text:style-name="MT226"> </text:span><text:span text:style-name="MT163">1</text:span><text:span text:style-name="MT165"> </text:span><text:span text:style-name="MT163">.</text:span><text:span text:style-name="MT166"> </text:span><text:span text:style-name="MT167">1</text:span></text:p></draw:text-box></draw:frame></text:p>
      </style:footer>
    </style:master-page>
    <style:master-page style:name="Convert_20_39" style:display-name="Convert 39" style:page-layout-name="Mpm40" draw:style-name="Mdp1">
      <style:header>
        <text:p text:style-name="MP2"><draw:frame draw:style-name="Mfr1" draw:name="Frame138" text:anchor-type="char" svg:x="2.258cm" svg:y="1cm" svg:width="2.648cm" svg:height="0.531cm" draw:z-index="0"><draw:text-box><text:p text:style-name="MP4"><text:span text:style-name="MT62">Date:</text:span><text:span text:style-name="MT81"> </text:span><text:span text:style-name="MT62">JAN-</text:span><text:span text:style-name="MT64">82</text:span></text:p></draw:text-box></draw:frame><draw:frame draw:style-name="Mfr1" draw:name="Frame137" text:anchor-type="char" svg:x="16.609cm" svg:y="0.967cm" svg:width="2.475cm" svg:height="0.531cm" draw:z-index="0"><draw:text-box><text:p text:style-name="MP4"><text:span text:style-name="MT82">Page</text:span><text:span text:style-name="MT86"> </text:span><text:span text:style-name="MT82">2</text:span><text:span text:style-name="MT227"> </text:span><text:span text:style-name="MT82">of</text:span><text:span text:style-name="MT134"> </text:span><text:span text:style-name="MT86">4</text:span></text:p></draw:text-box></draw:frame></text:p>
      </style:header>
      <style:footer>
        <text:p text:style-name="MP2"><draw:frame draw:style-name="Mfr1" draw:name="Frame136" text:anchor-type="char" svg:x="10.014cm" svg:y="25.795cm" svg:width="1.266cm" svg:height="0.482cm" draw:z-index="0"><draw:text-box><text:p text:style-name="MP6"><text:span text:style-name="MT214">20</text:span><text:span text:style-name="MT228"> </text:span><text:span text:style-name="MT214">.1</text:span><text:span text:style-name="MT229"> </text:span><text:span text:style-name="MT230">.2</text:span></text:p></draw:text-box></draw:frame></text:p>
      </style:footer>
    </style:master-page>
    <style:master-page style:name="Convert_20_40" style:display-name="Convert 40" style:page-layout-name="Mpm41" draw:style-name="Mdp1">
      <style:header>
        <text:p text:style-name="MP2"><draw:frame draw:style-name="Mfr1" draw:name="Frame141" text:anchor-type="char" svg:x="17.074cm" svg:y="1.127cm" svg:width="2.431cm" svg:height="0.531cm" draw:z-index="0"><draw:text-box><text:p text:style-name="MP4"><text:span text:style-name="MT82">Page</text:span><text:span text:style-name="MT231"> </text:span><text:span text:style-name="MT82">3</text:span><text:span text:style-name="MT105"> </text:span><text:span text:style-name="MT82">of</text:span><text:span text:style-name="MT178"> </text:span><text:span text:style-name="MT86">4</text:span></text:p></draw:text-box></draw:frame><draw:frame draw:style-name="Mfr1" draw:name="Frame140" text:anchor-type="char" svg:x="2.706cm" svg:y="1.127cm" svg:width="2.648cm" svg:height="0.531cm" draw:z-index="0"><draw:text-box><text:p text:style-name="MP4"><text:span text:style-name="MT62">Date:</text:span><text:span text:style-name="MT81"> </text:span><text:span text:style-name="MT62">JAN-</text:span><text:span text:style-name="MT64">82</text:span></text:p></draw:text-box></draw:frame></text:p>
      </style:header>
      <style:footer>
        <text:p text:style-name="MP2"><draw:frame draw:style-name="Mfr1" draw:name="Frame139" text:anchor-type="char" svg:x="10.726cm" svg:y="25.862cm" svg:width="1.171cm" svg:height="0.501cm" draw:z-index="0"><draw:text-box><text:p text:style-name="MP6"><text:span text:style-name="MT232">20.</text:span><text:span text:style-name="MT233"> </text:span><text:span text:style-name="MT232">1</text:span><text:span text:style-name="MT234"> </text:span><text:span text:style-name="MT235">.3</text:span></text:p></draw:text-box></draw:frame></text:p>
      </style:footer>
    </style:master-page>
    <style:master-page style:name="Convert_20_41" style:display-name="Convert 41" style:page-layout-name="Mpm42" draw:style-name="Mdp1">
      <style:header>
        <text:p text:style-name="MP2"><draw:frame draw:style-name="Mfr1" draw:name="Frame144" text:anchor-type="char" svg:x="2.325cm" svg:y="0.855cm" svg:width="2.639cm" svg:height="0.531cm" draw:z-index="0"><draw:text-box><text:p text:style-name="MP4"><text:span text:style-name="MT62">Date:</text:span><text:span text:style-name="MT63"> </text:span><text:span text:style-name="MT62">JAN-</text:span><text:span text:style-name="MT64">82</text:span></text:p></draw:text-box></draw:frame><draw:frame draw:style-name="Mfr1" draw:name="Frame143" text:anchor-type="char" svg:x="16.678cm" svg:y="0.797cm" svg:width="2.475cm" svg:height="0.531cm" draw:z-index="0"><draw:text-box><text:p text:style-name="MP4"><text:span text:style-name="MT82">Page</text:span><text:span text:style-name="MT93"> </text:span><text:span text:style-name="MT82">4</text:span><text:span text:style-name="MT236"> </text:span><text:span text:style-name="MT82">of</text:span><text:span text:style-name="MT159"> </text:span><text:span text:style-name="MT86">4</text:span></text:p></draw:text-box></draw:frame></text:p>
      </style:header>
      <style:footer>
        <text:p text:style-name="MP2"><draw:frame draw:style-name="Mfr1" draw:name="Frame142" text:anchor-type="char" svg:x="10.116cm" svg:y="25.71cm" svg:width="1.326cm" svg:height="0.482cm" draw:z-index="0"><draw:text-box><text:p text:style-name="MP6"><text:span text:style-name="MT237">20.</text:span><text:span text:style-name="MT238"> </text:span><text:span text:style-name="MT237">1</text:span><text:span text:style-name="MT239"> </text:span><text:span text:style-name="MT237">.</text:span><text:span text:style-name="MT240"> </text:span><text:span text:style-name="MT241">4</text:span></text:p></draw:text-box></draw:frame></text:p>
      </style:footer>
    </style:master-page>
    <style:master-page style:name="Convert_20_42" style:display-name="Convert 42" style:page-layout-name="Mpm43" draw:style-name="Mdp1">
      <style:header>
        <text:p text:style-name="MP2"><draw:frame draw:style-name="Mfr1" draw:name="Frame146" text:anchor-type="char" svg:x="16.932cm" svg:y="1.203cm" svg:width="2.371cm" svg:height="0.531cm" draw:z-index="0"><draw:text-box><text:p text:style-name="MP4"><text:span text:style-name="MT62">Paqe</text:span><text:span text:style-name="MT242"> </text:span><text:span text:style-name="MT62">1</text:span><text:span text:style-name="MT243"> </text:span><text:span text:style-name="MT62">of</text:span><text:span text:style-name="MT206"> </text:span><text:span text:style-name="MT61">1</text:span></text:p></draw:text-box></draw:frame><draw:frame draw:style-name="Mfr1" draw:name="Frame147" text:anchor-type="char" svg:x="2.563cm" svg:y="1.236cm" svg:width="2.641cm" svg:height="0.531cm" draw:z-index="0"><draw:text-box><text:p text:style-name="MP4"><text:span text:style-name="MT62">Date:</text:span><text:span text:style-name="MT81"> </text:span><text:span text:style-name="MT62">JAN-</text:span><text:span text:style-name="MT64">82</text:span></text:p></draw:text-box></draw:frame></text:p>
      </style:header>
      <style:footer>
        <text:p text:style-name="MP2"><draw:frame draw:style-name="Mfr1" draw:name="Frame145" text:anchor-type="char" svg:x="10.331cm" svg:y="25.991cm" svg:width="1.365cm" svg:height="0.466cm" draw:z-index="0"><draw:text-box><text:p text:style-name="MP19"><text:span text:style-name="MT163"><text:page-number text:select-page="current">0</text:page-number></text:span><text:span text:style-name="MT244"><text:s/></text:span><text:span text:style-name="MT163">.</text:span><text:span text:style-name="MT165"> </text:span><text:span text:style-name="MT163">1</text:span><text:span text:style-name="MT245"> </text:span><text:span text:style-name="MT163">.</text:span><text:span text:style-name="MT246"> </text:span><text:span text:style-name="MT167">1</text:span></text:p></draw:text-box></draw:frame></text:p>
      </style:footer>
    </style:master-page>
    <style:master-page style:name="Convert_20_43" style:display-name="Convert 43" style:page-layout-name="Mpm44" draw:style-name="Mdp1">
      <style:header>
        <text:p text:style-name="MP2"><draw:frame draw:style-name="Mfr1" draw:name="Frame150" text:anchor-type="char" svg:x="17.05cm" svg:y="1.483cm" svg:width="2.364cm" svg:height="0.531cm" draw:z-index="0"><draw:text-box><text:p text:style-name="MP4"><text:span text:style-name="MT58">Page</text:span><text:span text:style-name="MT117"> </text:span><text:span text:style-name="MT58">1</text:span><text:span text:style-name="MT189"> </text:span><text:span text:style-name="MT58">of</text:span><text:span text:style-name="MT190"> </text:span><text:span text:style-name="MT119">1</text:span></text:p></draw:text-box></draw:frame><draw:frame draw:style-name="Mfr1" draw:name="Frame149" text:anchor-type="char" svg:x="2.681cm" svg:y="1.457cm" svg:width="2.641cm" svg:height="0.531cm" draw:z-index="0"><draw:text-box><text:p text:style-name="MP4"><text:span text:style-name="MT62">Date:</text:span><text:span text:style-name="MT81"> </text:span><text:span text:style-name="MT62">JAN-</text:span><text:span text:style-name="MT64">82</text:span></text:p></draw:text-box></draw:frame></text:p>
      </style:header>
      <style:footer>
        <text:p text:style-name="MP2"><draw:frame draw:style-name="Mfr1" draw:name="Frame148" text:anchor-type="char" svg:x="10.368cm" svg:y="26.259cm" svg:width="1.356cm" svg:height="0.482cm" draw:z-index="0"><draw:text-box><text:p text:style-name="MP27"><text:span text:style-name="MT247"><text:page-number text:select-page="current">0</text:page-number></text:span><text:span text:style-name="MT247">.1</text:span><text:span text:style-name="MT248"> .1</text:span></text:p></draw:text-box></draw:frame></text:p>
      </style:footer>
    </style:master-page>
    <style:master-page style:name="Convert_20_44" style:display-name="Convert 44" style:page-layout-name="Mpm45" draw:style-name="Mdp1">
      <style:header>
        <text:p text:style-name="MP2"><draw:frame draw:style-name="Mfr1" draw:name="Frame153" text:anchor-type="char" svg:x="17.067cm" svg:y="1.094cm" svg:width="2.357cm" svg:height="0.531cm" draw:z-index="0"><draw:text-box><text:p text:style-name="MP4"><text:span text:style-name="MT58">Page</text:span><text:span text:style-name="MT117"> </text:span><text:span text:style-name="MT58">1</text:span><text:span text:style-name="MT249"> </text:span><text:span text:style-name="MT58">of</text:span><text:span text:style-name="MT63"> </text:span><text:span text:style-name="MT162">1</text:span></text:p></draw:text-box></draw:frame><draw:frame draw:style-name="Mfr1" draw:name="Frame152" text:anchor-type="char" svg:x="2.699cm" svg:y="1cm" svg:width="2.648cm" svg:height="0.531cm" draw:z-index="0"><draw:text-box><text:p text:style-name="MP4"><text:span text:style-name="MT62">Date:</text:span><text:span text:style-name="MT81"> </text:span><text:span text:style-name="MT62">JAN-</text:span><text:span text:style-name="MT64">82</text:span></text:p></draw:text-box></draw:frame></text:p>
      </style:header>
      <style:footer>
        <text:p text:style-name="MP2"><draw:frame draw:style-name="Mfr1" draw:name="Frame151" text:anchor-type="char" svg:x="10.442cm" svg:y="25.83cm" svg:width="1.365cm" svg:height="0.466cm" draw:z-index="0"><draw:text-box><text:p text:style-name="MP19"><text:span text:style-name="MT163"><text:page-number text:select-page="current">0</text:page-number></text:span><text:span text:style-name="MT163">.</text:span><text:span text:style-name="MT250"> </text:span><text:span text:style-name="MT163">1</text:span><text:span text:style-name="MT165"> </text:span><text:span text:style-name="MT163">.</text:span><text:span text:style-name="MT165"> </text:span><text:span text:style-name="MT167">1</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24-02-02T18:18:34.908049421</meta:creation-date>
    <dc:date>2025-07-26T18:07:27.962313926</dc:date>
    <dc:creator>Vincent B Coen</dc:creator>
    <meta:editing-duration>P2DT4H4M33S</meta:editing-duration>
    <meta:editing-cycles>21</meta:editing-cycles>
    <meta:generator>LibreOffice/24.2.7.2$Linux_X86_64 LibreOffice_project/420$Build-2</meta:generator>
    <meta:print-date>2024-04-24T23:48:54.457415279</meta:print-date>
    <meta:printed-by>Vincent B Coen</meta:printed-by>
    <meta:document-statistic meta:table-count="0" meta:image-count="0" meta:object-count="0" meta:page-count="64" meta:paragraph-count="1118" meta:word-count="19711" meta:character-count="116685" meta:non-whitespace-character-count="94853"/>
  </office:meta>
</office:document-meta>
</file>